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3" style:family="table-column">
      <style:table-column-properties fo:break-before="auto" style:column-width="13.51mm"/>
    </style:style>
    <style:style style:name="co14" style:family="table-column">
      <style:table-column-properties fo:break-before="auto" style:column-width="15.42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14.98mm"/>
    </style:style>
    <style:style style:name="co18" style:family="table-column">
      <style:table-column-properties fo:break-before="auto" style:column-width="21.78mm"/>
    </style:style>
    <style:style style:name="co19" style:family="table-column">
      <style:table-column-properties fo:break-before="auto" style:column-width="18.24mm"/>
    </style:style>
    <style:style style:name="co20" style:family="table-column">
      <style:table-column-properties fo:break-before="auto" style:column-width="26.95mm"/>
    </style:style>
    <style:style style:name="co21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7mm"/>
    </style:style>
    <style:style style:name="co33" style:family="table-column">
      <style:table-column-properties fo:break-before="auto" style:column-width="60.01mm"/>
    </style:style>
    <style:style style:name="co27" style:family="table-column">
      <style:table-column-properties fo:break-before="auto" style:column-width="32.95mm"/>
    </style:style>
    <style:style style:name="co28" style:family="table-column">
      <style:table-column-properties fo:break-before="auto" style:column-width="35.95mm"/>
    </style:style>
    <style:style style:name="co29" style:family="table-column">
      <style:table-column-properties fo:break-before="auto" style:column-width="35.4mm"/>
    </style:style>
    <style:style style:name="co30" style:family="table-column">
      <style:table-column-properties fo:break-before="auto" style:column-width="38.93mm"/>
    </style:style>
    <style:style style:name="co31" style:family="table-column">
      <style:table-column-properties fo:break-before="auto" style:column-width="34.03mm"/>
    </style:style>
    <style:style style:name="co32" style:family="table-column">
      <style:table-column-properties fo:break-before="auto" style:column-width="9.24mm"/>
    </style:style>
    <style:style style:name="co34" style:family="table-column">
      <style:table-column-properties fo:break-before="auto" style:column-width="36mm"/>
    </style:style>
    <style:style style:name="co35" style:family="table-column">
      <style:table-column-properties fo:break-before="auto" style:column-width="14.43mm"/>
    </style:style>
    <style:style style:name="co36" style:family="table-column">
      <style:table-column-properties fo:break-before="auto" style:column-width="20.14mm"/>
    </style:style>
    <style:style style:name="co37" style:family="table-column">
      <style:table-column-properties fo:break-before="auto" style:column-width="15.79mm"/>
    </style:style>
    <style:style style:name="co38" style:family="table-column">
      <style:table-column-properties fo:break-before="auto" style:column-width="27.22mm"/>
    </style:style>
    <style:style style:name="co39" style:family="table-column">
      <style:table-column-properties fo:break-before="auto" style:column-width="14.15mm"/>
    </style:style>
    <style:style style:name="co40" style:family="table-column">
      <style:table-column-properties fo:break-before="auto" style:column-width="48.47mm"/>
    </style:style>
    <style:style style:name="co41" style:family="table-column">
      <style:table-column-properties fo:break-before="auto" style:column-width="28.31mm"/>
    </style:style>
    <style:style style:name="co42" style:family="table-column">
      <style:table-column-properties fo:break-before="auto" style:column-width="36.48mm"/>
    </style:style>
    <style:style style:name="co43" style:family="table-column">
      <style:table-column-properties fo:break-before="auto" style:column-width="50.09mm"/>
    </style:style>
    <style:style style:name="co44" style:family="table-column">
      <style:table-column-properties fo:break-before="auto" style:column-width="49.83mm"/>
    </style:style>
    <style:style style:name="co45" style:family="table-column">
      <style:table-column-properties fo:break-before="auto" style:column-width="20mm"/>
    </style:style>
    <style:style style:name="co46" style:family="table-column">
      <style:table-column-properties fo:break-before="auto" style:column-width="30mm"/>
    </style:style>
    <style:style style:name="co47" style:family="table-column">
      <style:table-column-properties fo:break-before="auto" style:column-width="108.37mm"/>
    </style:style>
    <style:style style:name="co48" style:family="table-column">
      <style:table-column-properties fo:break-before="auto" style:column-width="88.49mm"/>
    </style:style>
    <style:style style:name="co49" style:family="table-column">
      <style:table-column-properties fo:break-before="auto" style:column-width="77.61mm"/>
    </style:style>
    <style:style style:name="co50" style:family="table-column">
      <style:table-column-properties fo:break-before="auto" style:column-width="56.64mm"/>
    </style:style>
    <style:style style:name="co51" style:family="table-column">
      <style:table-column-properties fo:break-before="auto" style:column-width="55.49mm"/>
    </style:style>
    <style:style style:name="co52" style:family="table-column">
      <style:table-column-properties fo:break-before="auto" style:column-width="50.01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5" style:family="table-row">
      <style:table-row-properties style:row-height="6.74mm" fo:break-before="auto" style:use-optimal-row-height="true"/>
    </style:style>
    <style:style style:name="ro6" style:family="table-row">
      <style:table-row-properties style:row-height="4.99mm" fo:break-before="auto" style:use-optimal-row-height="false"/>
    </style:style>
    <style:style style:name="ro7" style:family="table-row">
      <style:table-row-properties style:row-height="8.7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42" style:family="table-cell" style:parent-style-name="Default">
      <style:table-cell-properties fo:border-bottom="2.01pt solid #ffffff" fo:background-color="#2e3436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order-bottom="2.01pt solid #ffffff" fo:background-color="#3465a4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44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start" fo:margin-left="0mm"/>
      <style:text-properties style:text-position=""/>
    </style:style>
    <style:style style:name="ce45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47" style:family="table-cell" style:parent-style-name="Default">
      <style:table-cell-properties fo:border-bottom="2.01pt solid #ffffff" fo:background-color="#2e343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order-bottom="2.01pt solid #ffffff" fo:background-color="#75507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49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0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52" style:family="table-cell" style:parent-style-name="Default">
      <style:table-cell-properties fo:border-bottom="2.01pt solid #ffffff" fo:background-color="#f579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3" style:family="table-cell" style:parent-style-name="Default">
      <style:table-cell-properties fo:border-bottom="2.01pt solid #ffffff" fo:background-color="#cc0000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4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5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56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57" style:family="table-cell" style:parent-style-name="Default">
      <style:table-cell-properties fo:border-bottom="2.01pt solid #ffffff" fo:background-color="#4e9a0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8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end" fo:margin-left="0mm"/>
      <style:text-properties style:text-position=""/>
    </style:style>
    <style:style style:name="ce59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60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style:font-name="Liberation Sans" style:font-name-asian="WenQuanYi Micro Hei" style:font-name-complex="Lohit Devanagari"/>
    </style:style>
    <style:style style:name="ce61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63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00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text-position="" fo:font-size="6pt" fo:font-weight="normal" style:font-size-asian="6pt" style:font-weight-asian="normal" style:font-size-complex="6pt" style:font-weight-complex="normal"/>
    </style:style>
    <style:style style:name="ce201" style:family="table-cell" style:parent-style-name="Default" style:data-style-name="N0">
      <style:table-cell-properties fo:border-bottom="2.01pt solid #ffffff" fo:background-color="#ffffff" style:text-align-source="fix" style:repeat-content="false" fo:border-left="4.99pt solid #ffffff" fo:padding="1.5mm" fo:border-right="none" fo:border-top="2.01pt solid #ffffff" style:vertical-align="middle"/>
      <style:paragraph-properties fo:text-align="end" fo:margin-left="0mm"/>
      <style:text-properties fo:color="#ffffff" style:text-position="" style:font-name="Liberation Sans" fo:font-size="6pt" fo:font-weight="normal" style:font-name-asian="WenQuanYi Micro Hei" style:font-size-asian="6pt" style:font-weight-asian="normal" style:font-name-complex="Lohit Devanagari" style:font-size-complex="6pt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end" fo:margin-left="0mm"/>
      <style:text-properties fo:color="#ffffff" style:text-position="" style:font-name="Liberation Sans" fo:font-size="6pt" style:font-name-asian="WenQuanYi Micro Hei" style:font-size-asian="6pt" style:font-name-complex="Lohit Devanagari" style:font-size-complex="6pt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fo:color="#ffffff" style:text-position="" fo:font-size="6pt" style:font-size-asian="6pt" style:font-size-complex="6pt"/>
    </style:style>
    <style:style style:name="ce204" style:family="table-cell" style:parent-style-name="Default" style:data-style-name="N0">
      <style:table-cell-properties fo:border-bottom="2.01pt solid #ffffff" fo:background-color="#ffffff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style:text-position="" style:font-name="Liberation Sans" fo:font-size="10pt" fo:font-weight="normal" style:font-name-asian="WenQuanYi Micro Hei" style:font-size-asian="10pt" style:font-weight-asian="normal" style:font-name-complex="Lohit Devanagari" style:font-size-complex="10pt" style:font-weight-complex="normal"/>
    </style:style>
    <style:style style:name="ce207" style:family="table-cell" style:parent-style-name="Default">
      <style:table-cell-properties fo:border-bottom="2.01pt solid #ffffff" fo:background-color="#eeeeec" fo:border-left="2.01pt solid #ffffff" fo:padding="1.5mm" fo:border-right="none" fo:border-top="2.01pt solid #ffffff" style:vertical-align="middle"/>
      <style:text-properties fo:color="#333333" style:text-position=""/>
    </style:style>
    <style:style style:name="ce208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text-position=""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text-position=""/>
    </style:style>
    <style:style style:name="ce214" style:family="table-cell" style:parent-style-name="Default" style:data-style-name="N110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text-position=""/>
    </style:style>
    <style:style style:name="ce217" style:family="table-cell" style:parent-style-name="Default" style:data-style-name="N112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text-position=""/>
    </style:style>
    <style:style style:name="ce219" style:family="table-cell" style:parent-style-name="Default" style:data-style-name="N112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text-position="" style:font-name="Liberation Sans" style:font-name-asian="WenQuanYi Micro Hei" style:font-name-complex="Lohit Devanagari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 style:text-position="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eeeec" style:text-position=""/>
    </style:style>
    <style:style style:name="ce222" style:family="table-cell" style:parent-style-name="Default">
      <style:text-properties fo:color="#ffffff" style:text-position=""/>
    </style:style>
    <style:style style:name="ce232" style:family="table-cell" style:parent-style-name="Default" style:data-style-name="N100">
      <style:table-cell-properties fo:border-bottom="2.01pt solid #ffffff" fo:background-color="#cc0000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style:text-position="" fo:font-size="20pt" fo:font-weight="normal" style:font-size-asian="20pt" style:font-weight-asian="normal" style:font-size-complex="20pt" style:font-weight-complex="normal"/>
    </style:style>
    <style:style style:name="ce233" style:family="table-cell" style:parent-style-name="Default" style:data-style-name="N0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text-position="" fo:font-size="10pt" fo:font-weight="normal" style:font-size-asian="10pt" style:font-weight-asian="normal" style:font-size-complex="10pt" style:font-weight-complex="normal"/>
    </style:style>
    <style:style style:name="ce234" style:family="table-cell" style:parent-style-name="Default" style:data-style-name="N113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text-position="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 style:data-style-name="N112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text-position=""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 style:data-style-name="N100">
      <style:table-cell-properties fo:border-bottom="4pt solid #000000" fo:background-color="#000000" fo:border-left="2.01pt solid #ffffff" fo:padding="1.5mm" fo:border-right="none" fo:border-top="none" style:vertical-align="middle"/>
      <style:text-properties fo:color="#eeeeec" style:text-position="" fo:font-size="11pt" fo:font-weight="bold" style:font-size-asian="11pt" style:font-weight-asian="bold" style:font-size-complex="11pt" style:font-weight-complex="bold"/>
    </style:style>
    <style:style style:name="ce342" style:family="table-cell" style:parent-style-name="Default" style:data-style-name="N100">
      <style:table-cell-properties fo:border-bottom="4pt solid #000000" fo:background-color="#000000" style:text-align-source="fix" style:repeat-content="false" fo:border-left="none" fo:padding="1.5mm" fo:border-right="none" fo:border-top="none" style:vertical-align="middle"/>
      <style:paragraph-properties fo:text-align="end" fo:margin-left="0mm"/>
      <style:text-properties fo:color="#eeeeec" style:text-position="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padding="1.5mm" style:vertical-align="middle"/>
      <style:text-properties fo:color="#ffffff"/>
    </style:style>
    <style:style style:name="ce72" style:family="table-cell" style:parent-style-name="Default">
      <style:table-cell-properties fo:padding="1.5mm"/>
    </style:style>
    <style:style style:name="ce73" style:family="table-cell" style:parent-style-name="Default">
      <style:table-cell-properties fo:border-bottom="2.01pt solid #ffffff" fo:background-color="#333333" fo:border-left="2.01pt solid #ffffff" fo:padding="1.5mm" fo:border-right="none" fo:border-top="2.01pt solid #ffffff" style:vertical-align="middle"/>
      <style:text-properties fo:color="#fffff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110">
      <style:table-cell-properties fo:border-bottom="2.01pt solid #ffffff" fo:background-color="#4e9a06" fo:border-left="2.01pt solid #ffffff" fo:padding="1.5mm" fo:border-right="none" fo:border-top="2.01pt solid #ffffff" style:vertical-align="middle"/>
      <style:text-properties fo:color="#ffffff"/>
    </style:style>
    <style:style style:name="ce75" style:family="table-cell" style:parent-style-name="Default" style:data-style-name="N110">
      <style:table-cell-properties fo:border-bottom="2.01pt solid #ffffff" fo:background-color="#3465a4" fo:border-left="2.01pt solid #ffffff" fo:padding="1.5mm" fo:border-right="none" fo:border-top="2.01pt solid #ffffff" style:vertical-align="middle"/>
      <style:text-properties fo:color="#ffffff"/>
    </style:style>
    <style:style style:name="ce76" style:family="table-cell" style:parent-style-name="Default" style:data-style-name="N110">
      <style:table-cell-properties fo:border-bottom="2.01pt solid #ffffff" fo:background-color="#755076" fo:border-left="2.01pt solid #ffffff" fo:padding="1.5mm" fo:border-right="none" fo:border-top="2.01pt solid #ffffff" style:vertical-align="middle"/>
      <style:text-properties fo:color="#ffffff" style:font-name="Liberation Sans" style:font-name-asian="WenQuanYi Micro Hei" style:font-name-complex="Lohit Devanagari"/>
    </style:style>
    <style:style style:name="ce77" style:family="table-cell" style:parent-style-name="Default" style:data-style-name="N110">
      <style:table-cell-properties fo:border-bottom="2.01pt solid #ffffff" fo:background-color="#cc0000" fo:border-left="2.01pt solid #ffffff" fo:padding="1.5mm" fo:border-right="none" fo:border-top="2.01pt solid #ffffff" style:vertical-align="middle"/>
      <style:text-properties fo:color="#ffffff"/>
    </style:style>
    <style:style style:name="ce78" style:family="table-cell" style:parent-style-name="Default" style:data-style-name="N110">
      <style:table-cell-properties fo:border-bottom="2.01pt solid #ffffff" fo:background-color="#ce5c00" fo:border-left="2.01pt solid #ffffff" fo:padding="1.5mm" fo:border-right="none" fo:border-top="2.01pt solid #ffffff" style:vertical-align="middle"/>
      <style:text-properties fo:color="#ffffff"/>
    </style:style>
    <style:style style:name="ce79" style:family="table-cell" style:parent-style-name="Default">
      <style:table-cell-properties fo:border-bottom="2.01pt solid #ffffff" fo:border-left="4.99pt solid #ffffff" fo:padding="1.5mm" fo:border-right="none" fo:border-top="2.01pt solid #ffffff"/>
    </style:style>
    <style:style style:name="ce80" style:family="table-cell" style:parent-style-name="Default">
      <style:table-cell-properties fo:border-bottom="2.01pt solid #ffffff" fo:background-color="#333333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 style:data-style-name="N110">
      <style:table-cell-properties fo:border-bottom="2.01pt solid #ffffff" fo:background-color="#4e9a0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82" style:family="table-cell" style:parent-style-name="Default" style:data-style-name="N11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83" style:family="table-cell" style:parent-style-name="Default" style:data-style-name="N110">
      <style:table-cell-properties fo:border-bottom="2.01pt solid #ffffff" fo:background-color="#755076" fo:border-left="none" fo:padding="1.5mm" fo:border-right="none" fo:border-top="2.01pt solid #ffffff" style:vertical-align="middle"/>
      <style:text-properties fo:color="#ffffff"/>
    </style:style>
    <style:style style:name="ce84" style:family="table-cell" style:parent-style-name="Default" style:data-style-name="N110">
      <style:table-cell-properties fo:border-bottom="2.01pt solid #ffffff" fo:background-color="#cc0000" style:text-align-source="fix" style:repeat-content="false" fo:border-left="none" fo:padding="1.5mm" fo:border-right="none" fo:border-top="2.01pt solid #ffffff"/>
      <style:paragraph-properties fo:text-align="end" fo:margin-left="0mm"/>
      <style:text-properties style:use-window-font-color="true" style:font-name="Liberation Sans" style:font-name-asian="WenQuanYi Micro Hei" style:font-name-complex="Lohit Devanagari"/>
    </style:style>
    <style:style style:name="ce85" style:family="table-cell" style:parent-style-name="Default" style:data-style-name="N110">
      <style:table-cell-properties fo:border-bottom="2.01pt solid #ffffff" fo:background-color="#ce5c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86" style:family="table-cell" style:parent-style-name="Default">
      <style:table-cell-properties fo:border-bottom="2.01pt solid #ffffff" fo:border-left="none" fo:padding="1.5mm" fo:border-right="none" fo:border-top="2.01pt solid #ffffff"/>
    </style:style>
    <style:style style:name="ce87" style:family="table-cell" style:parent-style-name="Default">
      <style:table-cell-properties fo:border-bottom="2.01pt solid #ffffff" fo:background-color="#333333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 style:data-style-name="N112">
      <style:table-cell-properties fo:border-bottom="2.01pt solid #ffffff" fo:background-color="#4e9a06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89" style:family="table-cell" style:parent-style-name="Default" style:data-style-name="N112">
      <style:table-cell-properties fo:border-bottom="2.01pt solid #ffffff" fo:background-color="#3465a4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90" style:family="table-cell" style:parent-style-name="Default" style:data-style-name="N112">
      <style:table-cell-properties fo:border-bottom="2.01pt solid #ffffff" fo:background-color="#755076" fo:border-left="none" fo:padding="1.5mm" fo:border-right="2.01pt solid #ffffff" fo:border-top="2.01pt solid #ffffff" style:vertical-align="middle"/>
      <style:text-properties fo:color="#ffffff"/>
    </style:style>
    <style:style style:name="ce91" style:family="table-cell" style:parent-style-name="Default" style:data-style-name="N112">
      <style:table-cell-properties fo:border-bottom="2.01pt solid #ffffff" fo:background-color="#cc0000" style:text-align-source="fix" style:repeat-content="false" fo:border-left="none" fo:padding="1.5mm" fo:border-right="2.01pt solid #ffffff" fo:border-top="2.01pt solid #ffffff"/>
      <style:paragraph-properties fo:text-align="end" fo:margin-left="0mm"/>
      <style:text-properties style:use-window-font-color="true" style:font-name="Liberation Sans" style:font-name-asian="WenQuanYi Micro Hei" style:font-name-complex="Lohit Devanagari"/>
    </style:style>
    <style:style style:name="ce92" style:family="table-cell" style:parent-style-name="Default" style:data-style-name="N112">
      <style:table-cell-properties fo:border-bottom="2.01pt solid #ffffff" fo:background-color="#ce5c00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93" style:family="table-cell" style:parent-style-name="Default" style:data-style-name="N3">
      <style:table-cell-properties style:text-align-source="fix" style:repeat-content="false" fo:padding="1.5mm" style:vertical-align="middle"/>
      <style:paragraph-properties fo:text-align="end" fo:margin-left="0mm"/>
      <style:text-properties fo:color="#ffffff"/>
    </style:style>
    <style:style style:name="ce94" style:family="table-cell" style:parent-style-name="Default">
      <style:table-cell-properties style:text-align-source="fix" style:repeat-content="false" fo:padding="1.5mm" style:vertical-align="middle"/>
      <style:paragraph-properties fo:text-align="end" fo:margin-left="0mm"/>
      <style:text-properties fo:color="#ffffff"/>
    </style:style>
    <style:style style:name="ce95" style:family="table-cell" style:parent-style-name="Default" style:data-style-name="N2">
      <style:table-cell-properties fo:background-color="#2e343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96" style:family="table-cell" style:parent-style-name="Default" style:data-style-name="N2">
      <style:table-cell-properties fo:border-bottom="2.01pt solid #ffffff" fo:background-color="#555753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97" style:family="table-cell" style:parent-style-name="Default" style:data-style-name="N2">
      <style:table-cell-properties fo:border-bottom="2.01pt solid #ffffff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000000"/>
    </style:style>
    <style:style style:name="ce98" style:family="table-cell" style:parent-style-name="Default" style:data-style-name="N1">
      <style:table-cell-properties fo:border-bottom="2.01pt solid #ffffff" fo:background-color="#2e3436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 fo:font-size="12pt" style:font-size-asian="12pt" style:font-size-complex="12pt"/>
    </style:style>
    <style:style style:name="ce99" style:family="table-cell" style:parent-style-name="Default" style:data-style-name="N1">
      <style:table-cell-properties fo:border-bottom="2.01pt solid #ffffff" fo:background-color="#555753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/>
    </style:style>
    <style:style style:name="ce100" style:family="table-cell" style:parent-style-name="Default" style:data-style-name="N1">
      <style:table-cell-properties style:text-align-source="fix" style:repeat-content="false" fo:border="2.01pt solid #ffffff" fo:padding="1.5mm"/>
      <style:paragraph-properties fo:text-align="start" fo:margin-left="0mm"/>
    </style:style>
    <style:style style:name="ce101" style:family="table-cell" style:parent-style-name="Default">
      <style:table-cell-properties fo:background-color="#2e343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02" style:family="table-cell" style:parent-style-name="Default" style:data-style-name="N2">
      <style:table-cell-properties fo:border-bottom="2.01pt solid #ffffff" fo:background-color="#555753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/>
    </style:style>
    <style:style style:name="ce103" style:family="table-cell" style:parent-style-name="Default">
      <style:table-cell-properties fo:border="2.01pt solid #ffffff" fo:padding="1.5mm"/>
    </style:style>
    <style:style style:name="ce104" style:family="table-cell" style:parent-style-name="Default">
      <style:table-cell-properties fo:border-bottom="2.01pt solid #ffffff" fo:border-left="none" fo:padding="1.5mm" fo:border-right="2.01pt solid #ffffff" fo:border-top="2.01pt solid #ffffff" style:vertical-align="middle"/>
      <style:text-properties fo:color="#ffffff"/>
    </style:style>
    <style:style style:name="ce105" style:family="table-cell" style:parent-style-name="Default">
      <style:table-cell-properties fo:border-bottom="2.01pt solid #ffffff" fo:background-color="#555753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 style:font-name="Liberation Sans" style:font-name-asian="WenQuanYi Micro Hei" style:font-name-complex="Lohit Devanagari"/>
    </style:style>
    <style:style style:name="ce106" style:family="table-cell" style:parent-style-name="Default">
      <style:table-cell-properties fo:border-bottom="2.01pt solid #ffffff" fo:border-left="none" fo:padding="1.5mm" fo:border-right="2.01pt solid #ffffff" fo:border-top="2.01pt solid #ffffff"/>
      <style:text-properties fo:color="#ffffff"/>
    </style:style>
    <style:style style:name="ce107" style:family="table-cell" style:parent-style-name="Default">
      <style:table-cell-properties fo:padding="1.5mm" style:vertical-align="middle"/>
    </style:style>
    <style:style style:name="ce108" style:family="table-cell" style:parent-style-name="Default">
      <style:table-cell-properties fo:border-bottom="2.01pt solid #ffffff" fo:background-color="#333333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109" style:family="table-cell" style:parent-style-name="Default" style:data-style-name="N135">
      <style:table-cell-properties fo:border-bottom="2.01pt solid #ffffff" fo:background-color="#555753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/>
    </style:style>
    <style:style style:name="ce110" style:family="table-cell" style:parent-style-name="Default" style:data-style-name="N131">
      <style:table-cell-properties fo:border-bottom="2.01pt solid #ffffff" fo:background-color="#555753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/>
    </style:style>
    <style:style style:name="ce111" style:family="table-cell" style:parent-style-name="Default" style:data-style-name="N133">
      <style:table-cell-properties fo:border-bottom="2.01pt solid #ffffff" fo:background-color="#555753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/>
    </style:style>
    <style:style style:name="ce112" style:family="table-cell" style:parent-style-name="Default" style:data-style-name="N133">
      <style:table-cell-properties fo:border-bottom="2.01pt solid #ffffff" fo:background-color="#555753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0mm"/>
      <style:text-properties fo:color="#ffffff"/>
    </style:style>
    <style:style style:name="ce113" style:family="table-cell" style:parent-style-name="Default">
      <style:table-cell-properties style:text-align-source="fix" style:repeat-content="false" fo:padding="1.5mm"/>
      <style:paragraph-properties fo:text-align="start" fo:margin-left="0mm"/>
    </style:style>
    <style:style style:name="ce114" style:family="table-cell" style:parent-style-name="Default" style:data-style-name="N137">
      <style:table-cell-properties fo:border-bottom="2.01pt solid #ffffff" fo:background-color="#555753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/>
    </style:style>
    <style:style style:name="ce115" style:family="table-cell" style:parent-style-name="Default" style:data-style-name="N131">
      <style:table-cell-properties fo:border-bottom="2.01pt solid #ffffff" fo:background-color="#555753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/>
    </style:style>
    <style:style style:name="ce116" style:family="table-cell" style:parent-style-name="Default">
      <style:table-cell-properties fo:border-bottom="2.01pt solid #ffffff" fo:background-color="#2e3436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>
      <style:table-cell-properties fo:border-bottom="2.01pt solid #ffffff" fo:background-color="#3465a4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18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start" fo:margin-left="0mm"/>
    </style:style>
    <style:style style:name="ce119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120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21" style:family="table-cell" style:parent-style-name="Default">
      <style:table-cell-properties fo:border-bottom="2.01pt solid #ffffff" fo:background-color="#2e343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122" style:family="table-cell" style:parent-style-name="Default">
      <style:table-cell-properties fo:border-bottom="2.01pt solid #ffffff" fo:background-color="#75507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23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24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125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/>
    </style:style>
    <style:style style:name="ce126" style:family="table-cell" style:parent-style-name="Default">
      <style:table-cell-properties fo:border-bottom="2.01pt solid #ffffff" fo:background-color="#f579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27" style:family="table-cell" style:parent-style-name="Default">
      <style:table-cell-properties fo:border-bottom="2.01pt solid #ffffff" fo:background-color="#cc0000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28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29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/>
    </style:style>
    <style:style style:name="ce130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/>
    </style:style>
    <style:style style:name="ce131" style:family="table-cell" style:parent-style-name="Default">
      <style:table-cell-properties fo:border-bottom="2.01pt solid #ffffff" fo:background-color="#4e9a0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32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end" fo:margin-left="0mm"/>
    </style:style>
    <style:style style:name="ce133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34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font-name="Liberation Sans" style:font-name-asian="WenQuanYi Micro Hei" style:font-name-complex="Lohit Devanagari"/>
    </style:style>
    <style:style style:name="ce135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font-name="Liberation Sans" style:font-name-asian="WenQuanYi Micro Hei" style:font-name-complex="Lohit Devanagari"/>
    </style:style>
    <style:style style:name="ce136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37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38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fo:color="#ffffff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1" style:family="table-cell" style:parent-style-name="Default">
      <style:table-cell-properties fo:background-color="#3465a4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42" style:family="table-cell" style:parent-style-name="Default">
      <style:table-cell-properties fo:border-bottom="2.01pt solid #ffffff" fo:background-color="#3465a4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0mm"/>
      <style:text-properties fo:color="#ffffff" fo:font-size="11pt" style:font-size-asian="11pt" style:font-size-complex="11pt"/>
    </style:style>
    <style:style style:name="ce143" style:family="table-cell" style:parent-style-name="Default">
      <style:table-cell-properties fo:border-bottom="2.01pt solid #ffffff" fo:background-color="#eeeeee" style:text-align-source="fix" style:repeat-content="false" fo:border-left="2.01pt solid #ffffff" fo:padding="1.5mm" fo:border-right="none" fo:border-top="2.01pt solid #ffffff"/>
      <style:paragraph-properties fo:text-align="start" fo:margin-left="0mm"/>
      <style:text-properties fo:color="#333333"/>
    </style:style>
    <style:style style:name="ce144" style:family="table-cell" style:parent-style-name="Default">
      <style:table-cell-properties fo:border-bottom="2.01pt solid #ffffff" fo:background-color="#eeeeee" style:text-align-source="fix" style:repeat-content="false" fo:border-left="2.01pt solid #ffffff" fo:padding="1.5mm" fo:border-right="none" fo:border-top="2.01pt solid #ffffff"/>
      <style:paragraph-properties fo:text-align="start" fo:margin-left="0mm"/>
      <style:text-properties fo:color="#333333" style:font-name="Liberation Sans" style:font-name-asian="WenQuanYi Micro Hei" style:font-name-complex="Lohit Devanagari"/>
    </style:style>
    <style:style style:name="ce145" style:family="table-cell" style:parent-style-name="Default">
      <style:table-cell-properties fo:border-bottom="2.01pt solid #ffffff" fo:background-color="#ffffff" style:text-align-source="fix" style:repeat-content="false" fo:border-left="2.01pt solid #ffffff" fo:padding="1.5mm" fo:border-right="none" fo:border-top="2.01pt solid #ffffff"/>
      <style:paragraph-properties fo:text-align="start" fo:margin-left="0mm"/>
      <style:text-properties fo:color="#000000"/>
    </style:style>
    <style:style style:name="ce146" style:family="table-cell" style:parent-style-name="Default">
      <style:table-cell-properties fo:border-bottom="2.01pt solid #ffffff" fo:background-color="#3465a4" fo:border-left="none" fo:padding="1.5mm" fo:border-right="none" fo:border-top="2.01pt solid #ffffff"/>
      <style:text-properties fo:color="#ffffff"/>
    </style:style>
    <style:style style:name="ce147" style:family="table-cell" style:parent-style-name="Default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48" style:family="table-cell" style:parent-style-name="Default" style:data-style-name="N115">
      <style:table-cell-properties fo:border-bottom="2.01pt solid #ffffff" fo:background-color="#eeeeee" fo:border-left="none" fo:padding="1.5mm" fo:border-right="none" fo:border-top="2.01pt solid #ffffff"/>
      <style:text-properties fo:color="#333333"/>
    </style:style>
    <style:style style:name="ce149" style:family="table-cell" style:parent-style-name="Default">
      <style:table-cell-properties fo:border-bottom="2.01pt solid #ffffff" fo:background-color="#ffffff" fo:border-left="none" fo:padding="1.5mm" fo:border-right="none" fo:border-top="2.01pt solid #ffffff"/>
      <style:text-properties fo:color="#000000"/>
    </style:style>
    <style:style style:name="ce150" style:family="table-cell" style:parent-style-name="Default">
      <style:table-cell-properties fo:border-bottom="2.01pt solid #ffffff" fo:background-color="#3465a4" fo:border-left="none" fo:padding="1.5mm" fo:border-right="2.01pt solid #ffffff" fo:border-top="2.01pt solid #ffffff"/>
      <style:text-properties fo:color="#ffffff"/>
    </style:style>
    <style:style style:name="ce151" style:family="table-cell" style:parent-style-name="Default">
      <style:table-cell-properties fo:border-bottom="2.01pt solid #ffffff" fo:background-color="#3465a4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52" style:family="table-cell" style:parent-style-name="Default" style:data-style-name="N117">
      <style:table-cell-properties fo:border-bottom="2.01pt solid #ffffff" fo:background-color="#eeeeee" fo:border-left="none" fo:padding="1.5mm" fo:border-right="2.01pt solid #ffffff" fo:border-top="2.01pt solid #ffffff"/>
      <style:text-properties fo:color="#333333"/>
    </style:style>
    <style:style style:name="ce153" style:family="table-cell" style:parent-style-name="Default">
      <style:table-cell-properties fo:border-bottom="2.01pt solid #ffffff" fo:background-color="#ffffff" fo:border-left="none" fo:padding="1.5mm" fo:border-right="2.01pt solid #ffffff" fo:border-top="2.01pt solid #ffffff"/>
      <style:text-properties fo:color="#000000"/>
    </style:style>
    <style:style style:name="ce154" style:family="table-cell" style:parent-style-name="Default">
      <style:table-cell-properties fo:background-color="#4e9a0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55" style:family="table-cell" style:parent-style-name="Default">
      <style:table-cell-properties fo:border-bottom="2.01pt solid #ffffff" fo:background-color="#4e9a06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56" style:family="table-cell" style:parent-style-name="Default" style:data-style-name="N115">
      <style:table-cell-properties fo:border-bottom="2.01pt solid #ffffff" fo:background-color="#eeeeee" fo:border-left="2.01pt solid #ffffff" fo:padding="1.5mm" fo:border-right="none" fo:border-top="2.01pt solid #ffffff"/>
      <style:text-properties fo:color="#333333"/>
    </style:style>
    <style:style style:name="ce157" style:family="table-cell" style:parent-style-name="Default" style:data-style-name="N115">
      <style:table-cell-properties fo:border-bottom="2.01pt solid #ffffff" fo:background-color="#eeeeec" style:text-align-source="fix" style:repeat-content="false" fo:border-left="2.01pt solid #ffffff" fo:padding="1.5mm" fo:border-right="none" fo:border-top="2.01pt solid #ffffff" style:vertical-align="middle"/>
      <style:paragraph-properties fo:text-align="center"/>
      <style:text-properties fo:color="#333333"/>
    </style:style>
    <style:style style:name="ce158" style:family="table-cell" style:parent-style-name="Default">
      <style:table-cell-properties fo:border-bottom="2.01pt solid #ffffff" fo:background-color="#eeeeec" style:text-align-source="fix" style:repeat-content="false" fo:border-left="2.01pt solid #ffffff" fo:padding="1.5mm" fo:border-right="none" fo:border-top="2.01pt solid #ffffff" style:vertical-align="middle"/>
      <style:paragraph-properties fo:text-align="center"/>
      <style:text-properties fo:color="#000000"/>
    </style:style>
    <style:style style:name="ce159" style:family="table-cell" style:parent-style-name="Default">
      <style:table-cell-properties fo:border-bottom="2.01pt solid #ffffff" fo:background-color="#ffffff" fo:border-left="2.01pt solid #ffffff" fo:padding="1.5mm" fo:border-right="none" fo:border-top="2.01pt solid #ffffff"/>
      <style:text-properties fo:color="#000000"/>
    </style:style>
    <style:style style:name="ce160" style:family="table-cell" style:parent-style-name="Default">
      <style:table-cell-properties fo:border-bottom="2.01pt solid #ffffff" fo:background-color="#4e9a06" fo:border-left="none" fo:padding="1.5mm" fo:border-right="none" fo:border-top="2.01pt solid #ffffff"/>
      <style:text-properties fo:color="#ffffff"/>
    </style:style>
    <style:style style:name="ce161" style:family="table-cell" style:parent-style-name="Default">
      <style:table-cell-properties fo:border-bottom="2.01pt solid #ffffff" fo:background-color="#4e9a0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62" style:family="table-cell" style:parent-style-name="Default" style:data-style-name="N115">
      <style:table-cell-properties fo:border-bottom="2.01pt solid #ffffff" fo:background-color="#eeeeec" fo:border-left="none" fo:padding="1.5mm" fo:border-right="none" fo:border-top="2.01pt solid #ffffff"/>
      <style:text-properties fo:color="#333333"/>
    </style:style>
    <style:style style:name="ce163" style:family="table-cell" style:parent-style-name="Default">
      <style:table-cell-properties fo:border-bottom="2.01pt solid #ffffff" fo:background-color="#eeeeec" fo:border-left="none" fo:padding="1.5mm" fo:border-right="none" fo:border-top="2.01pt solid #ffffff"/>
      <style:text-properties fo:color="#000000"/>
    </style:style>
    <style:style style:name="ce164" style:family="table-cell" style:parent-style-name="Default">
      <style:table-cell-properties fo:border-bottom="2.01pt solid #ffffff" fo:background-color="#4e9a06" fo:border-left="none" fo:padding="1.5mm" fo:border-right="2.01pt solid #ffffff" fo:border-top="2.01pt solid #ffffff"/>
      <style:text-properties fo:color="#ffffff"/>
    </style:style>
    <style:style style:name="ce165" style:family="table-cell" style:parent-style-name="Default">
      <style:table-cell-properties fo:border-bottom="2.01pt solid #ffffff" fo:background-color="#4e9a06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66" style:family="table-cell" style:parent-style-name="Default" style:data-style-name="N115">
      <style:table-cell-properties fo:border-bottom="2.01pt solid #ffffff" fo:background-color="#eeeeee" fo:border-left="none" fo:padding="1.5mm" fo:border-right="2.01pt solid #ffffff" fo:border-top="2.01pt solid #ffffff"/>
      <style:text-properties fo:color="#333333"/>
    </style:style>
    <style:style style:name="ce167" style:family="table-cell" style:parent-style-name="Default" style:data-style-name="N115">
      <style:table-cell-properties fo:border-bottom="2.01pt solid #ffffff" fo:background-color="#eeeeec" fo:border-left="none" fo:padding="1.5mm" fo:border-right="2.01pt solid #ffffff" fo:border-top="2.01pt solid #ffffff"/>
      <style:text-properties fo:color="#333333"/>
    </style:style>
    <style:style style:name="ce168" style:family="table-cell" style:parent-style-name="Default">
      <style:table-cell-properties fo:border-bottom="2.01pt solid #ffffff" fo:background-color="#eeeeec" fo:border-left="none" fo:padding="1.5mm" fo:border-right="2.01pt solid #ffffff" fo:border-top="2.01pt solid #ffffff"/>
      <style:text-properties fo:color="#000000"/>
    </style:style>
    <style:style style:name="ce169" style:family="table-cell" style:parent-style-name="Default">
      <style:table-cell-properties fo:background-color="#ce5c00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70" style:family="table-cell" style:parent-style-name="Default">
      <style:table-cell-properties fo:border-bottom="2.01pt solid #ffffff" fo:background-color="#ce5c00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71" style:family="table-cell" style:parent-style-name="Default" style:data-style-name="N117">
      <style:table-cell-properties fo:border-bottom="2.01pt solid #ffffff" fo:background-color="#eeeeee" fo:border-left="2.01pt solid #ffffff" fo:padding="1.5mm" fo:border-right="none" fo:border-top="2.01pt solid #ffffff"/>
      <style:text-properties fo:color="#333333"/>
    </style:style>
    <style:style style:name="ce172" style:family="table-cell" style:parent-style-name="Default" style:data-style-name="N117">
      <style:table-cell-properties fo:border-bottom="2.01pt solid #ffffff" fo:background-color="#eeeeec" style:text-align-source="fix" style:repeat-content="false" fo:border-left="2.01pt solid #ffffff" fo:padding="1.5mm" fo:border-right="none" fo:border-top="2.01pt solid #ffffff" style:vertical-align="middle"/>
      <style:paragraph-properties fo:text-align="center"/>
      <style:text-properties fo:color="#333333"/>
    </style:style>
    <style:style style:name="ce173" style:family="table-cell" style:parent-style-name="Default">
      <style:table-cell-properties fo:border-bottom="2.01pt solid #ffffff" fo:background-color="#ce5c00" style:text-align-source="fix" style:repeat-content="false" fo:border-left="none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74" style:family="table-cell" style:parent-style-name="Default">
      <style:table-cell-properties fo:border-bottom="2.01pt solid #ffffff" fo:background-color="#ce5c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75" style:family="table-cell" style:parent-style-name="Default" style:data-style-name="N117">
      <style:table-cell-properties fo:border-bottom="2.01pt solid #ffffff" fo:background-color="#eeeeec" fo:border-left="none" fo:padding="1.5mm" fo:border-right="2.01pt solid #ffffff" fo:border-top="2.01pt solid #ffffff"/>
      <style:text-properties fo:color="#333333"/>
    </style:style>
    <style:style style:name="ce176" style:family="table-cell" style:parent-style-name="Default">
      <style:table-cell-properties fo:border-bottom="2.01pt solid #ffffff" fo:background-color="#ce5c00" fo:border-left="none" fo:padding="1.5mm" fo:border-right="2.01pt solid #ffffff" fo:border-top="2.01pt solid #ffffff"/>
      <style:text-properties fo:color="#ffffff"/>
    </style:style>
    <style:style style:name="ce177" style:family="table-cell" style:parent-style-name="Default">
      <style:table-cell-properties fo:border-bottom="2.01pt solid #ffffff" fo:background-color="#ce5c00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78" style:family="table-cell" style:parent-style-name="Default">
      <style:table-cell-properties fo:border-bottom="2.01pt solid #ffffff" fo:background-color="#8f5902" style:text-align-source="fix" style:repeat-content="false" fo:border-left="2.01pt solid #ffffff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79" style:family="table-cell" style:parent-style-name="Default">
      <style:table-cell-properties fo:border-bottom="2.01pt solid #ffffff" fo:background-color="#8f5902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80" style:family="table-cell" style:parent-style-name="Default" style:data-style-name="N115">
      <style:table-cell-properties fo:border-bottom="2.01pt solid #ffffff" fo:background-color="#eeeeee" fo:border-left="2.01pt solid #ffffff" fo:padding="1.5mm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81" style:family="table-cell" style:parent-style-name="Default">
      <style:table-cell-properties fo:border-bottom="2.01pt solid #ffffff" fo:background-color="#8f5902" style:text-align-source="fix" style:repeat-content="false" fo:border-left="none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82" style:family="table-cell" style:parent-style-name="Default">
      <style:table-cell-properties fo:border-bottom="2.01pt solid #ffffff" fo:background-color="#8f5902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83" style:family="table-cell" style:parent-style-name="Default" style:data-style-name="N117">
      <style:table-cell-properties fo:border-bottom="2.01pt solid #ffffff" fo:background-color="#eeeeee" fo:border-left="none" fo:padding="1.5mm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84" style:family="table-cell" style:parent-style-name="Default" style:data-style-name="N2">
      <style:table-cell-properties fo:background-color="#555753" style:text-align-source="fix" style:repeat-content="false" fo:border="2.01pt solid #ffffff" fo:padding="1.5mm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185" style:family="table-cell" style:parent-style-name="Default">
      <style:table-cell-properties fo:background-color="#555753" style:text-align-source="fix" style:repeat-content="false" fo:border="2.01pt solid #ffffff" fo:padding="1.5mm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86" style:family="table-cell" style:parent-style-name="Default" style:data-style-name="N2">
      <style:table-cell-properties fo:background-color="#eeeeee" style:text-align-source="fix" style:repeat-content="false" fo:border="2.01pt solid #ffffff" fo:padding="1.5mm"/>
      <style:paragraph-properties fo:text-align="end" fo:margin-left="0mm"/>
      <style:text-properties fo:color="#333333"/>
    </style:style>
    <style:style style:name="ce187" style:family="table-cell" style:parent-style-name="Default">
      <style:table-cell-properties fo:border-bottom="2.01pt solid #ffffff" fo:background-color="#ffffff" style:text-align-source="fix" style:repeat-content="false" fo:border-left="none" fo:border-right="none" fo:border-top="2.01pt solid #ffffff"/>
      <style:paragraph-properties fo:text-align="end" fo:margin-left="0mm"/>
      <style:text-properties fo:color="#ffffff" fo:font-weight="normal" style:font-weight-asian="normal" style:font-weight-complex="normal"/>
    </style:style>
    <style:style style:name="ce188" style:family="table-cell" style:parent-style-name="Default">
      <style:table-cell-properties fo:border-bottom="2.01pt solid #ffffff" fo:border-left="none" fo:border-right="none" fo:border-top="none"/>
      <style:text-properties fo:color="#ffffff" fo:font-weight="normal" style:font-weight-asian="normal" style:font-weight-complex="normal"/>
    </style:style>
    <style:style style:name="ce189" style:family="table-cell" style:parent-style-name="Default">
      <style:table-cell-properties fo:border-bottom="2.01pt solid #ffffff" style:text-align-source="fix" style:repeat-content="false" fo:border-left="none" fo:border-right="none" fo:border-top="2.01pt solid #ffffff"/>
      <style:paragraph-properties fo:text-align="end" fo:margin-left="0mm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90" style:family="table-cell" style:parent-style-name="Default">
      <style:table-cell-properties fo:border-bottom="2.01pt solid #ffffff" fo:background-color="#ffffff" style:text-align-source="fix" style:repeat-content="false" fo:border-left="none" fo:border-right="none" fo:border-top="2.01pt solid #ffffff"/>
      <style:paragraph-properties fo:text-align="end" fo:margin-left="0mm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91" style:family="table-cell" style:parent-style-name="Default">
      <style:table-cell-properties fo:border-bottom="none" fo:background-color="#ffffff" style:text-align-source="fix" style:repeat-content="false" fo:border-left="none" fo:border-right="none" fo:border-top="2.01pt solid #ffffff"/>
      <style:paragraph-properties fo:text-align="end" fo:margin-left="0mm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92" style:family="table-cell" style:parent-style-name="Default">
      <style:table-cell-properties fo:background-color="#ffffff" fo:border="none"/>
      <style:text-properties fo:color="#ffffff" fo:font-weight="normal" style:font-weight-asian="normal" style:font-weight-complex="normal"/>
    </style:style>
    <style:style style:name="ce193" style:family="table-cell" style:parent-style-name="Default">
      <style:table-cell-properties fo:background-color="#ffffff" fo:border="none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94" style:family="table-cell" style:parent-style-name="Default">
      <style:table-cell-properties fo:background-color="#ffffff"/>
      <style:text-properties fo:color="#ffffff" fo:font-weight="normal" style:font-weight-asian="normal" style:font-weight-complex="normal"/>
    </style:style>
    <style:style style:name="ce195" style:family="table-cell" style:parent-style-name="Default">
      <style:table-cell-properties fo:border-bottom="2.01pt solid #ffffff" fo:background-color="#2e3436" style:text-align-source="fix" style:repeat-content="false" fo:border-left="2.01pt solid #ffffff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96" style:family="table-cell" style:parent-style-name="Default">
      <style:table-cell-properties fo:border-bottom="2.01pt solid #ffffff" fo:background-color="#ffffff" fo:border-left="2.01pt solid #ffffff" fo:border-right="none" fo:border-top="2.01pt solid #ffffff"/>
      <style:text-properties fo:color="#000000"/>
    </style:style>
    <style:style style:name="ce197" style:family="table-cell" style:parent-style-name="Default">
      <style:table-cell-properties fo:border-bottom="2.01pt solid #ffffff" fo:background-color="#2e3436" style:text-align-source="fix" style:repeat-content="false" fo:border-left="none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98" style:family="table-cell" style:parent-style-name="Default">
      <style:table-cell-properties fo:border-bottom="2.01pt solid #ffffff" fo:background-color="#2e3436" style:text-align-source="fix" style:repeat-content="false" fo:border-left="none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99" style:family="table-cell" style:parent-style-name="Default" style:data-style-name="N3">
      <style:table-cell-properties fo:border-bottom="2.01pt solid #ffffff" fo:background-color="#eeeeee" fo:border-left="none" fo:padding="1.5mm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205" style:family="table-cell" style:parent-style-name="Default">
      <style:table-cell-properties fo:border-bottom="2.01pt solid #ffffff" fo:background-color="#ffffff" fo:border-left="none" fo:border-right="none" fo:border-top="2.01pt solid #ffffff"/>
      <style:text-properties fo:color="#000000"/>
    </style:style>
    <style:style style:name="ce206" style:family="table-cell" style:parent-style-name="Default">
      <style:table-cell-properties fo:border-bottom="2.01pt solid #ffffff" fo:background-color="#2e3436" fo:border-left="none" fo:padding="1.5mm" fo:border-right="none" fo:border-top="2.01pt solid #ffffff"/>
      <style:text-properties fo:color="#ffffff"/>
    </style:style>
    <style:style style:name="ce209" style:family="table-cell" style:parent-style-name="Default" style:data-style-name="N117">
      <style:table-cell-properties fo:border-bottom="2.01pt solid #ffffff" fo:background-color="#eeeeee" fo:border-left="none" fo:padding="1.5mm" fo:border-right="none" fo:border-top="2.01pt solid #ffffff"/>
      <style:text-properties fo:color="#333333"/>
    </style:style>
    <style:style style:name="ce210" style:family="table-cell" style:parent-style-name="Default">
      <style:table-cell-properties fo:border-bottom="2.01pt solid #ffffff" fo:border-left="none" fo:border-right="none" fo:border-top="2.01pt solid #ffffff"/>
    </style:style>
    <style:style style:name="ce212" style:family="table-cell" style:parent-style-name="Default">
      <style:table-cell-properties fo:border-bottom="2.01pt solid #ffffff" fo:background-color="#2e3436" fo:border-left="none" fo:border-right="2.01pt solid #ffffff" fo:border-top="2.01pt solid #ffffff"/>
    </style:style>
    <style:style style:name="ce213" style:family="table-cell" style:parent-style-name="Default">
      <style:table-cell-properties fo:border-bottom="2.01pt solid #ffffff" fo:background-color="#2e3436" style:text-align-source="fix" style:repeat-content="false" fo:border-left="none" fo:padding="1.5mm" fo:border-right="2.01pt solid #ffffff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215" style:family="table-cell" style:parent-style-name="Default" style:data-style-name="N3">
      <style:table-cell-properties fo:border-bottom="2.01pt solid #ffffff" fo:background-color="#eeeeee" fo:border-left="none" fo:padding="1.5mm" fo:border-right="2.01pt solid #ffffff" fo:border-top="2.01pt solid #ffffff"/>
      <style:text-properties fo:color="#333333"/>
    </style:style>
    <style:style style:name="ce216" style:family="table-cell" style:parent-style-name="Default">
      <style:table-cell-properties fo:border-bottom="2.01pt solid #ffffff" fo:border-left="none" fo:border-right="2.01pt solid #ffffff" fo:border-top="2.01pt solid #ffffff"/>
    </style:style>
    <style:style style:name="ce218" style:family="table-cell" style:parent-style-name="Default">
      <style:table-cell-properties fo:border-bottom="2.01pt solid #ffffff" fo:background-color="#ffffff" fo:border-left="none" fo:border-right="none" fo:border-top="2.01pt solid #ffffff"/>
    </style:style>
    <style:style style:name="ce223" style:family="table-cell" style:parent-style-name="Default">
      <style:table-cell-properties fo:border-bottom="2.01pt solid #ffffff" fo:background-color="#ffffff" fo:border-left="none" fo:border-right="none" fo:border-top="2.01pt solid #ffffff"/>
      <style:text-properties fo:font-size="11pt" style:font-size-asian="11pt" style:font-size-complex="11pt"/>
    </style:style>
    <style:style style:name="ce224" style:family="table-cell" style:parent-style-name="Default">
      <style:table-cell-properties fo:border-bottom="2.01pt solid #ffffff" fo:border-left="none" fo:border-right="none" fo:border-top="none"/>
    </style:style>
    <style:style style:name="ce225" style:family="table-cell" style:parent-style-name="Default">
      <style:table-cell-properties fo:border-bottom="none" fo:border-left="none" fo:border-right="none" fo:border-top="2.01pt solid #ffffff"/>
    </style:style>
    <style:style style:name="ce226" style:family="table-cell" style:parent-style-name="Default">
      <style:table-cell-properties fo:background-color="#75507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227" style:family="table-cell" style:parent-style-name="Default">
      <style:table-cell-properties fo:border-bottom="2.01pt solid #ffffff" fo:background-color="#755076" style:text-align-source="fix" style:repeat-content="false" fo:border-left="2.01pt solid #ffffff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228" style:family="table-cell" style:parent-style-name="Default">
      <style:table-cell-properties fo:border-bottom="2.01pt solid #ffffff" fo:border-left="2.01pt solid #ffffff" fo:border-right="none" fo:border-top="2.01pt solid #ffffff"/>
    </style:style>
    <style:style style:name="ce229" style:family="table-cell" style:parent-style-name="Default">
      <style:table-cell-properties fo:border-bottom="2.01pt solid #ffffff" fo:background-color="#755076" fo:border-left="none" fo:padding="1.5mm" fo:border-right="none" fo:border-top="2.01pt solid #ffffff"/>
      <style:text-properties fo:color="#ffffff"/>
    </style:style>
    <style:style style:name="ce230" style:family="table-cell" style:parent-style-name="Default">
      <style:table-cell-properties fo:border-bottom="2.01pt solid #ffffff" fo:background-color="#755076" style:text-align-source="fix" style:repeat-content="false" fo:border-left="none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231" style:family="table-cell" style:parent-style-name="Default">
      <style:table-cell-properties fo:border-bottom="2.01pt solid #ffffff" fo:background-color="#755076" fo:border-left="none" fo:border-right="2.01pt solid #ffffff" fo:border-top="2.01pt solid #ffffff"/>
    </style:style>
    <style:style style:name="ce236" style:family="table-cell" style:parent-style-name="Default">
      <style:table-cell-properties fo:border-bottom="2.01pt solid #ffffff" fo:background-color="#755076" style:text-align-source="fix" style:repeat-content="false" fo:border-left="none" fo:padding="1.5mm" fo:border-right="2.01pt solid #ffffff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237" style:family="table-cell" style:parent-style-name="Default" style:data-style-name="N3">
      <style:table-cell-properties fo:border-bottom="2.01pt solid #ffffff" fo:background-color="#eeeeee" fo:border-left="none" fo:padding="1.5mm" fo:border-right="2.01pt solid #ffffff" fo:border-top="2.01pt solid #ffffff"/>
      <style:text-properties fo:color="#000000" style:font-name="Liberation Sans" style:font-name-asian="WenQuanYi Micro Hei" style:font-name-complex="Lohit Devanagari"/>
    </style:style>
    <style:style style:name="ce238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6pt" fo:font-weight="normal" style:font-size-asian="6pt" style:font-weight-asian="normal" style:font-size-complex="6pt" style:font-weight-complex="normal"/>
    </style:style>
    <style:style style:name="ce239" style:family="table-cell" style:parent-style-name="Default" style:data-style-name="N0">
      <style:table-cell-properties fo:border-bottom="2.01pt solid #ffffff" fo:background-color="#ffffff" style:text-align-source="fix" style:repeat-content="false" fo:border-left="4.99pt solid #ffffff" fo:padding="1.5mm" fo:border-right="none" fo:border-top="2.01pt solid #ffffff" style:vertical-align="middle"/>
      <style:paragraph-properties fo:text-align="end" fo:margin-left="0mm"/>
      <style:text-properties fo:color="#ffffff" style:font-name="Liberation Sans" fo:font-size="6pt" fo:font-weight="normal" style:font-name-asian="WenQuanYi Micro Hei" style:font-size-asian="6pt" style:font-weight-asian="normal" style:font-name-complex="Lohit Devanagari" style:font-size-complex="6pt" style:font-weight-complex="normal"/>
    </style:style>
    <style:style style:name="ce240" style:family="table-cell" style:parent-style-name="Default">
      <style:table-cell-properties style:text-align-source="fix" style:repeat-content="false"/>
      <style:paragraph-properties fo:text-align="end" fo:margin-left="0mm"/>
      <style:text-properties fo:color="#ffffff" style:font-name="Liberation Sans" fo:font-size="6pt" style:font-name-asian="WenQuanYi Micro Hei" style:font-size-asian="6pt" style:font-name-complex="Lohit Devanagari" style:font-size-complex="6pt"/>
    </style:style>
    <style:style style:name="ce241" style:family="table-cell" style:parent-style-name="Default">
      <style:table-cell-properties style:text-align-source="fix" style:repeat-content="false"/>
      <style:paragraph-properties fo:text-align="end" fo:margin-left="0mm"/>
      <style:text-properties fo:color="#ffffff" fo:font-size="6pt" style:font-size-asian="6pt" style:font-size-complex="6pt"/>
    </style:style>
    <style:style style:name="ce242" style:family="table-cell" style:parent-style-name="Default" style:data-style-name="N0">
      <style:table-cell-properties fo:border-bottom="2.01pt solid #ffffff" fo:background-color="#ffffff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style:font-name="Liberation Sans" fo:font-size="10pt" fo:font-weight="normal" style:font-name-asian="WenQuanYi Micro Hei" style:font-size-asian="10pt" style:font-weight-asian="normal" style:font-name-complex="Lohit Devanagari" style:font-size-complex="10pt" style:font-weight-complex="normal"/>
    </style:style>
    <style:style style:name="ce243" style:family="table-cell" style:parent-style-name="Default" style:data-style-name="N100">
      <style:table-cell-properties fo:border-bottom="2.01pt solid #ffffff" fo:background-color="#4e9a06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244" style:family="table-cell" style:parent-style-name="Default" style:data-style-name="N100">
      <style:table-cell-properties fo:border-bottom="4pt solid #000000" fo:background-color="#000000" fo:border-left="2.01pt solid #ffffff" fo:padding="1.5mm" fo:border-right="none" fo:border-top="none" style:vertical-align="middle"/>
      <style:text-properties fo:color="#eeeeec" fo:font-size="11pt" fo:font-weight="bold" style:font-size-asian="11pt" style:font-weight-asian="bold" style:font-size-complex="11pt" style:font-weight-complex="bold"/>
    </style:style>
    <style:style style:name="ce245" style:family="table-cell" style:parent-style-name="Default">
      <style:table-cell-properties fo:border-bottom="2.01pt solid #ffffff" fo:background-color="#eeeeec" fo:border-left="2.01pt solid #ffffff" fo:padding="1.5mm" fo:border-right="none" fo:border-top="2.01pt solid #ffffff" style:vertical-align="middle"/>
      <style:text-properties fo:color="#333333"/>
    </style:style>
    <style:style style:name="ce246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 style:data-style-name="N0">
      <style:table-cell-properties fo:border-bottom="2.01pt solid #ffffff" fo:background-color="#4e9a0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 style:data-style-name="N100">
      <style:table-cell-properties fo:border-bottom="4pt solid #000000" fo:background-color="#000000" style:text-align-source="fix" style:repeat-content="false" fo:border-left="none" fo:padding="1.5mm" fo:border-right="none" fo:border-top="none" style:vertical-align="middle"/>
      <style:paragraph-properties fo:text-align="end" fo:margin-left="0mm"/>
      <style:text-properties fo:color="#eeeeec" fo:font-size="11pt" fo:font-weight="bold" style:font-size-asian="11pt" style:font-weight-asian="bold" style:font-size-complex="11pt" style:font-weight-complex="bold"/>
    </style:style>
    <style:style style:name="ce249" style:family="table-cell" style:parent-style-name="Default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250" style:family="table-cell" style:parent-style-name="Default">
      <style:table-cell-properties fo:border-bottom="2.01pt solid #ffffff" fo:background-color="#eeeeee" fo:border-left="none" fo:padding="1.5mm" fo:border-right="none" fo:border-top="2.01pt solid #ffffff" style:vertical-align="middle"/>
      <style:text-properties fo:color="#333333"/>
    </style:style>
    <style:style style:name="ce251" style:family="table-cell" style:parent-style-name="Default" style:data-style-name="N110">
      <style:table-cell-properties fo:border-bottom="2.01pt solid #ffffff" fo:background-color="#4e9a0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 style:data-style-name="N110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253" style:family="table-cell" style:parent-style-name="Default" style:data-style-name="N110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54" style:family="table-cell" style:parent-style-name="Default" style:data-style-name="N112">
      <style:table-cell-properties fo:border-bottom="2.01pt solid #ffffff" fo:background-color="#4e9a0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55" style:family="table-cell" style:parent-style-name="Default" style:data-style-name="N112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256" style:family="table-cell" style:parent-style-name="Default" style:data-style-name="N100">
      <style:table-cell-properties fo:border-bottom="4pt solid #000000" fo:background-color="#000000" style:diagonal-tl-br="4pt solid #000000" style:text-align-source="fix" style:repeat-content="false" fo:border-left="none" fo:padding="1.5mm" fo:border-right="none" fo:border-top="none" style:vertical-align="middle"/>
      <style:paragraph-properties fo:text-align="end" fo:margin-left="0mm"/>
      <style:text-properties fo:color="#eeeeec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 style:data-style-name="N112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eeeec"/>
    </style:style>
    <style:style style:name="ce260" style:family="table-cell" style:parent-style-name="Default">
      <style:text-properties fo:color="#ffffff"/>
    </style:style>
    <style:style style:name="ce261" style:family="table-cell" style:parent-style-name="Default" style:data-style-name="N100">
      <style:table-cell-properties fo:border-bottom="2.01pt solid #ffffff" fo:background-color="#3465a4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262" style:family="table-cell" style:parent-style-name="Default" style:data-style-name="N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64" style:family="table-cell" style:parent-style-name="Default" style:data-style-name="N11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112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100">
      <style:table-cell-properties fo:border-bottom="2.01pt solid #ffffff" fo:background-color="#755076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267" style:family="table-cell" style:parent-style-name="Default" style:data-style-name="N0">
      <style:table-cell-properties fo:border-bottom="2.01pt solid #ffffff" fo:background-color="#75507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68" style:family="table-cell" style:parent-style-name="Default" style:data-style-name="N113">
      <style:table-cell-properties fo:border-bottom="2.01pt solid #ffffff" fo:background-color="#75507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69" style:family="table-cell" style:parent-style-name="Default" style:data-style-name="N112">
      <style:table-cell-properties fo:border-bottom="2.01pt solid #ffffff" fo:background-color="#75507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70" style:family="table-cell" style:parent-style-name="Default" style:data-style-name="N100">
      <style:table-cell-properties fo:border-bottom="2.01pt solid #ffffff" fo:background-color="#cc0000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271" style:family="table-cell" style:parent-style-name="Default" style:data-style-name="N0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113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73" style:family="table-cell" style:parent-style-name="Default" style:data-style-name="N112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 style:data-style-name="N0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275" style:family="table-cell" style:parent-style-name="Default" style:data-style-name="N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font-name="Liberation Sans" fo:font-size="10pt" fo:font-weight="normal" style:font-name-asian="WenQuanYi Micro Hei" style:font-size-asian="10pt" style:font-weight-asian="normal" style:font-name-complex="Lohit Devanagari" style:font-size-complex="10pt" style:font-weight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voltageList)" table:allow-empty-cell="true" table:display-list="unsorted" table:base-cell-address="Alimentare.D3">
          <table:error-message table:message-type="stop" table:display="true"/>
        </table:content-validation>
        <table:content-validation table:name="val2" table:condition="of:cell-content-is-in-list(capacityList)" table:allow-empty-cell="true" table:display-list="unsorted" table:base-cell-address="Alimentare.E3">
          <table:error-message table:message-type="stop" table:display="true"/>
        </table:content-validation>
        <table:content-validation table:name="val3" table:condition="of:cell-content-is-in-list(voltageList)" table:allow-empty-cell="true" table:display-list="unsorted" table:base-cell-address="Alimentare.U2">
          <table:error-message table:message-type="stop" table:display="true"/>
        </table:content-validation>
        <table:content-validation table:name="val4" table:condition="of:cell-content-is-in-list(capacityList)" table:allow-empty-cell="true" table:display-list="sort-ascending" table:base-cell-address="Alimentare.V2">
          <table:error-message table:message-type="stop" table:display="true"/>
        </table:content-validation>
      </table:content-validations>
      <table:table table:name="Centralizare" table:style-name="ta1">
        <table:table-column table:style-name="co32" table:default-cell-style-name="ce72"/>
        <table:table-column table:style-name="co34" table:default-cell-style-name="ce79"/>
        <table:table-column table:style-name="co34" table:number-columns-repeated="2" table:default-cell-style-name="ce86"/>
        <table:table-column table:style-name="co35" table:default-cell-style-name="ce94"/>
        <table:table-column table:style-name="co36" table:default-cell-style-name="ce97"/>
        <table:table-column table:style-name="co37" table:default-cell-style-name="ce100"/>
        <table:table-column table:style-name="co38" table:default-cell-style-name="ce103"/>
        <table:table-column table:style-name="co7" table:default-cell-style-name="ce106"/>
        <table:table-column table:style-name="co39" table:default-cell-style-name="ce72"/>
        <table:table-column table:style-name="co40" table:number-columns-repeated="3" table:default-cell-style-name="ce72"/>
        <table:table-column table:style-name="co41" table:default-cell-style-name="ce72"/>
        <table:table-column table:style-name="co7" table:default-cell-style-name="ce72"/>
        <table:table-column table:style-name="co42" table:default-cell-style-name="ce113"/>
        <table:table-column table:style-name="co42" table:default-cell-style-name="ce72"/>
        <table:table-column table:style-name="co43" table:default-cell-style-name="ce72"/>
        <table:table-column table:style-name="co7" table:number-columns-repeated="1006" table:default-cell-style-name="ce72"/>
        <table:table-row table:style-name="ro1">
          <table:table-cell table:style-name="ce71"/>
          <table:table-cell table:style-name="ce73" office:value-type="string" calcext:value-type="string">
            <text:p>Unitate</text:p>
          </table:table-cell>
          <table:table-cell table:style-name="ce80" office:value-type="string" calcext:value-type="string">
            <text:p>Cost</text:p>
          </table:table-cell>
          <table:table-cell table:style-name="ce87" office:value-type="string" calcext:value-type="string">
            <text:p>Masă</text:p>
          </table:table-cell>
          <table:table-cell table:style-name="ce93" table:formula="of:=[Alimentare.N1]" office:value-type="float" office:value="3.29246231155779" calcext:value-type="float">
            <text:p>3</text:p>
          </table:table-cell>
          <table:table-cell table:style-name="ce95" office:value-type="string" calcext:value-type="string" table:number-columns-spanned="2" table:number-rows-spanned="1">
            <text:p>Viteză</text:p>
          </table:table-cell>
          <table:covered-table-cell table:style-name="ce98"/>
          <table:table-cell table:style-name="ce101" table:formula="of:= &quot;Autonomie  &quot; &amp; FLOOR([.E1]) &amp; &quot;:&quot; &amp; FLOOR(([.E1]-FLOOR([.E1]))*60)" office:value-type="string" office:string-value="Autonomie  3:17" calcext:value-type="string" table:number-columns-spanned="2" table:number-rows-spanned="1">
            <text:p>Autonomie <text:s/>3:17</text:p>
          </table:table-cell>
          <table:covered-table-cell table:style-name="ce104"/>
          <table:table-cell table:style-name="ce71" office:value-type="float" office:value="1.025" calcext:value-type="float">
            <text:p>1,025</text:p>
          </table:table-cell>
          <table:table-cell table:style-name="ce108" office:value-type="string" calcext:value-type="string">
            <text:p>Componentă</text:p>
          </table:table-cell>
          <table:table-cell table:style-name="ce87" office:value-type="string" calcext:value-type="string">
            <text:p>Suprafață</text:p>
          </table:table-cell>
          <table:table-cell table:style-name="ce87" office:value-type="string" calcext:value-type="string">
            <text:p>Masă suportată</text:p>
          </table:table-cell>
          <table:table-cell table:style-name="ce87" office:value-type="string" calcext:value-type="string">
            <text:p>Adâncime</text:p>
          </table:table-cell>
          <table:table-cell table:style-name="ce107"/>
          <table:table-cell table:style-name="ce108" office:value-type="string" calcext:value-type="string">
            <text:p>Componentă</text:p>
          </table:table-cell>
          <table:table-cell table:style-name="ce87" table:formula="of:=&quot;Volumn = &quot; &amp; [.Q2] + [.Q3] + 2 * ([.Q4]+[.Q5]) &amp; &quot; l&quot;" office:value-type="string" office:string-value="Volumn = 0 l" calcext:value-type="string">
            <text:p>Volumn = 0 l</text:p>
          </table:table-cell>
          <table:table-cell table:style-name="ce87" table:formula="of:=&quot;Masă = &quot; &amp; [.R2] + [.R3] + 2 * ([.R4]+[.R5]) &amp; &quot; l&quot;" office:value-type="string" office:string-value="Masă = 0 l" calcext:value-type="string">
            <text:p>Masă = 0 l</text:p>
          </table:table-cell>
          <table:table-cell table:style-name="ce107" table:number-columns-repeated="1006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74" table:formula="of:=[Telecomandă.B2]" office:value-type="string" office:string-value="Telecomandă" calcext:value-type="string">
            <text:p>Telecomandă</text:p>
          </table:table-cell>
          <table:table-cell table:style-name="ce81" table:formula="of:=INDIRECT(ADDRESS([Centralizare.$A$2]; [Centralizare.$A$3]; 1; 1; [Centralizare.$B2]); 1)" office:value-type="currency" office:currency="RON" office:value="104.6" calcext:value-type="currency">
            <text:p>104,60 RON</text:p>
          </table:table-cell>
          <table:table-cell table:style-name="ce88" table:formula="of:=INDIRECT(ADDRESS([Centralizare.$A$2]; [Centralizare.$A$4]; 1; 1; [Centralizare.$B2]); 1)" office:value-type="currency" office:currency="g" office:value="203.66" calcext:value-type="currency">
            <text:p>203,66 g</text:p>
          </table:table-cell>
          <table:table-cell/>
          <table:table-cell table:style-name="ce96" table:formula="of:=10" office:value-type="float" office:value="10" calcext:value-type="float">
            <text:p>10,00</text:p>
          </table:table-cell>
          <table:table-cell table:style-name="ce99" office:value-type="string" calcext:value-type="string">
            <text:p>cm/s</text:p>
          </table:table-cell>
          <table:table-cell table:style-name="ce102" table:formula="of:= [.$E$1] *3600 * [.F2]" office:value-type="float" office:value="118528.64321608" calcext:value-type="float">
            <text:p>118528,64</text:p>
          </table:table-cell>
          <table:table-cell table:style-name="ce105" table:formula="of:=IFERROR(IF(SEARCH(&quot;/&quot;;[.G2];0); LEFT([.G2]; SEARCH(&quot;/&quot;; [.G2]) - 1)); [.G2])" office:value-type="string" office:string-value="cm" calcext:value-type="string">
            <text:p>cm</text:p>
          </table:table-cell>
          <table:table-cell table:style-name="ce107"/>
          <table:table-cell table:style-name="ce99" office:value-type="string" calcext:value-type="string">
            <text:p>Carcasă</text:p>
          </table:table-cell>
          <table:table-cell table:style-name="ce109" office:value-type="currency" office:currency="cm^2" office:value="4146" calcext:value-type="currency">
            <text:p>4.146,00 cm^2</text:p>
          </table:table-cell>
          <table:table-cell table:style-name="ce110" office:value-type="currency" office:currency="kg" office:value="8900" calcext:value-type="currency">
            <text:p>8.900,00 kg</text:p>
          </table:table-cell>
          <table:table-cell table:style-name="ce111" table:formula="of:= [.M2]/[.$J$1]/([.L2]/100)/10" office:value-type="currency" office:currency="TMM" office:value="20.9429011800972" calcext:value-type="currency">
            <text:p>20,94 m</text:p>
          </table:table-cell>
          <table:table-cell table:style-name="ce107"/>
          <table:table-cell table:style-name="ce112" office:value-type="string" calcext:value-type="string">
            <text:p>Carenă</text:p>
          </table:table-cell>
          <table:table-cell table:style-name="ce114" office:value-type="currency" office:currency="l" office:value="0" calcext:value-type="currency">
            <text:p>0,00 l</text:p>
          </table:table-cell>
          <table:table-cell table:style-name="ce115" office:value-type="currency" office:currency="kg" office:value="0" calcext:value-type="currency">
            <text:p>0,00 kg</text:p>
          </table:table-cell>
          <table:table-cell table:style-name="ce107" table:number-columns-repeated="1006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75" table:formula="of:=[Circuit.B2]" office:value-type="string" office:string-value="Circuit" calcext:value-type="string">
            <text:p>Circuit</text:p>
          </table:table-cell>
          <table:table-cell table:style-name="ce82" table:formula="of:=INDIRECT(ADDRESS([Centralizare.$A$2]; [Centralizare.$A$3]; 1; 1; [Centralizare.$B3]); 1)" office:value-type="currency" office:currency="RON" office:value="1427.1" calcext:value-type="currency">
            <text:p>1.427,10 RON</text:p>
          </table:table-cell>
          <table:table-cell table:style-name="ce89" table:formula="of:=INDIRECT(ADDRESS([Centralizare.$A$2]; [Centralizare.$A$4]; 1; 1; [Centralizare.$B3]); 1)" office:value-type="currency" office:currency="g" office:value="2079.59" calcext:value-type="currency">
            <text:p>2.079,59 g</text:p>
          </table:table-cell>
          <table:table-cell/>
          <table:table-cell table:style-name="ce96" table:formula="of:=[.F2]/100" office:value-type="float" office:value="0.1" calcext:value-type="float">
            <text:p>0,10</text:p>
          </table:table-cell>
          <table:table-cell table:style-name="ce99" office:value-type="string" calcext:value-type="string">
            <text:p>m/s</text:p>
          </table:table-cell>
          <table:table-cell table:style-name="ce102" table:formula="of:= [.H2] / 100" office:value-type="float" office:value="1185.2864321608" calcext:value-type="float">
            <text:p>1185,29</text:p>
          </table:table-cell>
          <table:table-cell table:style-name="ce105" table:formula="of:=IFERROR(IF(SEARCH(&quot;/&quot;;[.G3];0); LEFT([.G3]; SEARCH(&quot;/&quot;; [.G3]) - 1)); [.G3])" office:value-type="string" office:string-value="m" calcext:value-type="string">
            <text:p>m</text:p>
          </table:table-cell>
          <table:table-cell table:style-name="ce107"/>
          <table:table-cell table:style-name="ce99" office:value-type="string" calcext:value-type="string">
            <text:p>Hidroplan față</text:p>
          </table:table-cell>
          <table:table-cell table:style-name="ce109" office:value-type="currency" office:currency="cm^2" office:value="36" calcext:value-type="currency">
            <text:p>36,00 cm^2</text:p>
          </table:table-cell>
          <table:table-cell table:style-name="ce110" office:value-type="currency" office:currency="kg" office:value="75" calcext:value-type="currency">
            <text:p>75,00 kg</text:p>
          </table:table-cell>
          <table:table-cell table:style-name="ce111" table:formula="of:= [.M3]/[.$J$1]/([.L3]/100)/10" office:value-type="currency" office:currency="TMM" office:value="20.3252032520325" calcext:value-type="currency">
            <text:p>20,33 m</text:p>
          </table:table-cell>
          <table:table-cell table:style-name="ce107"/>
          <table:table-cell table:style-name="ce112" office:value-type="string" calcext:value-type="string">
            <text:p>Corpul de navigare</text:p>
          </table:table-cell>
          <table:table-cell table:style-name="ce114" office:value-type="currency" office:currency="l" office:value="0" calcext:value-type="currency">
            <text:p>0,00 l</text:p>
          </table:table-cell>
          <table:table-cell table:style-name="ce115" office:value-type="currency" office:currency="kg" office:value="0" calcext:value-type="currency">
            <text:p>0,00 kg</text:p>
          </table:table-cell>
          <table:table-cell table:style-name="ce107" table:number-columns-repeated="1006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style-name="ce76" table:formula="of:=[Structură.B2]" office:value-type="string" office:string-value="Structură" calcext:value-type="string">
            <text:p>Structură</text:p>
          </table:table-cell>
          <table:table-cell table:style-name="ce83" table:formula="of:=INDIRECT(ADDRESS([Centralizare.$A$2]; [Centralizare.$A$3]; 1; 1; [Centralizare.$B4]); 1)" office:value-type="currency" office:currency="RON" office:value="433.3988" calcext:value-type="currency">
            <text:p>433,40 RON</text:p>
          </table:table-cell>
          <table:table-cell table:style-name="ce90" table:formula="of:=INDIRECT(ADDRESS([Centralizare.$A$2]; [Centralizare.$A$4]; 1; 1; [Centralizare.$B4]); 1)" office:value-type="currency" office:currency="g" office:value="3421.5" calcext:value-type="currency">
            <text:p>3.421,50 g</text:p>
          </table:table-cell>
          <table:table-cell/>
          <table:table-cell table:style-name="ce96" table:formula="of:=[.F3] * 3.6" office:value-type="float" office:value="0.36" calcext:value-type="float">
            <text:p>0,36</text:p>
          </table:table-cell>
          <table:table-cell table:style-name="ce99" office:value-type="string" calcext:value-type="string">
            <text:p>km/h</text:p>
          </table:table-cell>
          <table:table-cell table:style-name="ce102" table:formula="of:= [.H3] /1000" office:value-type="float" office:value="1.1852864321608" calcext:value-type="float">
            <text:p>1,19</text:p>
          </table:table-cell>
          <table:table-cell table:style-name="ce105" table:formula="of:=IFERROR(IF(SEARCH(&quot;/&quot;;[.G4];0); LEFT([.G4]; SEARCH(&quot;/&quot;; [.G4]) - 1)); [.G4])" office:value-type="string" office:string-value="km" calcext:value-type="string">
            <text:p>km</text:p>
          </table:table-cell>
          <table:table-cell table:style-name="ce107"/>
          <table:table-cell table:style-name="ce99" office:value-type="string" calcext:value-type="string">
            <text:p>Hidroplan spate</text:p>
          </table:table-cell>
          <table:table-cell table:style-name="ce109" office:value-type="currency" office:currency="cm^2" office:value="36" calcext:value-type="currency">
            <text:p>36,00 cm^2</text:p>
          </table:table-cell>
          <table:table-cell table:style-name="ce110" office:value-type="currency" office:currency="kg" office:value="75" calcext:value-type="currency">
            <text:p>75,00 kg</text:p>
          </table:table-cell>
          <table:table-cell table:style-name="ce111" table:formula="of:= [.M4]/[.$J$1]/([.L4]/100)/10" office:value-type="currency" office:currency="TMM" office:value="20.3252032520325" calcext:value-type="currency">
            <text:p>20,33 m</text:p>
          </table:table-cell>
          <table:table-cell table:style-name="ce107"/>
          <table:table-cell table:style-name="ce112" office:value-type="string" calcext:value-type="string">
            <text:p>Hidroplan față</text:p>
          </table:table-cell>
          <table:table-cell table:style-name="ce114" office:value-type="currency" office:currency="l" office:value="0" calcext:value-type="currency">
            <text:p>0,00 l</text:p>
          </table:table-cell>
          <table:table-cell table:style-name="ce115" office:value-type="currency" office:currency="kg" office:value="0" calcext:value-type="currency">
            <text:p>0,00 kg</text:p>
          </table:table-cell>
          <table:table-cell table:style-name="ce107" table:number-columns-repeated="1006"/>
        </table:table-row>
        <table:table-row table:style-name="ro2">
          <table:table-cell table:style-name="ce71"/>
          <table:table-cell table:style-name="ce77" table:formula="of:=[Carcasă.B2]" office:value-type="string" office:string-value="Carcasă" calcext:value-type="string">
            <text:p>Carcasă</text:p>
          </table:table-cell>
          <table:table-cell table:style-name="ce84" table:formula="of:=INDIRECT(ADDRESS([Centralizare.$A$2]; [Centralizare.$A$3]; 1; 1; [Centralizare.$B5]); 1)" office:value-type="currency" office:currency="RON" office:value="102.1" calcext:value-type="currency">
            <text:p>102,10 RON</text:p>
          </table:table-cell>
          <table:table-cell table:style-name="ce91" table:formula="of:=INDIRECT(ADDRESS([Centralizare.$A$2]; [Centralizare.$A$4]; 1; 1; [Centralizare.$B5]); 1)" office:value-type="currency" office:currency="g" office:value="430" calcext:value-type="currency">
            <text:p>430,00 g</text:p>
          </table:table-cell>
          <table:table-cell/>
          <table:table-cell table:style-name="ce96" table:formula="of:=[.F4] * 0.539" office:value-type="float" office:value="0.19404" calcext:value-type="float">
            <text:p>0,19</text:p>
          </table:table-cell>
          <table:table-cell table:style-name="ce99" office:value-type="string" calcext:value-type="string">
            <text:p>noduri</text:p>
          </table:table-cell>
          <table:table-cell table:style-name="ce102" table:formula="of:= [.$E$1] * [.F5]" office:value-type="float" office:value="0.638869386934674" calcext:value-type="float">
            <text:p>0,64</text:p>
          </table:table-cell>
          <table:table-cell table:style-name="ce99" office:value-type="string" calcext:value-type="string">
            <text:p>mile marine</text:p>
          </table:table-cell>
          <table:table-cell table:style-name="ce107"/>
          <table:table-cell table:style-name="Default"/>
          <table:table-cell table:number-columns-repeated="3"/>
          <table:table-cell table:style-name="ce107"/>
          <table:table-cell table:style-name="ce112" office:value-type="string" calcext:value-type="string">
            <text:p>Hidroplan spate</text:p>
          </table:table-cell>
          <table:table-cell table:style-name="ce114" office:value-type="currency" office:currency="l" office:value="0" calcext:value-type="currency">
            <text:p>0,00 l</text:p>
          </table:table-cell>
          <table:table-cell table:style-name="ce115" office:value-type="currency" office:currency="kg" office:value="0" calcext:value-type="currency">
            <text:p>0,00 kg</text:p>
          </table:table-cell>
          <table:table-cell table:style-name="ce107" table:number-columns-repeated="1006"/>
        </table:table-row>
        <table:table-row table:style-name="ro9">
          <table:table-cell/>
          <table:table-cell table:style-name="ce78" office:value-type="string" calcext:value-type="string">
            <text:p>Total</text:p>
          </table:table-cell>
          <table:table-cell table:style-name="ce85" table:formula="of:=IF(SUM([Centralizare.C2:.C5]); SUM([Centralizare.C2:.C5]); &quot;&quot;)" office:value-type="currency" office:currency="RON" office:value="2067.1988" calcext:value-type="currency">
            <text:p>2.067,20 RON</text:p>
          </table:table-cell>
          <table:table-cell table:style-name="ce92" table:formula="of:=IF(SUM([.D3:.D5]); SUM([.D3:.D5]); &quot;&quot;)" office:value-type="currency" office:currency="g" office:value="5931.09" calcext:value-type="currency">
            <text:p>5.931,09 g</text:p>
          </table:table-cell>
          <table:table-cell table:number-columns-repeated="6"/>
          <table:table-cell table:style-name="ce107"/>
          <table:table-cell table:number-columns-repeated="1013"/>
        </table:table-row>
        <table:table-row table:style-name="ro9" table:number-rows-repeated="1048561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e lucru" table:style-name="ta1">
        <table:table-column table:style-name="co13" table:number-columns-repeated="9" table:default-cell-style-name="ce44"/>
        <table:table-column table:style-name="co14" table:number-columns-repeated="3" table:default-cell-style-name="ce44"/>
        <table:table-column table:style-name="co15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7" table:number-columns-repeated="1005" table:default-cell-style-name="ce66"/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47" office:value-type="string" calcext:value-type="string">
            <text:p>An</text:p>
          </table:table-cell>
          <table:table-cell table:style-name="ce45" office:value-type="string" calcext:value-type="string">
            <text:p>Primavara</text:p>
          </table:table-cell>
          <table:table-cell table:style-name="ce45" office:value-type="string" calcext:value-type="string">
            <text:p>Vara</text:p>
          </table:table-cell>
          <table:table-cell table:style-name="ce45" office:value-type="string" calcext:value-type="string">
            <text:p>Toamna</text:p>
          </table:table-cell>
          <table:table-cell table:style-name="ce50" office:value-type="string" calcext:value-type="string">
            <text:p>Iarna</text:p>
          </table:table-cell>
          <table:table-cell table:style-name="ce45" office:value-type="string" calcext:value-type="string">
            <text:p>Total pe an</text:p>
          </table:table-cell>
          <table:table-cell table:style-name="ce63" office:value-type="string" calcext:value-type="string">
            <text:p>Total</text:p>
          </table:table-cell>
          <table:table-cell table:style-name="ce65" table:number-columns-repeated="1005"/>
        </table:table-row>
        <table:table-row table:style-name="ro2">
          <table:table-cell table:style-name="ce43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6" office:value-type="float" office:value="10" calcext:value-type="float">
            <text:p>10</text:p>
          </table:table-cell>
          <table:table-cell table:style-name="ce57" office:value-type="float" office:value="2018" calcext:value-type="float">
            <text:p>2018</text:p>
          </table:table-cell>
          <table:table-cell table:style-name="ce59" table:formula="of:=SUM(['Ore lucru'.C2:.E2])" office:value-type="float" office:value="0" calcext:value-type="float">
            <text:p>0</text:p>
          </table:table-cell>
          <table:table-cell table:style-name="ce59" table:formula="of:=SUM(['Ore lucru'.F2:.H2])" office:value-type="float" office:value="0" calcext:value-type="float">
            <text:p>0</text:p>
          </table:table-cell>
          <table:table-cell table:style-name="ce59" table:formula="of:=SUM(['Ore lucru'.I2:.K2])" office:value-type="float" office:value="0" calcext:value-type="float">
            <text:p>0</text:p>
          </table:table-cell>
          <table:table-cell table:style-name="ce61" table:formula="of:=['Ore lucru'.A2]+['Ore lucru'.B2]+['Ore lucru'.L2]" office:value-type="float" office:value="10" calcext:value-type="float">
            <text:p>10</text:p>
          </table:table-cell>
          <table:table-cell table:style-name="ce62" table:formula="of:=SUM(['Ore lucru'.N2:.Q2])" office:value-type="float" office:value="10" calcext:value-type="float">
            <text:p>10</text:p>
          </table:table-cell>
          <table:table-cell table:style-name="ce64" table:formula="of:=['Ore lucru'.R2]" office:value-type="float" office:value="10" calcext:value-type="float">
            <text:p>10</text:p>
          </table:table-cell>
          <table:table-cell table:style-name="ce65" table:number-columns-repeated="1005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6" office:value-type="float" office:value="15" calcext:value-type="float">
            <text:p>15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float" office:value="12" calcext:value-type="float">
            <text:p>12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8" calcext:value-type="float">
            <text:p>18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float" office:value="20" calcext:value-type="float">
            <text:p>20</text:p>
          </table:table-cell>
          <table:table-cell table:style-name="ce56" office:value-type="float" office:value="20" calcext:value-type="float">
            <text:p>20</text:p>
          </table:table-cell>
          <table:table-cell table:style-name="ce57" table:formula="of:=['Ore lucru'.M2] + 1" office:value-type="float" office:value="2019" calcext:value-type="float">
            <text:p>2019</text:p>
          </table:table-cell>
          <table:table-cell table:style-name="ce60" table:formula="of:=SUM(['Ore lucru'.C3:.E3])" office:value-type="float" office:value="15" calcext:value-type="float">
            <text:p>15</text:p>
          </table:table-cell>
          <table:table-cell table:style-name="ce59" table:formula="of:=SUM(['Ore lucru'.F3:.H3])" office:value-type="float" office:value="27" calcext:value-type="float">
            <text:p>27</text:p>
          </table:table-cell>
          <table:table-cell table:style-name="ce59" table:formula="of:=SUM(['Ore lucru'.I3:.K3])" office:value-type="float" office:value="40" calcext:value-type="float">
            <text:p>40</text:p>
          </table:table-cell>
          <table:table-cell table:style-name="ce61" table:formula="of:=['Ore lucru'.A3]+['Ore lucru'.B3]+['Ore lucru'.L3]" office:value-type="float" office:value="45" calcext:value-type="float">
            <text:p>45</text:p>
          </table:table-cell>
          <table:table-cell table:style-name="ce62" table:formula="of:=SUM(['Ore lucru'.N3:.Q3])" office:value-type="float" office:value="127" calcext:value-type="float">
            <text:p>127</text:p>
          </table:table-cell>
          <table:table-cell table:style-name="ce64" table:formula="of:=['Ore lucru'.S2]+['Ore lucru'.R3]" office:value-type="float" office:value="137" calcext:value-type="float">
            <text:p>137</text:p>
          </table:table-cell>
          <table:table-cell table:style-name="ce65" table:number-columns-repeated="1005"/>
        </table:table-row>
        <table:table-row table:style-name="ro2">
          <table:table-cell table:style-name="ce43" office:value-type="float" office:value="20" calcext:value-type="float">
            <text:p>2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7" table:formula="of:=['Ore lucru'.M3] + 1" office:value-type="float" office:value="2020" calcext:value-type="float">
            <text:p>2020</text:p>
          </table:table-cell>
          <table:table-cell table:style-name="ce59" table:formula="of:=SUM(['Ore lucru'.C4:.E4])" office:value-type="float" office:value="0" calcext:value-type="float">
            <text:p>0</text:p>
          </table:table-cell>
          <table:table-cell table:style-name="ce59" table:formula="of:=SUM(['Ore lucru'.F4:.H4])" office:value-type="float" office:value="0" calcext:value-type="float">
            <text:p>0</text:p>
          </table:table-cell>
          <table:table-cell table:style-name="ce59" table:formula="of:=SUM(['Ore lucru'.I4:.K4])" office:value-type="float" office:value="0" calcext:value-type="float">
            <text:p>0</text:p>
          </table:table-cell>
          <table:table-cell table:style-name="ce61" table:formula="of:=['Ore lucru'.A4]+['Ore lucru'.B4]+['Ore lucru'.L4]" office:value-type="float" office:value="20" calcext:value-type="float">
            <text:p>20</text:p>
          </table:table-cell>
          <table:table-cell table:style-name="ce62" table:formula="of:=SUM(['Ore lucru'.N4:.Q4])" office:value-type="float" office:value="20" calcext:value-type="float">
            <text:p>20</text:p>
          </table:table-cell>
          <table:table-cell table:style-name="ce64" table:formula="of:=['Ore lucru'.S3]+['Ore lucru'.R4]" office:value-type="float" office:value="157" calcext:value-type="float">
            <text:p>157</text:p>
          </table:table-cell>
          <table:table-cell table:style-name="ce65" table:number-columns-repeated="1005"/>
        </table:table-row>
        <table:table-row table:style-name="ro2">
          <table:table-cell table:style-name="ce43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7" table:formula="of:=['Ore lucru'.M4] + 1" office:value-type="float" office:value="2021" calcext:value-type="float">
            <text:p>2021</text:p>
          </table:table-cell>
          <table:table-cell table:style-name="ce60" table:formula="of:=SUM(['Ore lucru'.C5:.E5])" office:value-type="float" office:value="0" calcext:value-type="float">
            <text:p>0</text:p>
          </table:table-cell>
          <table:table-cell table:style-name="ce59" table:formula="of:=SUM(['Ore lucru'.F5:.H5])" office:value-type="float" office:value="0" calcext:value-type="float">
            <text:p>0</text:p>
          </table:table-cell>
          <table:table-cell table:style-name="ce59" table:formula="of:=SUM(['Ore lucru'.I5:.K5])" office:value-type="float" office:value="0" calcext:value-type="float">
            <text:p>0</text:p>
          </table:table-cell>
          <table:table-cell table:style-name="ce61" table:formula="of:=['Ore lucru'.A5]+['Ore lucru'.B5]+['Ore lucru'.L5]" office:value-type="float" office:value="0" calcext:value-type="float">
            <text:p>0</text:p>
          </table:table-cell>
          <table:table-cell table:style-name="ce62" table:formula="of:=SUM(['Ore lucru'.N5:.Q5])" office:value-type="float" office:value="0" calcext:value-type="float">
            <text:p>0</text:p>
          </table:table-cell>
          <table:table-cell table:style-name="ce64" table:formula="of:=['Ore lucru'.S4]+['Ore lucru'.R5]" office:value-type="float" office:value="157" calcext:value-type="float">
            <text:p>157</text:p>
          </table:table-cell>
          <table:table-cell table:style-name="ce65" table:number-columns-repeated="1005"/>
        </table:table-row>
        <table:table-row table:style-name="ro2">
          <table:table-cell table:style-name="ce43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7" table:formula="of:=['Ore lucru'.M5] + 1" office:value-type="float" office:value="2022" calcext:value-type="float">
            <text:p>2022</text:p>
          </table:table-cell>
          <table:table-cell table:style-name="ce59" table:formula="of:=SUM(['Ore lucru'.C6:.E6])" office:value-type="float" office:value="0" calcext:value-type="float">
            <text:p>0</text:p>
          </table:table-cell>
          <table:table-cell table:style-name="ce59" table:formula="of:=SUM(['Ore lucru'.F6:.H6])" office:value-type="float" office:value="0" calcext:value-type="float">
            <text:p>0</text:p>
          </table:table-cell>
          <table:table-cell table:style-name="ce59" table:formula="of:=SUM(['Ore lucru'.I6:.K6])" office:value-type="float" office:value="0" calcext:value-type="float">
            <text:p>0</text:p>
          </table:table-cell>
          <table:table-cell table:style-name="ce61" table:formula="of:=['Ore lucru'.A6]+['Ore lucru'.B6]+['Ore lucru'.L6]" office:value-type="float" office:value="0" calcext:value-type="float">
            <text:p>0</text:p>
          </table:table-cell>
          <table:table-cell table:style-name="ce62" table:formula="of:=SUM(['Ore lucru'.N6:.Q6])" office:value-type="float" office:value="0" calcext:value-type="float">
            <text:p>0</text:p>
          </table:table-cell>
          <table:table-cell table:style-name="ce64" table:formula="of:=['Ore lucru'.S5]+['Ore lucru'.R6]" office:value-type="float" office:value="157" calcext:value-type="float">
            <text:p>157</text:p>
          </table:table-cell>
          <table:table-cell table:style-name="ce65" table:number-columns-repeated="1005"/>
        </table:table-row>
        <table:table-row table:style-name="ro2">
          <table:table-cell table:style-name="ce43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7" table:formula="of:=['Ore lucru'.M6] + 1" office:value-type="float" office:value="2023" calcext:value-type="float">
            <text:p>2023</text:p>
          </table:table-cell>
          <table:table-cell table:style-name="ce60" table:formula="of:=SUM(['Ore lucru'.C7:.E7])" office:value-type="float" office:value="0" calcext:value-type="float">
            <text:p>0</text:p>
          </table:table-cell>
          <table:table-cell table:style-name="ce59" table:formula="of:=SUM(['Ore lucru'.F7:.H7])" office:value-type="float" office:value="0" calcext:value-type="float">
            <text:p>0</text:p>
          </table:table-cell>
          <table:table-cell table:style-name="ce59" table:formula="of:=SUM(['Ore lucru'.I7:.K7])" office:value-type="float" office:value="0" calcext:value-type="float">
            <text:p>0</text:p>
          </table:table-cell>
          <table:table-cell table:style-name="ce61" table:formula="of:=['Ore lucru'.A7]+['Ore lucru'.B7]+['Ore lucru'.L7]" office:value-type="float" office:value="0" calcext:value-type="float">
            <text:p>0</text:p>
          </table:table-cell>
          <table:table-cell table:style-name="ce62" table:formula="of:=SUM(['Ore lucru'.N7:.Q7])" office:value-type="float" office:value="0" calcext:value-type="float">
            <text:p>0</text:p>
          </table:table-cell>
          <table:table-cell table:style-name="ce64" table:formula="of:=['Ore lucru'.S6]+['Ore lucru'.R7]" office:value-type="float" office:value="157" calcext:value-type="float">
            <text:p>157</text:p>
          </table:table-cell>
          <table:table-cell table:style-name="ce65" table:number-columns-repeated="1005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limentare" table:style-name="ta1">
        <table:table-column table:style-name="co44" table:default-cell-style-name="ce145"/>
        <table:table-column table:style-name="co45" table:default-cell-style-name="ce149"/>
        <table:table-column table:style-name="co46" table:default-cell-style-name="ce153"/>
        <table:table-column table:style-name="co46" table:default-cell-style-name="ce159"/>
        <table:table-column table:style-name="co46" table:number-columns-repeated="2" table:default-cell-style-name="ce149"/>
        <table:table-column table:style-name="co46" table:default-cell-style-name="ce153"/>
        <table:table-column table:style-name="co46" table:default-cell-style-name="ce159"/>
        <table:table-column table:style-name="co46" table:number-columns-repeated="2" table:default-cell-style-name="ce149"/>
        <table:table-column table:style-name="co46" table:default-cell-style-name="ce153"/>
        <table:table-column table:style-name="co46" table:default-cell-style-name="ce159"/>
        <table:table-column table:style-name="co46" table:default-cell-style-name="ce149"/>
        <table:table-column table:style-name="co46" table:default-cell-style-name="ce153"/>
        <table:table-column table:style-name="co45" table:default-cell-style-name="ce194"/>
        <table:table-column table:style-name="co46" table:default-cell-style-name="ce196"/>
        <table:table-column table:style-name="co46" table:default-cell-style-name="ce205"/>
        <table:table-column table:style-name="co46" table:default-cell-style-name="ce210"/>
        <table:table-column table:style-name="co46" table:default-cell-style-name="ce216"/>
        <table:table-column table:style-name="co45" table:default-cell-style-name="Default"/>
        <table:table-column table:style-name="co46" table:default-cell-style-name="ce228"/>
        <table:table-column table:style-name="co46" table:default-cell-style-name="ce210"/>
        <table:table-column table:style-name="co46" table:default-cell-style-name="ce216"/>
        <table:table-column table:style-name="co7" table:number-columns-repeated="1001" table:default-cell-style-name="Default"/>
        <table:table-row table:style-name="ro1">
          <table:table-cell table:style-name="ce141" office:value-type="string" calcext:value-type="string" table:number-columns-spanned="3" table:number-rows-spanned="1">
            <text:p>Componentă</text:p>
          </table:table-cell>
          <table:covered-table-cell table:style-name="ce146"/>
          <table:covered-table-cell table:style-name="ce150"/>
          <table:table-cell table:style-name="ce154" office:value-type="string" calcext:value-type="string" table:number-columns-spanned="4" table:number-rows-spanned="1">
            <text:p>Voltaj</text:p>
          </table:table-cell>
          <table:covered-table-cell table:number-columns-repeated="2" table:style-name="ce160"/>
          <table:covered-table-cell table:style-name="ce164"/>
          <table:table-cell table:style-name="ce169" office:value-type="string" calcext:value-type="string" table:number-columns-spanned="4" table:number-rows-spanned="1">
            <text:p>Capacitate</text:p>
          </table:table-cell>
          <table:covered-table-cell table:number-columns-repeated="2" table:style-name="ce173"/>
          <table:covered-table-cell table:style-name="ce176"/>
          <table:table-cell table:style-name="ce178" office:value-type="string" calcext:value-type="string" table:number-columns-spanned="2" table:number-rows-spanned="1">
            <text:p>Utilitate</text:p>
          </table:table-cell>
          <table:covered-table-cell table:style-name="ce181"/>
          <table:table-cell table:style-name="ce184" table:formula="of:=MIN(INDIRECT([.O7]))" office:value-type="float" office:value="3.29246231155779" calcext:value-type="float">
            <text:p>3,29</text:p>
          </table:table-cell>
          <table:table-cell table:style-name="ce187" office:value-type="float" office:value="3" calcext:value-type="float">
            <text:p>3</text:p>
          </table:table-cell>
          <table:table-cell table:style-name="ce101" office:value-type="string" calcext:value-type="string" table:number-columns-spanned="4" table:number-rows-spanned="1">
            <text:p>Listă valori</text:p>
          </table:table-cell>
          <table:covered-table-cell table:style-name="ce197"/>
          <table:covered-table-cell table:style-name="ce206"/>
          <table:covered-table-cell table:style-name="ce212"/>
          <table:table-cell table:style-name="ce218"/>
          <table:table-cell table:style-name="ce226" office:value-type="string" calcext:value-type="string" table:number-columns-spanned="3" table:number-rows-spanned="1">
            <text:p>Listă acumulatori</text:p>
          </table:table-cell>
          <table:covered-table-cell table:style-name="ce229" table:content-validation-name="val4"/>
          <table:covered-table-cell table:style-name="ce231"/>
          <table:table-cell table:style-name="ce218" table:number-columns-repeated="997"/>
          <table:table-cell table:style-name="ce210" table:number-columns-repeated="3"/>
          <table:table-cell table:style-name="ce216"/>
        </table:table-row>
        <table:table-row table:style-name="ro2">
          <table:table-cell table:style-name="ce142" office:value-type="string" calcext:value-type="string">
            <text:p>Nume</text:p>
          </table:table-cell>
          <table:table-cell table:style-name="ce147" office:value-type="string" calcext:value-type="string">
            <text:p>Voltaj</text:p>
          </table:table-cell>
          <table:table-cell table:style-name="ce151" office:value-type="string" calcext:value-type="string">
            <text:p>Consum</text:p>
          </table:table-cell>
          <table:table-cell table:style-name="ce155" office:value-type="string" calcext:value-type="string">
            <text:p>Acumulator 1</text:p>
          </table:table-cell>
          <table:table-cell table:style-name="ce161" office:value-type="string" calcext:value-type="string">
            <text:p>Acumulator 2</text:p>
          </table:table-cell>
          <table:table-cell table:style-name="ce161" office:value-type="string" calcext:value-type="string">
            <text:p>Acumulator 3</text:p>
          </table:table-cell>
          <table:table-cell table:style-name="ce165" office:value-type="string" calcext:value-type="string">
            <text:p>Acumulator 4</text:p>
          </table:table-cell>
          <table:table-cell table:style-name="ce170" office:value-type="string" calcext:value-type="string">
            <text:p>Acumulator 1</text:p>
          </table:table-cell>
          <table:table-cell table:style-name="ce174" office:value-type="string" calcext:value-type="string">
            <text:p>Acumulator 2</text:p>
          </table:table-cell>
          <table:table-cell table:style-name="ce174" office:value-type="string" calcext:value-type="string">
            <text:p>Acumulator 3</text:p>
          </table:table-cell>
          <table:table-cell table:style-name="ce177" office:value-type="string" calcext:value-type="string">
            <text:p>Acumulator 4</text:p>
          </table:table-cell>
          <table:table-cell table:style-name="ce179" office:value-type="string" calcext:value-type="string">
            <text:p>Voltaj acoperit</text:p>
          </table:table-cell>
          <table:table-cell table:style-name="ce182" office:value-type="string" calcext:value-type="string">
            <text:p>Capacitate</text:p>
          </table:table-cell>
          <table:table-cell table:style-name="ce185" office:value-type="string" calcext:value-type="string">
            <text:p>Autonomie</text:p>
          </table:table-cell>
          <table:table-cell table:style-name="ce187" table:formula="of:=[.O1] + COUNTA([.A3]: [.A201]) - 1" office:value-type="float" office:value="10" calcext:value-type="float">
            <text:p>10</text:p>
          </table:table-cell>
          <table:table-cell table:style-name="ce195" office:value-type="string" calcext:value-type="string">
            <text:p>Voltaj</text:p>
          </table:table-cell>
          <table:table-cell table:style-name="ce198" office:value-type="string" calcext:value-type="string">
            <text:p>Număr</text:p>
          </table:table-cell>
          <table:table-cell table:style-name="ce198" office:value-type="string" calcext:value-type="string">
            <text:p>Capacitate</text:p>
          </table:table-cell>
          <table:table-cell table:style-name="ce213" office:value-type="string" calcext:value-type="string">
            <text:p>Număr</text:p>
          </table:table-cell>
          <table:table-cell table:style-name="ce223"/>
          <table:table-cell table:style-name="ce227" office:value-type="string" calcext:value-type="string">
            <text:p>Voltaj</text:p>
          </table:table-cell>
          <table:table-cell table:style-name="ce230" office:value-type="string" calcext:value-type="string">
            <text:p>Capacitate</text:p>
          </table:table-cell>
          <table:table-cell table:style-name="ce236" office:value-type="string" calcext:value-type="string">
            <text:p>Număr</text:p>
          </table:table-cell>
          <table:table-cell table:style-name="ce223" table:number-columns-repeated="997"/>
          <table:table-cell table:number-columns-repeated="4"/>
        </table:table-row>
        <table:table-row table:style-name="ro2">
          <table:table-cell table:style-name="ce143" office:value-type="string" calcext:value-type="string">
            <text:p>Servomotor antenă</text:p>
          </table:table-cell>
          <table:table-cell table:style-name="ce148" office:value-type="currency" office:currency="V" office:value="6" calcext:value-type="currency">
            <text:p>6,00 V</text:p>
          </table:table-cell>
          <table:table-cell table:style-name="ce152" office:value-type="currency" office:currency="mAh" office:value="500" calcext:value-type="currency">
            <text:p>500,00 mAh</text:p>
          </table:table-cell>
          <table:table-cell table:style-name="ce156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48" table:content-validation-name="val1" office:value-type="currency" office:currency="V" office:value="1.2" calcext:value-type="currency">
            <text:p>1,20 V</text:p>
          </table:table-cell>
          <table:table-cell table:style-name="ce166" table:content-validation-name="val1" office:value-type="currency" office:currency="V" office:value="1.6" calcext:value-type="currency">
            <text:p>1,60 V</text:p>
          </table:table-cell>
          <table:table-cell table:number-columns-repeated="2" table:style-name="ce171" table:content-validation-name="val2" office:value-type="currency" office:currency="mAh" office:value="2700" calcext:value-type="currency">
            <text:p>2.700,00 mAh</text:p>
          </table:table-cell>
          <table:table-cell table:style-name="ce152" table:content-validation-name="val2" office:value-type="currency" office:currency="mAh" office:value="2100" calcext:value-type="currency">
            <text:p>2.100,00 mAh</text:p>
          </table:table-cell>
          <table:table-cell table:style-name="ce152" table:content-validation-name="val2" office:value-type="currency" office:currency="mAh" office:value="1500" calcext:value-type="currency">
            <text:p>1.500,00 mAh</text:p>
          </table:table-cell>
          <table:table-cell table:style-name="ce180" table:formula="of:=IF(SUM([.D3:.G3]); SUM([.D3:.G3]); &quot;&quot;)" office:value-type="currency" office:currency="V" office:value="5.2" calcext:value-type="currency">
            <text:p>5,20 V</text:p>
          </table:table-cell>
          <table:table-cell table:style-name="ce183" table:formula="of:=IF(PRODUCT([.D3:.L3]); [.L3] / ([.D3] / [.H3] +[.E3] / [.I3] + [.F3] / [.J3] + [.G3] / [.K3]  ); &quot;&quot;)" office:value-type="currency" office:currency="mAh" office:value="2057.78894472362" calcext:value-type="currency">
            <text:p>2.057,79 mAh</text:p>
          </table:table-cell>
          <table:table-cell table:style-name="ce186" table:formula="of:=IF([.C3]*[.M3];[.M3]/[.C3]*80/100;&quot;&quot;)" office:value-type="float" office:value="3.29246231155779" calcext:value-type="float">
            <text:p>3,29</text:p>
          </table:table-cell>
          <table:table-cell table:style-name="ce188" office:value-type="float" office:value="4" calcext:value-type="float">
            <text:p>4</text:p>
          </table:table-cell>
          <table:table-cell table:style-name="ce156" office:value-type="currency" office:currency="V" office:value="1.2" calcext:value-type="currency">
            <text:p>1,20 V</text:p>
          </table:table-cell>
          <table:table-cell table:style-name="ce199" table:formula="of:=COUNTIF(INDIRECT([.$O$5]); &quot;=&quot; &amp; [.P3])" office:value-type="float" office:value="16" calcext:value-type="float">
            <text:p>16</text:p>
          </table:table-cell>
          <table:table-cell table:style-name="ce209" office:value-type="currency" office:currency="mAh" office:value="1000" calcext:value-type="currency">
            <text:p>1.000,00 mAh</text:p>
          </table:table-cell>
          <table:table-cell table:style-name="ce215" table:formula="of:=COUNTIF(INDIRECT([.$O$6]); &quot;=&quot; &amp; [.R3])" office:value-type="float" office:value="0" calcext:value-type="float">
            <text:p>0</text:p>
          </table:table-cell>
          <table:table-cell table:style-name="ce224"/>
          <table:table-cell table:style-name="ce156" table:content-validation-name="val3" office:value-type="currency" office:currency="V" office:value="1.2" calcext:value-type="currency">
            <text:p>1,20 V</text:p>
          </table:table-cell>
          <table:table-cell table:style-name="ce209" table:content-validation-name="val4" office:value-type="currency" office:currency="mAh" office:value="1000" calcext:value-type="currency">
            <text:p>1.000,00 mAh</text:p>
          </table:table-cell>
          <table:table-cell table:style-name="ce237" table:formula="of:=COUNTIFS(INDIRECT([.$O$5]); &quot;=&quot; &amp; [.U3]; INDIRECT([.$O$6]); &quot;=&quot; &amp; [.V3] )" office:value-type="float" office:value="0" calcext:value-type="float">
            <text:p>0</text:p>
          </table:table-cell>
          <table:table-cell table:style-name="ce224" table:number-columns-repeated="997"/>
          <table:table-cell table:number-columns-repeated="4"/>
        </table:table-row>
        <table:table-row table:style-name="ro2">
          <table:table-cell table:style-name="ce143" office:value-type="string" calcext:value-type="string">
            <text:p>Servomotor sonar</text:p>
          </table:table-cell>
          <table:table-cell table:style-name="ce148" office:value-type="currency" office:currency="V" office:value="6" calcext:value-type="currency">
            <text:p>6,00 V</text:p>
          </table:table-cell>
          <table:table-cell table:style-name="ce152" office:value-type="currency" office:currency="mAh" office:value="250" calcext:value-type="currency">
            <text:p>250,00 mAh</text:p>
          </table:table-cell>
          <table:table-cell table:style-name="ce156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48" table:content-validation-name="val1" office:value-type="currency" office:currency="V" office:value="1.6" calcext:value-type="currency">
            <text:p>1,60 V</text:p>
          </table:table-cell>
          <table:table-cell table:style-name="ce166" table:content-validation-name="val1" office:value-type="currency" office:currency="V" office:value="1.6" calcext:value-type="currency">
            <text:p>1,60 V</text:p>
          </table:table-cell>
          <table:table-cell table:style-name="ce171" table:content-validation-name="val2" office:value-type="currency" office:currency="mAh" office:value="2700" calcext:value-type="currency">
            <text:p>2.700,00 mAh</text:p>
          </table:table-cell>
          <table:table-cell table:number-columns-repeated="3" table:style-name="ce152" table:content-validation-name="val2" office:value-type="currency" office:currency="mAh" office:value="1500" calcext:value-type="currency">
            <text:p>1.500,00 mAh</text:p>
          </table:table-cell>
          <table:table-cell table:style-name="ce180" table:formula="of:=IF(SUM([.D4:.G4]); SUM([.D4:.G4]); &quot;&quot;)" office:value-type="currency" office:currency="V" office:value="6" calcext:value-type="currency">
            <text:p>6,00 V</text:p>
          </table:table-cell>
          <table:table-cell table:style-name="ce183" table:formula="of:=IF(PRODUCT([.D4:.L4]); [.L4] / ([.D4] / [.H4] +[.E4] / [.I4] + [.F4] / [.J4] + [.G4] / [.K4]  ); &quot;&quot;)" office:value-type="currency" office:currency="mAh" office:value="1646.34146341463" calcext:value-type="currency">
            <text:p>1.646,34 mAh</text:p>
          </table:table-cell>
          <table:table-cell table:style-name="ce186" table:formula="of:=IF([.C4]*[.M4];[.M4]/[.C4]*80/100;&quot;&quot;)" office:value-type="float" office:value="5.26829268292683" calcext:value-type="float">
            <text:p>5,27</text:p>
          </table:table-cell>
          <table:table-cell table:style-name="ce189" office:value-type="float" office:value="4" calcext:value-type="float">
            <text:p>4</text:p>
          </table:table-cell>
          <table:table-cell table:style-name="ce156" office:value-type="currency" office:currency="V" office:value="1.5" calcext:value-type="currency">
            <text:p>1,50 V</text:p>
          </table:table-cell>
          <table:table-cell table:style-name="ce199" table:formula="of:=COUNTIF(INDEX(INDIRECT([.$O$5])); &quot;=&quot; &amp; [.P4])" office:value-type="float" office:value="0" calcext:value-type="float">
            <text:p>0</text:p>
          </table:table-cell>
          <table:table-cell table:style-name="ce209" office:value-type="currency" office:currency="mAh" office:value="1500" calcext:value-type="currency">
            <text:p>1.500,00 mAh</text:p>
          </table:table-cell>
          <table:table-cell table:style-name="ce215" table:formula="of:=COUNTIF(INDIRECT([.$O$6]); &quot;=&quot; &amp; [.R4])" office:value-type="float" office:value="8" calcext:value-type="float">
            <text:p>8</text:p>
          </table:table-cell>
          <table:table-cell table:style-name="ce210"/>
          <table:table-cell table:style-name="ce156" table:content-validation-name="val3" office:value-type="currency" office:currency="V" office:value="1.2" calcext:value-type="currency">
            <text:p>1,20 V</text:p>
          </table:table-cell>
          <table:table-cell table:style-name="ce209" table:content-validation-name="val4" office:value-type="currency" office:currency="mAh" office:value="1500" calcext:value-type="currency">
            <text:p>1.500,00 mAh</text:p>
          </table:table-cell>
          <table:table-cell table:style-name="ce237" table:formula="of:=COUNTIFS(INDIRECT([.$O$5]); &quot;=&quot; &amp; [.U4]; INDIRECT([.$O$6]); &quot;=&quot; &amp; [.V4] )" office:value-type="float" office:value="0" calcext:value-type="float">
            <text:p>0</text:p>
          </table:table-cell>
          <table:table-cell table:style-name="ce210" table:number-columns-repeated="997"/>
          <table:table-cell table:number-columns-repeated="4"/>
        </table:table-row>
        <table:table-row table:style-name="ro2">
          <table:table-cell table:style-name="ce143" office:value-type="string" calcext:value-type="string">
            <text:p>Servomotor cârmă</text:p>
          </table:table-cell>
          <table:table-cell table:style-name="ce148" office:value-type="currency" office:currency="V" office:value="6" calcext:value-type="currency">
            <text:p>6,00 V</text:p>
          </table:table-cell>
          <table:table-cell table:style-name="ce152" office:value-type="currency" office:currency="mAh" office:value="500" calcext:value-type="currency">
            <text:p>500,00 mAh</text:p>
          </table:table-cell>
          <table:table-cell table:style-name="ce156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48" table:content-validation-name="val1" office:value-type="currency" office:currency="V" office:value="1.2" calcext:value-type="currency">
            <text:p>1,20 V</text:p>
          </table:table-cell>
          <table:table-cell table:style-name="ce166" table:content-validation-name="val1" office:value-type="currency" office:currency="V" office:value="1.6" calcext:value-type="currency">
            <text:p>1,60 V</text:p>
          </table:table-cell>
          <table:table-cell table:style-name="ce171" table:content-validation-name="val2" office:value-type="currency" office:currency="mAh" office:value="2700" calcext:value-type="currency">
            <text:p>2.700,00 mAh</text:p>
          </table:table-cell>
          <table:table-cell table:style-name="ce152" table:content-validation-name="val2" office:value-type="currency" office:currency="mAh" office:value="2700" calcext:value-type="currency">
            <text:p>2.700,00 mAh</text:p>
          </table:table-cell>
          <table:table-cell table:style-name="ce152" table:content-validation-name="val2" office:value-type="currency" office:currency="mAh" office:value="2100" calcext:value-type="currency">
            <text:p>2.100,00 mAh</text:p>
          </table:table-cell>
          <table:table-cell table:style-name="ce152" table:content-validation-name="val2" office:value-type="currency" office:currency="mAh" office:value="1500" calcext:value-type="currency">
            <text:p>1.500,00 mAh</text:p>
          </table:table-cell>
          <table:table-cell table:style-name="ce180" table:formula="of:=IF(SUM([.D5:.G5]); SUM([.D5:.G5]); &quot;&quot;)" office:value-type="currency" office:currency="V" office:value="5.2" calcext:value-type="currency">
            <text:p>5,20 V</text:p>
          </table:table-cell>
          <table:table-cell table:style-name="ce183" table:formula="of:=IF(PRODUCT([.D5:.L5]); [.L5] / ([.D5] / [.H5] +[.E5] / [.I5] + [.F5] / [.J5] + [.G5] / [.K5]  ); &quot;&quot;)" office:value-type="currency" office:currency="mAh" office:value="2057.78894472362" calcext:value-type="currency">
            <text:p>2.057,79 mAh</text:p>
          </table:table-cell>
          <table:table-cell table:style-name="ce186" table:formula="of:=IF([.C5]*[.M5];[.M5]/[.C5]*80/100;&quot;&quot;)" office:value-type="float" office:value="3.29246231155779" calcext:value-type="float">
            <text:p>3,29</text:p>
          </table:table-cell>
          <table:table-cell table:style-name="ce187" table:formula="of:= ADDRESS([.O1]; [.O3]) &amp; &quot;:&quot; &amp; ADDRESS([.O2]; [.O3] + [.O4] - 1)" office:value-type="string" office:string-value="$D$3:$G$10" calcext:value-type="string">
            <text:p>$D$3:$G$10</text:p>
          </table:table-cell>
          <table:table-cell table:style-name="ce156" office:value-type="currency" office:currency="V" office:value="1.6" calcext:value-type="currency">
            <text:p>1,60 V</text:p>
          </table:table-cell>
          <table:table-cell table:style-name="ce199" table:formula="of:=COUNTIF(INDEX(INDIRECT([.$O$5])); &quot;=&quot; &amp; [.P5])" office:value-type="float" office:value="8" calcext:value-type="float">
            <text:p>8</text:p>
          </table:table-cell>
          <table:table-cell table:style-name="ce209" office:value-type="currency" office:currency="mAh" office:value="2100" calcext:value-type="currency">
            <text:p>2.100,00 mAh</text:p>
          </table:table-cell>
          <table:table-cell table:style-name="ce215" table:formula="of:=COUNTIF(INDIRECT([.$O$6]); &quot;=&quot; &amp; [.R5])" office:value-type="float" office:value="5" calcext:value-type="float">
            <text:p>5</text:p>
          </table:table-cell>
          <table:table-cell table:style-name="ce210"/>
          <table:table-cell table:style-name="ce156" table:content-validation-name="val3" office:value-type="currency" office:currency="V" office:value="1.2" calcext:value-type="currency">
            <text:p>1,20 V</text:p>
          </table:table-cell>
          <table:table-cell table:style-name="ce209" table:content-validation-name="val4" office:value-type="currency" office:currency="mAh" office:value="2100" calcext:value-type="currency">
            <text:p>2.100,00 mAh</text:p>
          </table:table-cell>
          <table:table-cell table:style-name="ce237" table:formula="of:=COUNTIFS(INDIRECT([.$O$5]); &quot;=&quot; &amp; [.U5]; INDIRECT([.$O$6]); &quot;=&quot; &amp; [.V5] )" office:value-type="float" office:value="5" calcext:value-type="float">
            <text:p>5</text:p>
          </table:table-cell>
          <table:table-cell table:style-name="ce210" table:number-columns-repeated="997"/>
          <table:table-cell table:number-columns-repeated="4"/>
        </table:table-row>
        <table:table-row table:style-name="ro2">
          <table:table-cell table:style-name="ce143" office:value-type="string" calcext:value-type="string">
            <text:p>Servomotor hidroplane față</text:p>
          </table:table-cell>
          <table:table-cell table:style-name="ce148" office:value-type="currency" office:currency="V" office:value="6" calcext:value-type="currency">
            <text:p>6,00 V</text:p>
          </table:table-cell>
          <table:table-cell table:style-name="ce152" office:value-type="currency" office:currency="mAh" office:value="500" calcext:value-type="currency">
            <text:p>500,00 mAh</text:p>
          </table:table-cell>
          <table:table-cell table:style-name="ce156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48" table:content-validation-name="val1" office:value-type="currency" office:currency="V" office:value="1.2" calcext:value-type="currency">
            <text:p>1,20 V</text:p>
          </table:table-cell>
          <table:table-cell table:style-name="ce166" table:content-validation-name="val1" office:value-type="currency" office:currency="V" office:value="1.6" calcext:value-type="currency">
            <text:p>1,60 V</text:p>
          </table:table-cell>
          <table:table-cell table:style-name="ce171" table:content-validation-name="val2" office:value-type="currency" office:currency="mAh" office:value="2700" calcext:value-type="currency">
            <text:p>2.700,00 mAh</text:p>
          </table:table-cell>
          <table:table-cell table:style-name="ce152" table:content-validation-name="val2" office:value-type="currency" office:currency="mAh" office:value="2700" calcext:value-type="currency">
            <text:p>2.700,00 mAh</text:p>
          </table:table-cell>
          <table:table-cell table:style-name="ce152" table:content-validation-name="val2" office:value-type="currency" office:currency="mAh" office:value="2100" calcext:value-type="currency">
            <text:p>2.100,00 mAh</text:p>
          </table:table-cell>
          <table:table-cell table:style-name="ce152" table:content-validation-name="val2" office:value-type="currency" office:currency="mAh" office:value="1500" calcext:value-type="currency">
            <text:p>1.500,00 mAh</text:p>
          </table:table-cell>
          <table:table-cell table:style-name="ce180" table:formula="of:=IF(SUM([.D6:.G6]); SUM([.D6:.G6]); &quot;&quot;)" office:value-type="currency" office:currency="V" office:value="5.2" calcext:value-type="currency">
            <text:p>5,20 V</text:p>
          </table:table-cell>
          <table:table-cell table:style-name="ce183" table:formula="of:=IF(PRODUCT([.D6:.L6]); [.L6] / ([.D6] / [.H6] +[.E6] / [.I6] + [.F6] / [.J6] + [.G6] / [.K6]  ); &quot;&quot;)" office:value-type="currency" office:currency="mAh" office:value="2057.78894472362" calcext:value-type="currency">
            <text:p>2.057,79 mAh</text:p>
          </table:table-cell>
          <table:table-cell table:style-name="ce186" table:formula="of:=IF([.C6]*[.M6];[.M6]/[.C6]*80/100;&quot;&quot;)" office:value-type="float" office:value="3.29246231155779" calcext:value-type="float">
            <text:p>3,29</text:p>
          </table:table-cell>
          <table:table-cell table:style-name="ce190" table:formula="of:= ADDRESS([.O1]; [.O3] + [.O4]) &amp; &quot;:&quot; &amp; ADDRESS([.O2]; [.O3] + 2 * [.O4] - 1)" office:value-type="string" office:string-value="$H$3:$K$10" calcext:value-type="string">
            <text:p>$H$3:$K$10</text:p>
          </table:table-cell>
          <table:table-cell table:style-name="ce156" office:value-type="currency" office:currency="V" office:value="3.3" calcext:value-type="currency">
            <text:p>3,30 V</text:p>
          </table:table-cell>
          <table:table-cell table:style-name="ce199" table:formula="of:=COUNTIF(INDEX(INDIRECT([.$O$5])); &quot;=&quot; &amp; [.P6])" office:value-type="float" office:value="0" calcext:value-type="float">
            <text:p>0</text:p>
          </table:table-cell>
          <table:table-cell table:style-name="ce209" office:value-type="currency" office:currency="mAh" office:value="2500" calcext:value-type="currency">
            <text:p>2.500,00 mAh</text:p>
          </table:table-cell>
          <table:table-cell table:style-name="ce215" table:formula="of:=COUNTIF(INDIRECT([.$O$6]); &quot;=&quot; &amp; [.R6])" office:value-type="float" office:value="0" calcext:value-type="float">
            <text:p>0</text:p>
          </table:table-cell>
          <table:table-cell table:style-name="ce210"/>
          <table:table-cell table:style-name="ce156" table:content-validation-name="val3" office:value-type="currency" office:currency="V" office:value="1.2" calcext:value-type="currency">
            <text:p>1,20 V</text:p>
          </table:table-cell>
          <table:table-cell table:style-name="ce209" table:content-validation-name="val4" office:value-type="currency" office:currency="mAh" office:value="2500" calcext:value-type="currency">
            <text:p>2.500,00 mAh</text:p>
          </table:table-cell>
          <table:table-cell table:style-name="ce237" table:formula="of:=COUNTIFS(INDIRECT([.$O$5]); &quot;=&quot; &amp; [.U6]; INDIRECT([.$O$6]); &quot;=&quot; &amp; [.V6] )" office:value-type="float" office:value="0" calcext:value-type="float">
            <text:p>0</text:p>
          </table:table-cell>
          <table:table-cell table:style-name="ce210" table:number-columns-repeated="997"/>
          <table:table-cell table:number-columns-repeated="4"/>
        </table:table-row>
        <table:table-row table:style-name="ro2">
          <table:table-cell table:style-name="ce143" office:value-type="string" calcext:value-type="string">
            <text:p>Servomotor hidroplane spate</text:p>
          </table:table-cell>
          <table:table-cell table:style-name="ce148" office:value-type="currency" office:currency="V" office:value="6" calcext:value-type="currency">
            <text:p>6,00 V</text:p>
          </table:table-cell>
          <table:table-cell table:style-name="ce152" office:value-type="currency" office:currency="mAh" office:value="500" calcext:value-type="currency">
            <text:p>500,00 mAh</text:p>
          </table:table-cell>
          <table:table-cell table:style-name="ce156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48" table:content-validation-name="val1" office:value-type="currency" office:currency="V" office:value="1.2" calcext:value-type="currency">
            <text:p>1,20 V</text:p>
          </table:table-cell>
          <table:table-cell table:style-name="ce166" table:content-validation-name="val1" office:value-type="currency" office:currency="V" office:value="1.6" calcext:value-type="currency">
            <text:p>1,60 V</text:p>
          </table:table-cell>
          <table:table-cell table:style-name="ce171" table:content-validation-name="val2" office:value-type="currency" office:currency="mAh" office:value="2700" calcext:value-type="currency">
            <text:p>2.700,00 mAh</text:p>
          </table:table-cell>
          <table:table-cell table:style-name="ce152" table:content-validation-name="val2" office:value-type="currency" office:currency="mAh" office:value="2700" calcext:value-type="currency">
            <text:p>2.700,00 mAh</text:p>
          </table:table-cell>
          <table:table-cell table:style-name="ce152" table:content-validation-name="val2" office:value-type="currency" office:currency="mAh" office:value="2100" calcext:value-type="currency">
            <text:p>2.100,00 mAh</text:p>
          </table:table-cell>
          <table:table-cell table:style-name="ce152" table:content-validation-name="val2" office:value-type="currency" office:currency="mAh" office:value="1500" calcext:value-type="currency">
            <text:p>1.500,00 mAh</text:p>
          </table:table-cell>
          <table:table-cell table:style-name="ce180" table:formula="of:=IF(SUM([.D7:.G7]); SUM([.D7:.G7]); &quot;&quot;)" office:value-type="currency" office:currency="V" office:value="5.2" calcext:value-type="currency">
            <text:p>5,20 V</text:p>
          </table:table-cell>
          <table:table-cell table:style-name="ce183" table:formula="of:=IF(PRODUCT([.D7:.L7]); [.L7] / ([.D7] / [.H7] +[.E7] / [.I7] + [.F7] / [.J7] + [.G7] / [.K7]  ); &quot;&quot;)" office:value-type="currency" office:currency="mAh" office:value="2057.78894472362" calcext:value-type="currency">
            <text:p>2.057,79 mAh</text:p>
          </table:table-cell>
          <table:table-cell table:style-name="ce186" table:formula="of:=IF([.C7]*[.M7];[.M7]/[.C7]*80/100;&quot;&quot;)" office:value-type="float" office:value="3.29246231155779" calcext:value-type="float">
            <text:p>3,29</text:p>
          </table:table-cell>
          <table:table-cell table:style-name="ce191" table:formula="of:= ADDRESS([.O1]; [.O3] + 2 * [.O4] + 2) &amp; &quot;:&quot; &amp; ADDRESS([.O2]; [.O3] + 2 * [.O4] + 2)" office:value-type="string" office:string-value="$N$3:$N$10" calcext:value-type="string">
            <text:p>$N$3:$N$10</text:p>
          </table:table-cell>
          <table:table-cell table:style-name="ce156" office:value-type="currency" office:currency="V" office:value="3.7" calcext:value-type="currency">
            <text:p>3,70 V</text:p>
          </table:table-cell>
          <table:table-cell table:style-name="ce199" table:formula="of:=COUNTIF(INDEX(INDIRECT([.$O$5])); &quot;=&quot; &amp; [.P7])" office:value-type="float" office:value="0" calcext:value-type="float">
            <text:p>0</text:p>
          </table:table-cell>
          <table:table-cell table:style-name="ce209" office:value-type="currency" office:currency="mAh" office:value="2600" calcext:value-type="currency">
            <text:p>2.600,00 mAh</text:p>
          </table:table-cell>
          <table:table-cell table:style-name="ce215" table:formula="of:=COUNTIF(INDIRECT([.$O$6]); &quot;=&quot; &amp; [.R7])" office:value-type="float" office:value="0" calcext:value-type="float">
            <text:p>0</text:p>
          </table:table-cell>
          <table:table-cell table:style-name="ce210"/>
          <table:table-cell table:style-name="ce156" table:content-validation-name="val3" office:value-type="currency" office:currency="V" office:value="1.2" calcext:value-type="currency">
            <text:p>1,20 V</text:p>
          </table:table-cell>
          <table:table-cell table:style-name="ce209" table:content-validation-name="val4" office:value-type="currency" office:currency="mAh" office:value="2600" calcext:value-type="currency">
            <text:p>2.600,00 mAh</text:p>
          </table:table-cell>
          <table:table-cell table:style-name="ce237" table:formula="of:=COUNTIFS(INDIRECT([.$O$5]); &quot;=&quot; &amp; [.U7]; INDIRECT([.$O$6]); &quot;=&quot; &amp; [.V7] )" office:value-type="float" office:value="0" calcext:value-type="float">
            <text:p>0</text:p>
          </table:table-cell>
          <table:table-cell table:style-name="ce210" table:number-columns-repeated="997"/>
          <table:table-cell table:number-columns-repeated="4"/>
        </table:table-row>
        <table:table-row table:style-name="ro2">
          <table:table-cell table:style-name="ce144" office:value-type="string" calcext:value-type="string">
            <text:p>Micromotor 50:1 HPCB</text:p>
          </table:table-cell>
          <table:table-cell table:style-name="ce148" office:value-type="currency" office:currency="V" office:value="6" calcext:value-type="currency">
            <text:p>6,00 V</text:p>
          </table:table-cell>
          <table:table-cell table:style-name="ce152" office:value-type="currency" office:currency="mAh" office:value="500" calcext:value-type="currency">
            <text:p>500,00 mAh</text:p>
          </table:table-cell>
          <table:table-cell table:style-name="ce156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48" table:content-validation-name="val1" office:value-type="currency" office:currency="V" office:value="1.2" calcext:value-type="currency">
            <text:p>1,20 V</text:p>
          </table:table-cell>
          <table:table-cell table:style-name="ce166" table:content-validation-name="val1" office:value-type="currency" office:currency="V" office:value="1.6" calcext:value-type="currency">
            <text:p>1,60 V</text:p>
          </table:table-cell>
          <table:table-cell table:style-name="ce171" table:content-validation-name="val2" office:value-type="currency" office:currency="mAh" office:value="2700" calcext:value-type="currency">
            <text:p>2.700,00 mAh</text:p>
          </table:table-cell>
          <table:table-cell table:style-name="ce152" table:content-validation-name="val2" office:value-type="currency" office:currency="mAh" office:value="2700" calcext:value-type="currency">
            <text:p>2.700,00 mAh</text:p>
          </table:table-cell>
          <table:table-cell table:style-name="ce152" table:content-validation-name="val2" office:value-type="currency" office:currency="mAh" office:value="2100" calcext:value-type="currency">
            <text:p>2.100,00 mAh</text:p>
          </table:table-cell>
          <table:table-cell table:style-name="ce152" table:content-validation-name="val2" office:value-type="currency" office:currency="mAh" office:value="1500" calcext:value-type="currency">
            <text:p>1.500,00 mAh</text:p>
          </table:table-cell>
          <table:table-cell table:style-name="ce180" table:formula="of:=IF(SUM([.D8:.G8]); SUM([.D8:.G8]); &quot;&quot;)" office:value-type="currency" office:currency="V" office:value="5.2" calcext:value-type="currency">
            <text:p>5,20 V</text:p>
          </table:table-cell>
          <table:table-cell table:style-name="ce183" table:formula="of:=IF(PRODUCT([.D8:.L8]); [.L8] / ([.D8] / [.H8] +[.E8] / [.I8] + [.F8] / [.J8] + [.G8] / [.K8]  ); &quot;&quot;)" office:value-type="currency" office:currency="mAh" office:value="2057.78894472362" calcext:value-type="currency">
            <text:p>2.057,79 mAh</text:p>
          </table:table-cell>
          <table:table-cell table:style-name="ce186" table:formula="of:=IF([.C8]*[.M8];[.M8]/[.C8]*80/100;&quot;&quot;)" office:value-type="float" office:value="3.29246231155779" calcext:value-type="float">
            <text:p>3,29</text:p>
          </table:table-cell>
          <table:table-cell table:style-name="ce191"/>
          <table:table-cell table:style-name="ce156" office:value-type="currency" office:currency="V" office:value="5" calcext:value-type="currency">
            <text:p>5,00 V</text:p>
          </table:table-cell>
          <table:table-cell table:style-name="ce199" table:formula="of:=COUNTIF(INDEX(INDIRECT([.$O$5])); &quot;=&quot; &amp; [.P8])" office:value-type="float" office:value="0" calcext:value-type="float">
            <text:p>0</text:p>
          </table:table-cell>
          <table:table-cell table:style-name="ce209" office:value-type="currency" office:currency="mAh" office:value="2700" calcext:value-type="currency">
            <text:p>2.700,00 mAh</text:p>
          </table:table-cell>
          <table:table-cell table:style-name="ce215" table:formula="of:=COUNTIF(INDIRECT([.$O$6]); &quot;=&quot; &amp; [.R8])" office:value-type="float" office:value="11" calcext:value-type="float">
            <text:p>11</text:p>
          </table:table-cell>
          <table:table-cell table:style-name="ce210"/>
          <table:table-cell table:style-name="ce156" table:content-validation-name="val3" office:value-type="currency" office:currency="V" office:value="1.2" calcext:value-type="currency">
            <text:p>1,20 V</text:p>
          </table:table-cell>
          <table:table-cell table:style-name="ce209" table:content-validation-name="val4" office:value-type="currency" office:currency="mAh" office:value="2700" calcext:value-type="currency">
            <text:p>2.700,00 mAh</text:p>
          </table:table-cell>
          <table:table-cell table:style-name="ce237" table:formula="of:=COUNTIFS(INDIRECT([.$O$5]); &quot;=&quot; &amp; [.U8]; INDIRECT([.$O$6]); &quot;=&quot; &amp; [.V8] )" office:value-type="float" office:value="11" calcext:value-type="float">
            <text:p>11</text:p>
          </table:table-cell>
          <table:table-cell table:style-name="ce210" table:number-columns-repeated="997"/>
          <table:table-cell table:number-columns-repeated="4"/>
        </table:table-row>
        <table:table-row table:style-name="ro2">
          <table:table-cell table:style-name="ce144" office:value-type="string" calcext:value-type="string">
            <text:p>Arduino Nano V3</text:p>
          </table:table-cell>
          <table:table-cell table:style-name="ce148" office:value-type="currency" office:currency="V" office:value="10" calcext:value-type="currency">
            <text:p>10,00 V</text:p>
          </table:table-cell>
          <table:table-cell table:style-name="ce152" office:value-type="currency" office:currency="mAh" office:value="500" calcext:value-type="currency">
            <text:p>500,00 mAh</text:p>
          </table:table-cell>
          <table:table-cell table:style-name="ce157" table:content-validation-name="val1" table:number-columns-spanned="4" table:number-rows-spanned="1"/>
          <table:covered-table-cell table:number-columns-repeated="2" table:style-name="ce162" table:content-validation-name="val1"/>
          <table:covered-table-cell table:style-name="ce167" table:content-validation-name="val1"/>
          <table:table-cell table:style-name="ce172" table:content-validation-name="val2" table:number-columns-spanned="4" table:number-rows-spanned="1"/>
          <table:covered-table-cell table:number-columns-repeated="3" table:style-name="ce175" table:content-validation-name="val2"/>
          <table:table-cell table:style-name="ce180" office:value-type="currency" office:currency="V" office:value="10" calcext:value-type="currency">
            <text:p>10,00 V</text:p>
          </table:table-cell>
          <table:table-cell table:style-name="ce183" table:formula="of:=5000" office:value-type="currency" office:currency="mAh" office:value="5000" calcext:value-type="currency">
            <text:p>5.000,00 mAh</text:p>
          </table:table-cell>
          <table:table-cell table:style-name="ce186" table:formula="of:=IF([.C9]*[.M9];[.M9]/[.C9]*80/100;&quot;&quot;)" office:value-type="float" office:value="8" calcext:value-type="float">
            <text:p>8,00</text:p>
          </table:table-cell>
          <table:table-cell table:style-name="ce192"/>
          <table:table-cell table:style-name="ce156" office:value-type="currency" office:currency="V" office:value="0" calcext:value-type="currency">
            <text:p>0,00 V</text:p>
          </table:table-cell>
          <table:table-cell table:style-name="ce199" table:formula="of:=COUNTIF(INDEX(INDIRECT([.$O$5])); &quot;=&quot; &amp; [.P9])" office:value-type="float" office:value="0" calcext:value-type="float">
            <text:p>0</text:p>
          </table:table-cell>
          <table:table-cell table:style-name="ce209" office:value-type="currency" office:currency="mAh" office:value="0" calcext:value-type="currency">
            <text:p>0,00 mAh</text:p>
          </table:table-cell>
          <table:table-cell table:style-name="ce215" table:formula="of:=COUNTIF(INDIRECT([.$O$6]); &quot;=&quot; &amp; [.R9])" office:value-type="float" office:value="0" calcext:value-type="float">
            <text:p>0</text:p>
          </table:table-cell>
          <table:table-cell table:style-name="ce225"/>
          <table:table-cell table:style-name="ce156" table:content-validation-name="val3" office:value-type="currency" office:currency="V" office:value="1.6" calcext:value-type="currency">
            <text:p>1,60 V</text:p>
          </table:table-cell>
          <table:table-cell table:style-name="ce209" table:content-validation-name="val4" office:value-type="currency" office:currency="mAh" office:value="1500" calcext:value-type="currency">
            <text:p>1.500,00 mAh</text:p>
          </table:table-cell>
          <table:table-cell table:style-name="ce237" table:formula="of:=COUNTIFS(INDIRECT([.$O$5]); &quot;=&quot; &amp; [.U9]; INDIRECT([.$O$6]); &quot;=&quot; &amp; [.V9] )" office:value-type="float" office:value="8" calcext:value-type="float">
            <text:p>8</text:p>
          </table:table-cell>
          <table:table-cell table:style-name="ce225" table:number-columns-repeated="997"/>
          <table:table-cell table:number-columns-repeated="4"/>
        </table:table-row>
        <table:table-row table:style-name="ro2">
          <table:table-cell table:style-name="ce144" office:value-type="string" calcext:value-type="string">
            <text:p>Arduino Nano V3</text:p>
          </table:table-cell>
          <table:table-cell table:style-name="ce148" office:value-type="currency" office:currency="V" office:value="10" calcext:value-type="currency">
            <text:p>10,00 V</text:p>
          </table:table-cell>
          <table:table-cell table:style-name="ce152" office:value-type="currency" office:currency="mAh" office:value="500" calcext:value-type="currency">
            <text:p>500,00 mAh</text:p>
          </table:table-cell>
          <table:table-cell table:style-name="ce158" table:number-columns-spanned="4" table:number-rows-spanned="1"/>
          <table:covered-table-cell table:number-columns-repeated="2" table:style-name="ce163"/>
          <table:covered-table-cell table:style-name="ce168"/>
          <table:table-cell table:style-name="ce158" table:number-columns-spanned="4" table:number-rows-spanned="1"/>
          <table:covered-table-cell table:number-columns-repeated="2" table:style-name="ce163"/>
          <table:covered-table-cell table:style-name="ce168"/>
          <table:table-cell table:style-name="ce180" office:value-type="currency" office:currency="V" office:value="10" calcext:value-type="currency">
            <text:p>10,00 V</text:p>
          </table:table-cell>
          <table:table-cell table:style-name="ce183" table:formula="of:=5000" office:value-type="currency" office:currency="mAh" office:value="5000" calcext:value-type="currency">
            <text:p>5.000,00 mAh</text:p>
          </table:table-cell>
          <table:table-cell table:style-name="ce186" table:formula="of:=IF([.C10]*[.M10];[.M10]/[.C10]*80/100;&quot;&quot;)" office:value-type="float" office:value="8" calcext:value-type="float">
            <text:p>8,00</text:p>
          </table:table-cell>
          <table:table-cell table:style-name="ce193"/>
          <table:table-cell table:number-columns-repeated="5"/>
          <table:table-cell table:style-name="ce156" table:content-validation-name="val3" office:value-type="currency" office:currency="V" office:value="0" calcext:value-type="currency">
            <text:p>0,00 V</text:p>
          </table:table-cell>
          <table:table-cell table:style-name="ce209" table:content-validation-name="val4" office:value-type="currency" office:currency="mAh" office:value="1" calcext:value-type="currency">
            <text:p>1,00 mAh</text:p>
          </table:table-cell>
          <table:table-cell table:style-name="ce237" table:formula="of:=COUNTIFS(INDIRECT([.$O$5]); &quot;=&quot; &amp; [.U10]; INDIRECT([.$O$6]); &quot;=&quot; &amp; [.V10] )" office:value-type="float" office:value="0" calcext:value-type="float">
            <text:p>0</text:p>
          </table:table-cell>
          <table:table-cell table:number-columns-repeated="1001"/>
        </table:table-row>
        <table:table-row table:style-name="ro2" table:number-rows-repeated="62">
          <table:table-cell table:number-columns-repeated="14"/>
          <table:table-cell table:style-name="ce192"/>
          <table:table-cell table:number-columns-repeated="5"/>
          <table:table-cell table:content-validation-name="val3"/>
          <table:table-cell table:content-validation-name="val4"/>
          <table:table-cell table:number-columns-repeated="1002"/>
        </table:table-row>
        <table:table-row table:style-name="ro2" table:number-rows-repeated="1048503">
          <table:table-cell table:number-columns-repeated="20"/>
          <table:table-cell table:content-validation-name="val3"/>
          <table:table-cell table:content-validation-name="val4"/>
          <table:table-cell table:number-columns-repeated="1002"/>
        </table:table-row>
        <table:table-row table:style-name="ro2">
          <table:table-cell table:number-columns-repeated="20"/>
          <table:table-cell table:content-validation-name="val3"/>
          <table:table-cell table:content-validation-name="val4"/>
          <table:table-cell table:number-columns-repeated="1002"/>
        </table:table-row>
      </table:table>
      <table:table table:name="Telecomandă" table:style-name="ta1">
        <table:table-column table:style-name="co25" table:default-cell-style-name="ce241"/>
        <table:table-column table:style-name="co47" table:default-cell-style-name="ce245"/>
        <table:table-column table:style-name="co27" table:default-cell-style-name="ce249"/>
        <table:table-column table:style-name="co28" table:default-cell-style-name="ce252"/>
        <table:table-column table:style-name="co29" table:default-cell-style-name="ce252"/>
        <table:table-column table:style-name="co30" table:default-cell-style-name="ce255"/>
        <table:table-column table:style-name="co31" table:default-cell-style-name="ce255"/>
        <table:table-column table:style-name="co7" table:number-columns-repeated="1017" table:default-cell-style-name="Default"/>
        <table:table-row table:style-name="ro6">
          <table:table-cell table:style-name="ce238" table:formula="of:=4" office:value-type="float" office:value="4" calcext:value-type="float">
            <text:p>4</text:p>
          </table:table-cell>
          <table:table-cell table:style-name="ce242" office:value-type="float" office:value="200" calcext:value-type="float">
            <text:p>200</text:p>
          </table:table-cell>
          <table:table-cell table:style-name="ce246" table:formula="of:=ADDRESS([Telecomandă.$A$1]; COLUMN()) &amp; &quot;:&quot; &amp; ADDRESS([Telecomandă.$A$2]; COLUMN())" office:value-type="string" office:string-value="$C$4:$C$14" calcext:value-type="string">
            <text:p>$C$4:$C$14</text:p>
          </table:table-cell>
          <table:table-cell table:style-name="ce246" table:formula="of:=ADDRESS([Telecomandă.$A$1]; COLUMN()) &amp; &quot;:&quot; &amp; ADDRESS([Telecomandă.$A$2]; COLUMN())" office:value-type="string" office:string-value="$D$4:$D$14" calcext:value-type="string">
            <text:p>$D$4:$D$14</text:p>
          </table:table-cell>
          <table:table-cell table:style-name="ce246" table:formula="of:=ADDRESS([Telecomandă.$A$1]; COLUMN()) &amp; &quot;:&quot; &amp; ADDRESS([Telecomandă.$A$2]; COLUMN())" office:value-type="string" office:string-value="$E$4:$E$14" calcext:value-type="string">
            <text:p>$E$4:$E$14</text:p>
          </table:table-cell>
          <table:table-cell table:style-name="ce246" table:formula="of:=ADDRESS([Telecomandă.$A$1]; COLUMN()) &amp; &quot;:&quot; &amp; ADDRESS([Telecomandă.$A$2]; COLUMN())" office:value-type="string" office:string-value="$F$4:$F$14" calcext:value-type="string">
            <text:p>$F$4:$F$14</text:p>
          </table:table-cell>
          <table:table-cell table:style-name="ce246" table:formula="of:=ADDRESS([Telecomandă.$A$1]; COLUMN()) &amp; &quot;:&quot; &amp; ADDRESS([Telecomandă.$A$2]; COLUMN())" office:value-type="string" office:string-value="$G$4:$G$14" calcext:value-type="string">
            <text:p>$G$4:$G$14</text:p>
          </table:table-cell>
          <table:table-cell table:style-name="ce258"/>
          <table:table-cell table:style-name="ce260" table:number-columns-repeated="1016"/>
        </table:table-row>
        <table:table-row table:style-name="ro1">
          <table:table-cell table:style-name="ce239" table:formula="of:=[Telecomandă.$A$1]+COUNTA(INDIRECT([Telecomandă.$A$3]):INDIRECT([Telecomandă.$A$4]))" office:value-type="float" office:value="14" calcext:value-type="float">
            <text:p>14</text:p>
          </table:table-cell>
          <table:table-cell table:style-name="ce243" office:value-type="string" calcext:value-type="string">
            <text:p>Telecomandă</text:p>
          </table:table-cell>
          <table:table-cell table:style-name="ce247" table:formula="of:=IF(SUM(INDIRECT([Telecomandă.C1])); SUM(INDIRECT([Telecomandă.C1])); &quot;&quot;)" office:value-type="float" office:value="17" calcext:value-type="float">
            <text:p>17</text:p>
          </table:table-cell>
          <table:table-cell table:style-name="ce251" table:formula="of:=IF(SUM(INDIRECT([Telecomandă.D1])); AVERAGE(INDIRECT([Telecomandă.D1])); &quot;&quot;)" office:value-type="currency" office:currency="RON" office:value="8.68" calcext:value-type="currency">
            <text:p>8,68 RON</text:p>
          </table:table-cell>
          <table:table-cell table:style-name="ce251" table:formula="of:=IF(SUM(INDIRECT([Telecomandă.E1])); SUM(INDIRECT([Telecomandă.E1])); &quot;&quot;)" office:value-type="currency" office:currency="RON" office:value="104.6" calcext:value-type="currency">
            <text:p>104,60 RON</text:p>
          </table:table-cell>
          <table:table-cell table:style-name="ce254" table:formula="of:=IF(SUM(INDIRECT([Telecomandă.F1])); AVERAGE(INDIRECT([Telecomandă.F1])); &quot;&quot;)" office:value-type="currency" office:currency="g" office:value="17.518" calcext:value-type="currency">
            <text:p>17,52 g</text:p>
          </table:table-cell>
          <table:table-cell table:style-name="ce254" table:formula="of:=IF(SUM(INDIRECT([Telecomandă.G1])); SUM(INDIRECT([Telecomandă.G1])); &quot;&quot;)" office:value-type="currency" office:currency="g" office:value="203.66" calcext:value-type="currency">
            <text:p>203,66 g</text:p>
          </table:table-cell>
          <table:table-cell table:style-name="ce259"/>
          <table:table-cell table:number-columns-repeated="1016"/>
        </table:table-row>
        <table:table-row table:style-name="ro7">
          <table:table-cell table:style-name="ce240" table:formula="of:=ADDRESS([Telecomandă.$A$1];2)" office:value-type="string" office:string-value="$B$4" calcext:value-type="string">
            <text:p>$B$4</text:p>
          </table:table-cell>
          <table:table-cell table:style-name="ce244" office:value-type="string" calcext:value-type="string">
            <text:p>Nume</text:p>
          </table:table-cell>
          <table:table-cell table:style-name="ce248" office:value-type="string" calcext:value-type="string">
            <text:p>Cantitate</text:p>
          </table:table-cell>
          <table:table-cell table:style-name="ce248" office:value-type="string" calcext:value-type="string">
            <text:p>Preț unitate</text:p>
          </table:table-cell>
          <table:table-cell table:style-name="ce248" office:value-type="string" calcext:value-type="string">
            <text:p>Preț total</text:p>
          </table:table-cell>
          <table:table-cell table:style-name="ce248" office:value-type="string" calcext:value-type="string">
            <text:p>Masă unitate</text:p>
          </table:table-cell>
          <table:table-cell table:style-name="ce256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240" table:formula="of:=ADDRESS([Telecomandă.$B$1];2;4)" office:value-type="string" office:string-value="B200" calcext:value-type="string">
            <text:p>B200</text:p>
          </table:table-cell>
          <table:table-cell office:value-type="string" calcext:value-type="string">
            <text:p>Arduino Nano V3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0" calcext:value-type="currency">
            <text:p>20,00 RON</text:p>
          </table:table-cell>
          <table:table-cell table:formula="of:=IF([Telecomandă.C4]; [Telecomandă.C4] * [Telecomandă.D4]; &quot;&quot;)" office:value-type="currency" office:currency="RON" office:value="20" calcext:value-type="currency">
            <text:p>20,00 RON</text:p>
          </table:table-cell>
          <table:table-cell office:value-type="currency" office:currency="g" office:value="17" calcext:value-type="currency">
            <text:p>17,00 g</text:p>
          </table:table-cell>
          <table:table-cell table:style-name="ce257" table:formula="of:=IF([Telecomandă.C4]; [Telecomandă.C4] * [Telecomandă.F4]; &quot;&quot;)" office:value-type="currency" office:currency="g" office:value="17" calcext:value-type="currency">
            <text:p>17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terie externă 2100mAh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1" calcext:value-type="currency">
            <text:p>21,00 RON</text:p>
          </table:table-cell>
          <table:table-cell table:formula="of:=IF([Telecomandă.C5]; [Telecomandă.C5] * [Telecomandă.D5]; &quot;&quot;)" office:value-type="currency" office:currency="RON" office:value="21" calcext:value-type="currency">
            <text:p>21,00 RON</text:p>
          </table:table-cell>
          <table:table-cell office:value-type="currency" office:currency="g" office:value="80" calcext:value-type="currency">
            <text:p>80,00 g</text:p>
          </table:table-cell>
          <table:table-cell table:style-name="ce257" table:formula="of:=IF([Telecomandă.C5]; [Telecomandă.C5] * [Telecomandă.F5]; &quot;&quot;)" office:value-type="currency" office:currency="g" office:value="80" calcext:value-type="currency">
            <text:p>8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uton de Pornire cu LED Alb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6" calcext:value-type="currency">
            <text:p>6,00 RON</text:p>
          </table:table-cell>
          <table:table-cell table:formula="of:=IF([Telecomandă.C6]; [Telecomandă.C6] * [Telecomandă.D6]; &quot;&quot;)" office:value-type="currency" office:currency="RON" office:value="6" calcext:value-type="currency">
            <text:p>6,00 RON</text:p>
          </table:table-cell>
          <table:table-cell office:value-type="currency" office:currency="g" office:value="7" calcext:value-type="currency">
            <text:p>7,00 g</text:p>
          </table:table-cell>
          <table:table-cell table:style-name="ce257" table:formula="of:=IF([Telecomandă.C6]; [Telecomandă.C6] * [Telecomandă.F6]; &quot;&quot;)" office:value-type="currency" office:currency="g" office:value="7" calcext:value-type="currency">
            <text:p>7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utator LED KCD10-101</text:p>
          </table:table-cell>
          <table:table-cell office:value-type="float" office:value="1" calcext:value-type="float">
            <text:p>1</text:p>
          </table:table-cell>
          <table:table-cell table:style-name="ce253" office:value-type="currency" office:currency="RON" office:value="2" calcext:value-type="currency">
            <text:p>2,00 RON</text:p>
          </table:table-cell>
          <table:table-cell table:formula="of:=IF([Telecomandă.C7]; [Telecomandă.C7] * [Telecomandă.D7]; &quot;&quot;)" office:value-type="currency" office:currency="RON" office:value="2" calcext:value-type="currency">
            <text:p>2,00 RON</text:p>
          </table:table-cell>
          <table:table-cell office:value-type="currency" office:currency="g" office:value="13" calcext:value-type="currency">
            <text:p>13,00 g</text:p>
          </table:table-cell>
          <table:table-cell table:style-name="ce257" table:formula="of:=IF([Telecomandă.C7]; [Telecomandă.C7] * [Telecomandă.F7]; &quot;&quot;)" office:value-type="currency" office:currency="g" office:value="13" calcext:value-type="currency">
            <text:p>13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ul cu atenă NRF 24L01</text:p>
          </table:table-cell>
          <table:table-cell table:style-name="ce250" office:value-type="float" office:value="1" calcext:value-type="float">
            <text:p>1</text:p>
          </table:table-cell>
          <table:table-cell office:value-type="currency" office:currency="RON" office:value="25" calcext:value-type="currency">
            <text:p>25,00 RON</text:p>
          </table:table-cell>
          <table:table-cell table:formula="of:=IF([Telecomandă.C8]; [Telecomandă.C8] * [Telecomandă.D8]; &quot;&quot;)" office:value-type="currency" office:currency="RON" office:value="25" calcext:value-type="currency">
            <text:p>25,0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257" table:formula="of:=IF([Telecomandă.C8]; [Telecomandă.C8] * [Telecomandă.F8]; &quot;&quot;)" office:value-type="currency" office:currency="g" office:value="30" calcext:value-type="currency">
            <text:p>3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zistor 1 oh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0.1" calcext:value-type="currency">
            <text:p>0,10 RON</text:p>
          </table:table-cell>
          <table:table-cell table:formula="of:=IF([Telecomandă.C9]; [Telecomandă.C9] * [Telecomandă.D9]; &quot;&quot;)" office:value-type="currency" office:currency="RON" office:value="0.4" calcext:value-type="currency">
            <text:p>0,40 RON</text:p>
          </table:table-cell>
          <table:table-cell office:value-type="currency" office:currency="g" office:value="0.01" calcext:value-type="currency">
            <text:p>0,01 g</text:p>
          </table:table-cell>
          <table:table-cell table:style-name="ce257" table:formula="of:=IF([Telecomandă.C9]; [Telecomandă.C9] * [Telecomandă.F9]; &quot;&quot;)" office:value-type="currency" office:currency="g" office:value="0.04" calcext:value-type="currency">
            <text:p>0,04 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Rezistor 100ohm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0.1" calcext:value-type="currency">
            <text:p>0,10 RON</text:p>
          </table:table-cell>
          <table:table-cell table:formula="of:=IF([Telecomandă.C10]; [Telecomandă.C10] * [Telecomandă.D10]; &quot;&quot;)" office:value-type="currency" office:currency="RON" office:value="0.1" calcext:value-type="currency">
            <text:p>0,10 RON</text:p>
          </table:table-cell>
          <table:table-cell office:value-type="currency" office:currency="g" office:value="0.01" calcext:value-type="currency">
            <text:p>0,01 g</text:p>
          </table:table-cell>
          <table:table-cell table:style-name="ce257" table:formula="of:=IF([Telecomandă.C10]; [Telecomandă.C10] * [Telecomandă.F10]; &quot;&quot;)" office:value-type="currency" office:currency="g" office:value="0.01" calcext:value-type="currency">
            <text:p>0,01 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Rezistor 1000 ohm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0.1" calcext:value-type="currency">
            <text:p>0,10 RON</text:p>
          </table:table-cell>
          <table:table-cell table:formula="of:=IF([Telecomandă.C11]; [Telecomandă.C11] * [Telecomandă.D11]; &quot;&quot;)" office:value-type="currency" office:currency="RON" office:value="0.1" calcext:value-type="currency">
            <text:p>0,10 RON</text:p>
          </table:table-cell>
          <table:table-cell office:value-type="currency" office:currency="g" office:value="0.01" calcext:value-type="currency">
            <text:p>0,01 g</text:p>
          </table:table-cell>
          <table:table-cell table:style-name="ce257" table:formula="of:=IF([Telecomandă.C11]; [Telecomandă.C11] * [Telecomandă.F11]; &quot;&quot;)" office:value-type="currency" office:currency="g" office:value="0.01" calcext:value-type="currency">
            <text:p>0,01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zistor Variabil 10k WH148 potențiometru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.5" calcext:value-type="currency">
            <text:p>2,50 RON</text:p>
          </table:table-cell>
          <table:table-cell table:formula="of:=IF([Telecomandă.C12]; [Telecomandă.C12] * [Telecomandă.D12]; &quot;&quot;)" office:value-type="currency" office:currency="RON" office:value="10" calcext:value-type="currency">
            <text:p>10,00 RON</text:p>
          </table:table-cell>
          <table:table-cell office:value-type="currency" office:currency="g" office:value="0.15" calcext:value-type="currency">
            <text:p>0,15 g</text:p>
          </table:table-cell>
          <table:table-cell table:style-name="ce257" table:formula="of:=IF([Telecomandă.C12]; [Telecomandă.C12] * [Telecomandă.F12]; &quot;&quot;)" office:value-type="currency" office:currency="g" office:value="0.6" calcext:value-type="currency">
            <text:p>0,6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t fire mufate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10" calcext:value-type="currency">
            <text:p>10,00 RON</text:p>
          </table:table-cell>
          <table:table-cell table:formula="of:=IF([Telecomandă.C13]; [Telecomandă.C13] * [Telecomandă.D13]; &quot;&quot;)" office:value-type="currency" office:currency="RON" office:value="20" calcext:value-type="currency">
            <text:p>20,00 RON</text:p>
          </table:table-cell>
          <table:table-cell office:value-type="currency" office:currency="g" office:value="28" calcext:value-type="currency">
            <text:p>28,00 g</text:p>
          </table:table-cell>
          <table:table-cell table:style-name="ce257" table:formula="of:=IF([Telecomandă.C13]; [Telecomandă.C13] * [Telecomandă.F13]; &quot;&quot;)" office:value-type="currency" office:currency="g" office:value="56" calcext:value-type="currency">
            <text:p>56,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]; [Telecomandă.C14] * [Telecomandă.D14]; &quot;&quot;)">
            <text:p/>
          </table:table-cell>
          <table:table-cell/>
          <table:table-cell table:style-name="ce257" table:formula="of:=IF([Telecomandă.C14]; [Telecomandă.C14] * [Telecomandă.F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]; [Telecomandă.C15] * [Telecomandă.D15]; &quot;&quot;)">
            <text:p/>
          </table:table-cell>
          <table:table-cell/>
          <table:table-cell table:style-name="ce257" table:formula="of:=IF([Telecomandă.C15]; [Telecomandă.C15] * [Telecomandă.F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]; [Telecomandă.C16] * [Telecomandă.D16]; &quot;&quot;)">
            <text:p/>
          </table:table-cell>
          <table:table-cell/>
          <table:table-cell table:style-name="ce257" table:formula="of:=IF([Telecomandă.C16]; [Telecomandă.C16] * [Telecomandă.F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]; [Telecomandă.C17] * [Telecomandă.D17]; &quot;&quot;)">
            <text:p/>
          </table:table-cell>
          <table:table-cell/>
          <table:table-cell table:style-name="ce257" table:formula="of:=IF([Telecomandă.C17]; [Telecomandă.C17] * [Telecomandă.F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]; [Telecomandă.C18] * [Telecomandă.D18]; &quot;&quot;)">
            <text:p/>
          </table:table-cell>
          <table:table-cell/>
          <table:table-cell table:style-name="ce257" table:formula="of:=IF([Telecomandă.C18]; [Telecomandă.C18] * [Telecomandă.F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9]; [Telecomandă.C19] * [Telecomandă.D19]; &quot;&quot;)">
            <text:p/>
          </table:table-cell>
          <table:table-cell/>
          <table:table-cell table:style-name="ce257" table:formula="of:=IF([Telecomandă.C19]; [Telecomandă.C19] * [Telecomandă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0]; [Telecomandă.C20] * [Telecomandă.D20]; &quot;&quot;)">
            <text:p/>
          </table:table-cell>
          <table:table-cell/>
          <table:table-cell table:style-name="ce257" table:formula="of:=IF([Telecomandă.C20]; [Telecomandă.C20] * [Telecomandă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1]; [Telecomandă.C21] * [Telecomandă.D21]; &quot;&quot;)">
            <text:p/>
          </table:table-cell>
          <table:table-cell/>
          <table:table-cell table:style-name="ce257" table:formula="of:=IF([Telecomandă.C21]; [Telecomandă.C21] * [Telecomandă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2]; [Telecomandă.C22] * [Telecomandă.D22]; &quot;&quot;)">
            <text:p/>
          </table:table-cell>
          <table:table-cell/>
          <table:table-cell table:style-name="ce257" table:formula="of:=IF([Telecomandă.C22]; [Telecomandă.C22] * [Telecomandă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3]; [Telecomandă.C23] * [Telecomandă.D23]; &quot;&quot;)">
            <text:p/>
          </table:table-cell>
          <table:table-cell/>
          <table:table-cell table:style-name="ce257" table:formula="of:=IF([Telecomandă.C23]; [Telecomandă.C23] * [Telecomandă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4]; [Telecomandă.C24] * [Telecomandă.D24]; &quot;&quot;)">
            <text:p/>
          </table:table-cell>
          <table:table-cell/>
          <table:table-cell table:style-name="ce257" table:formula="of:=IF([Telecomandă.C24]; [Telecomandă.C24] * [Telecomandă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5]; [Telecomandă.C25] * [Telecomandă.D25]; &quot;&quot;)">
            <text:p/>
          </table:table-cell>
          <table:table-cell/>
          <table:table-cell table:style-name="ce257" table:formula="of:=IF([Telecomandă.C25]; [Telecomandă.C25] * [Telecomand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6]; [Telecomandă.C26] * [Telecomandă.D26]; &quot;&quot;)">
            <text:p/>
          </table:table-cell>
          <table:table-cell/>
          <table:table-cell table:style-name="ce257" table:formula="of:=IF([Telecomandă.C26]; [Telecomandă.C26] * [Telecomand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7]; [Telecomandă.C27] * [Telecomandă.D27]; &quot;&quot;)">
            <text:p/>
          </table:table-cell>
          <table:table-cell/>
          <table:table-cell table:style-name="ce257" table:formula="of:=IF([Telecomandă.C27]; [Telecomandă.C27] * [Telecomand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8]; [Telecomandă.C28] * [Telecomandă.D28]; &quot;&quot;)">
            <text:p/>
          </table:table-cell>
          <table:table-cell/>
          <table:table-cell table:style-name="ce257" table:formula="of:=IF([Telecomandă.C28]; [Telecomandă.C28] * [Telecomand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9]; [Telecomandă.C29] * [Telecomandă.D29]; &quot;&quot;)">
            <text:p/>
          </table:table-cell>
          <table:table-cell/>
          <table:table-cell table:style-name="ce257" table:formula="of:=IF([Telecomandă.C29]; [Telecomandă.C29] * [Telecomand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0]; [Telecomandă.C30] * [Telecomandă.D30]; &quot;&quot;)">
            <text:p/>
          </table:table-cell>
          <table:table-cell/>
          <table:table-cell table:style-name="ce257" table:formula="of:=IF([Telecomandă.C30]; [Telecomandă.C30] * [Telecomand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1]; [Telecomandă.C31] * [Telecomandă.D31]; &quot;&quot;)">
            <text:p/>
          </table:table-cell>
          <table:table-cell/>
          <table:table-cell table:style-name="ce257" table:formula="of:=IF([Telecomandă.C31]; [Telecomandă.C31] * [Telecomand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2]; [Telecomandă.C32] * [Telecomandă.D32]; &quot;&quot;)">
            <text:p/>
          </table:table-cell>
          <table:table-cell/>
          <table:table-cell table:style-name="ce257" table:formula="of:=IF([Telecomandă.C32]; [Telecomandă.C32] * [Telecomand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3]; [Telecomandă.C33] * [Telecomandă.D33]; &quot;&quot;)">
            <text:p/>
          </table:table-cell>
          <table:table-cell/>
          <table:table-cell table:style-name="ce257" table:formula="of:=IF([Telecomandă.C33]; [Telecomandă.C33] * [Telecomand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4]; [Telecomandă.C34] * [Telecomandă.D34]; &quot;&quot;)">
            <text:p/>
          </table:table-cell>
          <table:table-cell/>
          <table:table-cell table:style-name="ce257" table:formula="of:=IF([Telecomandă.C34]; [Telecomandă.C34] * [Telecomand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5]; [Telecomandă.C35] * [Telecomandă.D35]; &quot;&quot;)">
            <text:p/>
          </table:table-cell>
          <table:table-cell/>
          <table:table-cell table:style-name="ce257" table:formula="of:=IF([Telecomandă.C35]; [Telecomandă.C35] * [Telecomand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6]; [Telecomandă.C36] * [Telecomandă.D36]; &quot;&quot;)">
            <text:p/>
          </table:table-cell>
          <table:table-cell/>
          <table:table-cell table:style-name="ce257" table:formula="of:=IF([Telecomandă.C36]; [Telecomandă.C36] * [Telecomand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7]; [Telecomandă.C37] * [Telecomandă.D37]; &quot;&quot;)">
            <text:p/>
          </table:table-cell>
          <table:table-cell/>
          <table:table-cell table:style-name="ce257" table:formula="of:=IF([Telecomandă.C37]; [Telecomandă.C37] * [Telecomand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8]; [Telecomandă.C38] * [Telecomandă.D38]; &quot;&quot;)">
            <text:p/>
          </table:table-cell>
          <table:table-cell/>
          <table:table-cell table:style-name="ce257" table:formula="of:=IF([Telecomandă.C38]; [Telecomandă.C38] * [Telecomand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9]; [Telecomandă.C39] * [Telecomandă.D39]; &quot;&quot;)">
            <text:p/>
          </table:table-cell>
          <table:table-cell/>
          <table:table-cell table:style-name="ce257" table:formula="of:=IF([Telecomandă.C39]; [Telecomandă.C39] * [Telecomand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0]; [Telecomandă.C40] * [Telecomandă.D40]; &quot;&quot;)">
            <text:p/>
          </table:table-cell>
          <table:table-cell/>
          <table:table-cell table:style-name="ce257" table:formula="of:=IF([Telecomandă.C40]; [Telecomandă.C40] * [Telecomand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1]; [Telecomandă.C41] * [Telecomandă.D41]; &quot;&quot;)">
            <text:p/>
          </table:table-cell>
          <table:table-cell/>
          <table:table-cell table:style-name="ce257" table:formula="of:=IF([Telecomandă.C41]; [Telecomandă.C41] * [Telecomand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2]; [Telecomandă.C42] * [Telecomandă.D42]; &quot;&quot;)">
            <text:p/>
          </table:table-cell>
          <table:table-cell/>
          <table:table-cell table:style-name="ce257" table:formula="of:=IF([Telecomandă.C42]; [Telecomandă.C42] * [Telecomand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3]; [Telecomandă.C43] * [Telecomandă.D43]; &quot;&quot;)">
            <text:p/>
          </table:table-cell>
          <table:table-cell/>
          <table:table-cell table:style-name="ce257" table:formula="of:=IF([Telecomandă.C43]; [Telecomandă.C43] * [Telecomand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4]; [Telecomandă.C44] * [Telecomandă.D44]; &quot;&quot;)">
            <text:p/>
          </table:table-cell>
          <table:table-cell/>
          <table:table-cell table:style-name="ce257" table:formula="of:=IF([Telecomandă.C44]; [Telecomandă.C44] * [Telecomand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5]; [Telecomandă.C45] * [Telecomandă.D45]; &quot;&quot;)">
            <text:p/>
          </table:table-cell>
          <table:table-cell/>
          <table:table-cell table:style-name="ce257" table:formula="of:=IF([Telecomandă.C45]; [Telecomandă.C45] * [Telecomand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6]; [Telecomandă.C46] * [Telecomandă.D46]; &quot;&quot;)">
            <text:p/>
          </table:table-cell>
          <table:table-cell/>
          <table:table-cell table:style-name="ce257" table:formula="of:=IF([Telecomandă.C46]; [Telecomandă.C46] * [Telecomand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7]; [Telecomandă.C47] * [Telecomandă.D47]; &quot;&quot;)">
            <text:p/>
          </table:table-cell>
          <table:table-cell/>
          <table:table-cell table:style-name="ce257" table:formula="of:=IF([Telecomandă.C47]; [Telecomandă.C47] * [Telecomand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8]; [Telecomandă.C48] * [Telecomandă.D48]; &quot;&quot;)">
            <text:p/>
          </table:table-cell>
          <table:table-cell/>
          <table:table-cell table:style-name="ce257" table:formula="of:=IF([Telecomandă.C48]; [Telecomandă.C48] * [Telecomand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9]; [Telecomandă.C49] * [Telecomandă.D49]; &quot;&quot;)">
            <text:p/>
          </table:table-cell>
          <table:table-cell/>
          <table:table-cell table:style-name="ce257" table:formula="of:=IF([Telecomandă.C49]; [Telecomandă.C49] * [Telecomand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0]; [Telecomandă.C50] * [Telecomandă.D50]; &quot;&quot;)">
            <text:p/>
          </table:table-cell>
          <table:table-cell/>
          <table:table-cell table:style-name="ce257" table:formula="of:=IF([Telecomandă.C50]; [Telecomandă.C50] * [Telecomand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1]; [Telecomandă.C51] * [Telecomandă.D51]; &quot;&quot;)">
            <text:p/>
          </table:table-cell>
          <table:table-cell/>
          <table:table-cell table:style-name="ce257" table:formula="of:=IF([Telecomandă.C51]; [Telecomandă.C51] * [Telecomand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2]; [Telecomandă.C52] * [Telecomandă.D52]; &quot;&quot;)">
            <text:p/>
          </table:table-cell>
          <table:table-cell/>
          <table:table-cell table:style-name="ce257" table:formula="of:=IF([Telecomandă.C52]; [Telecomandă.C52] * [Telecomand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3]; [Telecomandă.C53] * [Telecomandă.D53]; &quot;&quot;)">
            <text:p/>
          </table:table-cell>
          <table:table-cell/>
          <table:table-cell table:style-name="ce257" table:formula="of:=IF([Telecomandă.C53]; [Telecomandă.C53] * [Telecomand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4]; [Telecomandă.C54] * [Telecomandă.D54]; &quot;&quot;)">
            <text:p/>
          </table:table-cell>
          <table:table-cell/>
          <table:table-cell table:style-name="ce257" table:formula="of:=IF([Telecomandă.C54]; [Telecomandă.C54] * [Telecomand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5]; [Telecomandă.C55] * [Telecomandă.D55]; &quot;&quot;)">
            <text:p/>
          </table:table-cell>
          <table:table-cell/>
          <table:table-cell table:style-name="ce257" table:formula="of:=IF([Telecomandă.C55]; [Telecomandă.C55] * [Telecomand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6]; [Telecomandă.C56] * [Telecomandă.D56]; &quot;&quot;)">
            <text:p/>
          </table:table-cell>
          <table:table-cell/>
          <table:table-cell table:style-name="ce257" table:formula="of:=IF([Telecomandă.C56]; [Telecomandă.C56] * [Telecomand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7]; [Telecomandă.C57] * [Telecomandă.D57]; &quot;&quot;)">
            <text:p/>
          </table:table-cell>
          <table:table-cell/>
          <table:table-cell table:style-name="ce257" table:formula="of:=IF([Telecomandă.C57]; [Telecomandă.C57] * [Telecomand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8]; [Telecomandă.C58] * [Telecomandă.D58]; &quot;&quot;)">
            <text:p/>
          </table:table-cell>
          <table:table-cell/>
          <table:table-cell table:style-name="ce257" table:formula="of:=IF([Telecomandă.C58]; [Telecomandă.C58] * [Telecomand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9]; [Telecomandă.C59] * [Telecomandă.D59]; &quot;&quot;)">
            <text:p/>
          </table:table-cell>
          <table:table-cell/>
          <table:table-cell table:style-name="ce257" table:formula="of:=IF([Telecomandă.C59]; [Telecomandă.C59] * [Telecomand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0]; [Telecomandă.C60] * [Telecomandă.D60]; &quot;&quot;)">
            <text:p/>
          </table:table-cell>
          <table:table-cell/>
          <table:table-cell table:style-name="ce257" table:formula="of:=IF([Telecomandă.C60]; [Telecomandă.C60] * [Telecomand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1]; [Telecomandă.C61] * [Telecomandă.D61]; &quot;&quot;)">
            <text:p/>
          </table:table-cell>
          <table:table-cell/>
          <table:table-cell table:style-name="ce257" table:formula="of:=IF([Telecomandă.C61]; [Telecomandă.C61] * [Telecomand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2]; [Telecomandă.C62] * [Telecomandă.D62]; &quot;&quot;)">
            <text:p/>
          </table:table-cell>
          <table:table-cell/>
          <table:table-cell table:style-name="ce257" table:formula="of:=IF([Telecomandă.C62]; [Telecomandă.C62] * [Telecomand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3]; [Telecomandă.C63] * [Telecomandă.D63]; &quot;&quot;)">
            <text:p/>
          </table:table-cell>
          <table:table-cell/>
          <table:table-cell table:style-name="ce257" table:formula="of:=IF([Telecomandă.C63]; [Telecomandă.C63] * [Telecomand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4]; [Telecomandă.C64] * [Telecomandă.D64]; &quot;&quot;)">
            <text:p/>
          </table:table-cell>
          <table:table-cell/>
          <table:table-cell table:style-name="ce257" table:formula="of:=IF([Telecomandă.C64]; [Telecomandă.C64] * [Telecomand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5]; [Telecomandă.C65] * [Telecomandă.D65]; &quot;&quot;)">
            <text:p/>
          </table:table-cell>
          <table:table-cell/>
          <table:table-cell table:style-name="ce257" table:formula="of:=IF([Telecomandă.C65]; [Telecomandă.C65] * [Telecomand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6]; [Telecomandă.C66] * [Telecomandă.D66]; &quot;&quot;)">
            <text:p/>
          </table:table-cell>
          <table:table-cell/>
          <table:table-cell table:style-name="ce257" table:formula="of:=IF([Telecomandă.C66]; [Telecomandă.C66] * [Telecomand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7]; [Telecomandă.C67] * [Telecomandă.D67]; &quot;&quot;)">
            <text:p/>
          </table:table-cell>
          <table:table-cell/>
          <table:table-cell table:style-name="ce257" table:formula="of:=IF([Telecomandă.C67]; [Telecomandă.C67] * [Telecomand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8]; [Telecomandă.C68] * [Telecomandă.D68]; &quot;&quot;)">
            <text:p/>
          </table:table-cell>
          <table:table-cell/>
          <table:table-cell table:style-name="ce257" table:formula="of:=IF([Telecomandă.C68]; [Telecomandă.C68] * [Telecomand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9]; [Telecomandă.C69] * [Telecomandă.D69]; &quot;&quot;)">
            <text:p/>
          </table:table-cell>
          <table:table-cell/>
          <table:table-cell table:style-name="ce257" table:formula="of:=IF([Telecomandă.C69]; [Telecomandă.C69] * [Telecomand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0]; [Telecomandă.C70] * [Telecomandă.D70]; &quot;&quot;)">
            <text:p/>
          </table:table-cell>
          <table:table-cell/>
          <table:table-cell table:style-name="ce257" table:formula="of:=IF([Telecomandă.C70]; [Telecomandă.C70] * [Telecomand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1]; [Telecomandă.C71] * [Telecomandă.D71]; &quot;&quot;)">
            <text:p/>
          </table:table-cell>
          <table:table-cell/>
          <table:table-cell table:style-name="ce257" table:formula="of:=IF([Telecomandă.C71]; [Telecomandă.C71] * [Telecomand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2]; [Telecomandă.C72] * [Telecomandă.D72]; &quot;&quot;)">
            <text:p/>
          </table:table-cell>
          <table:table-cell/>
          <table:table-cell table:style-name="ce257" table:formula="of:=IF([Telecomandă.C72]; [Telecomandă.C72] * [Telecomand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3]; [Telecomandă.C73] * [Telecomandă.D73]; &quot;&quot;)">
            <text:p/>
          </table:table-cell>
          <table:table-cell/>
          <table:table-cell table:style-name="ce257" table:formula="of:=IF([Telecomandă.C73]; [Telecomandă.C73] * [Telecomand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4]; [Telecomandă.C74] * [Telecomandă.D74]; &quot;&quot;)">
            <text:p/>
          </table:table-cell>
          <table:table-cell/>
          <table:table-cell table:style-name="ce257" table:formula="of:=IF([Telecomandă.C74]; [Telecomandă.C74] * [Telecomand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5]; [Telecomandă.C75] * [Telecomandă.D75]; &quot;&quot;)">
            <text:p/>
          </table:table-cell>
          <table:table-cell/>
          <table:table-cell table:style-name="ce257" table:formula="of:=IF([Telecomandă.C75]; [Telecomandă.C75] * [Telecomand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6]; [Telecomandă.C76] * [Telecomandă.D76]; &quot;&quot;)">
            <text:p/>
          </table:table-cell>
          <table:table-cell/>
          <table:table-cell table:style-name="ce257" table:formula="of:=IF([Telecomandă.C76]; [Telecomandă.C76] * [Telecomand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7]; [Telecomandă.C77] * [Telecomandă.D77]; &quot;&quot;)">
            <text:p/>
          </table:table-cell>
          <table:table-cell/>
          <table:table-cell table:style-name="ce257" table:formula="of:=IF([Telecomandă.C77]; [Telecomandă.C77] * [Telecomand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8]; [Telecomandă.C78] * [Telecomandă.D78]; &quot;&quot;)">
            <text:p/>
          </table:table-cell>
          <table:table-cell/>
          <table:table-cell table:style-name="ce257" table:formula="of:=IF([Telecomandă.C78]; [Telecomandă.C78] * [Telecomand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9]; [Telecomandă.C79] * [Telecomandă.D79]; &quot;&quot;)">
            <text:p/>
          </table:table-cell>
          <table:table-cell/>
          <table:table-cell table:style-name="ce257" table:formula="of:=IF([Telecomandă.C79]; [Telecomandă.C79] * [Telecomand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0]; [Telecomandă.C80] * [Telecomandă.D80]; &quot;&quot;)">
            <text:p/>
          </table:table-cell>
          <table:table-cell/>
          <table:table-cell table:style-name="ce257" table:formula="of:=IF([Telecomandă.C80]; [Telecomandă.C80] * [Telecomand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1]; [Telecomandă.C81] * [Telecomandă.D81]; &quot;&quot;)">
            <text:p/>
          </table:table-cell>
          <table:table-cell/>
          <table:table-cell table:style-name="ce257" table:formula="of:=IF([Telecomandă.C81]; [Telecomandă.C81] * [Telecomand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2]; [Telecomandă.C82] * [Telecomandă.D82]; &quot;&quot;)">
            <text:p/>
          </table:table-cell>
          <table:table-cell/>
          <table:table-cell table:style-name="ce257" table:formula="of:=IF([Telecomandă.C82]; [Telecomandă.C82] * [Telecomand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3]; [Telecomandă.C83] * [Telecomandă.D83]; &quot;&quot;)">
            <text:p/>
          </table:table-cell>
          <table:table-cell/>
          <table:table-cell table:style-name="ce257" table:formula="of:=IF([Telecomandă.C83]; [Telecomandă.C83] * [Telecomand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4]; [Telecomandă.C84] * [Telecomandă.D84]; &quot;&quot;)">
            <text:p/>
          </table:table-cell>
          <table:table-cell/>
          <table:table-cell table:style-name="ce257" table:formula="of:=IF([Telecomandă.C84]; [Telecomandă.C84] * [Telecomand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5]; [Telecomandă.C85] * [Telecomandă.D85]; &quot;&quot;)">
            <text:p/>
          </table:table-cell>
          <table:table-cell/>
          <table:table-cell table:style-name="ce257" table:formula="of:=IF([Telecomandă.C85]; [Telecomandă.C85] * [Telecomand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6]; [Telecomandă.C86] * [Telecomandă.D86]; &quot;&quot;)">
            <text:p/>
          </table:table-cell>
          <table:table-cell/>
          <table:table-cell table:style-name="ce257" table:formula="of:=IF([Telecomandă.C86]; [Telecomandă.C86] * [Telecomand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7]; [Telecomandă.C87] * [Telecomandă.D87]; &quot;&quot;)">
            <text:p/>
          </table:table-cell>
          <table:table-cell/>
          <table:table-cell table:style-name="ce257" table:formula="of:=IF([Telecomandă.C87]; [Telecomandă.C87] * [Telecomand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8]; [Telecomandă.C88] * [Telecomandă.D88]; &quot;&quot;)">
            <text:p/>
          </table:table-cell>
          <table:table-cell/>
          <table:table-cell table:style-name="ce257" table:formula="of:=IF([Telecomandă.C88]; [Telecomandă.C88] * [Telecomand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9]; [Telecomandă.C89] * [Telecomandă.D89]; &quot;&quot;)">
            <text:p/>
          </table:table-cell>
          <table:table-cell/>
          <table:table-cell table:style-name="ce257" table:formula="of:=IF([Telecomandă.C89]; [Telecomandă.C89] * [Telecomand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0]; [Telecomandă.C90] * [Telecomandă.D90]; &quot;&quot;)">
            <text:p/>
          </table:table-cell>
          <table:table-cell/>
          <table:table-cell table:style-name="ce257" table:formula="of:=IF([Telecomandă.C90]; [Telecomandă.C90] * [Telecomand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1]; [Telecomandă.C91] * [Telecomandă.D91]; &quot;&quot;)">
            <text:p/>
          </table:table-cell>
          <table:table-cell/>
          <table:table-cell table:style-name="ce257" table:formula="of:=IF([Telecomandă.C91]; [Telecomandă.C91] * [Telecomand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2]; [Telecomandă.C92] * [Telecomandă.D92]; &quot;&quot;)">
            <text:p/>
          </table:table-cell>
          <table:table-cell/>
          <table:table-cell table:style-name="ce257" table:formula="of:=IF([Telecomandă.C92]; [Telecomandă.C92] * [Telecomand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3]; [Telecomandă.C93] * [Telecomandă.D93]; &quot;&quot;)">
            <text:p/>
          </table:table-cell>
          <table:table-cell/>
          <table:table-cell table:style-name="ce257" table:formula="of:=IF([Telecomandă.C93]; [Telecomandă.C93] * [Telecomand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4]; [Telecomandă.C94] * [Telecomandă.D94]; &quot;&quot;)">
            <text:p/>
          </table:table-cell>
          <table:table-cell/>
          <table:table-cell table:style-name="ce257" table:formula="of:=IF([Telecomandă.C94]; [Telecomandă.C94] * [Telecomand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5]; [Telecomandă.C95] * [Telecomandă.D95]; &quot;&quot;)">
            <text:p/>
          </table:table-cell>
          <table:table-cell/>
          <table:table-cell table:style-name="ce257" table:formula="of:=IF([Telecomandă.C95]; [Telecomandă.C95] * [Telecomand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6]; [Telecomandă.C96] * [Telecomandă.D96]; &quot;&quot;)">
            <text:p/>
          </table:table-cell>
          <table:table-cell/>
          <table:table-cell table:style-name="ce257" table:formula="of:=IF([Telecomandă.C96]; [Telecomandă.C96] * [Telecomand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7]; [Telecomandă.C97] * [Telecomandă.D97]; &quot;&quot;)">
            <text:p/>
          </table:table-cell>
          <table:table-cell/>
          <table:table-cell table:style-name="ce257" table:formula="of:=IF([Telecomandă.C97]; [Telecomandă.C97] * [Telecomand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8]; [Telecomandă.C98] * [Telecomandă.D98]; &quot;&quot;)">
            <text:p/>
          </table:table-cell>
          <table:table-cell/>
          <table:table-cell table:style-name="ce257" table:formula="of:=IF([Telecomandă.C98]; [Telecomandă.C98] * [Telecomand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9]; [Telecomandă.C99] * [Telecomandă.D99]; &quot;&quot;)">
            <text:p/>
          </table:table-cell>
          <table:table-cell/>
          <table:table-cell table:style-name="ce257" table:formula="of:=IF([Telecomandă.C99]; [Telecomandă.C99] * [Telecomand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0]; [Telecomandă.C100] * [Telecomandă.D100]; &quot;&quot;)">
            <text:p/>
          </table:table-cell>
          <table:table-cell/>
          <table:table-cell table:style-name="ce257" table:formula="of:=IF([Telecomandă.C100]; [Telecomandă.C100] * [Telecomand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1]; [Telecomandă.C101] * [Telecomandă.D101]; &quot;&quot;)">
            <text:p/>
          </table:table-cell>
          <table:table-cell/>
          <table:table-cell table:style-name="ce257" table:formula="of:=IF([Telecomandă.C101]; [Telecomandă.C101] * [Telecomand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2]; [Telecomandă.C102] * [Telecomandă.D102]; &quot;&quot;)">
            <text:p/>
          </table:table-cell>
          <table:table-cell/>
          <table:table-cell table:style-name="ce257" table:formula="of:=IF([Telecomandă.C102]; [Telecomandă.C102] * [Telecomand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3]; [Telecomandă.C103] * [Telecomandă.D103]; &quot;&quot;)">
            <text:p/>
          </table:table-cell>
          <table:table-cell/>
          <table:table-cell table:style-name="ce257" table:formula="of:=IF([Telecomandă.C103]; [Telecomandă.C103] * [Telecomand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4]; [Telecomandă.C104] * [Telecomandă.D104]; &quot;&quot;)">
            <text:p/>
          </table:table-cell>
          <table:table-cell/>
          <table:table-cell table:style-name="ce257" table:formula="of:=IF([Telecomandă.C104]; [Telecomandă.C104] * [Telecomand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5]; [Telecomandă.C105] * [Telecomandă.D105]; &quot;&quot;)">
            <text:p/>
          </table:table-cell>
          <table:table-cell/>
          <table:table-cell table:style-name="ce257" table:formula="of:=IF([Telecomandă.C105]; [Telecomandă.C105] * [Telecomand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6]; [Telecomandă.C106] * [Telecomandă.D106]; &quot;&quot;)">
            <text:p/>
          </table:table-cell>
          <table:table-cell/>
          <table:table-cell table:style-name="ce257" table:formula="of:=IF([Telecomandă.C106]; [Telecomandă.C106] * [Telecomand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7]; [Telecomandă.C107] * [Telecomandă.D107]; &quot;&quot;)">
            <text:p/>
          </table:table-cell>
          <table:table-cell/>
          <table:table-cell table:style-name="ce257" table:formula="of:=IF([Telecomandă.C107]; [Telecomandă.C107] * [Telecomand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8]; [Telecomandă.C108] * [Telecomandă.D108]; &quot;&quot;)">
            <text:p/>
          </table:table-cell>
          <table:table-cell/>
          <table:table-cell table:style-name="ce257" table:formula="of:=IF([Telecomandă.C108]; [Telecomandă.C108] * [Telecomand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9]; [Telecomandă.C109] * [Telecomandă.D109]; &quot;&quot;)">
            <text:p/>
          </table:table-cell>
          <table:table-cell/>
          <table:table-cell table:style-name="ce257" table:formula="of:=IF([Telecomandă.C109]; [Telecomandă.C109] * [Telecomand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0]; [Telecomandă.C110] * [Telecomandă.D110]; &quot;&quot;)">
            <text:p/>
          </table:table-cell>
          <table:table-cell/>
          <table:table-cell table:style-name="ce257" table:formula="of:=IF([Telecomandă.C110]; [Telecomandă.C110] * [Telecomand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1]; [Telecomandă.C111] * [Telecomandă.D111]; &quot;&quot;)">
            <text:p/>
          </table:table-cell>
          <table:table-cell/>
          <table:table-cell table:style-name="ce257" table:formula="of:=IF([Telecomandă.C111]; [Telecomandă.C111] * [Telecomand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2]; [Telecomandă.C112] * [Telecomandă.D112]; &quot;&quot;)">
            <text:p/>
          </table:table-cell>
          <table:table-cell/>
          <table:table-cell table:style-name="ce257" table:formula="of:=IF([Telecomandă.C112]; [Telecomandă.C112] * [Telecomand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3]; [Telecomandă.C113] * [Telecomandă.D113]; &quot;&quot;)">
            <text:p/>
          </table:table-cell>
          <table:table-cell/>
          <table:table-cell table:style-name="ce257" table:formula="of:=IF([Telecomandă.C113]; [Telecomandă.C113] * [Telecomand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4]; [Telecomandă.C114] * [Telecomandă.D114]; &quot;&quot;)">
            <text:p/>
          </table:table-cell>
          <table:table-cell/>
          <table:table-cell table:style-name="ce257" table:formula="of:=IF([Telecomandă.C114]; [Telecomandă.C114] * [Telecomand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5]; [Telecomandă.C115] * [Telecomandă.D115]; &quot;&quot;)">
            <text:p/>
          </table:table-cell>
          <table:table-cell/>
          <table:table-cell table:style-name="ce257" table:formula="of:=IF([Telecomandă.C115]; [Telecomandă.C115] * [Telecomand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6]; [Telecomandă.C116] * [Telecomandă.D116]; &quot;&quot;)">
            <text:p/>
          </table:table-cell>
          <table:table-cell/>
          <table:table-cell table:style-name="ce257" table:formula="of:=IF([Telecomandă.C116]; [Telecomandă.C116] * [Telecomand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7]; [Telecomandă.C117] * [Telecomandă.D117]; &quot;&quot;)">
            <text:p/>
          </table:table-cell>
          <table:table-cell/>
          <table:table-cell table:style-name="ce257" table:formula="of:=IF([Telecomandă.C117]; [Telecomandă.C117] * [Telecomand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8]; [Telecomandă.C118] * [Telecomandă.D118]; &quot;&quot;)">
            <text:p/>
          </table:table-cell>
          <table:table-cell/>
          <table:table-cell table:style-name="ce257" table:formula="of:=IF([Telecomandă.C118]; [Telecomandă.C118] * [Telecomand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9]; [Telecomandă.C119] * [Telecomandă.D119]; &quot;&quot;)">
            <text:p/>
          </table:table-cell>
          <table:table-cell/>
          <table:table-cell table:style-name="ce257" table:formula="of:=IF([Telecomandă.C119]; [Telecomandă.C119] * [Telecomand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0]; [Telecomandă.C120] * [Telecomandă.D120]; &quot;&quot;)">
            <text:p/>
          </table:table-cell>
          <table:table-cell/>
          <table:table-cell table:style-name="ce257" table:formula="of:=IF([Telecomandă.C120]; [Telecomandă.C120] * [Telecomand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1]; [Telecomandă.C121] * [Telecomandă.D121]; &quot;&quot;)">
            <text:p/>
          </table:table-cell>
          <table:table-cell/>
          <table:table-cell table:style-name="ce257" table:formula="of:=IF([Telecomandă.C121]; [Telecomandă.C121] * [Telecomand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2]; [Telecomandă.C122] * [Telecomandă.D122]; &quot;&quot;)">
            <text:p/>
          </table:table-cell>
          <table:table-cell/>
          <table:table-cell table:style-name="ce257" table:formula="of:=IF([Telecomandă.C122]; [Telecomandă.C122] * [Telecomand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3]; [Telecomandă.C123] * [Telecomandă.D123]; &quot;&quot;)">
            <text:p/>
          </table:table-cell>
          <table:table-cell/>
          <table:table-cell table:style-name="ce257" table:formula="of:=IF([Telecomandă.C123]; [Telecomandă.C123] * [Telecomand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4]; [Telecomandă.C124] * [Telecomandă.D124]; &quot;&quot;)">
            <text:p/>
          </table:table-cell>
          <table:table-cell/>
          <table:table-cell table:style-name="ce257" table:formula="of:=IF([Telecomandă.C124]; [Telecomandă.C124] * [Telecomand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5]; [Telecomandă.C125] * [Telecomandă.D125]; &quot;&quot;)">
            <text:p/>
          </table:table-cell>
          <table:table-cell/>
          <table:table-cell table:style-name="ce257" table:formula="of:=IF([Telecomandă.C125]; [Telecomandă.C125] * [Telecomand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6]; [Telecomandă.C126] * [Telecomandă.D126]; &quot;&quot;)">
            <text:p/>
          </table:table-cell>
          <table:table-cell/>
          <table:table-cell table:style-name="ce257" table:formula="of:=IF([Telecomandă.C126]; [Telecomandă.C126] * [Telecomand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7]; [Telecomandă.C127] * [Telecomandă.D127]; &quot;&quot;)">
            <text:p/>
          </table:table-cell>
          <table:table-cell/>
          <table:table-cell table:style-name="ce257" table:formula="of:=IF([Telecomandă.C127]; [Telecomandă.C127] * [Telecomand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8]; [Telecomandă.C128] * [Telecomandă.D128]; &quot;&quot;)">
            <text:p/>
          </table:table-cell>
          <table:table-cell/>
          <table:table-cell table:style-name="ce257" table:formula="of:=IF([Telecomandă.C128]; [Telecomandă.C128] * [Telecomand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9]; [Telecomandă.C129] * [Telecomandă.D129]; &quot;&quot;)">
            <text:p/>
          </table:table-cell>
          <table:table-cell/>
          <table:table-cell table:style-name="ce257" table:formula="of:=IF([Telecomandă.C129]; [Telecomandă.C129] * [Telecomand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0]; [Telecomandă.C130] * [Telecomandă.D130]; &quot;&quot;)">
            <text:p/>
          </table:table-cell>
          <table:table-cell/>
          <table:table-cell table:style-name="ce257" table:formula="of:=IF([Telecomandă.C130]; [Telecomandă.C130] * [Telecomand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1]; [Telecomandă.C131] * [Telecomandă.D131]; &quot;&quot;)">
            <text:p/>
          </table:table-cell>
          <table:table-cell/>
          <table:table-cell table:style-name="ce257" table:formula="of:=IF([Telecomandă.C131]; [Telecomandă.C131] * [Telecomand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2]; [Telecomandă.C132] * [Telecomandă.D132]; &quot;&quot;)">
            <text:p/>
          </table:table-cell>
          <table:table-cell/>
          <table:table-cell table:style-name="ce257" table:formula="of:=IF([Telecomandă.C132]; [Telecomandă.C132] * [Telecomand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3]; [Telecomandă.C133] * [Telecomandă.D133]; &quot;&quot;)">
            <text:p/>
          </table:table-cell>
          <table:table-cell/>
          <table:table-cell table:style-name="ce257" table:formula="of:=IF([Telecomandă.C133]; [Telecomandă.C133] * [Telecomand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4]; [Telecomandă.C134] * [Telecomandă.D134]; &quot;&quot;)">
            <text:p/>
          </table:table-cell>
          <table:table-cell/>
          <table:table-cell table:style-name="ce257" table:formula="of:=IF([Telecomandă.C134]; [Telecomandă.C134] * [Telecomand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5]; [Telecomandă.C135] * [Telecomandă.D135]; &quot;&quot;)">
            <text:p/>
          </table:table-cell>
          <table:table-cell/>
          <table:table-cell table:style-name="ce257" table:formula="of:=IF([Telecomandă.C135]; [Telecomandă.C135] * [Telecomand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6]; [Telecomandă.C136] * [Telecomandă.D136]; &quot;&quot;)">
            <text:p/>
          </table:table-cell>
          <table:table-cell/>
          <table:table-cell table:style-name="ce257" table:formula="of:=IF([Telecomandă.C136]; [Telecomandă.C136] * [Telecomand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7]; [Telecomandă.C137] * [Telecomandă.D137]; &quot;&quot;)">
            <text:p/>
          </table:table-cell>
          <table:table-cell/>
          <table:table-cell table:style-name="ce257" table:formula="of:=IF([Telecomandă.C137]; [Telecomandă.C137] * [Telecomand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8]; [Telecomandă.C138] * [Telecomandă.D138]; &quot;&quot;)">
            <text:p/>
          </table:table-cell>
          <table:table-cell/>
          <table:table-cell table:style-name="ce257" table:formula="of:=IF([Telecomandă.C138]; [Telecomandă.C138] * [Telecomand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9]; [Telecomandă.C139] * [Telecomandă.D139]; &quot;&quot;)">
            <text:p/>
          </table:table-cell>
          <table:table-cell/>
          <table:table-cell table:style-name="ce257" table:formula="of:=IF([Telecomandă.C139]; [Telecomandă.C139] * [Telecomand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0]; [Telecomandă.C140] * [Telecomandă.D140]; &quot;&quot;)">
            <text:p/>
          </table:table-cell>
          <table:table-cell/>
          <table:table-cell table:style-name="ce257" table:formula="of:=IF([Telecomandă.C140]; [Telecomandă.C140] * [Telecomand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1]; [Telecomandă.C141] * [Telecomandă.D141]; &quot;&quot;)">
            <text:p/>
          </table:table-cell>
          <table:table-cell/>
          <table:table-cell table:style-name="ce257" table:formula="of:=IF([Telecomandă.C141]; [Telecomandă.C141] * [Telecomand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2]; [Telecomandă.C142] * [Telecomandă.D142]; &quot;&quot;)">
            <text:p/>
          </table:table-cell>
          <table:table-cell/>
          <table:table-cell table:style-name="ce257" table:formula="of:=IF([Telecomandă.C142]; [Telecomandă.C142] * [Telecomand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3]; [Telecomandă.C143] * [Telecomandă.D143]; &quot;&quot;)">
            <text:p/>
          </table:table-cell>
          <table:table-cell/>
          <table:table-cell table:style-name="ce257" table:formula="of:=IF([Telecomandă.C143]; [Telecomandă.C143] * [Telecomand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4]; [Telecomandă.C144] * [Telecomandă.D144]; &quot;&quot;)">
            <text:p/>
          </table:table-cell>
          <table:table-cell/>
          <table:table-cell table:style-name="ce257" table:formula="of:=IF([Telecomandă.C144]; [Telecomandă.C144] * [Telecomand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5]; [Telecomandă.C145] * [Telecomandă.D145]; &quot;&quot;)">
            <text:p/>
          </table:table-cell>
          <table:table-cell/>
          <table:table-cell table:style-name="ce257" table:formula="of:=IF([Telecomandă.C145]; [Telecomandă.C145] * [Telecomand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6]; [Telecomandă.C146] * [Telecomandă.D146]; &quot;&quot;)">
            <text:p/>
          </table:table-cell>
          <table:table-cell/>
          <table:table-cell table:style-name="ce257" table:formula="of:=IF([Telecomandă.C146]; [Telecomandă.C146] * [Telecomand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7]; [Telecomandă.C147] * [Telecomandă.D147]; &quot;&quot;)">
            <text:p/>
          </table:table-cell>
          <table:table-cell/>
          <table:table-cell table:style-name="ce257" table:formula="of:=IF([Telecomandă.C147]; [Telecomandă.C147] * [Telecomand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8]; [Telecomandă.C148] * [Telecomandă.D148]; &quot;&quot;)">
            <text:p/>
          </table:table-cell>
          <table:table-cell/>
          <table:table-cell table:style-name="ce257" table:formula="of:=IF([Telecomandă.C148]; [Telecomandă.C148] * [Telecomand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9]; [Telecomandă.C149] * [Telecomandă.D149]; &quot;&quot;)">
            <text:p/>
          </table:table-cell>
          <table:table-cell/>
          <table:table-cell table:style-name="ce257" table:formula="of:=IF([Telecomandă.C149]; [Telecomandă.C149] * [Telecomand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0]; [Telecomandă.C150] * [Telecomandă.D150]; &quot;&quot;)">
            <text:p/>
          </table:table-cell>
          <table:table-cell/>
          <table:table-cell table:style-name="ce257" table:formula="of:=IF([Telecomandă.C150]; [Telecomandă.C150] * [Telecomand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1]; [Telecomandă.C151] * [Telecomandă.D151]; &quot;&quot;)">
            <text:p/>
          </table:table-cell>
          <table:table-cell/>
          <table:table-cell table:style-name="ce257" table:formula="of:=IF([Telecomandă.C151]; [Telecomandă.C151] * [Telecomand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2]; [Telecomandă.C152] * [Telecomandă.D152]; &quot;&quot;)">
            <text:p/>
          </table:table-cell>
          <table:table-cell/>
          <table:table-cell table:style-name="ce257" table:formula="of:=IF([Telecomandă.C152]; [Telecomandă.C152] * [Telecomand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3]; [Telecomandă.C153] * [Telecomandă.D153]; &quot;&quot;)">
            <text:p/>
          </table:table-cell>
          <table:table-cell/>
          <table:table-cell table:style-name="ce257" table:formula="of:=IF([Telecomandă.C153]; [Telecomandă.C153] * [Telecomand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4]; [Telecomandă.C154] * [Telecomandă.D154]; &quot;&quot;)">
            <text:p/>
          </table:table-cell>
          <table:table-cell/>
          <table:table-cell table:style-name="ce257" table:formula="of:=IF([Telecomandă.C154]; [Telecomandă.C154] * [Telecomand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5]; [Telecomandă.C155] * [Telecomandă.D155]; &quot;&quot;)">
            <text:p/>
          </table:table-cell>
          <table:table-cell/>
          <table:table-cell table:style-name="ce257" table:formula="of:=IF([Telecomandă.C155]; [Telecomandă.C155] * [Telecomand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6]; [Telecomandă.C156] * [Telecomandă.D156]; &quot;&quot;)">
            <text:p/>
          </table:table-cell>
          <table:table-cell/>
          <table:table-cell table:style-name="ce257" table:formula="of:=IF([Telecomandă.C156]; [Telecomandă.C156] * [Telecomand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7]; [Telecomandă.C157] * [Telecomandă.D157]; &quot;&quot;)">
            <text:p/>
          </table:table-cell>
          <table:table-cell/>
          <table:table-cell table:style-name="ce257" table:formula="of:=IF([Telecomandă.C157]; [Telecomandă.C157] * [Telecomand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8]; [Telecomandă.C158] * [Telecomandă.D158]; &quot;&quot;)">
            <text:p/>
          </table:table-cell>
          <table:table-cell/>
          <table:table-cell table:style-name="ce257" table:formula="of:=IF([Telecomandă.C158]; [Telecomandă.C158] * [Telecomand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9]; [Telecomandă.C159] * [Telecomandă.D159]; &quot;&quot;)">
            <text:p/>
          </table:table-cell>
          <table:table-cell/>
          <table:table-cell table:style-name="ce257" table:formula="of:=IF([Telecomandă.C159]; [Telecomandă.C159] * [Telecomand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0]; [Telecomandă.C160] * [Telecomandă.D160]; &quot;&quot;)">
            <text:p/>
          </table:table-cell>
          <table:table-cell/>
          <table:table-cell table:style-name="ce257" table:formula="of:=IF([Telecomandă.C160]; [Telecomandă.C160] * [Telecomand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1]; [Telecomandă.C161] * [Telecomandă.D161]; &quot;&quot;)">
            <text:p/>
          </table:table-cell>
          <table:table-cell/>
          <table:table-cell table:style-name="ce257" table:formula="of:=IF([Telecomandă.C161]; [Telecomandă.C161] * [Telecomand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2]; [Telecomandă.C162] * [Telecomandă.D162]; &quot;&quot;)">
            <text:p/>
          </table:table-cell>
          <table:table-cell/>
          <table:table-cell table:style-name="ce257" table:formula="of:=IF([Telecomandă.C162]; [Telecomandă.C162] * [Telecomand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3]; [Telecomandă.C163] * [Telecomandă.D163]; &quot;&quot;)">
            <text:p/>
          </table:table-cell>
          <table:table-cell/>
          <table:table-cell table:style-name="ce257" table:formula="of:=IF([Telecomandă.C163]; [Telecomandă.C163] * [Telecomand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4]; [Telecomandă.C164] * [Telecomandă.D164]; &quot;&quot;)">
            <text:p/>
          </table:table-cell>
          <table:table-cell/>
          <table:table-cell table:style-name="ce257" table:formula="of:=IF([Telecomandă.C164]; [Telecomandă.C164] * [Telecomand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5]; [Telecomandă.C165] * [Telecomandă.D165]; &quot;&quot;)">
            <text:p/>
          </table:table-cell>
          <table:table-cell/>
          <table:table-cell table:style-name="ce257" table:formula="of:=IF([Telecomandă.C165]; [Telecomandă.C165] * [Telecomand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6]; [Telecomandă.C166] * [Telecomandă.D166]; &quot;&quot;)">
            <text:p/>
          </table:table-cell>
          <table:table-cell/>
          <table:table-cell table:style-name="ce257" table:formula="of:=IF([Telecomandă.C166]; [Telecomandă.C166] * [Telecomand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7]; [Telecomandă.C167] * [Telecomandă.D167]; &quot;&quot;)">
            <text:p/>
          </table:table-cell>
          <table:table-cell/>
          <table:table-cell table:style-name="ce257" table:formula="of:=IF([Telecomandă.C167]; [Telecomandă.C167] * [Telecomand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8]; [Telecomandă.C168] * [Telecomandă.D168]; &quot;&quot;)">
            <text:p/>
          </table:table-cell>
          <table:table-cell/>
          <table:table-cell table:style-name="ce257" table:formula="of:=IF([Telecomandă.C168]; [Telecomandă.C168] * [Telecomand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9]; [Telecomandă.C169] * [Telecomandă.D169]; &quot;&quot;)">
            <text:p/>
          </table:table-cell>
          <table:table-cell/>
          <table:table-cell table:style-name="ce257" table:formula="of:=IF([Telecomandă.C169]; [Telecomandă.C169] * [Telecomand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0]; [Telecomandă.C170] * [Telecomandă.D170]; &quot;&quot;)">
            <text:p/>
          </table:table-cell>
          <table:table-cell/>
          <table:table-cell table:style-name="ce257" table:formula="of:=IF([Telecomandă.C170]; [Telecomandă.C170] * [Telecomand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1]; [Telecomandă.C171] * [Telecomandă.D171]; &quot;&quot;)">
            <text:p/>
          </table:table-cell>
          <table:table-cell/>
          <table:table-cell table:style-name="ce257" table:formula="of:=IF([Telecomandă.C171]; [Telecomandă.C171] * [Telecomand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2]; [Telecomandă.C172] * [Telecomandă.D172]; &quot;&quot;)">
            <text:p/>
          </table:table-cell>
          <table:table-cell/>
          <table:table-cell table:style-name="ce257" table:formula="of:=IF([Telecomandă.C172]; [Telecomandă.C172] * [Telecomand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3]; [Telecomandă.C173] * [Telecomandă.D173]; &quot;&quot;)">
            <text:p/>
          </table:table-cell>
          <table:table-cell/>
          <table:table-cell table:style-name="ce257" table:formula="of:=IF([Telecomandă.C173]; [Telecomandă.C173] * [Telecomand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4]; [Telecomandă.C174] * [Telecomandă.D174]; &quot;&quot;)">
            <text:p/>
          </table:table-cell>
          <table:table-cell/>
          <table:table-cell table:style-name="ce257" table:formula="of:=IF([Telecomandă.C174]; [Telecomandă.C174] * [Telecomand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5]; [Telecomandă.C175] * [Telecomandă.D175]; &quot;&quot;)">
            <text:p/>
          </table:table-cell>
          <table:table-cell/>
          <table:table-cell table:style-name="ce257" table:formula="of:=IF([Telecomandă.C175]; [Telecomandă.C175] * [Telecomand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6]; [Telecomandă.C176] * [Telecomandă.D176]; &quot;&quot;)">
            <text:p/>
          </table:table-cell>
          <table:table-cell/>
          <table:table-cell table:style-name="ce257" table:formula="of:=IF([Telecomandă.C176]; [Telecomandă.C176] * [Telecomand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7]; [Telecomandă.C177] * [Telecomandă.D177]; &quot;&quot;)">
            <text:p/>
          </table:table-cell>
          <table:table-cell/>
          <table:table-cell table:style-name="ce257" table:formula="of:=IF([Telecomandă.C177]; [Telecomandă.C177] * [Telecomand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8]; [Telecomandă.C178] * [Telecomandă.D178]; &quot;&quot;)">
            <text:p/>
          </table:table-cell>
          <table:table-cell/>
          <table:table-cell table:style-name="ce257" table:formula="of:=IF([Telecomandă.C178]; [Telecomandă.C178] * [Telecomand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9]; [Telecomandă.C179] * [Telecomandă.D179]; &quot;&quot;)">
            <text:p/>
          </table:table-cell>
          <table:table-cell/>
          <table:table-cell table:style-name="ce257" table:formula="of:=IF([Telecomandă.C179]; [Telecomandă.C179] * [Telecomand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0]; [Telecomandă.C180] * [Telecomandă.D180]; &quot;&quot;)">
            <text:p/>
          </table:table-cell>
          <table:table-cell/>
          <table:table-cell table:style-name="ce257" table:formula="of:=IF([Telecomandă.C180]; [Telecomandă.C180] * [Telecomand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1]; [Telecomandă.C181] * [Telecomandă.D181]; &quot;&quot;)">
            <text:p/>
          </table:table-cell>
          <table:table-cell/>
          <table:table-cell table:style-name="ce257" table:formula="of:=IF([Telecomandă.C181]; [Telecomandă.C181] * [Telecomand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2]; [Telecomandă.C182] * [Telecomandă.D182]; &quot;&quot;)">
            <text:p/>
          </table:table-cell>
          <table:table-cell/>
          <table:table-cell table:style-name="ce257" table:formula="of:=IF([Telecomandă.C182]; [Telecomandă.C182] * [Telecomand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3]; [Telecomandă.C183] * [Telecomandă.D183]; &quot;&quot;)">
            <text:p/>
          </table:table-cell>
          <table:table-cell/>
          <table:table-cell table:style-name="ce257" table:formula="of:=IF([Telecomandă.C183]; [Telecomandă.C183] * [Telecomand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4]; [Telecomandă.C184] * [Telecomandă.D184]; &quot;&quot;)">
            <text:p/>
          </table:table-cell>
          <table:table-cell/>
          <table:table-cell table:style-name="ce257" table:formula="of:=IF([Telecomandă.C184]; [Telecomandă.C184] * [Telecomand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5]; [Telecomandă.C185] * [Telecomandă.D185]; &quot;&quot;)">
            <text:p/>
          </table:table-cell>
          <table:table-cell/>
          <table:table-cell table:style-name="ce257" table:formula="of:=IF([Telecomandă.C185]; [Telecomandă.C185] * [Telecomand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6]; [Telecomandă.C186] * [Telecomandă.D186]; &quot;&quot;)">
            <text:p/>
          </table:table-cell>
          <table:table-cell/>
          <table:table-cell table:style-name="ce257" table:formula="of:=IF([Telecomandă.C186]; [Telecomandă.C186] * [Telecomand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7]; [Telecomandă.C187] * [Telecomandă.D187]; &quot;&quot;)">
            <text:p/>
          </table:table-cell>
          <table:table-cell/>
          <table:table-cell table:style-name="ce257" table:formula="of:=IF([Telecomandă.C187]; [Telecomandă.C187] * [Telecomand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8]; [Telecomandă.C188] * [Telecomandă.D188]; &quot;&quot;)">
            <text:p/>
          </table:table-cell>
          <table:table-cell/>
          <table:table-cell table:style-name="ce257" table:formula="of:=IF([Telecomandă.C188]; [Telecomandă.C188] * [Telecomandă.F188]; &quot;&quot;)">
            <text:p/>
          </table:table-cell>
          <table:table-cell table:number-columns-repeated="1017"/>
        </table:table-row>
        <table:table-row table:style-name="ro2" table:number-rows-repeated="104837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ircuit" table:style-name="ta1">
        <table:table-column table:style-name="co25" table:default-cell-style-name="ce241"/>
        <table:table-column table:style-name="co47" table:default-cell-style-name="ce245"/>
        <table:table-column table:style-name="co27" table:default-cell-style-name="ce249"/>
        <table:table-column table:style-name="co28" table:default-cell-style-name="ce252"/>
        <table:table-column table:style-name="co29" table:default-cell-style-name="ce252"/>
        <table:table-column table:style-name="co30" table:default-cell-style-name="ce255"/>
        <table:table-column table:style-name="co31" table:default-cell-style-name="ce255"/>
        <table:table-column table:style-name="co7" table:number-columns-repeated="1017" table:default-cell-style-name="Default"/>
        <table:table-row table:style-name="ro6">
          <table:table-cell table:style-name="ce238" table:formula="of:=4" office:value-type="float" office:value="4" calcext:value-type="float">
            <text:p>4</text:p>
          </table:table-cell>
          <table:table-cell table:style-name="ce242" office:value-type="float" office:value="200" calcext:value-type="float">
            <text:p>200</text:p>
          </table:table-cell>
          <table:table-cell table:style-name="ce246" table:formula="of:=ADDRESS([Circuit.$A$1]; COLUMN()) &amp; &quot;:&quot; &amp; ADDRESS([Circuit.$A$2]; COLUMN())" office:value-type="string" office:string-value="$C$4:$C$28" calcext:value-type="string">
            <text:p>$C$4:$C$28</text:p>
          </table:table-cell>
          <table:table-cell table:style-name="ce246" table:formula="of:=ADDRESS([Circuit.$A$1]; COLUMN()) &amp; &quot;:&quot; &amp; ADDRESS([Circuit.$A$2]; COLUMN())" office:value-type="string" office:string-value="$D$4:$D$28" calcext:value-type="string">
            <text:p>$D$4:$D$28</text:p>
          </table:table-cell>
          <table:table-cell table:style-name="ce246" table:formula="of:=ADDRESS([Circuit.$A$1]; COLUMN()) &amp; &quot;:&quot; &amp; ADDRESS([Circuit.$A$2]; COLUMN())" office:value-type="string" office:string-value="$E$4:$E$28" calcext:value-type="string">
            <text:p>$E$4:$E$28</text:p>
          </table:table-cell>
          <table:table-cell table:style-name="ce246" table:formula="of:=ADDRESS([Circuit.$A$1]; COLUMN()) &amp; &quot;:&quot; &amp; ADDRESS([Circuit.$A$2]; COLUMN())" office:value-type="string" office:string-value="$F$4:$F$28" calcext:value-type="string">
            <text:p>$F$4:$F$28</text:p>
          </table:table-cell>
          <table:table-cell table:style-name="ce246" table:formula="of:=ADDRESS([Circuit.$A$1]; COLUMN()) &amp; &quot;:&quot; &amp; ADDRESS([Circuit.$A$2]; COLUMN())" office:value-type="string" office:string-value="$G$4:$G$28" calcext:value-type="string">
            <text:p>$G$4:$G$28</text:p>
          </table:table-cell>
          <table:table-cell table:style-name="ce258"/>
          <table:table-cell table:style-name="ce260" table:number-columns-repeated="1016"/>
        </table:table-row>
        <table:table-row table:style-name="ro1">
          <table:table-cell table:style-name="ce239" table:formula="of:=[Circuit.$A$1]+COUNTA(INDIRECT([Circuit.$A$3]):INDIRECT([Circuit.$A$4]))" office:value-type="float" office:value="28" calcext:value-type="float">
            <text:p>28</text:p>
          </table:table-cell>
          <table:table-cell table:style-name="ce261" office:value-type="string" calcext:value-type="string">
            <text:p>Circuit</text:p>
          </table:table-cell>
          <table:table-cell table:style-name="ce262" table:formula="of:=IF(SUM(INDIRECT([Circuit.C1])); SUM(INDIRECT([Circuit.C1])); &quot;&quot;)" office:value-type="float" office:value="100" calcext:value-type="float">
            <text:p>100</text:p>
          </table:table-cell>
          <table:table-cell table:style-name="ce264" table:formula="of:=IF(SUM(INDIRECT([Circuit.D1])); AVERAGE(INDIRECT([Circuit.D1])); &quot;&quot;)" office:value-type="currency" office:currency="RON" office:value="20.8416666666667" calcext:value-type="currency">
            <text:p>20,84 RON</text:p>
          </table:table-cell>
          <table:table-cell table:style-name="ce264" table:formula="of:=IF(SUM(INDIRECT([Circuit.E1])); SUM(INDIRECT([Circuit.E1])); &quot;&quot;)" office:value-type="currency" office:currency="RON" office:value="1427.1" calcext:value-type="currency">
            <text:p>1.427,10 RON</text:p>
          </table:table-cell>
          <table:table-cell table:style-name="ce265" table:formula="of:=IF(SUM(INDIRECT([Circuit.F1])); AVERAGE(INDIRECT([Circuit.F1])); &quot;&quot;)" office:value-type="currency" office:currency="g" office:value="26.18125" calcext:value-type="currency">
            <text:p>26,18 g</text:p>
          </table:table-cell>
          <table:table-cell table:style-name="ce265" table:formula="of:=IF(SUM(INDIRECT([Circuit.G1])); SUM(INDIRECT([Circuit.G1])); &quot;&quot;)" office:value-type="currency" office:currency="g" office:value="2079.59" calcext:value-type="currency">
            <text:p>2.079,59 g</text:p>
          </table:table-cell>
          <table:table-cell table:style-name="ce259"/>
          <table:table-cell table:number-columns-repeated="1016"/>
        </table:table-row>
        <table:table-row table:style-name="ro7">
          <table:table-cell table:style-name="ce240" table:formula="of:=ADDRESS([Circuit.$A$1];2)" office:value-type="string" office:string-value="$B$4" calcext:value-type="string">
            <text:p>$B$4</text:p>
          </table:table-cell>
          <table:table-cell table:style-name="ce244" office:value-type="string" calcext:value-type="string">
            <text:p>Nume</text:p>
          </table:table-cell>
          <table:table-cell table:style-name="ce248" office:value-type="string" calcext:value-type="string">
            <text:p>Cantitate</text:p>
          </table:table-cell>
          <table:table-cell table:style-name="ce248" office:value-type="string" calcext:value-type="string">
            <text:p>Preț unitate</text:p>
          </table:table-cell>
          <table:table-cell table:style-name="ce248" office:value-type="string" calcext:value-type="string">
            <text:p>Preț total</text:p>
          </table:table-cell>
          <table:table-cell table:style-name="ce248" office:value-type="string" calcext:value-type="string">
            <text:p>Masă unitate</text:p>
          </table:table-cell>
          <table:table-cell table:style-name="ce256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240" table:formula="of:=ADDRESS([Circuit.$B$1];2;4)" office:value-type="string" office:string-value="B200" calcext:value-type="string">
            <text:p>B200</text:p>
          </table:table-cell>
          <table:table-cell office:value-type="string" calcext:value-type="string">
            <text:p>Acumulator 1.2V, 2100 mAh</text:p>
          </table:table-cell>
          <table:table-cell table:style-name="ce263" table:formula="of:=[Alimentare.W5]" office:value-type="float" office:value="5" calcext:value-type="float">
            <text:p>5</text:p>
          </table:table-cell>
          <table:table-cell office:value-type="currency" office:currency="RON" office:value="13.1" calcext:value-type="currency">
            <text:p>13,10 RON</text:p>
          </table:table-cell>
          <table:table-cell table:formula="of:=IF([Circuit.C4]; [Circuit.C4] * [Circuit.D4]; &quot;&quot;)" office:value-type="currency" office:currency="RON" office:value="65.5" calcext:value-type="currency">
            <text:p>65,5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257" table:formula="of:=IF([Circuit.C4]; [Circuit.C4] * [Circuit.F4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 table:style-name="ce240"/>
          <table:table-cell office:value-type="string" calcext:value-type="string">
            <text:p>Acumulator 1.2V, 2700 mAh</text:p>
          </table:table-cell>
          <table:table-cell table:style-name="ce263" table:formula="of:=[Alimentare.W8]" office:value-type="float" office:value="11" calcext:value-type="float">
            <text:p>11</text:p>
          </table:table-cell>
          <table:table-cell office:value-type="currency" office:currency="RON" office:value="18.1" calcext:value-type="currency">
            <text:p>18,10 RON</text:p>
          </table:table-cell>
          <table:table-cell table:formula="of:=IF([Circuit.C5]; [Circuit.C5] * [Circuit.D5]; &quot;&quot;)" office:value-type="currency" office:currency="RON" office:value="199.1" calcext:value-type="currency">
            <text:p>199,1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257" table:formula="of:=IF([Circuit.C5]; [Circuit.C5] * [Circuit.F5]; &quot;&quot;)" office:value-type="currency" office:currency="g" office:value="330" calcext:value-type="currency">
            <text:p>330,00 g</text:p>
          </table:table-cell>
          <table:table-cell table:number-columns-repeated="1017"/>
        </table:table-row>
        <table:table-row table:style-name="ro2">
          <table:table-cell table:style-name="ce240"/>
          <table:table-cell office:value-type="string" calcext:value-type="string">
            <text:p>Acumulator 1.6V, 1500 mAh</text:p>
          </table:table-cell>
          <table:table-cell table:style-name="ce263" table:formula="of:=[Alimentare.W9]" office:value-type="float" office:value="8" calcext:value-type="float">
            <text:p>8</text:p>
          </table:table-cell>
          <table:table-cell office:value-type="currency" office:currency="RON" office:value="11.8" calcext:value-type="currency">
            <text:p>11,80 RON</text:p>
          </table:table-cell>
          <table:table-cell table:formula="of:=IF([Circuit.C6]; [Circuit.C6] * [Circuit.D6]; &quot;&quot;)" office:value-type="currency" office:currency="RON" office:value="94.4" calcext:value-type="currency">
            <text:p>94,4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257" table:formula="of:=IF([Circuit.C6]; [Circuit.C6] * [Circuit.F6]; &quot;&quot;)" office:value-type="currency" office:currency="g" office:value="240" calcext:value-type="currency">
            <text:p>24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rduino Nano V3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20" calcext:value-type="currency">
            <text:p>20,00 RON</text:p>
          </table:table-cell>
          <table:table-cell table:formula="of:=IF([Circuit.C7]; [Circuit.C7] * [Circuit.D7]; &quot;&quot;)" office:value-type="currency" office:currency="RON" office:value="40" calcext:value-type="currency">
            <text:p>40,00 RON</text:p>
          </table:table-cell>
          <table:table-cell office:value-type="currency" office:currency="g" office:value="17" calcext:value-type="currency">
            <text:p>17,00 g</text:p>
          </table:table-cell>
          <table:table-cell table:style-name="ce257" table:formula="of:=IF([Circuit.C7]; [Circuit.C7] * [Circuit.F7]; &quot;&quot;)" office:value-type="currency" office:currency="g" office:value="34" calcext:value-type="currency">
            <text:p>34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terie externă 10000mAh neagră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80" calcext:value-type="currency">
            <text:p>80,00 RON</text:p>
          </table:table-cell>
          <table:table-cell table:formula="of:=IF([Circuit.C8]; [Circuit.C8] * [Circuit.D8]; &quot;&quot;)" office:value-type="currency" office:currency="RON" office:value="160" calcext:value-type="currency">
            <text:p>160,00 RON</text:p>
          </table:table-cell>
          <table:table-cell office:value-type="currency" office:currency="g" office:value="270" calcext:value-type="currency">
            <text:p>270,00 g</text:p>
          </table:table-cell>
          <table:table-cell table:style-name="ce257" table:formula="of:=IF([Circuit.C8]; [Circuit.C8] * [Circuit.F8]; &quot;&quot;)" office:value-type="currency" office:currency="g" office:value="540" calcext:value-type="currency">
            <text:p>54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utator LED KCD10-101 </text:p>
          </table:table-cell>
          <table:table-cell office:value-type="float" office:value="1" calcext:value-type="float">
            <text:p>1</text:p>
          </table:table-cell>
          <table:table-cell table:style-name="ce253" office:value-type="currency" office:currency="RON" office:value="2" calcext:value-type="currency">
            <text:p>2,00 RON</text:p>
          </table:table-cell>
          <table:table-cell table:formula="of:=IF([Circuit.C9]; [Circuit.C9] * [Circuit.D9]; &quot;&quot;)" office:value-type="currency" office:currency="RON" office:value="2" calcext:value-type="currency">
            <text:p>2,00 RON</text:p>
          </table:table-cell>
          <table:table-cell office:value-type="currency" office:currency="g" office:value="13" calcext:value-type="currency">
            <text:p>13,00 g</text:p>
          </table:table-cell>
          <table:table-cell table:style-name="ce257" table:formula="of:=IF([Circuit.C9]; [Circuit.C9] * [Circuit.F9]; &quot;&quot;)" office:value-type="currency" office:currency="g" office:value="13" calcext:value-type="currency">
            <text:p>13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densator 10nF 20V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0.1" calcext:value-type="currency">
            <text:p>0,10 RON</text:p>
          </table:table-cell>
          <table:table-cell table:formula="of:=IF([Circuit.C10]; [Circuit.C10] * [Circuit.D10]; &quot;&quot;)" office:value-type="currency" office:currency="RON" office:value="0.1" calcext:value-type="currency">
            <text:p>0,10 RON</text:p>
          </table:table-cell>
          <table:table-cell office:value-type="currency" office:currency="g" office:value="0.1" calcext:value-type="currency">
            <text:p>0,10 g</text:p>
          </table:table-cell>
          <table:table-cell table:style-name="ce257" table:formula="of:=IF([Circuit.C10]; [Circuit.C10] * [Circuit.F10]; &quot;&quot;)" office:value-type="currency" office:currency="g" office:value="0.1" calcext:value-type="currency">
            <text:p>0,1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iodă 1N5402</text:p>
          </table:table-cell>
          <table:table-cell office:value-type="float" office:value="7" calcext:value-type="float">
            <text:p>7</text:p>
          </table:table-cell>
          <table:table-cell office:value-type="currency" office:currency="RON" office:value="0.1" calcext:value-type="currency">
            <text:p>0,10 RON</text:p>
          </table:table-cell>
          <table:table-cell table:formula="of:=IF([Circuit.C11]; [Circuit.C11] * [Circuit.D11]; &quot;&quot;)" office:value-type="currency" office:currency="RON" office:value="0.7" calcext:value-type="currency">
            <text:p>0,70 RON</text:p>
          </table:table-cell>
          <table:table-cell office:value-type="currency" office:currency="g" office:value="0.01" calcext:value-type="currency">
            <text:p>0,01 g</text:p>
          </table:table-cell>
          <table:table-cell table:style-name="ce257" table:formula="of:=IF([Circuit.C11]; [Circuit.C11] * [Circuit.F11]; &quot;&quot;)" office:value-type="currency" office:currency="g" office:value="0.07" calcext:value-type="currency">
            <text:p>0,07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D RGB cu catod comun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" calcext:value-type="currency">
            <text:p>1,00 RON</text:p>
          </table:table-cell>
          <table:table-cell table:formula="of:=IF([Circuit.C12]; [Circuit.C12] * [Circuit.D12]; &quot;&quot;)" office:value-type="currency" office:currency="RON" office:value="1" calcext:value-type="currency">
            <text:p>1,00 RON</text:p>
          </table:table-cell>
          <table:table-cell office:value-type="currency" office:currency="g" office:value="0.01" calcext:value-type="currency">
            <text:p>0,01 g</text:p>
          </table:table-cell>
          <table:table-cell table:style-name="ce257" table:formula="of:=IF([Circuit.C12]; [Circuit.C12] * [Circuit.F12]; &quot;&quot;)" office:value-type="currency" office:currency="g" office:value="0.01" calcext:value-type="currency">
            <text:p>0,01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ul Convertor USB la Serial PL2303 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4.5" calcext:value-type="currency">
            <text:p>4,50 RON</text:p>
          </table:table-cell>
          <table:table-cell table:formula="of:=IF([Circuit.C13]; [Circuit.C13] * [Circuit.D13]; &quot;&quot;)" office:value-type="currency" office:currency="RON" office:value="9" calcext:value-type="currency">
            <text:p>9,00 RON</text:p>
          </table:table-cell>
          <table:table-cell office:value-type="currency" office:currency="g" office:value="18" calcext:value-type="currency">
            <text:p>18,00 g</text:p>
          </table:table-cell>
          <table:table-cell table:style-name="ce257" table:formula="of:=IF([Circuit.C13]; [Circuit.C13] * [Circuit.F13]; &quot;&quot;)" office:value-type="currency" office:currency="g" office:value="36" calcext:value-type="currency">
            <text:p>36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ul cu atenă NRF 24L01</text:p>
          </table:table-cell>
          <table:table-cell table:style-name="ce250" office:value-type="float" office:value="1" calcext:value-type="float">
            <text:p>1</text:p>
          </table:table-cell>
          <table:table-cell office:value-type="currency" office:currency="RON" office:value="25" calcext:value-type="currency">
            <text:p>25,00 RON</text:p>
          </table:table-cell>
          <table:table-cell table:formula="of:=IF([Circuit.C14]; [Circuit.C14] * [Circuit.D14]; &quot;&quot;)" office:value-type="currency" office:currency="RON" office:value="25" calcext:value-type="currency">
            <text:p>25,0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257" table:formula="of:=IF([Circuit.C14]; [Circuit.C14] * [Circuit.F14]; &quot;&quot;)" office:value-type="currency" office:currency="g" office:value="30" calcext:value-type="currency">
            <text:p>3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tor HPCB Pololu 50:1 6V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77" calcext:value-type="currency">
            <text:p>77,00 RON</text:p>
          </table:table-cell>
          <table:table-cell table:formula="of:=IF([Circuit.C15]; [Circuit.C15] * [Circuit.D15]; &quot;&quot;)" office:value-type="currency" office:currency="RON" office:value="154" calcext:value-type="currency">
            <text:p>154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57" table:formula="of:=IF([Circuit.C15]; [Circuit.C15] * [Circuit.F15]; &quot;&quot;)" office:value-type="currency" office:currency="g" office:value="20" calcext:value-type="currency">
            <text:p>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zistor 100 ohm</text:p>
          </table:table-cell>
          <table:table-cell office:value-type="float" office:value="7" calcext:value-type="float">
            <text:p>7</text:p>
          </table:table-cell>
          <table:table-cell office:value-type="currency" office:currency="RON" office:value="0.1" calcext:value-type="currency">
            <text:p>0,10 RON</text:p>
          </table:table-cell>
          <table:table-cell table:formula="of:=IF([Circuit.C16]; [Circuit.C16] * [Circuit.D16]; &quot;&quot;)" office:value-type="currency" office:currency="RON" office:value="0.7" calcext:value-type="currency">
            <text:p>0,70 RON</text:p>
          </table:table-cell>
          <table:table-cell office:value-type="currency" office:currency="g" office:value="0.01" calcext:value-type="currency">
            <text:p>0,01 g</text:p>
          </table:table-cell>
          <table:table-cell table:style-name="ce257" table:formula="of:=IF([Circuit.C16]; [Circuit.C16] * [Circuit.F16]; &quot;&quot;)" office:value-type="currency" office:currency="g" office:value="0.07" calcext:value-type="currency">
            <text:p>0,07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zistor 1000 ohm</text:p>
          </table:table-cell>
          <table:table-cell office:value-type="float" office:value="10" calcext:value-type="float">
            <text:p>10</text:p>
          </table:table-cell>
          <table:table-cell office:value-type="currency" office:currency="RON" office:value="0.1" calcext:value-type="currency">
            <text:p>0,10 RON</text:p>
          </table:table-cell>
          <table:table-cell table:formula="of:=IF([Circuit.C17]; [Circuit.C17] * [Circuit.D17]; &quot;&quot;)" office:value-type="currency" office:currency="RON" office:value="1" calcext:value-type="currency">
            <text:p>1,00 RON</text:p>
          </table:table-cell>
          <table:table-cell office:value-type="currency" office:currency="g" office:value="0.01" calcext:value-type="currency">
            <text:p>0,01 g</text:p>
          </table:table-cell>
          <table:table-cell table:style-name="ce257" table:formula="of:=IF([Circuit.C17]; [Circuit.C17] * [Circuit.F17]; &quot;&quot;)" office:value-type="currency" office:currency="g" office:value="0.1" calcext:value-type="currency">
            <text:p>0,1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zistor 220 oh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0.1" calcext:value-type="currency">
            <text:p>0,10 RON</text:p>
          </table:table-cell>
          <table:table-cell table:formula="of:=IF([Circuit.C18]; [Circuit.C18] * [Circuit.D18]; &quot;&quot;)" office:value-type="currency" office:currency="RON" office:value="0.4" calcext:value-type="currency">
            <text:p>0,40 RON</text:p>
          </table:table-cell>
          <table:table-cell office:value-type="currency" office:currency="g" office:value="0.01" calcext:value-type="currency">
            <text:p>0,01 g</text:p>
          </table:table-cell>
          <table:table-cell table:style-name="ce257" table:formula="of:=IF([Circuit.C18]; [Circuit.C18] * [Circuit.F18]; &quot;&quot;)" office:value-type="currency" office:currency="g" office:value="0.04" calcext:value-type="currency">
            <text:p>0,04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de distanța ultrasonic JSN-SR04T</text:p>
          </table:table-cell>
          <table:table-cell office:value-type="float" office:value="3" calcext:value-type="float">
            <text:p>3</text:p>
          </table:table-cell>
          <table:table-cell office:value-type="currency" office:currency="RON" office:value="124" calcext:value-type="currency">
            <text:p>124,00 RON</text:p>
          </table:table-cell>
          <table:table-cell table:formula="of:=IF([Circuit.C19]; [Circuit.C19] * [Circuit.D19]; &quot;&quot;)" office:value-type="currency" office:currency="RON" office:value="372" calcext:value-type="currency">
            <text:p>372,00 RON</text:p>
          </table:table-cell>
          <table:table-cell office:value-type="currency" office:currency="g" office:value="50" calcext:value-type="currency">
            <text:p>50,00 g</text:p>
          </table:table-cell>
          <table:table-cell table:style-name="ce257" table:formula="of:=IF([Circuit.C19]; [Circuit.C19] * [Circuit.F19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inerțial MPU9250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47" calcext:value-type="currency">
            <text:p>47,00 RON</text:p>
          </table:table-cell>
          <table:table-cell table:formula="of:=IF([Circuit.C20]; [Circuit.C20] * [Circuit.D20]; &quot;&quot;)" office:value-type="currency" office:currency="RON" office:value="47" calcext:value-type="currency">
            <text:p>47,00 RON</text:p>
          </table:table-cell>
          <table:table-cell office:value-type="currency" office:currency="g" office:value="5" calcext:value-type="currency">
            <text:p>5,00 g</text:p>
          </table:table-cell>
          <table:table-cell table:style-name="ce257" table:formula="of:=IF([Circuit.C20]; [Circuit.C20] * [Circuit.F20]; &quot;&quot;)" office:value-type="currency" office:currency="g" office:value="5" calcext:value-type="currency">
            <text:p>5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umiditate</text:p>
          </table:table-cell>
          <table:table-cell office:value-type="float" office:value="3" calcext:value-type="float">
            <text:p>3</text:p>
          </table:table-cell>
          <table:table-cell office:value-type="currency" office:currency="RON" office:value="4" calcext:value-type="currency">
            <text:p>4,00 RON</text:p>
          </table:table-cell>
          <table:table-cell table:formula="of:=IF([Circuit.C21]; [Circuit.C21] * [Circuit.D21]; &quot;&quot;)" office:value-type="currency" office:currency="RON" office:value="12" calcext:value-type="currency">
            <text:p>12,00 RON</text:p>
          </table:table-cell>
          <table:table-cell office:value-type="currency" office:currency="g" office:value="20" calcext:value-type="currency">
            <text:p>20,00 g</text:p>
          </table:table-cell>
          <table:table-cell table:style-name="ce257" table:formula="of:=IF([Circuit.C21]; [Circuit.C21] * [Circuit.F21]; &quot;&quot;)" office:value-type="currency" office:currency="g" office:value="60" calcext:value-type="currency">
            <text:p>6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vomotor ES08MA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30" calcext:value-type="currency">
            <text:p>30,00 RON</text:p>
          </table:table-cell>
          <table:table-cell table:formula="of:=IF([Circuit.C22]; [Circuit.C22] * [Circuit.D22]; &quot;&quot;)" office:value-type="currency" office:currency="RON" office:value="30" calcext:value-type="currency">
            <text:p>30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57" table:formula="of:=IF([Circuit.C22]; [Circuit.C22] * [Circuit.F22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vomotor MG996R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0" calcext:value-type="currency">
            <text:p>20,00 RON</text:p>
          </table:table-cell>
          <table:table-cell table:formula="of:=IF([Circuit.C23]; [Circuit.C23] * [Circuit.D23]; &quot;&quot;)" office:value-type="currency" office:currency="RON" office:value="80" calcext:value-type="currency">
            <text:p>80,00 RON</text:p>
          </table:table-cell>
          <table:table-cell office:value-type="currency" office:currency="g" office:value="55" calcext:value-type="currency">
            <text:p>55,00 g</text:p>
          </table:table-cell>
          <table:table-cell table:style-name="ce257" table:formula="of:=IF([Circuit.C23]; [Circuit.C23] * [Circuit.F23]; &quot;&quot;)" office:value-type="currency" office:currency="g" office:value="220" calcext:value-type="currency">
            <text:p>2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t fire mufate</text:p>
          </table:table-cell>
          <table:table-cell office:value-type="float" office:value="6" calcext:value-type="float">
            <text:p>6</text:p>
          </table:table-cell>
          <table:table-cell office:value-type="currency" office:currency="RON" office:value="10" calcext:value-type="currency">
            <text:p>10,00 RON</text:p>
          </table:table-cell>
          <table:table-cell table:formula="of:=IF([Circuit.C24]; [Circuit.C24] * [Circuit.D24]; &quot;&quot;)" office:value-type="currency" office:currency="RON" office:value="60" calcext:value-type="currency">
            <text:p>60,00 RON</text:p>
          </table:table-cell>
          <table:table-cell office:value-type="currency" office:currency="g" office:value="28" calcext:value-type="currency">
            <text:p>28,00 g</text:p>
          </table:table-cell>
          <table:table-cell table:style-name="ce257" table:formula="of:=IF([Circuit.C24]; [Circuit.C24] * [Circuit.F24]; &quot;&quot;)" office:value-type="currency" office:currency="g" office:value="168" calcext:value-type="currency">
            <text:p>168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uport baterii 4 x R6 pătrat</text:p>
          </table:table-cell>
          <table:table-cell office:value-type="float" office:value="6" calcext:value-type="float">
            <text:p>6</text:p>
          </table:table-cell>
          <table:table-cell office:value-type="currency" office:currency="RON" office:value="10" calcext:value-type="currency">
            <text:p>10,00 RON</text:p>
          </table:table-cell>
          <table:table-cell table:formula="of:=IF([Circuit.C25]; [Circuit.C25] * [Circuit.D25]; &quot;&quot;)" office:value-type="currency" office:currency="RON" office:value="60" calcext:value-type="currency">
            <text:p>60,00 RON</text:p>
          </table:table-cell>
          <table:table-cell office:value-type="currency" office:currency="g" office:value="12" calcext:value-type="currency">
            <text:p>12,00 g</text:p>
          </table:table-cell>
          <table:table-cell table:style-name="ce257" table:formula="of:=IF([Circuit.C25]; [Circuit.C25] * [Circuit.F25]; &quot;&quot;)" office:value-type="currency" office:currency="g" office:value="72" calcext:value-type="currency">
            <text:p>72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ranzistor NPN BD 241 C</text:p>
          </table:table-cell>
          <table:table-cell office:value-type="float" office:value="10" calcext:value-type="float">
            <text:p>10</text:p>
          </table:table-cell>
          <table:table-cell office:value-type="currency" office:currency="RON" office:value="1.1" calcext:value-type="currency">
            <text:p>1,10 RON</text:p>
          </table:table-cell>
          <table:table-cell table:formula="of:=IF([Circuit.C26]; [Circuit.C26] * [Circuit.D26]; &quot;&quot;)" office:value-type="currency" office:currency="RON" office:value="11" calcext:value-type="currency">
            <text:p>11,00 RON</text:p>
          </table:table-cell>
          <table:table-cell office:value-type="currency" office:currency="g" office:value="0.1" calcext:value-type="currency">
            <text:p>0,10 g</text:p>
          </table:table-cell>
          <table:table-cell table:style-name="ce257" table:formula="of:=IF([Circuit.C26]; [Circuit.C26] * [Circuit.F26]; &quot;&quot;)" office:value-type="currency" office:currency="g" office:value="1" calcext:value-type="currency">
            <text:p>1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ranzistor PNP BD 244 CG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1.1" calcext:value-type="currency">
            <text:p>1,10 RON</text:p>
          </table:table-cell>
          <table:table-cell table:formula="of:=IF([Circuit.C27]; [Circuit.C27] * [Circuit.D27]; &quot;&quot;)" office:value-type="currency" office:currency="RON" office:value="2.2" calcext:value-type="currency">
            <text:p>2,20 RON</text:p>
          </table:table-cell>
          <table:table-cell office:value-type="currency" office:currency="g" office:value="0.1" calcext:value-type="currency">
            <text:p>0,10 g</text:p>
          </table:table-cell>
          <table:table-cell table:style-name="ce257" table:formula="of:=IF([Circuit.C27]; [Circuit.C27] * [Circuit.F27]; &quot;&quot;)" office:value-type="currency" office:currency="g" office:value="0.2" calcext:value-type="currency">
            <text:p>0,2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8]; [Circuit.C28] * [Circuit.D28]; &quot;&quot;)">
            <text:p/>
          </table:table-cell>
          <table:table-cell/>
          <table:table-cell table:style-name="ce257" table:formula="of:=IF([Circuit.C28]; [Circuit.C28] * [Circuit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9]; [Circuit.C29] * [Circuit.D29]; &quot;&quot;)">
            <text:p/>
          </table:table-cell>
          <table:table-cell/>
          <table:table-cell table:style-name="ce257" table:formula="of:=IF([Circuit.C29]; [Circuit.C29] * [Circuit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0]; [Circuit.C30] * [Circuit.D30]; &quot;&quot;)">
            <text:p/>
          </table:table-cell>
          <table:table-cell/>
          <table:table-cell table:style-name="ce257" table:formula="of:=IF([Circuit.C30]; [Circuit.C30] * [Circuit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1]; [Circuit.C31] * [Circuit.D31]; &quot;&quot;)">
            <text:p/>
          </table:table-cell>
          <table:table-cell/>
          <table:table-cell table:style-name="ce257" table:formula="of:=IF([Circuit.C31]; [Circuit.C31] * [Circuit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2]; [Circuit.C32] * [Circuit.D32]; &quot;&quot;)">
            <text:p/>
          </table:table-cell>
          <table:table-cell/>
          <table:table-cell table:style-name="ce257" table:formula="of:=IF([Circuit.C32]; [Circuit.C32] * [Circuit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3]; [Circuit.C33] * [Circuit.D33]; &quot;&quot;)">
            <text:p/>
          </table:table-cell>
          <table:table-cell/>
          <table:table-cell table:style-name="ce257" table:formula="of:=IF([Circuit.C33]; [Circuit.C33] * [Circuit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4]; [Circuit.C34] * [Circuit.D34]; &quot;&quot;)">
            <text:p/>
          </table:table-cell>
          <table:table-cell/>
          <table:table-cell table:style-name="ce257" table:formula="of:=IF([Circuit.C34]; [Circuit.C34] * [Circuit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5]; [Circuit.C35] * [Circuit.D35]; &quot;&quot;)">
            <text:p/>
          </table:table-cell>
          <table:table-cell/>
          <table:table-cell table:style-name="ce257" table:formula="of:=IF([Circuit.C35]; [Circuit.C35] * [Circuit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6]; [Circuit.C36] * [Circuit.D36]; &quot;&quot;)">
            <text:p/>
          </table:table-cell>
          <table:table-cell/>
          <table:table-cell table:style-name="ce257" table:formula="of:=IF([Circuit.C36]; [Circuit.C36] * [Circuit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7]; [Circuit.C37] * [Circuit.D37]; &quot;&quot;)">
            <text:p/>
          </table:table-cell>
          <table:table-cell/>
          <table:table-cell table:style-name="ce257" table:formula="of:=IF([Circuit.C37]; [Circuit.C37] * [Circuit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8]; [Circuit.C38] * [Circuit.D38]; &quot;&quot;)">
            <text:p/>
          </table:table-cell>
          <table:table-cell/>
          <table:table-cell table:style-name="ce257" table:formula="of:=IF([Circuit.C38]; [Circuit.C38] * [Circuit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9]; [Circuit.C39] * [Circuit.D39]; &quot;&quot;)">
            <text:p/>
          </table:table-cell>
          <table:table-cell/>
          <table:table-cell table:style-name="ce257" table:formula="of:=IF([Circuit.C39]; [Circuit.C39] * [Circuit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0]; [Circuit.C40] * [Circuit.D40]; &quot;&quot;)">
            <text:p/>
          </table:table-cell>
          <table:table-cell/>
          <table:table-cell table:style-name="ce257" table:formula="of:=IF([Circuit.C40]; [Circuit.C40] * [Circuit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1]; [Circuit.C41] * [Circuit.D41]; &quot;&quot;)">
            <text:p/>
          </table:table-cell>
          <table:table-cell/>
          <table:table-cell table:style-name="ce257" table:formula="of:=IF([Circuit.C41]; [Circuit.C41] * [Circuit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2]; [Circuit.C42] * [Circuit.D42]; &quot;&quot;)">
            <text:p/>
          </table:table-cell>
          <table:table-cell/>
          <table:table-cell table:style-name="ce257" table:formula="of:=IF([Circuit.C42]; [Circuit.C42] * [Circuit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3]; [Circuit.C43] * [Circuit.D43]; &quot;&quot;)">
            <text:p/>
          </table:table-cell>
          <table:table-cell/>
          <table:table-cell table:style-name="ce257" table:formula="of:=IF([Circuit.C43]; [Circuit.C43] * [Circuit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4]; [Circuit.C44] * [Circuit.D44]; &quot;&quot;)">
            <text:p/>
          </table:table-cell>
          <table:table-cell/>
          <table:table-cell table:style-name="ce257" table:formula="of:=IF([Circuit.C44]; [Circuit.C44] * [Circuit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5]; [Circuit.C45] * [Circuit.D45]; &quot;&quot;)">
            <text:p/>
          </table:table-cell>
          <table:table-cell/>
          <table:table-cell table:style-name="ce257" table:formula="of:=IF([Circuit.C45]; [Circuit.C45] * [Circuit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6]; [Circuit.C46] * [Circuit.D46]; &quot;&quot;)">
            <text:p/>
          </table:table-cell>
          <table:table-cell/>
          <table:table-cell table:style-name="ce257" table:formula="of:=IF([Circuit.C46]; [Circuit.C46] * [Circuit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7]; [Circuit.C47] * [Circuit.D47]; &quot;&quot;)">
            <text:p/>
          </table:table-cell>
          <table:table-cell/>
          <table:table-cell table:style-name="ce257" table:formula="of:=IF([Circuit.C47]; [Circuit.C47] * [Circuit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8]; [Circuit.C48] * [Circuit.D48]; &quot;&quot;)">
            <text:p/>
          </table:table-cell>
          <table:table-cell/>
          <table:table-cell table:style-name="ce257" table:formula="of:=IF([Circuit.C48]; [Circuit.C48] * [Circuit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9]; [Circuit.C49] * [Circuit.D49]; &quot;&quot;)">
            <text:p/>
          </table:table-cell>
          <table:table-cell/>
          <table:table-cell table:style-name="ce257" table:formula="of:=IF([Circuit.C49]; [Circuit.C49] * [Circuit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0]; [Circuit.C50] * [Circuit.D50]; &quot;&quot;)">
            <text:p/>
          </table:table-cell>
          <table:table-cell/>
          <table:table-cell table:style-name="ce257" table:formula="of:=IF([Circuit.C50]; [Circuit.C50] * [Circuit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1]; [Circuit.C51] * [Circuit.D51]; &quot;&quot;)">
            <text:p/>
          </table:table-cell>
          <table:table-cell/>
          <table:table-cell table:style-name="ce257" table:formula="of:=IF([Circuit.C51]; [Circuit.C51] * [Circuit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2]; [Circuit.C52] * [Circuit.D52]; &quot;&quot;)">
            <text:p/>
          </table:table-cell>
          <table:table-cell/>
          <table:table-cell table:style-name="ce257" table:formula="of:=IF([Circuit.C52]; [Circuit.C52] * [Circuit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3]; [Circuit.C53] * [Circuit.D53]; &quot;&quot;)">
            <text:p/>
          </table:table-cell>
          <table:table-cell/>
          <table:table-cell table:style-name="ce257" table:formula="of:=IF([Circuit.C53]; [Circuit.C53] * [Circuit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4]; [Circuit.C54] * [Circuit.D54]; &quot;&quot;)">
            <text:p/>
          </table:table-cell>
          <table:table-cell/>
          <table:table-cell table:style-name="ce257" table:formula="of:=IF([Circuit.C54]; [Circuit.C54] * [Circuit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5]; [Circuit.C55] * [Circuit.D55]; &quot;&quot;)">
            <text:p/>
          </table:table-cell>
          <table:table-cell/>
          <table:table-cell table:style-name="ce257" table:formula="of:=IF([Circuit.C55]; [Circuit.C55] * [Circuit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6]; [Circuit.C56] * [Circuit.D56]; &quot;&quot;)">
            <text:p/>
          </table:table-cell>
          <table:table-cell/>
          <table:table-cell table:style-name="ce257" table:formula="of:=IF([Circuit.C56]; [Circuit.C56] * [Circuit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7]; [Circuit.C57] * [Circuit.D57]; &quot;&quot;)">
            <text:p/>
          </table:table-cell>
          <table:table-cell/>
          <table:table-cell table:style-name="ce257" table:formula="of:=IF([Circuit.C57]; [Circuit.C57] * [Circuit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8]; [Circuit.C58] * [Circuit.D58]; &quot;&quot;)">
            <text:p/>
          </table:table-cell>
          <table:table-cell/>
          <table:table-cell table:style-name="ce257" table:formula="of:=IF([Circuit.C58]; [Circuit.C58] * [Circuit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9]; [Circuit.C59] * [Circuit.D59]; &quot;&quot;)">
            <text:p/>
          </table:table-cell>
          <table:table-cell/>
          <table:table-cell table:style-name="ce257" table:formula="of:=IF([Circuit.C59]; [Circuit.C59] * [Circuit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0]; [Circuit.C60] * [Circuit.D60]; &quot;&quot;)">
            <text:p/>
          </table:table-cell>
          <table:table-cell/>
          <table:table-cell table:style-name="ce257" table:formula="of:=IF([Circuit.C60]; [Circuit.C60] * [Circuit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1]; [Circuit.C61] * [Circuit.D61]; &quot;&quot;)">
            <text:p/>
          </table:table-cell>
          <table:table-cell/>
          <table:table-cell table:style-name="ce257" table:formula="of:=IF([Circuit.C61]; [Circuit.C61] * [Circuit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2]; [Circuit.C62] * [Circuit.D62]; &quot;&quot;)">
            <text:p/>
          </table:table-cell>
          <table:table-cell/>
          <table:table-cell table:style-name="ce257" table:formula="of:=IF([Circuit.C62]; [Circuit.C62] * [Circuit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3]; [Circuit.C63] * [Circuit.D63]; &quot;&quot;)">
            <text:p/>
          </table:table-cell>
          <table:table-cell/>
          <table:table-cell table:style-name="ce257" table:formula="of:=IF([Circuit.C63]; [Circuit.C63] * [Circuit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4]; [Circuit.C64] * [Circuit.D64]; &quot;&quot;)">
            <text:p/>
          </table:table-cell>
          <table:table-cell/>
          <table:table-cell table:style-name="ce257" table:formula="of:=IF([Circuit.C64]; [Circuit.C64] * [Circuit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5]; [Circuit.C65] * [Circuit.D65]; &quot;&quot;)">
            <text:p/>
          </table:table-cell>
          <table:table-cell/>
          <table:table-cell table:style-name="ce257" table:formula="of:=IF([Circuit.C65]; [Circuit.C65] * [Circuit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6]; [Circuit.C66] * [Circuit.D66]; &quot;&quot;)">
            <text:p/>
          </table:table-cell>
          <table:table-cell/>
          <table:table-cell table:style-name="ce257" table:formula="of:=IF([Circuit.C66]; [Circuit.C66] * [Circuit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7]; [Circuit.C67] * [Circuit.D67]; &quot;&quot;)">
            <text:p/>
          </table:table-cell>
          <table:table-cell/>
          <table:table-cell table:style-name="ce257" table:formula="of:=IF([Circuit.C67]; [Circuit.C67] * [Circuit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8]; [Circuit.C68] * [Circuit.D68]; &quot;&quot;)">
            <text:p/>
          </table:table-cell>
          <table:table-cell/>
          <table:table-cell table:style-name="ce257" table:formula="of:=IF([Circuit.C68]; [Circuit.C68] * [Circuit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9]; [Circuit.C69] * [Circuit.D69]; &quot;&quot;)">
            <text:p/>
          </table:table-cell>
          <table:table-cell/>
          <table:table-cell table:style-name="ce257" table:formula="of:=IF([Circuit.C69]; [Circuit.C69] * [Circuit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0]; [Circuit.C70] * [Circuit.D70]; &quot;&quot;)">
            <text:p/>
          </table:table-cell>
          <table:table-cell/>
          <table:table-cell table:style-name="ce257" table:formula="of:=IF([Circuit.C70]; [Circuit.C70] * [Circuit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1]; [Circuit.C71] * [Circuit.D71]; &quot;&quot;)">
            <text:p/>
          </table:table-cell>
          <table:table-cell/>
          <table:table-cell table:style-name="ce257" table:formula="of:=IF([Circuit.C71]; [Circuit.C71] * [Circuit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2]; [Circuit.C72] * [Circuit.D72]; &quot;&quot;)">
            <text:p/>
          </table:table-cell>
          <table:table-cell/>
          <table:table-cell table:style-name="ce257" table:formula="of:=IF([Circuit.C72]; [Circuit.C72] * [Circuit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3]; [Circuit.C73] * [Circuit.D73]; &quot;&quot;)">
            <text:p/>
          </table:table-cell>
          <table:table-cell/>
          <table:table-cell table:style-name="ce257" table:formula="of:=IF([Circuit.C73]; [Circuit.C73] * [Circuit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4]; [Circuit.C74] * [Circuit.D74]; &quot;&quot;)">
            <text:p/>
          </table:table-cell>
          <table:table-cell/>
          <table:table-cell table:style-name="ce257" table:formula="of:=IF([Circuit.C74]; [Circuit.C74] * [Circuit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5]; [Circuit.C75] * [Circuit.D75]; &quot;&quot;)">
            <text:p/>
          </table:table-cell>
          <table:table-cell/>
          <table:table-cell table:style-name="ce257" table:formula="of:=IF([Circuit.C75]; [Circuit.C75] * [Circuit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6]; [Circuit.C76] * [Circuit.D76]; &quot;&quot;)">
            <text:p/>
          </table:table-cell>
          <table:table-cell/>
          <table:table-cell table:style-name="ce257" table:formula="of:=IF([Circuit.C76]; [Circuit.C76] * [Circuit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7]; [Circuit.C77] * [Circuit.D77]; &quot;&quot;)">
            <text:p/>
          </table:table-cell>
          <table:table-cell/>
          <table:table-cell table:style-name="ce257" table:formula="of:=IF([Circuit.C77]; [Circuit.C77] * [Circuit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8]; [Circuit.C78] * [Circuit.D78]; &quot;&quot;)">
            <text:p/>
          </table:table-cell>
          <table:table-cell/>
          <table:table-cell table:style-name="ce257" table:formula="of:=IF([Circuit.C78]; [Circuit.C78] * [Circuit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9]; [Circuit.C79] * [Circuit.D79]; &quot;&quot;)">
            <text:p/>
          </table:table-cell>
          <table:table-cell/>
          <table:table-cell table:style-name="ce257" table:formula="of:=IF([Circuit.C79]; [Circuit.C79] * [Circuit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0]; [Circuit.C80] * [Circuit.D80]; &quot;&quot;)">
            <text:p/>
          </table:table-cell>
          <table:table-cell/>
          <table:table-cell table:style-name="ce257" table:formula="of:=IF([Circuit.C80]; [Circuit.C80] * [Circuit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1]; [Circuit.C81] * [Circuit.D81]; &quot;&quot;)">
            <text:p/>
          </table:table-cell>
          <table:table-cell/>
          <table:table-cell table:style-name="ce257" table:formula="of:=IF([Circuit.C81]; [Circuit.C81] * [Circuit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2]; [Circuit.C82] * [Circuit.D82]; &quot;&quot;)">
            <text:p/>
          </table:table-cell>
          <table:table-cell/>
          <table:table-cell table:style-name="ce257" table:formula="of:=IF([Circuit.C82]; [Circuit.C82] * [Circuit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3]; [Circuit.C83] * [Circuit.D83]; &quot;&quot;)">
            <text:p/>
          </table:table-cell>
          <table:table-cell/>
          <table:table-cell table:style-name="ce257" table:formula="of:=IF([Circuit.C83]; [Circuit.C83] * [Circuit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4]; [Circuit.C84] * [Circuit.D84]; &quot;&quot;)">
            <text:p/>
          </table:table-cell>
          <table:table-cell/>
          <table:table-cell table:style-name="ce257" table:formula="of:=IF([Circuit.C84]; [Circuit.C84] * [Circuit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5]; [Circuit.C85] * [Circuit.D85]; &quot;&quot;)">
            <text:p/>
          </table:table-cell>
          <table:table-cell/>
          <table:table-cell table:style-name="ce257" table:formula="of:=IF([Circuit.C85]; [Circuit.C85] * [Circuit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6]; [Circuit.C86] * [Circuit.D86]; &quot;&quot;)">
            <text:p/>
          </table:table-cell>
          <table:table-cell/>
          <table:table-cell table:style-name="ce257" table:formula="of:=IF([Circuit.C86]; [Circuit.C86] * [Circuit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7]; [Circuit.C87] * [Circuit.D87]; &quot;&quot;)">
            <text:p/>
          </table:table-cell>
          <table:table-cell/>
          <table:table-cell table:style-name="ce257" table:formula="of:=IF([Circuit.C87]; [Circuit.C87] * [Circuit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8]; [Circuit.C88] * [Circuit.D88]; &quot;&quot;)">
            <text:p/>
          </table:table-cell>
          <table:table-cell/>
          <table:table-cell table:style-name="ce257" table:formula="of:=IF([Circuit.C88]; [Circuit.C88] * [Circuit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9]; [Circuit.C89] * [Circuit.D89]; &quot;&quot;)">
            <text:p/>
          </table:table-cell>
          <table:table-cell/>
          <table:table-cell table:style-name="ce257" table:formula="of:=IF([Circuit.C89]; [Circuit.C89] * [Circuit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0]; [Circuit.C90] * [Circuit.D90]; &quot;&quot;)">
            <text:p/>
          </table:table-cell>
          <table:table-cell/>
          <table:table-cell table:style-name="ce257" table:formula="of:=IF([Circuit.C90]; [Circuit.C90] * [Circuit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1]; [Circuit.C91] * [Circuit.D91]; &quot;&quot;)">
            <text:p/>
          </table:table-cell>
          <table:table-cell/>
          <table:table-cell table:style-name="ce257" table:formula="of:=IF([Circuit.C91]; [Circuit.C91] * [Circuit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2]; [Circuit.C92] * [Circuit.D92]; &quot;&quot;)">
            <text:p/>
          </table:table-cell>
          <table:table-cell/>
          <table:table-cell table:style-name="ce257" table:formula="of:=IF([Circuit.C92]; [Circuit.C92] * [Circuit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3]; [Circuit.C93] * [Circuit.D93]; &quot;&quot;)">
            <text:p/>
          </table:table-cell>
          <table:table-cell/>
          <table:table-cell table:style-name="ce257" table:formula="of:=IF([Circuit.C93]; [Circuit.C93] * [Circuit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4]; [Circuit.C94] * [Circuit.D94]; &quot;&quot;)">
            <text:p/>
          </table:table-cell>
          <table:table-cell/>
          <table:table-cell table:style-name="ce257" table:formula="of:=IF([Circuit.C94]; [Circuit.C94] * [Circuit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5]; [Circuit.C95] * [Circuit.D95]; &quot;&quot;)">
            <text:p/>
          </table:table-cell>
          <table:table-cell/>
          <table:table-cell table:style-name="ce257" table:formula="of:=IF([Circuit.C95]; [Circuit.C95] * [Circuit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6]; [Circuit.C96] * [Circuit.D96]; &quot;&quot;)">
            <text:p/>
          </table:table-cell>
          <table:table-cell/>
          <table:table-cell table:style-name="ce257" table:formula="of:=IF([Circuit.C96]; [Circuit.C96] * [Circuit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7]; [Circuit.C97] * [Circuit.D97]; &quot;&quot;)">
            <text:p/>
          </table:table-cell>
          <table:table-cell/>
          <table:table-cell table:style-name="ce257" table:formula="of:=IF([Circuit.C97]; [Circuit.C97] * [Circuit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8]; [Circuit.C98] * [Circuit.D98]; &quot;&quot;)">
            <text:p/>
          </table:table-cell>
          <table:table-cell/>
          <table:table-cell table:style-name="ce257" table:formula="of:=IF([Circuit.C98]; [Circuit.C98] * [Circuit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9]; [Circuit.C99] * [Circuit.D99]; &quot;&quot;)">
            <text:p/>
          </table:table-cell>
          <table:table-cell/>
          <table:table-cell table:style-name="ce257" table:formula="of:=IF([Circuit.C99]; [Circuit.C99] * [Circuit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0]; [Circuit.C100] * [Circuit.D100]; &quot;&quot;)">
            <text:p/>
          </table:table-cell>
          <table:table-cell/>
          <table:table-cell table:style-name="ce257" table:formula="of:=IF([Circuit.C100]; [Circuit.C100] * [Circuit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1]; [Circuit.C101] * [Circuit.D101]; &quot;&quot;)">
            <text:p/>
          </table:table-cell>
          <table:table-cell/>
          <table:table-cell table:style-name="ce257" table:formula="of:=IF([Circuit.C101]; [Circuit.C101] * [Circuit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2]; [Circuit.C102] * [Circuit.D102]; &quot;&quot;)">
            <text:p/>
          </table:table-cell>
          <table:table-cell/>
          <table:table-cell table:style-name="ce257" table:formula="of:=IF([Circuit.C102]; [Circuit.C102] * [Circuit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3]; [Circuit.C103] * [Circuit.D103]; &quot;&quot;)">
            <text:p/>
          </table:table-cell>
          <table:table-cell/>
          <table:table-cell table:style-name="ce257" table:formula="of:=IF([Circuit.C103]; [Circuit.C103] * [Circuit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4]; [Circuit.C104] * [Circuit.D104]; &quot;&quot;)">
            <text:p/>
          </table:table-cell>
          <table:table-cell/>
          <table:table-cell table:style-name="ce257" table:formula="of:=IF([Circuit.C104]; [Circuit.C104] * [Circuit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5]; [Circuit.C105] * [Circuit.D105]; &quot;&quot;)">
            <text:p/>
          </table:table-cell>
          <table:table-cell/>
          <table:table-cell table:style-name="ce257" table:formula="of:=IF([Circuit.C105]; [Circuit.C105] * [Circuit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6]; [Circuit.C106] * [Circuit.D106]; &quot;&quot;)">
            <text:p/>
          </table:table-cell>
          <table:table-cell/>
          <table:table-cell table:style-name="ce257" table:formula="of:=IF([Circuit.C106]; [Circuit.C106] * [Circuit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7]; [Circuit.C107] * [Circuit.D107]; &quot;&quot;)">
            <text:p/>
          </table:table-cell>
          <table:table-cell/>
          <table:table-cell table:style-name="ce257" table:formula="of:=IF([Circuit.C107]; [Circuit.C107] * [Circuit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8]; [Circuit.C108] * [Circuit.D108]; &quot;&quot;)">
            <text:p/>
          </table:table-cell>
          <table:table-cell/>
          <table:table-cell table:style-name="ce257" table:formula="of:=IF([Circuit.C108]; [Circuit.C108] * [Circuit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9]; [Circuit.C109] * [Circuit.D109]; &quot;&quot;)">
            <text:p/>
          </table:table-cell>
          <table:table-cell/>
          <table:table-cell table:style-name="ce257" table:formula="of:=IF([Circuit.C109]; [Circuit.C109] * [Circuit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0]; [Circuit.C110] * [Circuit.D110]; &quot;&quot;)">
            <text:p/>
          </table:table-cell>
          <table:table-cell/>
          <table:table-cell table:style-name="ce257" table:formula="of:=IF([Circuit.C110]; [Circuit.C110] * [Circuit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1]; [Circuit.C111] * [Circuit.D111]; &quot;&quot;)">
            <text:p/>
          </table:table-cell>
          <table:table-cell/>
          <table:table-cell table:style-name="ce257" table:formula="of:=IF([Circuit.C111]; [Circuit.C111] * [Circuit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2]; [Circuit.C112] * [Circuit.D112]; &quot;&quot;)">
            <text:p/>
          </table:table-cell>
          <table:table-cell/>
          <table:table-cell table:style-name="ce257" table:formula="of:=IF([Circuit.C112]; [Circuit.C112] * [Circuit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3]; [Circuit.C113] * [Circuit.D113]; &quot;&quot;)">
            <text:p/>
          </table:table-cell>
          <table:table-cell/>
          <table:table-cell table:style-name="ce257" table:formula="of:=IF([Circuit.C113]; [Circuit.C113] * [Circuit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4]; [Circuit.C114] * [Circuit.D114]; &quot;&quot;)">
            <text:p/>
          </table:table-cell>
          <table:table-cell/>
          <table:table-cell table:style-name="ce257" table:formula="of:=IF([Circuit.C114]; [Circuit.C114] * [Circuit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5]; [Circuit.C115] * [Circuit.D115]; &quot;&quot;)">
            <text:p/>
          </table:table-cell>
          <table:table-cell/>
          <table:table-cell table:style-name="ce257" table:formula="of:=IF([Circuit.C115]; [Circuit.C115] * [Circuit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6]; [Circuit.C116] * [Circuit.D116]; &quot;&quot;)">
            <text:p/>
          </table:table-cell>
          <table:table-cell/>
          <table:table-cell table:style-name="ce257" table:formula="of:=IF([Circuit.C116]; [Circuit.C116] * [Circuit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7]; [Circuit.C117] * [Circuit.D117]; &quot;&quot;)">
            <text:p/>
          </table:table-cell>
          <table:table-cell/>
          <table:table-cell table:style-name="ce257" table:formula="of:=IF([Circuit.C117]; [Circuit.C117] * [Circuit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8]; [Circuit.C118] * [Circuit.D118]; &quot;&quot;)">
            <text:p/>
          </table:table-cell>
          <table:table-cell/>
          <table:table-cell table:style-name="ce257" table:formula="of:=IF([Circuit.C118]; [Circuit.C118] * [Circuit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9]; [Circuit.C119] * [Circuit.D119]; &quot;&quot;)">
            <text:p/>
          </table:table-cell>
          <table:table-cell/>
          <table:table-cell table:style-name="ce257" table:formula="of:=IF([Circuit.C119]; [Circuit.C119] * [Circuit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0]; [Circuit.C120] * [Circuit.D120]; &quot;&quot;)">
            <text:p/>
          </table:table-cell>
          <table:table-cell/>
          <table:table-cell table:style-name="ce257" table:formula="of:=IF([Circuit.C120]; [Circuit.C120] * [Circuit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1]; [Circuit.C121] * [Circuit.D121]; &quot;&quot;)">
            <text:p/>
          </table:table-cell>
          <table:table-cell/>
          <table:table-cell table:style-name="ce257" table:formula="of:=IF([Circuit.C121]; [Circuit.C121] * [Circuit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2]; [Circuit.C122] * [Circuit.D122]; &quot;&quot;)">
            <text:p/>
          </table:table-cell>
          <table:table-cell/>
          <table:table-cell table:style-name="ce257" table:formula="of:=IF([Circuit.C122]; [Circuit.C122] * [Circuit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3]; [Circuit.C123] * [Circuit.D123]; &quot;&quot;)">
            <text:p/>
          </table:table-cell>
          <table:table-cell/>
          <table:table-cell table:style-name="ce257" table:formula="of:=IF([Circuit.C123]; [Circuit.C123] * [Circuit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4]; [Circuit.C124] * [Circuit.D124]; &quot;&quot;)">
            <text:p/>
          </table:table-cell>
          <table:table-cell/>
          <table:table-cell table:style-name="ce257" table:formula="of:=IF([Circuit.C124]; [Circuit.C124] * [Circuit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5]; [Circuit.C125] * [Circuit.D125]; &quot;&quot;)">
            <text:p/>
          </table:table-cell>
          <table:table-cell/>
          <table:table-cell table:style-name="ce257" table:formula="of:=IF([Circuit.C125]; [Circuit.C125] * [Circuit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6]; [Circuit.C126] * [Circuit.D126]; &quot;&quot;)">
            <text:p/>
          </table:table-cell>
          <table:table-cell/>
          <table:table-cell table:style-name="ce257" table:formula="of:=IF([Circuit.C126]; [Circuit.C126] * [Circuit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7]; [Circuit.C127] * [Circuit.D127]; &quot;&quot;)">
            <text:p/>
          </table:table-cell>
          <table:table-cell/>
          <table:table-cell table:style-name="ce257" table:formula="of:=IF([Circuit.C127]; [Circuit.C127] * [Circuit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8]; [Circuit.C128] * [Circuit.D128]; &quot;&quot;)">
            <text:p/>
          </table:table-cell>
          <table:table-cell/>
          <table:table-cell table:style-name="ce257" table:formula="of:=IF([Circuit.C128]; [Circuit.C128] * [Circuit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9]; [Circuit.C129] * [Circuit.D129]; &quot;&quot;)">
            <text:p/>
          </table:table-cell>
          <table:table-cell/>
          <table:table-cell table:style-name="ce257" table:formula="of:=IF([Circuit.C129]; [Circuit.C129] * [Circuit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0]; [Circuit.C130] * [Circuit.D130]; &quot;&quot;)">
            <text:p/>
          </table:table-cell>
          <table:table-cell/>
          <table:table-cell table:style-name="ce257" table:formula="of:=IF([Circuit.C130]; [Circuit.C130] * [Circuit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1]; [Circuit.C131] * [Circuit.D131]; &quot;&quot;)">
            <text:p/>
          </table:table-cell>
          <table:table-cell/>
          <table:table-cell table:style-name="ce257" table:formula="of:=IF([Circuit.C131]; [Circuit.C131] * [Circuit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2]; [Circuit.C132] * [Circuit.D132]; &quot;&quot;)">
            <text:p/>
          </table:table-cell>
          <table:table-cell/>
          <table:table-cell table:style-name="ce257" table:formula="of:=IF([Circuit.C132]; [Circuit.C132] * [Circuit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3]; [Circuit.C133] * [Circuit.D133]; &quot;&quot;)">
            <text:p/>
          </table:table-cell>
          <table:table-cell/>
          <table:table-cell table:style-name="ce257" table:formula="of:=IF([Circuit.C133]; [Circuit.C133] * [Circuit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4]; [Circuit.C134] * [Circuit.D134]; &quot;&quot;)">
            <text:p/>
          </table:table-cell>
          <table:table-cell/>
          <table:table-cell table:style-name="ce257" table:formula="of:=IF([Circuit.C134]; [Circuit.C134] * [Circuit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5]; [Circuit.C135] * [Circuit.D135]; &quot;&quot;)">
            <text:p/>
          </table:table-cell>
          <table:table-cell/>
          <table:table-cell table:style-name="ce257" table:formula="of:=IF([Circuit.C135]; [Circuit.C135] * [Circuit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6]; [Circuit.C136] * [Circuit.D136]; &quot;&quot;)">
            <text:p/>
          </table:table-cell>
          <table:table-cell/>
          <table:table-cell table:style-name="ce257" table:formula="of:=IF([Circuit.C136]; [Circuit.C136] * [Circuit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7]; [Circuit.C137] * [Circuit.D137]; &quot;&quot;)">
            <text:p/>
          </table:table-cell>
          <table:table-cell/>
          <table:table-cell table:style-name="ce257" table:formula="of:=IF([Circuit.C137]; [Circuit.C137] * [Circuit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8]; [Circuit.C138] * [Circuit.D138]; &quot;&quot;)">
            <text:p/>
          </table:table-cell>
          <table:table-cell/>
          <table:table-cell table:style-name="ce257" table:formula="of:=IF([Circuit.C138]; [Circuit.C138] * [Circuit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9]; [Circuit.C139] * [Circuit.D139]; &quot;&quot;)">
            <text:p/>
          </table:table-cell>
          <table:table-cell/>
          <table:table-cell table:style-name="ce257" table:formula="of:=IF([Circuit.C139]; [Circuit.C139] * [Circuit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0]; [Circuit.C140] * [Circuit.D140]; &quot;&quot;)">
            <text:p/>
          </table:table-cell>
          <table:table-cell/>
          <table:table-cell table:style-name="ce257" table:formula="of:=IF([Circuit.C140]; [Circuit.C140] * [Circuit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1]; [Circuit.C141] * [Circuit.D141]; &quot;&quot;)">
            <text:p/>
          </table:table-cell>
          <table:table-cell/>
          <table:table-cell table:style-name="ce257" table:formula="of:=IF([Circuit.C141]; [Circuit.C141] * [Circuit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2]; [Circuit.C142] * [Circuit.D142]; &quot;&quot;)">
            <text:p/>
          </table:table-cell>
          <table:table-cell/>
          <table:table-cell table:style-name="ce257" table:formula="of:=IF([Circuit.C142]; [Circuit.C142] * [Circuit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3]; [Circuit.C143] * [Circuit.D143]; &quot;&quot;)">
            <text:p/>
          </table:table-cell>
          <table:table-cell/>
          <table:table-cell table:style-name="ce257" table:formula="of:=IF([Circuit.C143]; [Circuit.C143] * [Circuit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4]; [Circuit.C144] * [Circuit.D144]; &quot;&quot;)">
            <text:p/>
          </table:table-cell>
          <table:table-cell/>
          <table:table-cell table:style-name="ce257" table:formula="of:=IF([Circuit.C144]; [Circuit.C144] * [Circuit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5]; [Circuit.C145] * [Circuit.D145]; &quot;&quot;)">
            <text:p/>
          </table:table-cell>
          <table:table-cell/>
          <table:table-cell table:style-name="ce257" table:formula="of:=IF([Circuit.C145]; [Circuit.C145] * [Circuit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6]; [Circuit.C146] * [Circuit.D146]; &quot;&quot;)">
            <text:p/>
          </table:table-cell>
          <table:table-cell/>
          <table:table-cell table:style-name="ce257" table:formula="of:=IF([Circuit.C146]; [Circuit.C146] * [Circuit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7]; [Circuit.C147] * [Circuit.D147]; &quot;&quot;)">
            <text:p/>
          </table:table-cell>
          <table:table-cell/>
          <table:table-cell table:style-name="ce257" table:formula="of:=IF([Circuit.C147]; [Circuit.C147] * [Circuit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8]; [Circuit.C148] * [Circuit.D148]; &quot;&quot;)">
            <text:p/>
          </table:table-cell>
          <table:table-cell/>
          <table:table-cell table:style-name="ce257" table:formula="of:=IF([Circuit.C148]; [Circuit.C148] * [Circuit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9]; [Circuit.C149] * [Circuit.D149]; &quot;&quot;)">
            <text:p/>
          </table:table-cell>
          <table:table-cell/>
          <table:table-cell table:style-name="ce257" table:formula="of:=IF([Circuit.C149]; [Circuit.C149] * [Circuit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0]; [Circuit.C150] * [Circuit.D150]; &quot;&quot;)">
            <text:p/>
          </table:table-cell>
          <table:table-cell/>
          <table:table-cell table:style-name="ce257" table:formula="of:=IF([Circuit.C150]; [Circuit.C150] * [Circuit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1]; [Circuit.C151] * [Circuit.D151]; &quot;&quot;)">
            <text:p/>
          </table:table-cell>
          <table:table-cell/>
          <table:table-cell table:style-name="ce257" table:formula="of:=IF([Circuit.C151]; [Circuit.C151] * [Circuit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2]; [Circuit.C152] * [Circuit.D152]; &quot;&quot;)">
            <text:p/>
          </table:table-cell>
          <table:table-cell/>
          <table:table-cell table:style-name="ce257" table:formula="of:=IF([Circuit.C152]; [Circuit.C152] * [Circuit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3]; [Circuit.C153] * [Circuit.D153]; &quot;&quot;)">
            <text:p/>
          </table:table-cell>
          <table:table-cell/>
          <table:table-cell table:style-name="ce257" table:formula="of:=IF([Circuit.C153]; [Circuit.C153] * [Circuit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4]; [Circuit.C154] * [Circuit.D154]; &quot;&quot;)">
            <text:p/>
          </table:table-cell>
          <table:table-cell/>
          <table:table-cell table:style-name="ce257" table:formula="of:=IF([Circuit.C154]; [Circuit.C154] * [Circuit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5]; [Circuit.C155] * [Circuit.D155]; &quot;&quot;)">
            <text:p/>
          </table:table-cell>
          <table:table-cell/>
          <table:table-cell table:style-name="ce257" table:formula="of:=IF([Circuit.C155]; [Circuit.C155] * [Circuit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6]; [Circuit.C156] * [Circuit.D156]; &quot;&quot;)">
            <text:p/>
          </table:table-cell>
          <table:table-cell/>
          <table:table-cell table:style-name="ce257" table:formula="of:=IF([Circuit.C156]; [Circuit.C156] * [Circuit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7]; [Circuit.C157] * [Circuit.D157]; &quot;&quot;)">
            <text:p/>
          </table:table-cell>
          <table:table-cell/>
          <table:table-cell table:style-name="ce257" table:formula="of:=IF([Circuit.C157]; [Circuit.C157] * [Circuit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8]; [Circuit.C158] * [Circuit.D158]; &quot;&quot;)">
            <text:p/>
          </table:table-cell>
          <table:table-cell/>
          <table:table-cell table:style-name="ce257" table:formula="of:=IF([Circuit.C158]; [Circuit.C158] * [Circuit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9]; [Circuit.C159] * [Circuit.D159]; &quot;&quot;)">
            <text:p/>
          </table:table-cell>
          <table:table-cell/>
          <table:table-cell table:style-name="ce257" table:formula="of:=IF([Circuit.C159]; [Circuit.C159] * [Circuit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0]; [Circuit.C160] * [Circuit.D160]; &quot;&quot;)">
            <text:p/>
          </table:table-cell>
          <table:table-cell/>
          <table:table-cell table:style-name="ce257" table:formula="of:=IF([Circuit.C160]; [Circuit.C160] * [Circuit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1]; [Circuit.C161] * [Circuit.D161]; &quot;&quot;)">
            <text:p/>
          </table:table-cell>
          <table:table-cell/>
          <table:table-cell table:style-name="ce257" table:formula="of:=IF([Circuit.C161]; [Circuit.C161] * [Circuit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2]; [Circuit.C162] * [Circuit.D162]; &quot;&quot;)">
            <text:p/>
          </table:table-cell>
          <table:table-cell/>
          <table:table-cell table:style-name="ce257" table:formula="of:=IF([Circuit.C162]; [Circuit.C162] * [Circuit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3]; [Circuit.C163] * [Circuit.D163]; &quot;&quot;)">
            <text:p/>
          </table:table-cell>
          <table:table-cell/>
          <table:table-cell table:style-name="ce257" table:formula="of:=IF([Circuit.C163]; [Circuit.C163] * [Circuit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4]; [Circuit.C164] * [Circuit.D164]; &quot;&quot;)">
            <text:p/>
          </table:table-cell>
          <table:table-cell/>
          <table:table-cell table:style-name="ce257" table:formula="of:=IF([Circuit.C164]; [Circuit.C164] * [Circuit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5]; [Circuit.C165] * [Circuit.D165]; &quot;&quot;)">
            <text:p/>
          </table:table-cell>
          <table:table-cell/>
          <table:table-cell table:style-name="ce257" table:formula="of:=IF([Circuit.C165]; [Circuit.C165] * [Circuit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6]; [Circuit.C166] * [Circuit.D166]; &quot;&quot;)">
            <text:p/>
          </table:table-cell>
          <table:table-cell/>
          <table:table-cell table:style-name="ce257" table:formula="of:=IF([Circuit.C166]; [Circuit.C166] * [Circuit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7]; [Circuit.C167] * [Circuit.D167]; &quot;&quot;)">
            <text:p/>
          </table:table-cell>
          <table:table-cell/>
          <table:table-cell table:style-name="ce257" table:formula="of:=IF([Circuit.C167]; [Circuit.C167] * [Circuit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8]; [Circuit.C168] * [Circuit.D168]; &quot;&quot;)">
            <text:p/>
          </table:table-cell>
          <table:table-cell/>
          <table:table-cell table:style-name="ce257" table:formula="of:=IF([Circuit.C168]; [Circuit.C168] * [Circuit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9]; [Circuit.C169] * [Circuit.D169]; &quot;&quot;)">
            <text:p/>
          </table:table-cell>
          <table:table-cell/>
          <table:table-cell table:style-name="ce257" table:formula="of:=IF([Circuit.C169]; [Circuit.C169] * [Circuit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0]; [Circuit.C170] * [Circuit.D170]; &quot;&quot;)">
            <text:p/>
          </table:table-cell>
          <table:table-cell/>
          <table:table-cell table:style-name="ce257" table:formula="of:=IF([Circuit.C170]; [Circuit.C170] * [Circuit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1]; [Circuit.C171] * [Circuit.D171]; &quot;&quot;)">
            <text:p/>
          </table:table-cell>
          <table:table-cell/>
          <table:table-cell table:style-name="ce257" table:formula="of:=IF([Circuit.C171]; [Circuit.C171] * [Circuit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2]; [Circuit.C172] * [Circuit.D172]; &quot;&quot;)">
            <text:p/>
          </table:table-cell>
          <table:table-cell/>
          <table:table-cell table:style-name="ce257" table:formula="of:=IF([Circuit.C172]; [Circuit.C172] * [Circuit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3]; [Circuit.C173] * [Circuit.D173]; &quot;&quot;)">
            <text:p/>
          </table:table-cell>
          <table:table-cell/>
          <table:table-cell table:style-name="ce257" table:formula="of:=IF([Circuit.C173]; [Circuit.C173] * [Circuit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4]; [Circuit.C174] * [Circuit.D174]; &quot;&quot;)">
            <text:p/>
          </table:table-cell>
          <table:table-cell/>
          <table:table-cell table:style-name="ce257" table:formula="of:=IF([Circuit.C174]; [Circuit.C174] * [Circuit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5]; [Circuit.C175] * [Circuit.D175]; &quot;&quot;)">
            <text:p/>
          </table:table-cell>
          <table:table-cell/>
          <table:table-cell table:style-name="ce257" table:formula="of:=IF([Circuit.C175]; [Circuit.C175] * [Circuit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6]; [Circuit.C176] * [Circuit.D176]; &quot;&quot;)">
            <text:p/>
          </table:table-cell>
          <table:table-cell/>
          <table:table-cell table:style-name="ce257" table:formula="of:=IF([Circuit.C176]; [Circuit.C176] * [Circuit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7]; [Circuit.C177] * [Circuit.D177]; &quot;&quot;)">
            <text:p/>
          </table:table-cell>
          <table:table-cell/>
          <table:table-cell table:style-name="ce257" table:formula="of:=IF([Circuit.C177]; [Circuit.C177] * [Circuit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8]; [Circuit.C178] * [Circuit.D178]; &quot;&quot;)">
            <text:p/>
          </table:table-cell>
          <table:table-cell/>
          <table:table-cell table:style-name="ce257" table:formula="of:=IF([Circuit.C178]; [Circuit.C178] * [Circuit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9]; [Circuit.C179] * [Circuit.D179]; &quot;&quot;)">
            <text:p/>
          </table:table-cell>
          <table:table-cell/>
          <table:table-cell table:style-name="ce257" table:formula="of:=IF([Circuit.C179]; [Circuit.C179] * [Circuit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0]; [Circuit.C180] * [Circuit.D180]; &quot;&quot;)">
            <text:p/>
          </table:table-cell>
          <table:table-cell/>
          <table:table-cell table:style-name="ce257" table:formula="of:=IF([Circuit.C180]; [Circuit.C180] * [Circuit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1]; [Circuit.C181] * [Circuit.D181]; &quot;&quot;)">
            <text:p/>
          </table:table-cell>
          <table:table-cell/>
          <table:table-cell table:style-name="ce257" table:formula="of:=IF([Circuit.C181]; [Circuit.C181] * [Circuit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2]; [Circuit.C182] * [Circuit.D182]; &quot;&quot;)">
            <text:p/>
          </table:table-cell>
          <table:table-cell/>
          <table:table-cell table:style-name="ce257" table:formula="of:=IF([Circuit.C182]; [Circuit.C182] * [Circuit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3]; [Circuit.C183] * [Circuit.D183]; &quot;&quot;)">
            <text:p/>
          </table:table-cell>
          <table:table-cell/>
          <table:table-cell table:style-name="ce257" table:formula="of:=IF([Circuit.C183]; [Circuit.C183] * [Circuit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4]; [Circuit.C184] * [Circuit.D184]; &quot;&quot;)">
            <text:p/>
          </table:table-cell>
          <table:table-cell/>
          <table:table-cell table:style-name="ce257" table:formula="of:=IF([Circuit.C184]; [Circuit.C184] * [Circuit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5]; [Circuit.C185] * [Circuit.D185]; &quot;&quot;)">
            <text:p/>
          </table:table-cell>
          <table:table-cell/>
          <table:table-cell table:style-name="ce257" table:formula="of:=IF([Circuit.C185]; [Circuit.C185] * [Circuit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6]; [Circuit.C186] * [Circuit.D186]; &quot;&quot;)">
            <text:p/>
          </table:table-cell>
          <table:table-cell/>
          <table:table-cell table:style-name="ce257" table:formula="of:=IF([Circuit.C186]; [Circuit.C186] * [Circuit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7]; [Circuit.C187] * [Circuit.D187]; &quot;&quot;)">
            <text:p/>
          </table:table-cell>
          <table:table-cell/>
          <table:table-cell table:style-name="ce257" table:formula="of:=IF([Circuit.C187]; [Circuit.C187] * [Circuit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8]; [Circuit.C188] * [Circuit.D188]; &quot;&quot;)">
            <text:p/>
          </table:table-cell>
          <table:table-cell/>
          <table:table-cell table:style-name="ce257" table:formula="of:=IF([Circuit.C188]; [Circuit.C188] * [Circuit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9]; [Circuit.C189] * [Circuit.D189]; &quot;&quot;)">
            <text:p/>
          </table:table-cell>
          <table:table-cell/>
          <table:table-cell table:style-name="ce257" table:formula="of:=IF([Circuit.C189]; [Circuit.C189] * [Circuit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0]; [Circuit.C190] * [Circuit.D190]; &quot;&quot;)">
            <text:p/>
          </table:table-cell>
          <table:table-cell/>
          <table:table-cell table:style-name="ce257" table:formula="of:=IF([Circuit.C190]; [Circuit.C190] * [Circuit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1]; [Circuit.C191] * [Circuit.D191]; &quot;&quot;)">
            <text:p/>
          </table:table-cell>
          <table:table-cell/>
          <table:table-cell table:style-name="ce257" table:formula="of:=IF([Circuit.C191]; [Circuit.C191] * [Circuit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2]; [Circuit.C192] * [Circuit.D192]; &quot;&quot;)">
            <text:p/>
          </table:table-cell>
          <table:table-cell/>
          <table:table-cell table:style-name="ce257" table:formula="of:=IF([Circuit.C192]; [Circuit.C192] * [Circuit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3]; [Circuit.C193] * [Circuit.D193]; &quot;&quot;)">
            <text:p/>
          </table:table-cell>
          <table:table-cell/>
          <table:table-cell table:style-name="ce257" table:formula="of:=IF([Circuit.C193]; [Circuit.C193] * [Circuit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4]; [Circuit.C194] * [Circuit.D194]; &quot;&quot;)">
            <text:p/>
          </table:table-cell>
          <table:table-cell/>
          <table:table-cell table:style-name="ce257" table:formula="of:=IF([Circuit.C194]; [Circuit.C194] * [Circuit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5]; [Circuit.C195] * [Circuit.D195]; &quot;&quot;)">
            <text:p/>
          </table:table-cell>
          <table:table-cell/>
          <table:table-cell table:style-name="ce257" table:formula="of:=IF([Circuit.C195]; [Circuit.C195] * [Circuit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6]; [Circuit.C196] * [Circuit.D196]; &quot;&quot;)">
            <text:p/>
          </table:table-cell>
          <table:table-cell/>
          <table:table-cell table:style-name="ce257" table:formula="of:=IF([Circuit.C196]; [Circuit.C196] * [Circuit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7]; [Circuit.C197] * [Circuit.D197]; &quot;&quot;)">
            <text:p/>
          </table:table-cell>
          <table:table-cell/>
          <table:table-cell table:style-name="ce257" table:formula="of:=IF([Circuit.C197]; [Circuit.C197] * [Circuit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8]; [Circuit.C198] * [Circuit.D198]; &quot;&quot;)">
            <text:p/>
          </table:table-cell>
          <table:table-cell/>
          <table:table-cell table:style-name="ce257" table:formula="of:=IF([Circuit.C198]; [Circuit.C198] * [Circuit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9]; [Circuit.C199] * [Circuit.D199]; &quot;&quot;)">
            <text:p/>
          </table:table-cell>
          <table:table-cell/>
          <table:table-cell table:style-name="ce257" table:formula="of:=IF([Circuit.C199]; [Circuit.C199] * [Circuit.F1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0]; [Circuit.C200] * [Circuit.D200]; &quot;&quot;)">
            <text:p/>
          </table:table-cell>
          <table:table-cell/>
          <table:table-cell table:style-name="ce257" table:formula="of:=IF([Circuit.C200]; [Circuit.C200] * [Circuit.F2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1]; [Circuit.C201] * [Circuit.D201]; &quot;&quot;)">
            <text:p/>
          </table:table-cell>
          <table:table-cell/>
          <table:table-cell table:style-name="ce257" table:formula="of:=IF([Circuit.C201]; [Circuit.C201] * [Circuit.F2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2]; [Circuit.C202] * [Circuit.D202]; &quot;&quot;)">
            <text:p/>
          </table:table-cell>
          <table:table-cell/>
          <table:table-cell table:style-name="ce257" table:formula="of:=IF([Circuit.C202]; [Circuit.C202] * [Circuit.F2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3]; [Circuit.C203] * [Circuit.D203]; &quot;&quot;)">
            <text:p/>
          </table:table-cell>
          <table:table-cell/>
          <table:table-cell table:style-name="ce257" table:formula="of:=IF([Circuit.C203]; [Circuit.C203] * [Circuit.F2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4]; [Circuit.C204] * [Circuit.D204]; &quot;&quot;)">
            <text:p/>
          </table:table-cell>
          <table:table-cell/>
          <table:table-cell table:style-name="ce257" table:formula="of:=IF([Circuit.C204]; [Circuit.C204] * [Circuit.F204]; &quot;&quot;)">
            <text:p/>
          </table:table-cell>
          <table:table-cell table:number-columns-repeated="1017"/>
        </table:table-row>
        <table:table-row table:style-name="ro2" table:number-rows-repeated="104837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ructură" table:style-name="ta1">
        <table:table-column table:style-name="co25" table:default-cell-style-name="ce241"/>
        <table:table-column table:style-name="co48" table:default-cell-style-name="ce245"/>
        <table:table-column table:style-name="co27" table:default-cell-style-name="ce249"/>
        <table:table-column table:style-name="co28" table:default-cell-style-name="ce252"/>
        <table:table-column table:style-name="co29" table:default-cell-style-name="ce252"/>
        <table:table-column table:style-name="co30" table:default-cell-style-name="ce255"/>
        <table:table-column table:style-name="co31" table:default-cell-style-name="ce255"/>
        <table:table-column table:style-name="co7" table:number-columns-repeated="1017" table:default-cell-style-name="Default"/>
        <table:table-row table:style-name="ro6">
          <table:table-cell table:style-name="ce238" table:formula="of:=4" office:value-type="float" office:value="4" calcext:value-type="float">
            <text:p>4</text:p>
          </table:table-cell>
          <table:table-cell table:style-name="ce242" office:value-type="float" office:value="200" calcext:value-type="float">
            <text:p>200</text:p>
          </table:table-cell>
          <table:table-cell table:style-name="ce246" table:formula="of:=ADDRESS([Structură.$A$1]; COLUMN()) &amp; &quot;:&quot; &amp; ADDRESS([Structură.$A$2]; COLUMN())" office:value-type="string" office:string-value="$C$4:$C$25" calcext:value-type="string">
            <text:p>$C$4:$C$25</text:p>
          </table:table-cell>
          <table:table-cell table:style-name="ce246" table:formula="of:=ADDRESS([Structură.$A$1]; COLUMN()) &amp; &quot;:&quot; &amp; ADDRESS([Structură.$A$2]; COLUMN())" office:value-type="string" office:string-value="$D$4:$D$25" calcext:value-type="string">
            <text:p>$D$4:$D$25</text:p>
          </table:table-cell>
          <table:table-cell table:style-name="ce246" table:formula="of:=ADDRESS([Structură.$A$1]; COLUMN()) &amp; &quot;:&quot; &amp; ADDRESS([Structură.$A$2]; COLUMN())" office:value-type="string" office:string-value="$E$4:$E$25" calcext:value-type="string">
            <text:p>$E$4:$E$25</text:p>
          </table:table-cell>
          <table:table-cell table:style-name="ce246" table:formula="of:=ADDRESS([Structură.$A$1]; COLUMN()) &amp; &quot;:&quot; &amp; ADDRESS([Structură.$A$2]; COLUMN())" office:value-type="string" office:string-value="$F$4:$F$25" calcext:value-type="string">
            <text:p>$F$4:$F$25</text:p>
          </table:table-cell>
          <table:table-cell table:style-name="ce246" table:formula="of:=ADDRESS([Structură.$A$1]; COLUMN()) &amp; &quot;:&quot; &amp; ADDRESS([Structură.$A$2]; COLUMN())" office:value-type="string" office:string-value="$G$4:$G$25" calcext:value-type="string">
            <text:p>$G$4:$G$25</text:p>
          </table:table-cell>
          <table:table-cell table:style-name="ce258"/>
          <table:table-cell table:style-name="ce260" table:number-columns-repeated="1016"/>
        </table:table-row>
        <table:table-row table:style-name="ro1">
          <table:table-cell table:style-name="ce239" table:formula="of:=[Structură.$A$1]+COUNTA(INDIRECT([Structură.$A$3]):INDIRECT([Structură.$A$4]))" office:value-type="float" office:value="25" calcext:value-type="float">
            <text:p>25</text:p>
          </table:table-cell>
          <table:table-cell table:style-name="ce266" office:value-type="string" calcext:value-type="string">
            <text:p>Structură</text:p>
          </table:table-cell>
          <table:table-cell table:style-name="ce267" table:formula="of:=IF(SUM(INDIRECT([Structură.C1])); SUM(INDIRECT([Structură.C1])); &quot;&quot;)" office:value-type="float" office:value="195.64" calcext:value-type="float">
            <text:p>195,64</text:p>
          </table:table-cell>
          <table:table-cell table:style-name="ce268" table:formula="of:=IF(SUM(INDIRECT([Structură.D1])); AVERAGE(INDIRECT([Structură.D1])); &quot;&quot;)" office:value-type="currency" office:currency="RON" office:value="5.26571428571429" calcext:value-type="currency">
            <text:p>5,27 RON</text:p>
          </table:table-cell>
          <table:table-cell table:style-name="ce268" table:formula="of:=IF(SUM(INDIRECT([Structură.E1])); SUM(INDIRECT([Structură.E1])); &quot;&quot;)" office:value-type="currency" office:currency="RON" office:value="433.3988" calcext:value-type="currency">
            <text:p>433,40 RON</text:p>
          </table:table-cell>
          <table:table-cell table:style-name="ce269" table:formula="of:=IF(SUM(INDIRECT([Structură.F1])); AVERAGE(INDIRECT([Structură.F1])); &quot;&quot;)" office:value-type="currency" office:currency="g" office:value="108.27380952381" calcext:value-type="currency">
            <text:p>108,27 g</text:p>
          </table:table-cell>
          <table:table-cell table:style-name="ce269" table:formula="of:=IF(SUM(INDIRECT([Structură.G1])); SUM(INDIRECT([Structură.G1])); &quot;&quot;)" office:value-type="currency" office:currency="g" office:value="3421.5" calcext:value-type="currency">
            <text:p>3.421,50 g</text:p>
          </table:table-cell>
          <table:table-cell table:style-name="ce259"/>
          <table:table-cell table:number-columns-repeated="1016"/>
        </table:table-row>
        <table:table-row table:style-name="ro7">
          <table:table-cell table:style-name="ce240" table:formula="of:=ADDRESS([Structură.$A$1];2)" office:value-type="string" office:string-value="$B$4" calcext:value-type="string">
            <text:p>$B$4</text:p>
          </table:table-cell>
          <table:table-cell table:style-name="ce244" office:value-type="string" calcext:value-type="string">
            <text:p>Nume</text:p>
          </table:table-cell>
          <table:table-cell table:style-name="ce248" office:value-type="string" calcext:value-type="string">
            <text:p>Cantitate</text:p>
          </table:table-cell>
          <table:table-cell table:style-name="ce248" office:value-type="string" calcext:value-type="string">
            <text:p>Preț unitate</text:p>
          </table:table-cell>
          <table:table-cell table:style-name="ce248" office:value-type="string" calcext:value-type="string">
            <text:p>Preț total</text:p>
          </table:table-cell>
          <table:table-cell table:style-name="ce248" office:value-type="string" calcext:value-type="string">
            <text:p>Masă unitate</text:p>
          </table:table-cell>
          <table:table-cell table:style-name="ce248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240" table:formula="of:=ADDRESS([Structură.$B$1];2;4)" office:value-type="string" office:string-value="B200" calcext:value-type="string">
            <text:p>B200</text:p>
          </table:table-cell>
          <table:table-cell office:value-type="string" calcext:value-type="string">
            <text:p>3M pilon 18mm</text:p>
          </table:table-cell>
          <table:table-cell office:value-type="float" office:value="12" calcext:value-type="float">
            <text:p>12</text:p>
          </table:table-cell>
          <table:table-cell office:value-type="currency" office:currency="RON" office:value="1.75" calcext:value-type="currency">
            <text:p>1,75 RON</text:p>
          </table:table-cell>
          <table:table-cell table:formula="of:=IF([Structură.C4]; [Structură.C4] * [Structură.D4]; &quot;&quot;)" office:value-type="currency" office:currency="RON" office:value="21" calcext:value-type="currency">
            <text:p>21,00 RON</text:p>
          </table:table-cell>
          <table:table-cell office:value-type="currency" office:currency="g" office:value="3.5" calcext:value-type="currency">
            <text:p>3,50 g</text:p>
          </table:table-cell>
          <table:table-cell table:style-name="ce257" table:formula="of:=IF([Structură.C4]; [Structură.C4] * [Structură.F4]; &quot;&quot;)" office:value-type="currency" office:currency="g" office:value="42" calcext:value-type="currency">
            <text:p>42,00 g</text:p>
          </table:table-cell>
          <table:table-cell table:number-columns-repeated="1017"/>
        </table:table-row>
        <table:table-row table:style-name="ro2">
          <table:table-cell table:style-name="ce240"/>
          <table:table-cell office:value-type="string" calcext:value-type="string">
            <text:p>3M pilon 25mm</text:p>
          </table:table-cell>
          <table:table-cell office:value-type="float" office:value="8" calcext:value-type="float">
            <text:p>8</text:p>
          </table:table-cell>
          <table:table-cell office:value-type="currency" office:currency="RON" office:value="2.45" calcext:value-type="currency">
            <text:p>2,45 RON</text:p>
          </table:table-cell>
          <table:table-cell table:formula="of:=IF([Structură.C5]; [Structură.C5] * [Structură.D5]; &quot;&quot;)" office:value-type="currency" office:currency="RON" office:value="19.6" calcext:value-type="currency">
            <text:p>19,60 RON</text:p>
          </table:table-cell>
          <table:table-cell office:value-type="currency" office:currency="g" office:value="5" calcext:value-type="currency">
            <text:p>5,00 g</text:p>
          </table:table-cell>
          <table:table-cell table:style-name="ce257" table:formula="of:=IF([Structură.C5]; [Structură.C5] * [Structură.F5]; &quot;&quot;)" office:value-type="currency" office:currency="g" office:value="40" calcext:value-type="currency">
            <text:p>4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piuliță hexagonală</text:p>
          </table:table-cell>
          <table:table-cell office:value-type="float" office:value="0.4" calcext:value-type="float">
            <text:p>0,4</text:p>
          </table:table-cell>
          <table:table-cell office:value-type="currency" office:currency="RON" office:value="37.9" calcext:value-type="currency">
            <text:p>37,90 RON</text:p>
          </table:table-cell>
          <table:table-cell table:formula="of:=IF([Structură.C6]; [Structură.C6] * [Structură.D6]; &quot;&quot;)" office:value-type="currency" office:currency="RON" office:value="15.16" calcext:value-type="currency">
            <text:p>15,16 RON</text:p>
          </table:table-cell>
          <table:table-cell office:value-type="currency" office:currency="g" office:value="1000" calcext:value-type="currency">
            <text:p>1.000,00 g</text:p>
          </table:table-cell>
          <table:table-cell table:style-name="ce257" table:formula="of:=IF([Structură.C6]; [Structură.C6] * [Structură.F6]; &quot;&quot;)" office:value-type="currency" office:currency="g" office:value="400" calcext:value-type="currency">
            <text:p>40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piuliță hexagonală autoblocantă</text:p>
          </table:table-cell>
          <table:table-cell office:value-type="float" office:value="0" calcext:value-type="float">
            <text:p>0</text:p>
          </table:table-cell>
          <table:table-cell office:value-type="currency" office:currency="RON" office:value="0.49" calcext:value-type="currency">
            <text:p>0,49 RON</text:p>
          </table:table-cell>
          <table:table-cell table:formula="of:=IF([Structură.C7]; [Structură.C7] * [Structură.D7]; &quot;&quot;)">
            <text:p/>
          </table:table-cell>
          <table:table-cell office:value-type="currency" office:currency="g" office:value="1" calcext:value-type="currency">
            <text:p>1,00 g</text:p>
          </table:table-cell>
          <table:table-cell table:style-name="ce257" table:formula="of:=IF([Structură.C7]; [Structură.C7] * [Structură.F7]; &quot;&quot;)">
            <text:p/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șaibă</text:p>
          </table:table-cell>
          <table:table-cell office:value-type="float" office:value="4" calcext:value-type="float">
            <text:p>4</text:p>
          </table:table-cell>
          <table:table-cell table:style-name="ce253" office:value-type="currency" office:currency="RON" office:value="0.29" calcext:value-type="currency">
            <text:p>0,29 RON</text:p>
          </table:table-cell>
          <table:table-cell table:formula="of:=IF([Structură.C8]; [Structură.C8] * [Structură.D8]; &quot;&quot;)" office:value-type="currency" office:currency="RON" office:value="1.16" calcext:value-type="currency">
            <text:p>1,16 RON</text:p>
          </table:table-cell>
          <table:table-cell office:value-type="currency" office:currency="g" office:value="1" calcext:value-type="currency">
            <text:p>1,00 g</text:p>
          </table:table-cell>
          <table:table-cell table:style-name="ce257" table:formula="of:=IF([Structură.C8]; [Structură.C8] * [Structură.F8]; &quot;&quot;)" office:value-type="currency" office:currency="g" office:value="4" calcext:value-type="currency">
            <text:p>4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șurub 16mm</text:p>
          </table:table-cell>
          <table:table-cell office:value-type="float" office:value="0.24" calcext:value-type="float">
            <text:p>0,24</text:p>
          </table:table-cell>
          <table:table-cell office:value-type="currency" office:currency="RON" office:value="42.12" calcext:value-type="currency">
            <text:p>42,12 RON</text:p>
          </table:table-cell>
          <table:table-cell table:formula="of:=IF([Structură.C9]; [Structură.C9] * [Structură.D9]; &quot;&quot;)" office:value-type="currency" office:currency="RON" office:value="10.1088" calcext:value-type="currency">
            <text:p>10,11 RON</text:p>
          </table:table-cell>
          <table:table-cell office:value-type="currency" office:currency="g" office:value="1000" calcext:value-type="currency">
            <text:p>1.000,00 g</text:p>
          </table:table-cell>
          <table:table-cell table:style-name="ce257" table:formula="of:=IF([Structură.C9]; [Structură.C9] * [Structură.F9]; &quot;&quot;)" office:value-type="currency" office:currency="g" office:value="240" calcext:value-type="currency">
            <text:p>24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șurub 25mm</text:p>
          </table:table-cell>
          <table:table-cell office:value-type="float" office:value="9" calcext:value-type="float">
            <text:p>9</text:p>
          </table:table-cell>
          <table:table-cell office:value-type="currency" office:currency="RON" office:value="0.49" calcext:value-type="currency">
            <text:p>0,49 RON</text:p>
          </table:table-cell>
          <table:table-cell table:formula="of:=IF([Structură.C10]; [Structură.C10] * [Structură.D10]; &quot;&quot;)" office:value-type="currency" office:currency="RON" office:value="4.41" calcext:value-type="currency">
            <text:p>4,41 RON</text:p>
          </table:table-cell>
          <table:table-cell office:value-type="currency" office:currency="g" office:value="1" calcext:value-type="currency">
            <text:p>1,00 g</text:p>
          </table:table-cell>
          <table:table-cell table:style-name="ce257" table:formula="of:=IF([Structură.C10]; [Structură.C10] * [Structură.F10]; &quot;&quot;)" office:value-type="currency" office:currency="g" office:value="9" calcext:value-type="currency">
            <text:p>9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șurub 45m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0.29" calcext:value-type="currency">
            <text:p>0,29 RON</text:p>
          </table:table-cell>
          <table:table-cell table:formula="of:=IF([Structură.C11]; [Structură.C11] * [Structură.D11]; &quot;&quot;)" office:value-type="currency" office:currency="RON" office:value="1.16" calcext:value-type="currency">
            <text:p>1,16 RON</text:p>
          </table:table-cell>
          <table:table-cell office:value-type="currency" office:currency="g" office:value="1" calcext:value-type="currency">
            <text:p>1,00 g</text:p>
          </table:table-cell>
          <table:table-cell table:style-name="ce257" table:formula="of:=IF([Structură.C11]; [Structură.C11] * [Structură.F11]; &quot;&quot;)" office:value-type="currency" office:currency="g" office:value="4" calcext:value-type="currency">
            <text:p>4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șurub 8mm</text:p>
          </table:table-cell>
          <table:table-cell office:value-type="float" office:value="12" calcext:value-type="float">
            <text:p>12</text:p>
          </table:table-cell>
          <table:table-cell office:value-type="currency" office:currency="RON" office:value="0.2" calcext:value-type="currency">
            <text:p>0,20 RON</text:p>
          </table:table-cell>
          <table:table-cell table:formula="of:=IF([Structură.C12]; [Structură.C12] * [Structură.D12]; &quot;&quot;)" office:value-type="currency" office:currency="RON" office:value="2.4" calcext:value-type="currency">
            <text:p>2,40 RON</text:p>
          </table:table-cell>
          <table:table-cell office:value-type="currency" office:currency="g" office:value="1" calcext:value-type="currency">
            <text:p>1,00 g</text:p>
          </table:table-cell>
          <table:table-cell table:style-name="ce257" table:formula="of:=IF([Structură.C12]; [Structură.C12] * [Structură.F12]; &quot;&quot;)" office:value-type="currency" office:currency="g" office:value="12" calcext:value-type="currency">
            <text:p>12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tijă filetata 1m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3" calcext:value-type="currency">
            <text:p>3,00 RON</text:p>
          </table:table-cell>
          <table:table-cell table:formula="of:=IF([Structură.C13]; [Structură.C13] * [Structură.D13]; &quot;&quot;)" office:value-type="currency" office:currency="RON" office:value="6" calcext:value-type="currency">
            <text:p>6,00 RON</text:p>
          </table:table-cell>
          <table:table-cell office:value-type="currency" office:currency="g" office:value="50" calcext:value-type="currency">
            <text:p>50,00 g</text:p>
          </table:table-cell>
          <table:table-cell table:style-name="ce257" table:formula="of:=IF([Structură.C13]; [Structură.C13] * [Structură.F13]; &quot;&quot;)" office:value-type="currency" office:currency="g" office:value="100" calcext:value-type="currency">
            <text:p>10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120m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1.3" calcext:value-type="currency">
            <text:p>1,30 RON</text:p>
          </table:table-cell>
          <table:table-cell table:formula="of:=IF([Structură.C14]; [Structură.C14] * [Structură.D14]; &quot;&quot;)" office:value-type="currency" office:currency="RON" office:value="5.2" calcext:value-type="currency">
            <text:p>5,20 RON</text:p>
          </table:table-cell>
          <table:table-cell office:value-type="currency" office:currency="g" office:value="22.5" calcext:value-type="currency">
            <text:p>22,50 g</text:p>
          </table:table-cell>
          <table:table-cell table:style-name="ce257" table:formula="of:=IF([Structură.C14]; [Structură.C14] * [Structură.F14]; &quot;&quot;)" office:value-type="currency" office:currency="g" office:value="90" calcext:value-type="currency">
            <text:p>9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60mm</text:p>
          </table:table-cell>
          <table:table-cell office:value-type="float" office:value="15" calcext:value-type="float">
            <text:p>15</text:p>
          </table:table-cell>
          <table:table-cell table:style-name="ce253" office:value-type="currency" office:currency="RON" office:value="1" calcext:value-type="currency">
            <text:p>1,00 RON</text:p>
          </table:table-cell>
          <table:table-cell table:formula="of:=IF([Structură.C15]; [Structură.C15] * [Structură.D15]; &quot;&quot;)" office:value-type="currency" office:currency="RON" office:value="15" calcext:value-type="currency">
            <text:p>15,00 RON</text:p>
          </table:table-cell>
          <table:table-cell office:value-type="currency" office:currency="g" office:value="14" calcext:value-type="currency">
            <text:p>14,00 g</text:p>
          </table:table-cell>
          <table:table-cell table:style-name="ce257" table:formula="of:=IF([Structură.C15]; [Structură.C15] * [Structură.F15]; &quot;&quot;)" office:value-type="currency" office:currency="g" office:value="210" calcext:value-type="currency">
            <text:p>21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80mm</text:p>
          </table:table-cell>
          <table:table-cell office:value-type="float" office:value="20" calcext:value-type="float">
            <text:p>20</text:p>
          </table:table-cell>
          <table:table-cell table:style-name="ce253" office:value-type="currency" office:currency="RON" office:value="1" calcext:value-type="currency">
            <text:p>1,00 RON</text:p>
          </table:table-cell>
          <table:table-cell table:formula="of:=IF([Structură.C16]; [Structură.C16] * [Structură.D16]; &quot;&quot;)" office:value-type="currency" office:currency="RON" office:value="20" calcext:value-type="currency">
            <text:p>20,00 RON</text:p>
          </table:table-cell>
          <table:table-cell office:value-type="currency" office:currency="g" office:value="17" calcext:value-type="currency">
            <text:p>17,00 g</text:p>
          </table:table-cell>
          <table:table-cell table:style-name="ce257" table:formula="of:=IF([Structură.C16]; [Structură.C16] * [Structură.F16]; &quot;&quot;)" office:value-type="currency" office:currency="g" office:value="340" calcext:value-type="currency">
            <text:p>34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apac metalic 90mm</text:p>
          </table:table-cell>
          <table:table-cell office:value-type="float" office:value="14" calcext:value-type="float">
            <text:p>14</text:p>
          </table:table-cell>
          <table:table-cell office:value-type="currency" office:currency="RON" office:value="0.3" calcext:value-type="currency">
            <text:p>0,30 RON</text:p>
          </table:table-cell>
          <table:table-cell table:formula="of:=IF([Structură.C17]; [Structură.C17] * [Structură.D17]; &quot;&quot;)" office:value-type="currency" office:currency="RON" office:value="4.2" calcext:value-type="currency">
            <text:p>4,20 RON</text:p>
          </table:table-cell>
          <table:table-cell office:value-type="currency" office:currency="g" office:value="22" calcext:value-type="currency">
            <text:p>22,00 g</text:p>
          </table:table-cell>
          <table:table-cell table:style-name="ce257" table:formula="of:=IF([Structură.C17]; [Structură.C17] * [Structură.F17]; &quot;&quot;)" office:value-type="currency" office:currency="g" office:value="308" calcext:value-type="currency">
            <text:p>308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lțar curbat 30mm x 30m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" calcext:value-type="currency">
            <text:p>2,00 RON</text:p>
          </table:table-cell>
          <table:table-cell table:formula="of:=IF([Structură.C18]; [Structură.C18] * [Structură.D18]; &quot;&quot;)" office:value-type="currency" office:currency="RON" office:value="8" calcext:value-type="currency">
            <text:p>8,00 RON</text:p>
          </table:table-cell>
          <table:table-cell office:value-type="currency" office:currency="g" office:value="32" calcext:value-type="currency">
            <text:p>32,00 g</text:p>
          </table:table-cell>
          <table:table-cell table:style-name="ce257" table:formula="of:=IF([Structură.C18]; [Structură.C18] * [Structură.F18]; &quot;&quot;)" office:value-type="currency" office:currency="g" office:value="128" calcext:value-type="currency">
            <text:p>128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lțar curbat 50mm x 50m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" calcext:value-type="currency">
            <text:p>2,00 RON</text:p>
          </table:table-cell>
          <table:table-cell table:formula="of:=IF([Structură.C19]; [Structură.C19] * [Structură.D19]; &quot;&quot;)" office:value-type="currency" office:currency="RON" office:value="8" calcext:value-type="currency">
            <text:p>8,00 RON</text:p>
          </table:table-cell>
          <table:table-cell office:value-type="currency" office:currency="g" office:value="37.5" calcext:value-type="currency">
            <text:p>37,50 g</text:p>
          </table:table-cell>
          <table:table-cell table:style-name="ce257" table:formula="of:=IF([Structură.C19]; [Structură.C19] * [Structură.F19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îmbinare dreapta zincat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3" calcext:value-type="currency">
            <text:p>3,00 RON</text:p>
          </table:table-cell>
          <table:table-cell table:formula="of:=IF([Structură.C20]; [Structură.C20] * [Structură.D20]; &quot;&quot;)" office:value-type="currency" office:currency="RON" office:value="12" calcext:value-type="currency">
            <text:p>12,00 RON</text:p>
          </table:table-cell>
          <table:table-cell office:value-type="currency" office:currency="g" office:value="15" calcext:value-type="currency">
            <text:p>15,00 g</text:p>
          </table:table-cell>
          <table:table-cell table:style-name="ce257" table:formula="of:=IF([Structură.C20]; [Structură.C20] * [Structură.F20]; &quot;&quot;)" office:value-type="currency" office:currency="g" office:value="60" calcext:value-type="currency">
            <text:p>6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oțel 20mm x 20mm</text:p>
          </table:table-cell>
          <table:table-cell office:value-type="float" office:value="10" calcext:value-type="float">
            <text:p>10</text:p>
          </table:table-cell>
          <table:table-cell office:value-type="currency" office:currency="RON" office:value="2" calcext:value-type="currency">
            <text:p>2,00 RON</text:p>
          </table:table-cell>
          <table:table-cell table:formula="of:=IF([Structură.C21]; [Structură.C21] * [Structură.D21]; &quot;&quot;)" office:value-type="currency" office:currency="RON" office:value="20" calcext:value-type="currency">
            <text:p>20,00 RON</text:p>
          </table:table-cell>
          <table:table-cell office:value-type="currency" office:currency="g" office:value="9" calcext:value-type="currency">
            <text:p>9,00 g</text:p>
          </table:table-cell>
          <table:table-cell table:style-name="ce257" table:formula="of:=IF([Structură.C21]; [Structură.C21] * [Structură.F21]; &quot;&quot;)" office:value-type="currency" office:currency="g" office:value="90" calcext:value-type="currency">
            <text:p>9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oțel 30mm x 30mm</text:p>
          </table:table-cell>
          <table:table-cell office:value-type="float" office:value="14" calcext:value-type="float">
            <text:p>14</text:p>
          </table:table-cell>
          <table:table-cell office:value-type="currency" office:currency="RON" office:value="3" calcext:value-type="currency">
            <text:p>3,00 RON</text:p>
          </table:table-cell>
          <table:table-cell table:formula="of:=IF([Structură.C22]; [Structură.C22] * [Structură.D22]; &quot;&quot;)" office:value-type="currency" office:currency="RON" office:value="42" calcext:value-type="currency">
            <text:p>42,00 RON</text:p>
          </table:table-cell>
          <table:table-cell office:value-type="currency" office:currency="g" office:value="11.25" calcext:value-type="currency">
            <text:p>11,25 g</text:p>
          </table:table-cell>
          <table:table-cell table:style-name="ce257" table:formula="of:=IF([Structură.C22]; [Structură.C22] * [Structură.F22]; &quot;&quot;)" office:value-type="currency" office:currency="g" office:value="157.5" calcext:value-type="currency">
            <text:p>157,5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oțel 40mm x 40mm</text:p>
          </table:table-cell>
          <table:table-cell office:value-type="float" office:value="54" calcext:value-type="float">
            <text:p>54</text:p>
          </table:table-cell>
          <table:table-cell office:value-type="currency" office:currency="RON" office:value="4" calcext:value-type="currency">
            <text:p>4,00 RON</text:p>
          </table:table-cell>
          <table:table-cell table:formula="of:=IF([Structură.C23]; [Structură.C23] * [Structură.D23]; &quot;&quot;)" office:value-type="currency" office:currency="RON" office:value="216" calcext:value-type="currency">
            <text:p>216,00 RON</text:p>
          </table:table-cell>
          <table:table-cell office:value-type="currency" office:currency="g" office:value="19" calcext:value-type="currency">
            <text:p>19,00 g</text:p>
          </table:table-cell>
          <table:table-cell table:style-name="ce257" table:formula="of:=IF([Structură.C23]; [Structură.C23] * [Structură.F23]; &quot;&quot;)" office:value-type="currency" office:currency="g" office:value="1026" calcext:value-type="currency">
            <text:p>1.026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rnier Negru cu Șuruburi pentru Motoarele N20 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" calcext:value-type="currency">
            <text:p>2,00 RON</text:p>
          </table:table-cell>
          <table:table-cell table:formula="of:=IF([Structură.C24]; [Structură.C24] * [Structură.D24]; &quot;&quot;)" office:value-type="currency" office:currency="RON" office:value="2" calcext:value-type="currency">
            <text:p>2,00 RON</text:p>
          </table:table-cell>
          <table:table-cell office:value-type="currency" office:currency="g" office:value="11" calcext:value-type="currency">
            <text:p>11,00 g</text:p>
          </table:table-cell>
          <table:table-cell table:style-name="ce257" table:formula="of:=IF([Structură.C24]; [Structură.C24] * [Structură.F24]; &quot;&quot;)" office:value-type="currency" office:currency="g" office:value="11" calcext:value-type="currency">
            <text:p>11,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5]; [Structură.C25] * [Structură.D25]; &quot;&quot;)">
            <text:p/>
          </table:table-cell>
          <table:table-cell/>
          <table:table-cell table:style-name="ce257" table:formula="of:=IF([Structură.C25]; [Structură.C25] * [Structur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6]; [Structură.C26] * [Structură.D26]; &quot;&quot;)">
            <text:p/>
          </table:table-cell>
          <table:table-cell/>
          <table:table-cell table:style-name="ce257" table:formula="of:=IF([Structură.C26]; [Structură.C26] * [Structur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7]; [Structură.C27] * [Structură.D27]; &quot;&quot;)">
            <text:p/>
          </table:table-cell>
          <table:table-cell/>
          <table:table-cell table:style-name="ce257" table:formula="of:=IF([Structură.C27]; [Structură.C27] * [Structur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8]; [Structură.C28] * [Structură.D28]; &quot;&quot;)">
            <text:p/>
          </table:table-cell>
          <table:table-cell/>
          <table:table-cell table:style-name="ce257" table:formula="of:=IF([Structură.C28]; [Structură.C28] * [Structur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9]; [Structură.C29] * [Structură.D29]; &quot;&quot;)">
            <text:p/>
          </table:table-cell>
          <table:table-cell/>
          <table:table-cell table:style-name="ce257" table:formula="of:=IF([Structură.C29]; [Structură.C29] * [Structur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0]; [Structură.C30] * [Structură.D30]; &quot;&quot;)">
            <text:p/>
          </table:table-cell>
          <table:table-cell/>
          <table:table-cell table:style-name="ce257" table:formula="of:=IF([Structură.C30]; [Structură.C30] * [Structur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1]; [Structură.C31] * [Structură.D31]; &quot;&quot;)">
            <text:p/>
          </table:table-cell>
          <table:table-cell/>
          <table:table-cell table:style-name="ce257" table:formula="of:=IF([Structură.C31]; [Structură.C31] * [Structur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2]; [Structură.C32] * [Structură.D32]; &quot;&quot;)">
            <text:p/>
          </table:table-cell>
          <table:table-cell/>
          <table:table-cell table:style-name="ce257" table:formula="of:=IF([Structură.C32]; [Structură.C32] * [Structur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3]; [Structură.C33] * [Structură.D33]; &quot;&quot;)">
            <text:p/>
          </table:table-cell>
          <table:table-cell/>
          <table:table-cell table:style-name="ce257" table:formula="of:=IF([Structură.C33]; [Structură.C33] * [Structur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4]; [Structură.C34] * [Structură.D34]; &quot;&quot;)">
            <text:p/>
          </table:table-cell>
          <table:table-cell/>
          <table:table-cell table:style-name="ce257" table:formula="of:=IF([Structură.C34]; [Structură.C34] * [Structur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5]; [Structură.C35] * [Structură.D35]; &quot;&quot;)">
            <text:p/>
          </table:table-cell>
          <table:table-cell/>
          <table:table-cell table:style-name="ce257" table:formula="of:=IF([Structură.C35]; [Structură.C35] * [Structur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6]; [Structură.C36] * [Structură.D36]; &quot;&quot;)">
            <text:p/>
          </table:table-cell>
          <table:table-cell/>
          <table:table-cell table:style-name="ce257" table:formula="of:=IF([Structură.C36]; [Structură.C36] * [Structur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7]; [Structură.C37] * [Structură.D37]; &quot;&quot;)">
            <text:p/>
          </table:table-cell>
          <table:table-cell/>
          <table:table-cell table:style-name="ce257" table:formula="of:=IF([Structură.C37]; [Structură.C37] * [Structur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8]; [Structură.C38] * [Structură.D38]; &quot;&quot;)">
            <text:p/>
          </table:table-cell>
          <table:table-cell/>
          <table:table-cell table:style-name="ce257" table:formula="of:=IF([Structură.C38]; [Structură.C38] * [Structur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9]; [Structură.C39] * [Structură.D39]; &quot;&quot;)">
            <text:p/>
          </table:table-cell>
          <table:table-cell/>
          <table:table-cell table:style-name="ce257" table:formula="of:=IF([Structură.C39]; [Structură.C39] * [Structur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0]; [Structură.C40] * [Structură.D40]; &quot;&quot;)">
            <text:p/>
          </table:table-cell>
          <table:table-cell/>
          <table:table-cell table:style-name="ce257" table:formula="of:=IF([Structură.C40]; [Structură.C40] * [Structur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1]; [Structură.C41] * [Structură.D41]; &quot;&quot;)">
            <text:p/>
          </table:table-cell>
          <table:table-cell/>
          <table:table-cell table:style-name="ce257" table:formula="of:=IF([Structură.C41]; [Structură.C41] * [Structur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2]; [Structură.C42] * [Structură.D42]; &quot;&quot;)">
            <text:p/>
          </table:table-cell>
          <table:table-cell/>
          <table:table-cell table:style-name="ce257" table:formula="of:=IF([Structură.C42]; [Structură.C42] * [Structur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3]; [Structură.C43] * [Structură.D43]; &quot;&quot;)">
            <text:p/>
          </table:table-cell>
          <table:table-cell/>
          <table:table-cell table:style-name="ce257" table:formula="of:=IF([Structură.C43]; [Structură.C43] * [Structur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4]; [Structură.C44] * [Structură.D44]; &quot;&quot;)">
            <text:p/>
          </table:table-cell>
          <table:table-cell/>
          <table:table-cell table:style-name="ce257" table:formula="of:=IF([Structură.C44]; [Structură.C44] * [Structur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5]; [Structură.C45] * [Structură.D45]; &quot;&quot;)">
            <text:p/>
          </table:table-cell>
          <table:table-cell/>
          <table:table-cell table:style-name="ce257" table:formula="of:=IF([Structură.C45]; [Structură.C45] * [Structur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6]; [Structură.C46] * [Structură.D46]; &quot;&quot;)">
            <text:p/>
          </table:table-cell>
          <table:table-cell/>
          <table:table-cell table:style-name="ce257" table:formula="of:=IF([Structură.C46]; [Structură.C46] * [Structur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7]; [Structură.C47] * [Structură.D47]; &quot;&quot;)">
            <text:p/>
          </table:table-cell>
          <table:table-cell/>
          <table:table-cell table:style-name="ce257" table:formula="of:=IF([Structură.C47]; [Structură.C47] * [Structur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8]; [Structură.C48] * [Structură.D48]; &quot;&quot;)">
            <text:p/>
          </table:table-cell>
          <table:table-cell/>
          <table:table-cell table:style-name="ce257" table:formula="of:=IF([Structură.C48]; [Structură.C48] * [Structur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9]; [Structură.C49] * [Structură.D49]; &quot;&quot;)">
            <text:p/>
          </table:table-cell>
          <table:table-cell/>
          <table:table-cell table:style-name="ce257" table:formula="of:=IF([Structură.C49]; [Structură.C49] * [Structur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0]; [Structură.C50] * [Structură.D50]; &quot;&quot;)">
            <text:p/>
          </table:table-cell>
          <table:table-cell/>
          <table:table-cell table:style-name="ce257" table:formula="of:=IF([Structură.C50]; [Structură.C50] * [Structur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1]; [Structură.C51] * [Structură.D51]; &quot;&quot;)">
            <text:p/>
          </table:table-cell>
          <table:table-cell/>
          <table:table-cell table:style-name="ce257" table:formula="of:=IF([Structură.C51]; [Structură.C51] * [Structur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2]; [Structură.C52] * [Structură.D52]; &quot;&quot;)">
            <text:p/>
          </table:table-cell>
          <table:table-cell/>
          <table:table-cell table:style-name="ce257" table:formula="of:=IF([Structură.C52]; [Structură.C52] * [Structur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3]; [Structură.C53] * [Structură.D53]; &quot;&quot;)">
            <text:p/>
          </table:table-cell>
          <table:table-cell/>
          <table:table-cell table:style-name="ce257" table:formula="of:=IF([Structură.C53]; [Structură.C53] * [Structur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4]; [Structură.C54] * [Structură.D54]; &quot;&quot;)">
            <text:p/>
          </table:table-cell>
          <table:table-cell/>
          <table:table-cell table:style-name="ce257" table:formula="of:=IF([Structură.C54]; [Structură.C54] * [Structur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5]; [Structură.C55] * [Structură.D55]; &quot;&quot;)">
            <text:p/>
          </table:table-cell>
          <table:table-cell/>
          <table:table-cell table:style-name="ce257" table:formula="of:=IF([Structură.C55]; [Structură.C55] * [Structur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6]; [Structură.C56] * [Structură.D56]; &quot;&quot;)">
            <text:p/>
          </table:table-cell>
          <table:table-cell/>
          <table:table-cell table:style-name="ce257" table:formula="of:=IF([Structură.C56]; [Structură.C56] * [Structur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7]; [Structură.C57] * [Structură.D57]; &quot;&quot;)">
            <text:p/>
          </table:table-cell>
          <table:table-cell/>
          <table:table-cell table:style-name="ce257" table:formula="of:=IF([Structură.C57]; [Structură.C57] * [Structur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8]; [Structură.C58] * [Structură.D58]; &quot;&quot;)">
            <text:p/>
          </table:table-cell>
          <table:table-cell/>
          <table:table-cell table:style-name="ce257" table:formula="of:=IF([Structură.C58]; [Structură.C58] * [Structur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9]; [Structură.C59] * [Structură.D59]; &quot;&quot;)">
            <text:p/>
          </table:table-cell>
          <table:table-cell/>
          <table:table-cell table:style-name="ce257" table:formula="of:=IF([Structură.C59]; [Structură.C59] * [Structur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0]; [Structură.C60] * [Structură.D60]; &quot;&quot;)">
            <text:p/>
          </table:table-cell>
          <table:table-cell/>
          <table:table-cell table:style-name="ce257" table:formula="of:=IF([Structură.C60]; [Structură.C60] * [Structur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1]; [Structură.C61] * [Structură.D61]; &quot;&quot;)">
            <text:p/>
          </table:table-cell>
          <table:table-cell/>
          <table:table-cell table:style-name="ce257" table:formula="of:=IF([Structură.C61]; [Structură.C61] * [Structur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2]; [Structură.C62] * [Structură.D62]; &quot;&quot;)">
            <text:p/>
          </table:table-cell>
          <table:table-cell/>
          <table:table-cell table:style-name="ce257" table:formula="of:=IF([Structură.C62]; [Structură.C62] * [Structur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3]; [Structură.C63] * [Structură.D63]; &quot;&quot;)">
            <text:p/>
          </table:table-cell>
          <table:table-cell/>
          <table:table-cell table:style-name="ce257" table:formula="of:=IF([Structură.C63]; [Structură.C63] * [Structur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4]; [Structură.C64] * [Structură.D64]; &quot;&quot;)">
            <text:p/>
          </table:table-cell>
          <table:table-cell/>
          <table:table-cell table:style-name="ce257" table:formula="of:=IF([Structură.C64]; [Structură.C64] * [Structur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5]; [Structură.C65] * [Structură.D65]; &quot;&quot;)">
            <text:p/>
          </table:table-cell>
          <table:table-cell/>
          <table:table-cell table:style-name="ce257" table:formula="of:=IF([Structură.C65]; [Structură.C65] * [Structur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6]; [Structură.C66] * [Structură.D66]; &quot;&quot;)">
            <text:p/>
          </table:table-cell>
          <table:table-cell/>
          <table:table-cell table:style-name="ce257" table:formula="of:=IF([Structură.C66]; [Structură.C66] * [Structur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7]; [Structură.C67] * [Structură.D67]; &quot;&quot;)">
            <text:p/>
          </table:table-cell>
          <table:table-cell/>
          <table:table-cell table:style-name="ce257" table:formula="of:=IF([Structură.C67]; [Structură.C67] * [Structur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8]; [Structură.C68] * [Structură.D68]; &quot;&quot;)">
            <text:p/>
          </table:table-cell>
          <table:table-cell/>
          <table:table-cell table:style-name="ce257" table:formula="of:=IF([Structură.C68]; [Structură.C68] * [Structur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9]; [Structură.C69] * [Structură.D69]; &quot;&quot;)">
            <text:p/>
          </table:table-cell>
          <table:table-cell/>
          <table:table-cell table:style-name="ce257" table:formula="of:=IF([Structură.C69]; [Structură.C69] * [Structur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0]; [Structură.C70] * [Structură.D70]; &quot;&quot;)">
            <text:p/>
          </table:table-cell>
          <table:table-cell/>
          <table:table-cell table:style-name="ce257" table:formula="of:=IF([Structură.C70]; [Structură.C70] * [Structur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1]; [Structură.C71] * [Structură.D71]; &quot;&quot;)">
            <text:p/>
          </table:table-cell>
          <table:table-cell/>
          <table:table-cell table:style-name="ce257" table:formula="of:=IF([Structură.C71]; [Structură.C71] * [Structur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2]; [Structură.C72] * [Structură.D72]; &quot;&quot;)">
            <text:p/>
          </table:table-cell>
          <table:table-cell/>
          <table:table-cell table:style-name="ce257" table:formula="of:=IF([Structură.C72]; [Structură.C72] * [Structur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3]; [Structură.C73] * [Structură.D73]; &quot;&quot;)">
            <text:p/>
          </table:table-cell>
          <table:table-cell/>
          <table:table-cell table:style-name="ce257" table:formula="of:=IF([Structură.C73]; [Structură.C73] * [Structur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4]; [Structură.C74] * [Structură.D74]; &quot;&quot;)">
            <text:p/>
          </table:table-cell>
          <table:table-cell/>
          <table:table-cell table:style-name="ce257" table:formula="of:=IF([Structură.C74]; [Structură.C74] * [Structur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5]; [Structură.C75] * [Structură.D75]; &quot;&quot;)">
            <text:p/>
          </table:table-cell>
          <table:table-cell/>
          <table:table-cell table:style-name="ce257" table:formula="of:=IF([Structură.C75]; [Structură.C75] * [Structur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6]; [Structură.C76] * [Structură.D76]; &quot;&quot;)">
            <text:p/>
          </table:table-cell>
          <table:table-cell/>
          <table:table-cell table:style-name="ce257" table:formula="of:=IF([Structură.C76]; [Structură.C76] * [Structur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7]; [Structură.C77] * [Structură.D77]; &quot;&quot;)">
            <text:p/>
          </table:table-cell>
          <table:table-cell/>
          <table:table-cell table:style-name="ce257" table:formula="of:=IF([Structură.C77]; [Structură.C77] * [Structur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8]; [Structură.C78] * [Structură.D78]; &quot;&quot;)">
            <text:p/>
          </table:table-cell>
          <table:table-cell/>
          <table:table-cell table:style-name="ce257" table:formula="of:=IF([Structură.C78]; [Structură.C78] * [Structur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9]; [Structură.C79] * [Structură.D79]; &quot;&quot;)">
            <text:p/>
          </table:table-cell>
          <table:table-cell/>
          <table:table-cell table:style-name="ce257" table:formula="of:=IF([Structură.C79]; [Structură.C79] * [Structur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0]; [Structură.C80] * [Structură.D80]; &quot;&quot;)">
            <text:p/>
          </table:table-cell>
          <table:table-cell/>
          <table:table-cell table:style-name="ce257" table:formula="of:=IF([Structură.C80]; [Structură.C80] * [Structur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1]; [Structură.C81] * [Structură.D81]; &quot;&quot;)">
            <text:p/>
          </table:table-cell>
          <table:table-cell/>
          <table:table-cell table:style-name="ce257" table:formula="of:=IF([Structură.C81]; [Structură.C81] * [Structur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2]; [Structură.C82] * [Structură.D82]; &quot;&quot;)">
            <text:p/>
          </table:table-cell>
          <table:table-cell/>
          <table:table-cell table:style-name="ce257" table:formula="of:=IF([Structură.C82]; [Structură.C82] * [Structur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3]; [Structură.C83] * [Structură.D83]; &quot;&quot;)">
            <text:p/>
          </table:table-cell>
          <table:table-cell/>
          <table:table-cell table:style-name="ce257" table:formula="of:=IF([Structură.C83]; [Structură.C83] * [Structur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4]; [Structură.C84] * [Structură.D84]; &quot;&quot;)">
            <text:p/>
          </table:table-cell>
          <table:table-cell/>
          <table:table-cell table:style-name="ce257" table:formula="of:=IF([Structură.C84]; [Structură.C84] * [Structur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5]; [Structură.C85] * [Structură.D85]; &quot;&quot;)">
            <text:p/>
          </table:table-cell>
          <table:table-cell/>
          <table:table-cell table:style-name="ce257" table:formula="of:=IF([Structură.C85]; [Structură.C85] * [Structur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6]; [Structură.C86] * [Structură.D86]; &quot;&quot;)">
            <text:p/>
          </table:table-cell>
          <table:table-cell/>
          <table:table-cell table:style-name="ce257" table:formula="of:=IF([Structură.C86]; [Structură.C86] * [Structur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7]; [Structură.C87] * [Structură.D87]; &quot;&quot;)">
            <text:p/>
          </table:table-cell>
          <table:table-cell/>
          <table:table-cell table:style-name="ce257" table:formula="of:=IF([Structură.C87]; [Structură.C87] * [Structur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8]; [Structură.C88] * [Structură.D88]; &quot;&quot;)">
            <text:p/>
          </table:table-cell>
          <table:table-cell/>
          <table:table-cell table:style-name="ce257" table:formula="of:=IF([Structură.C88]; [Structură.C88] * [Structur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9]; [Structură.C89] * [Structură.D89]; &quot;&quot;)">
            <text:p/>
          </table:table-cell>
          <table:table-cell/>
          <table:table-cell table:style-name="ce257" table:formula="of:=IF([Structură.C89]; [Structură.C89] * [Structur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0]; [Structură.C90] * [Structură.D90]; &quot;&quot;)">
            <text:p/>
          </table:table-cell>
          <table:table-cell/>
          <table:table-cell table:style-name="ce257" table:formula="of:=IF([Structură.C90]; [Structură.C90] * [Structur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1]; [Structură.C91] * [Structură.D91]; &quot;&quot;)">
            <text:p/>
          </table:table-cell>
          <table:table-cell/>
          <table:table-cell table:style-name="ce257" table:formula="of:=IF([Structură.C91]; [Structură.C91] * [Structur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2]; [Structură.C92] * [Structură.D92]; &quot;&quot;)">
            <text:p/>
          </table:table-cell>
          <table:table-cell/>
          <table:table-cell table:style-name="ce257" table:formula="of:=IF([Structură.C92]; [Structură.C92] * [Structur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3]; [Structură.C93] * [Structură.D93]; &quot;&quot;)">
            <text:p/>
          </table:table-cell>
          <table:table-cell/>
          <table:table-cell table:style-name="ce257" table:formula="of:=IF([Structură.C93]; [Structură.C93] * [Structur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4]; [Structură.C94] * [Structură.D94]; &quot;&quot;)">
            <text:p/>
          </table:table-cell>
          <table:table-cell/>
          <table:table-cell table:style-name="ce257" table:formula="of:=IF([Structură.C94]; [Structură.C94] * [Structur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5]; [Structură.C95] * [Structură.D95]; &quot;&quot;)">
            <text:p/>
          </table:table-cell>
          <table:table-cell/>
          <table:table-cell table:style-name="ce257" table:formula="of:=IF([Structură.C95]; [Structură.C95] * [Structur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6]; [Structură.C96] * [Structură.D96]; &quot;&quot;)">
            <text:p/>
          </table:table-cell>
          <table:table-cell/>
          <table:table-cell table:style-name="ce257" table:formula="of:=IF([Structură.C96]; [Structură.C96] * [Structur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7]; [Structură.C97] * [Structură.D97]; &quot;&quot;)">
            <text:p/>
          </table:table-cell>
          <table:table-cell/>
          <table:table-cell table:style-name="ce257" table:formula="of:=IF([Structură.C97]; [Structură.C97] * [Structur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8]; [Structură.C98] * [Structură.D98]; &quot;&quot;)">
            <text:p/>
          </table:table-cell>
          <table:table-cell/>
          <table:table-cell table:style-name="ce257" table:formula="of:=IF([Structură.C98]; [Structură.C98] * [Structur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9]; [Structură.C99] * [Structură.D99]; &quot;&quot;)">
            <text:p/>
          </table:table-cell>
          <table:table-cell/>
          <table:table-cell table:style-name="ce257" table:formula="of:=IF([Structură.C99]; [Structură.C99] * [Structur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0]; [Structură.C100] * [Structură.D100]; &quot;&quot;)">
            <text:p/>
          </table:table-cell>
          <table:table-cell/>
          <table:table-cell table:style-name="ce257" table:formula="of:=IF([Structură.C100]; [Structură.C100] * [Structur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1]; [Structură.C101] * [Structură.D101]; &quot;&quot;)">
            <text:p/>
          </table:table-cell>
          <table:table-cell/>
          <table:table-cell table:style-name="ce257" table:formula="of:=IF([Structură.C101]; [Structură.C101] * [Structur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2]; [Structură.C102] * [Structură.D102]; &quot;&quot;)">
            <text:p/>
          </table:table-cell>
          <table:table-cell/>
          <table:table-cell table:style-name="ce257" table:formula="of:=IF([Structură.C102]; [Structură.C102] * [Structur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3]; [Structură.C103] * [Structură.D103]; &quot;&quot;)">
            <text:p/>
          </table:table-cell>
          <table:table-cell/>
          <table:table-cell table:style-name="ce257" table:formula="of:=IF([Structură.C103]; [Structură.C103] * [Structur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4]; [Structură.C104] * [Structură.D104]; &quot;&quot;)">
            <text:p/>
          </table:table-cell>
          <table:table-cell/>
          <table:table-cell table:style-name="ce257" table:formula="of:=IF([Structură.C104]; [Structură.C104] * [Structur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5]; [Structură.C105] * [Structură.D105]; &quot;&quot;)">
            <text:p/>
          </table:table-cell>
          <table:table-cell/>
          <table:table-cell table:style-name="ce257" table:formula="of:=IF([Structură.C105]; [Structură.C105] * [Structur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6]; [Structură.C106] * [Structură.D106]; &quot;&quot;)">
            <text:p/>
          </table:table-cell>
          <table:table-cell/>
          <table:table-cell table:style-name="ce257" table:formula="of:=IF([Structură.C106]; [Structură.C106] * [Structur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7]; [Structură.C107] * [Structură.D107]; &quot;&quot;)">
            <text:p/>
          </table:table-cell>
          <table:table-cell/>
          <table:table-cell table:style-name="ce257" table:formula="of:=IF([Structură.C107]; [Structură.C107] * [Structur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8]; [Structură.C108] * [Structură.D108]; &quot;&quot;)">
            <text:p/>
          </table:table-cell>
          <table:table-cell/>
          <table:table-cell table:style-name="ce257" table:formula="of:=IF([Structură.C108]; [Structură.C108] * [Structur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9]; [Structură.C109] * [Structură.D109]; &quot;&quot;)">
            <text:p/>
          </table:table-cell>
          <table:table-cell/>
          <table:table-cell table:style-name="ce257" table:formula="of:=IF([Structură.C109]; [Structură.C109] * [Structur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0]; [Structură.C110] * [Structură.D110]; &quot;&quot;)">
            <text:p/>
          </table:table-cell>
          <table:table-cell/>
          <table:table-cell table:style-name="ce257" table:formula="of:=IF([Structură.C110]; [Structură.C110] * [Structur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1]; [Structură.C111] * [Structură.D111]; &quot;&quot;)">
            <text:p/>
          </table:table-cell>
          <table:table-cell/>
          <table:table-cell table:style-name="ce257" table:formula="of:=IF([Structură.C111]; [Structură.C111] * [Structur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2]; [Structură.C112] * [Structură.D112]; &quot;&quot;)">
            <text:p/>
          </table:table-cell>
          <table:table-cell/>
          <table:table-cell table:style-name="ce257" table:formula="of:=IF([Structură.C112]; [Structură.C112] * [Structur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3]; [Structură.C113] * [Structură.D113]; &quot;&quot;)">
            <text:p/>
          </table:table-cell>
          <table:table-cell/>
          <table:table-cell table:style-name="ce257" table:formula="of:=IF([Structură.C113]; [Structură.C113] * [Structur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4]; [Structură.C114] * [Structură.D114]; &quot;&quot;)">
            <text:p/>
          </table:table-cell>
          <table:table-cell/>
          <table:table-cell table:style-name="ce257" table:formula="of:=IF([Structură.C114]; [Structură.C114] * [Structur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5]; [Structură.C115] * [Structură.D115]; &quot;&quot;)">
            <text:p/>
          </table:table-cell>
          <table:table-cell/>
          <table:table-cell table:style-name="ce257" table:formula="of:=IF([Structură.C115]; [Structură.C115] * [Structur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6]; [Structură.C116] * [Structură.D116]; &quot;&quot;)">
            <text:p/>
          </table:table-cell>
          <table:table-cell/>
          <table:table-cell table:style-name="ce257" table:formula="of:=IF([Structură.C116]; [Structură.C116] * [Structur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7]; [Structură.C117] * [Structură.D117]; &quot;&quot;)">
            <text:p/>
          </table:table-cell>
          <table:table-cell/>
          <table:table-cell table:style-name="ce257" table:formula="of:=IF([Structură.C117]; [Structură.C117] * [Structur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8]; [Structură.C118] * [Structură.D118]; &quot;&quot;)">
            <text:p/>
          </table:table-cell>
          <table:table-cell/>
          <table:table-cell table:style-name="ce257" table:formula="of:=IF([Structură.C118]; [Structură.C118] * [Structur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9]; [Structură.C119] * [Structură.D119]; &quot;&quot;)">
            <text:p/>
          </table:table-cell>
          <table:table-cell/>
          <table:table-cell table:style-name="ce257" table:formula="of:=IF([Structură.C119]; [Structură.C119] * [Structur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0]; [Structură.C120] * [Structură.D120]; &quot;&quot;)">
            <text:p/>
          </table:table-cell>
          <table:table-cell/>
          <table:table-cell table:style-name="ce257" table:formula="of:=IF([Structură.C120]; [Structură.C120] * [Structur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1]; [Structură.C121] * [Structură.D121]; &quot;&quot;)">
            <text:p/>
          </table:table-cell>
          <table:table-cell/>
          <table:table-cell table:style-name="ce257" table:formula="of:=IF([Structură.C121]; [Structură.C121] * [Structur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2]; [Structură.C122] * [Structură.D122]; &quot;&quot;)">
            <text:p/>
          </table:table-cell>
          <table:table-cell/>
          <table:table-cell table:style-name="ce257" table:formula="of:=IF([Structură.C122]; [Structură.C122] * [Structur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3]; [Structură.C123] * [Structură.D123]; &quot;&quot;)">
            <text:p/>
          </table:table-cell>
          <table:table-cell/>
          <table:table-cell table:style-name="ce257" table:formula="of:=IF([Structură.C123]; [Structură.C123] * [Structur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4]; [Structură.C124] * [Structură.D124]; &quot;&quot;)">
            <text:p/>
          </table:table-cell>
          <table:table-cell/>
          <table:table-cell table:style-name="ce257" table:formula="of:=IF([Structură.C124]; [Structură.C124] * [Structur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5]; [Structură.C125] * [Structură.D125]; &quot;&quot;)">
            <text:p/>
          </table:table-cell>
          <table:table-cell/>
          <table:table-cell table:style-name="ce257" table:formula="of:=IF([Structură.C125]; [Structură.C125] * [Structur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6]; [Structură.C126] * [Structură.D126]; &quot;&quot;)">
            <text:p/>
          </table:table-cell>
          <table:table-cell/>
          <table:table-cell table:style-name="ce257" table:formula="of:=IF([Structură.C126]; [Structură.C126] * [Structur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7]; [Structură.C127] * [Structură.D127]; &quot;&quot;)">
            <text:p/>
          </table:table-cell>
          <table:table-cell/>
          <table:table-cell table:style-name="ce257" table:formula="of:=IF([Structură.C127]; [Structură.C127] * [Structur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8]; [Structură.C128] * [Structură.D128]; &quot;&quot;)">
            <text:p/>
          </table:table-cell>
          <table:table-cell/>
          <table:table-cell table:style-name="ce257" table:formula="of:=IF([Structură.C128]; [Structură.C128] * [Structur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9]; [Structură.C129] * [Structură.D129]; &quot;&quot;)">
            <text:p/>
          </table:table-cell>
          <table:table-cell/>
          <table:table-cell table:style-name="ce257" table:formula="of:=IF([Structură.C129]; [Structură.C129] * [Structur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0]; [Structură.C130] * [Structură.D130]; &quot;&quot;)">
            <text:p/>
          </table:table-cell>
          <table:table-cell/>
          <table:table-cell table:style-name="ce257" table:formula="of:=IF([Structură.C130]; [Structură.C130] * [Structur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1]; [Structură.C131] * [Structură.D131]; &quot;&quot;)">
            <text:p/>
          </table:table-cell>
          <table:table-cell/>
          <table:table-cell table:style-name="ce257" table:formula="of:=IF([Structură.C131]; [Structură.C131] * [Structur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2]; [Structură.C132] * [Structură.D132]; &quot;&quot;)">
            <text:p/>
          </table:table-cell>
          <table:table-cell/>
          <table:table-cell table:style-name="ce257" table:formula="of:=IF([Structură.C132]; [Structură.C132] * [Structur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3]; [Structură.C133] * [Structură.D133]; &quot;&quot;)">
            <text:p/>
          </table:table-cell>
          <table:table-cell/>
          <table:table-cell table:style-name="ce257" table:formula="of:=IF([Structură.C133]; [Structură.C133] * [Structur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4]; [Structură.C134] * [Structură.D134]; &quot;&quot;)">
            <text:p/>
          </table:table-cell>
          <table:table-cell/>
          <table:table-cell table:style-name="ce257" table:formula="of:=IF([Structură.C134]; [Structură.C134] * [Structur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5]; [Structură.C135] * [Structură.D135]; &quot;&quot;)">
            <text:p/>
          </table:table-cell>
          <table:table-cell/>
          <table:table-cell table:style-name="ce257" table:formula="of:=IF([Structură.C135]; [Structură.C135] * [Structur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6]; [Structură.C136] * [Structură.D136]; &quot;&quot;)">
            <text:p/>
          </table:table-cell>
          <table:table-cell/>
          <table:table-cell table:style-name="ce257" table:formula="of:=IF([Structură.C136]; [Structură.C136] * [Structur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7]; [Structură.C137] * [Structură.D137]; &quot;&quot;)">
            <text:p/>
          </table:table-cell>
          <table:table-cell/>
          <table:table-cell table:style-name="ce257" table:formula="of:=IF([Structură.C137]; [Structură.C137] * [Structur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8]; [Structură.C138] * [Structură.D138]; &quot;&quot;)">
            <text:p/>
          </table:table-cell>
          <table:table-cell/>
          <table:table-cell table:style-name="ce257" table:formula="of:=IF([Structură.C138]; [Structură.C138] * [Structur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9]; [Structură.C139] * [Structură.D139]; &quot;&quot;)">
            <text:p/>
          </table:table-cell>
          <table:table-cell/>
          <table:table-cell table:style-name="ce257" table:formula="of:=IF([Structură.C139]; [Structură.C139] * [Structur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0]; [Structură.C140] * [Structură.D140]; &quot;&quot;)">
            <text:p/>
          </table:table-cell>
          <table:table-cell/>
          <table:table-cell table:style-name="ce257" table:formula="of:=IF([Structură.C140]; [Structură.C140] * [Structur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1]; [Structură.C141] * [Structură.D141]; &quot;&quot;)">
            <text:p/>
          </table:table-cell>
          <table:table-cell/>
          <table:table-cell table:style-name="ce257" table:formula="of:=IF([Structură.C141]; [Structură.C141] * [Structur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2]; [Structură.C142] * [Structură.D142]; &quot;&quot;)">
            <text:p/>
          </table:table-cell>
          <table:table-cell/>
          <table:table-cell table:style-name="ce257" table:formula="of:=IF([Structură.C142]; [Structură.C142] * [Structur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3]; [Structură.C143] * [Structură.D143]; &quot;&quot;)">
            <text:p/>
          </table:table-cell>
          <table:table-cell/>
          <table:table-cell table:style-name="ce257" table:formula="of:=IF([Structură.C143]; [Structură.C143] * [Structur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4]; [Structură.C144] * [Structură.D144]; &quot;&quot;)">
            <text:p/>
          </table:table-cell>
          <table:table-cell/>
          <table:table-cell table:style-name="ce257" table:formula="of:=IF([Structură.C144]; [Structură.C144] * [Structur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5]; [Structură.C145] * [Structură.D145]; &quot;&quot;)">
            <text:p/>
          </table:table-cell>
          <table:table-cell/>
          <table:table-cell table:style-name="ce257" table:formula="of:=IF([Structură.C145]; [Structură.C145] * [Structur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6]; [Structură.C146] * [Structură.D146]; &quot;&quot;)">
            <text:p/>
          </table:table-cell>
          <table:table-cell/>
          <table:table-cell table:style-name="ce257" table:formula="of:=IF([Structură.C146]; [Structură.C146] * [Structur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7]; [Structură.C147] * [Structură.D147]; &quot;&quot;)">
            <text:p/>
          </table:table-cell>
          <table:table-cell/>
          <table:table-cell table:style-name="ce257" table:formula="of:=IF([Structură.C147]; [Structură.C147] * [Structur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8]; [Structură.C148] * [Structură.D148]; &quot;&quot;)">
            <text:p/>
          </table:table-cell>
          <table:table-cell/>
          <table:table-cell table:style-name="ce257" table:formula="of:=IF([Structură.C148]; [Structură.C148] * [Structur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9]; [Structură.C149] * [Structură.D149]; &quot;&quot;)">
            <text:p/>
          </table:table-cell>
          <table:table-cell/>
          <table:table-cell table:style-name="ce257" table:formula="of:=IF([Structură.C149]; [Structură.C149] * [Structur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0]; [Structură.C150] * [Structură.D150]; &quot;&quot;)">
            <text:p/>
          </table:table-cell>
          <table:table-cell/>
          <table:table-cell table:style-name="ce257" table:formula="of:=IF([Structură.C150]; [Structură.C150] * [Structur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1]; [Structură.C151] * [Structură.D151]; &quot;&quot;)">
            <text:p/>
          </table:table-cell>
          <table:table-cell/>
          <table:table-cell table:style-name="ce257" table:formula="of:=IF([Structură.C151]; [Structură.C151] * [Structur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2]; [Structură.C152] * [Structură.D152]; &quot;&quot;)">
            <text:p/>
          </table:table-cell>
          <table:table-cell/>
          <table:table-cell table:style-name="ce257" table:formula="of:=IF([Structură.C152]; [Structură.C152] * [Structur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3]; [Structură.C153] * [Structură.D153]; &quot;&quot;)">
            <text:p/>
          </table:table-cell>
          <table:table-cell/>
          <table:table-cell table:style-name="ce257" table:formula="of:=IF([Structură.C153]; [Structură.C153] * [Structur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4]; [Structură.C154] * [Structură.D154]; &quot;&quot;)">
            <text:p/>
          </table:table-cell>
          <table:table-cell/>
          <table:table-cell table:style-name="ce257" table:formula="of:=IF([Structură.C154]; [Structură.C154] * [Structur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5]; [Structură.C155] * [Structură.D155]; &quot;&quot;)">
            <text:p/>
          </table:table-cell>
          <table:table-cell/>
          <table:table-cell table:style-name="ce257" table:formula="of:=IF([Structură.C155]; [Structură.C155] * [Structur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6]; [Structură.C156] * [Structură.D156]; &quot;&quot;)">
            <text:p/>
          </table:table-cell>
          <table:table-cell/>
          <table:table-cell table:style-name="ce257" table:formula="of:=IF([Structură.C156]; [Structură.C156] * [Structur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7]; [Structură.C157] * [Structură.D157]; &quot;&quot;)">
            <text:p/>
          </table:table-cell>
          <table:table-cell/>
          <table:table-cell table:style-name="ce257" table:formula="of:=IF([Structură.C157]; [Structură.C157] * [Structur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8]; [Structură.C158] * [Structură.D158]; &quot;&quot;)">
            <text:p/>
          </table:table-cell>
          <table:table-cell/>
          <table:table-cell table:style-name="ce257" table:formula="of:=IF([Structură.C158]; [Structură.C158] * [Structur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9]; [Structură.C159] * [Structură.D159]; &quot;&quot;)">
            <text:p/>
          </table:table-cell>
          <table:table-cell/>
          <table:table-cell table:style-name="ce257" table:formula="of:=IF([Structură.C159]; [Structură.C159] * [Structur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0]; [Structură.C160] * [Structură.D160]; &quot;&quot;)">
            <text:p/>
          </table:table-cell>
          <table:table-cell/>
          <table:table-cell table:style-name="ce257" table:formula="of:=IF([Structură.C160]; [Structură.C160] * [Structur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1]; [Structură.C161] * [Structură.D161]; &quot;&quot;)">
            <text:p/>
          </table:table-cell>
          <table:table-cell/>
          <table:table-cell table:style-name="ce257" table:formula="of:=IF([Structură.C161]; [Structură.C161] * [Structur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2]; [Structură.C162] * [Structură.D162]; &quot;&quot;)">
            <text:p/>
          </table:table-cell>
          <table:table-cell/>
          <table:table-cell table:style-name="ce257" table:formula="of:=IF([Structură.C162]; [Structură.C162] * [Structur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3]; [Structură.C163] * [Structură.D163]; &quot;&quot;)">
            <text:p/>
          </table:table-cell>
          <table:table-cell/>
          <table:table-cell table:style-name="ce257" table:formula="of:=IF([Structură.C163]; [Structură.C163] * [Structur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4]; [Structură.C164] * [Structură.D164]; &quot;&quot;)">
            <text:p/>
          </table:table-cell>
          <table:table-cell/>
          <table:table-cell table:style-name="ce257" table:formula="of:=IF([Structură.C164]; [Structură.C164] * [Structur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5]; [Structură.C165] * [Structură.D165]; &quot;&quot;)">
            <text:p/>
          </table:table-cell>
          <table:table-cell/>
          <table:table-cell table:style-name="ce257" table:formula="of:=IF([Structură.C165]; [Structură.C165] * [Structur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6]; [Structură.C166] * [Structură.D166]; &quot;&quot;)">
            <text:p/>
          </table:table-cell>
          <table:table-cell/>
          <table:table-cell table:style-name="ce257" table:formula="of:=IF([Structură.C166]; [Structură.C166] * [Structur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7]; [Structură.C167] * [Structură.D167]; &quot;&quot;)">
            <text:p/>
          </table:table-cell>
          <table:table-cell/>
          <table:table-cell table:style-name="ce257" table:formula="of:=IF([Structură.C167]; [Structură.C167] * [Structur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8]; [Structură.C168] * [Structură.D168]; &quot;&quot;)">
            <text:p/>
          </table:table-cell>
          <table:table-cell/>
          <table:table-cell table:style-name="ce257" table:formula="of:=IF([Structură.C168]; [Structură.C168] * [Structur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9]; [Structură.C169] * [Structură.D169]; &quot;&quot;)">
            <text:p/>
          </table:table-cell>
          <table:table-cell/>
          <table:table-cell table:style-name="ce257" table:formula="of:=IF([Structură.C169]; [Structură.C169] * [Structur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0]; [Structură.C170] * [Structură.D170]; &quot;&quot;)">
            <text:p/>
          </table:table-cell>
          <table:table-cell/>
          <table:table-cell table:style-name="ce257" table:formula="of:=IF([Structură.C170]; [Structură.C170] * [Structur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1]; [Structură.C171] * [Structură.D171]; &quot;&quot;)">
            <text:p/>
          </table:table-cell>
          <table:table-cell/>
          <table:table-cell table:style-name="ce257" table:formula="of:=IF([Structură.C171]; [Structură.C171] * [Structur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2]; [Structură.C172] * [Structură.D172]; &quot;&quot;)">
            <text:p/>
          </table:table-cell>
          <table:table-cell/>
          <table:table-cell table:style-name="ce257" table:formula="of:=IF([Structură.C172]; [Structură.C172] * [Structur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3]; [Structură.C173] * [Structură.D173]; &quot;&quot;)">
            <text:p/>
          </table:table-cell>
          <table:table-cell/>
          <table:table-cell table:style-name="ce257" table:formula="of:=IF([Structură.C173]; [Structură.C173] * [Structur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4]; [Structură.C174] * [Structură.D174]; &quot;&quot;)">
            <text:p/>
          </table:table-cell>
          <table:table-cell/>
          <table:table-cell table:style-name="ce257" table:formula="of:=IF([Structură.C174]; [Structură.C174] * [Structur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5]; [Structură.C175] * [Structură.D175]; &quot;&quot;)">
            <text:p/>
          </table:table-cell>
          <table:table-cell/>
          <table:table-cell table:style-name="ce257" table:formula="of:=IF([Structură.C175]; [Structură.C175] * [Structur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6]; [Structură.C176] * [Structură.D176]; &quot;&quot;)">
            <text:p/>
          </table:table-cell>
          <table:table-cell/>
          <table:table-cell table:style-name="ce257" table:formula="of:=IF([Structură.C176]; [Structură.C176] * [Structur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7]; [Structură.C177] * [Structură.D177]; &quot;&quot;)">
            <text:p/>
          </table:table-cell>
          <table:table-cell/>
          <table:table-cell table:style-name="ce257" table:formula="of:=IF([Structură.C177]; [Structură.C177] * [Structur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8]; [Structură.C178] * [Structură.D178]; &quot;&quot;)">
            <text:p/>
          </table:table-cell>
          <table:table-cell/>
          <table:table-cell table:style-name="ce257" table:formula="of:=IF([Structură.C178]; [Structură.C178] * [Structur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9]; [Structură.C179] * [Structură.D179]; &quot;&quot;)">
            <text:p/>
          </table:table-cell>
          <table:table-cell/>
          <table:table-cell table:style-name="ce257" table:formula="of:=IF([Structură.C179]; [Structură.C179] * [Structur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0]; [Structură.C180] * [Structură.D180]; &quot;&quot;)">
            <text:p/>
          </table:table-cell>
          <table:table-cell/>
          <table:table-cell table:style-name="ce257" table:formula="of:=IF([Structură.C180]; [Structură.C180] * [Structur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1]; [Structură.C181] * [Structură.D181]; &quot;&quot;)">
            <text:p/>
          </table:table-cell>
          <table:table-cell/>
          <table:table-cell table:style-name="ce257" table:formula="of:=IF([Structură.C181]; [Structură.C181] * [Structur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2]; [Structură.C182] * [Structură.D182]; &quot;&quot;)">
            <text:p/>
          </table:table-cell>
          <table:table-cell/>
          <table:table-cell table:style-name="ce257" table:formula="of:=IF([Structură.C182]; [Structură.C182] * [Structur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3]; [Structură.C183] * [Structură.D183]; &quot;&quot;)">
            <text:p/>
          </table:table-cell>
          <table:table-cell/>
          <table:table-cell table:style-name="ce257" table:formula="of:=IF([Structură.C183]; [Structură.C183] * [Structur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4]; [Structură.C184] * [Structură.D184]; &quot;&quot;)">
            <text:p/>
          </table:table-cell>
          <table:table-cell/>
          <table:table-cell table:style-name="ce257" table:formula="of:=IF([Structură.C184]; [Structură.C184] * [Structur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5]; [Structură.C185] * [Structură.D185]; &quot;&quot;)">
            <text:p/>
          </table:table-cell>
          <table:table-cell/>
          <table:table-cell table:style-name="ce257" table:formula="of:=IF([Structură.C185]; [Structură.C185] * [Structur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6]; [Structură.C186] * [Structură.D186]; &quot;&quot;)">
            <text:p/>
          </table:table-cell>
          <table:table-cell/>
          <table:table-cell table:style-name="ce257" table:formula="of:=IF([Structură.C186]; [Structură.C186] * [Structur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7]; [Structură.C187] * [Structură.D187]; &quot;&quot;)">
            <text:p/>
          </table:table-cell>
          <table:table-cell/>
          <table:table-cell table:style-name="ce257" table:formula="of:=IF([Structură.C187]; [Structură.C187] * [Structur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8]; [Structură.C188] * [Structură.D188]; &quot;&quot;)">
            <text:p/>
          </table:table-cell>
          <table:table-cell/>
          <table:table-cell table:style-name="ce257" table:formula="of:=IF([Structură.C188]; [Structură.C188] * [Structură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9]; [Structură.C189] * [Structură.D189]; &quot;&quot;)">
            <text:p/>
          </table:table-cell>
          <table:table-cell/>
          <table:table-cell table:style-name="ce257" table:formula="of:=IF([Structură.C189]; [Structură.C189] * [Structură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0]; [Structură.C190] * [Structură.D190]; &quot;&quot;)">
            <text:p/>
          </table:table-cell>
          <table:table-cell/>
          <table:table-cell table:style-name="ce257" table:formula="of:=IF([Structură.C190]; [Structură.C190] * [Structură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1]; [Structură.C191] * [Structură.D191]; &quot;&quot;)">
            <text:p/>
          </table:table-cell>
          <table:table-cell/>
          <table:table-cell table:style-name="ce257" table:formula="of:=IF([Structură.C191]; [Structură.C191] * [Structură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2]; [Structură.C192] * [Structură.D192]; &quot;&quot;)">
            <text:p/>
          </table:table-cell>
          <table:table-cell/>
          <table:table-cell table:style-name="ce257" table:formula="of:=IF([Structură.C192]; [Structură.C192] * [Structură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3]; [Structură.C193] * [Structură.D193]; &quot;&quot;)">
            <text:p/>
          </table:table-cell>
          <table:table-cell/>
          <table:table-cell table:style-name="ce257" table:formula="of:=IF([Structură.C193]; [Structură.C193] * [Structură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4]; [Structură.C194] * [Structură.D194]; &quot;&quot;)">
            <text:p/>
          </table:table-cell>
          <table:table-cell/>
          <table:table-cell table:style-name="ce257" table:formula="of:=IF([Structură.C194]; [Structură.C194] * [Structură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5]; [Structură.C195] * [Structură.D195]; &quot;&quot;)">
            <text:p/>
          </table:table-cell>
          <table:table-cell/>
          <table:table-cell table:style-name="ce257" table:formula="of:=IF([Structură.C195]; [Structură.C195] * [Structură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6]; [Structură.C196] * [Structură.D196]; &quot;&quot;)">
            <text:p/>
          </table:table-cell>
          <table:table-cell/>
          <table:table-cell table:style-name="ce257" table:formula="of:=IF([Structură.C196]; [Structură.C196] * [Structură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7]; [Structură.C197] * [Structură.D197]; &quot;&quot;)">
            <text:p/>
          </table:table-cell>
          <table:table-cell/>
          <table:table-cell table:style-name="ce257" table:formula="of:=IF([Structură.C197]; [Structură.C197] * [Structură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8]; [Structură.C198] * [Structură.D198]; &quot;&quot;)">
            <text:p/>
          </table:table-cell>
          <table:table-cell/>
          <table:table-cell table:style-name="ce257" table:formula="of:=IF([Structură.C198]; [Structură.C198] * [Structură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9]; [Structură.C199] * [Structură.D199]; &quot;&quot;)">
            <text:p/>
          </table:table-cell>
          <table:table-cell/>
          <table:table-cell table:style-name="ce257" table:formula="of:=IF([Structură.C199]; [Structură.C199] * [Structură.F1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0]; [Structură.C200] * [Structură.D200]; &quot;&quot;)">
            <text:p/>
          </table:table-cell>
          <table:table-cell/>
          <table:table-cell table:style-name="ce257" table:formula="of:=IF([Structură.C200]; [Structură.C200] * [Structură.F2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1]; [Structură.C201] * [Structură.D201]; &quot;&quot;)">
            <text:p/>
          </table:table-cell>
          <table:table-cell/>
          <table:table-cell table:style-name="ce257" table:formula="of:=IF([Structură.C201]; [Structură.C201] * [Structură.F2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2]; [Structură.C202] * [Structură.D202]; &quot;&quot;)">
            <text:p/>
          </table:table-cell>
          <table:table-cell/>
          <table:table-cell table:style-name="ce257" table:formula="of:=IF([Structură.C202]; [Structură.C202] * [Structură.F2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3]; [Structură.C203] * [Structură.D203]; &quot;&quot;)">
            <text:p/>
          </table:table-cell>
          <table:table-cell/>
          <table:table-cell table:style-name="ce257" table:formula="of:=IF([Structură.C203]; [Structură.C203] * [Structură.F2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4]; [Structură.C204] * [Structură.D204]; &quot;&quot;)">
            <text:p/>
          </table:table-cell>
          <table:table-cell/>
          <table:table-cell table:style-name="ce257" table:formula="of:=IF([Structură.C204]; [Structură.C204] * [Structură.F2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5]; [Structură.C205] * [Structură.D205]; &quot;&quot;)">
            <text:p/>
          </table:table-cell>
          <table:table-cell/>
          <table:table-cell table:style-name="ce257" table:formula="of:=IF([Structură.C205]; [Structură.C205] * [Structură.F2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6]; [Structură.C206] * [Structură.D206]; &quot;&quot;)">
            <text:p/>
          </table:table-cell>
          <table:table-cell/>
          <table:table-cell table:style-name="ce257" table:formula="of:=IF([Structură.C206]; [Structură.C206] * [Structură.F2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7]; [Structură.C207] * [Structură.D207]; &quot;&quot;)">
            <text:p/>
          </table:table-cell>
          <table:table-cell/>
          <table:table-cell table:style-name="ce257" table:formula="of:=IF([Structură.C207]; [Structură.C207] * [Structură.F2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8]; [Structură.C208] * [Structură.D208]; &quot;&quot;)">
            <text:p/>
          </table:table-cell>
          <table:table-cell/>
          <table:table-cell table:style-name="ce257" table:formula="of:=IF([Structură.C208]; [Structură.C208] * [Structură.F2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9]; [Structură.C209] * [Structură.D209]; &quot;&quot;)">
            <text:p/>
          </table:table-cell>
          <table:table-cell/>
          <table:table-cell table:style-name="ce257" table:formula="of:=IF([Structură.C209]; [Structură.C209] * [Structură.F209]; &quot;&quot;)">
            <text:p/>
          </table:table-cell>
          <table:table-cell table:number-columns-repeated="1017"/>
        </table:table-row>
        <table:table-row table:style-name="ro2" table:number-rows-repeated="10483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casă" table:style-name="ta1">
        <table:table-column table:style-name="co25" table:default-cell-style-name="ce203"/>
        <table:table-column table:style-name="co33" table:default-cell-style-name="ce207"/>
        <table:table-column table:style-name="co27" table:default-cell-style-name="ce211"/>
        <table:table-column table:style-name="co28" table:default-cell-style-name="ce214"/>
        <table:table-column table:style-name="co29" table:default-cell-style-name="ce214"/>
        <table:table-column table:style-name="co30" table:default-cell-style-name="ce217"/>
        <table:table-column table:style-name="co31" table:default-cell-style-name="ce217"/>
        <table:table-column table:style-name="co7" table:number-columns-repeated="1017" table:default-cell-style-name="Default"/>
        <table:table-row table:style-name="ro6">
          <table:table-cell table:style-name="ce200" table:formula="of:=4" office:value-type="float" office:value="4" calcext:value-type="float">
            <text:p>4</text:p>
          </table:table-cell>
          <table:table-cell table:style-name="ce204" office:value-type="float" office:value="200" calcext:value-type="float">
            <text:p>200</text:p>
          </table:table-cell>
          <table:table-cell table:style-name="ce208" table:formula="of:=ADDRESS([Carcasă.$A$1]; COLUMN()) &amp; &quot;:&quot; &amp; ADDRESS([Carcasă.$A$2]; COLUMN())" office:value-type="string" office:string-value="$C$4:$C$5" calcext:value-type="string">
            <text:p>$C$4:$C$5</text:p>
          </table:table-cell>
          <table:table-cell table:style-name="ce208" table:formula="of:=ADDRESS([Carcasă.$A$1]; COLUMN()) &amp; &quot;:&quot; &amp; ADDRESS([Carcasă.$A$2]; COLUMN())" office:value-type="string" office:string-value="$D$4:$D$5" calcext:value-type="string">
            <text:p>$D$4:$D$5</text:p>
          </table:table-cell>
          <table:table-cell table:style-name="ce208" table:formula="of:=ADDRESS([Carcasă.$A$1]; COLUMN()) &amp; &quot;:&quot; &amp; ADDRESS([Carcasă.$A$2]; COLUMN())" office:value-type="string" office:string-value="$E$4:$E$5" calcext:value-type="string">
            <text:p>$E$4:$E$5</text:p>
          </table:table-cell>
          <table:table-cell table:style-name="ce208" table:formula="of:=ADDRESS([Carcasă.$A$1]; COLUMN()) &amp; &quot;:&quot; &amp; ADDRESS([Carcasă.$A$2]; COLUMN())" office:value-type="string" office:string-value="$F$4:$F$5" calcext:value-type="string">
            <text:p>$F$4:$F$5</text:p>
          </table:table-cell>
          <table:table-cell table:style-name="ce208" table:formula="of:=ADDRESS([Carcasă.$A$1]; COLUMN()) &amp; &quot;:&quot; &amp; ADDRESS([Carcasă.$A$2]; COLUMN())" office:value-type="string" office:string-value="$G$4:$G$5" calcext:value-type="string">
            <text:p>$G$4:$G$5</text:p>
          </table:table-cell>
          <table:table-cell table:style-name="ce220"/>
          <table:table-cell table:style-name="ce222" table:number-columns-repeated="1016"/>
        </table:table-row>
        <table:table-row table:style-name="ro1">
          <table:table-cell table:style-name="ce201" table:formula="of:=[Carcasă.$A$1]+COUNTA(INDIRECT([Carcasă.$A$3]):INDIRECT(#REF!))" office:value-type="float" office:value="5" calcext:value-type="float">
            <text:p>5</text:p>
          </table:table-cell>
          <table:table-cell table:style-name="ce232" office:value-type="string" calcext:value-type="string">
            <text:p>Carcasă</text:p>
          </table:table-cell>
          <table:table-cell table:style-name="ce233" table:formula="of:=IF(SUM(INDIRECT([Carcasă.C1])); SUM(INDIRECT([Carcasă.C1])); &quot;&quot;)" office:value-type="float" office:value="2.1" calcext:value-type="float">
            <text:p>2.1</text:p>
          </table:table-cell>
          <table:table-cell table:style-name="ce234" table:formula="of:=IF(SUM(INDIRECT([Carcasă.D1])); AVERAGE(INDIRECT([Carcasă.D1])); &quot;&quot;)" office:value-type="currency" office:currency="RON" office:value="35.5" calcext:value-type="currency">
            <text:p>35.50 RON</text:p>
          </table:table-cell>
          <table:table-cell table:style-name="ce234" table:formula="of:=IF(SUM(INDIRECT([Carcasă.E1])); SUM(INDIRECT([Carcasă.E1])); &quot;&quot;)" office:value-type="currency" office:currency="RON" office:value="102.1" calcext:value-type="currency">
            <text:p>102.10 RON</text:p>
          </table:table-cell>
          <table:table-cell table:style-name="ce235" table:formula="of:=IF(SUM(INDIRECT([Carcasă.F1])); AVERAGE(INDIRECT([Carcasă.F1])); &quot;&quot;)" office:value-type="currency" office:currency="g" office:value="250" calcext:value-type="currency">
            <text:p>250.00 g</text:p>
          </table:table-cell>
          <table:table-cell table:style-name="ce235" table:formula="of:=IF(SUM(INDIRECT([Carcasă.G1])); SUM(INDIRECT([Carcasă.G1])); &quot;&quot;)" office:value-type="currency" office:currency="g" office:value="430" calcext:value-type="currency">
            <text:p>430.00 g</text:p>
          </table:table-cell>
          <table:table-cell table:style-name="ce221"/>
          <table:table-cell table:number-columns-repeated="1016"/>
        </table:table-row>
        <table:table-row table:style-name="ro7">
          <table:table-cell table:style-name="ce202" table:formula="of:=ADDRESS([Carcasă.$A$1];2)" office:value-type="string" office:string-value="$B$4" calcext:value-type="string">
            <text:p>$B$4</text:p>
          </table:table-cell>
          <table:table-cell table:style-name="ce338" office:value-type="string" calcext:value-type="string">
            <text:p>Nume</text:p>
          </table:table-cell>
          <table:table-cell table:style-name="ce342" office:value-type="string" calcext:value-type="string">
            <text:p>Cantitate</text:p>
          </table:table-cell>
          <table:table-cell table:style-name="ce342" office:value-type="string" calcext:value-type="string">
            <text:p>Preț unitate</text:p>
          </table:table-cell>
          <table:table-cell table:style-name="ce342" office:value-type="string" calcext:value-type="string">
            <text:p>Preț total</text:p>
          </table:table-cell>
          <table:table-cell table:style-name="ce342" office:value-type="string" calcext:value-type="string">
            <text:p>Masă unitate</text:p>
          </table:table-cell>
          <table:table-cell table:style-name="ce342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formula="of:=ADDRESS([Structură.$B$1];2;4)" office:value-type="string" office:string-value="B200" calcext:value-type="string">
            <text:p>B200</text:p>
          </table:table-cell>
          <table:table-cell office:value-type="string" calcext:value-type="string">
            <text:p>Silicon</text:p>
          </table:table-cell>
          <table:table-cell office:value-type="float" office:value="0.1" calcext:value-type="float">
            <text:p>0.1</text:p>
          </table:table-cell>
          <table:table-cell office:value-type="currency" office:currency="RON" office:value="21" calcext:value-type="currency">
            <text:p>21.00 RON</text:p>
          </table:table-cell>
          <table:table-cell table:formula="of:=IF([Carcasă.C4]; [Carcasă.C4] * [Carcasă.D4]; &quot;&quot;)" office:value-type="currency" office:currency="RON" office:value="2.1" calcext:value-type="currency">
            <text:p>2.10 RON</text:p>
          </table:table-cell>
          <table:table-cell office:value-type="currency" office:currency="g" office:value="300" calcext:value-type="currency">
            <text:p>300.00 g</text:p>
          </table:table-cell>
          <table:table-cell table:style-name="ce219" table:formula="of:=IF([Carcasă.C4]; [Carcasă.C4] * [Carcasă.F4]; &quot;&quot;)" office:value-type="currency" office:currency="g" office:value="30" calcext:value-type="currency">
            <text:p>3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ub PVC 100mm x 2m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50" calcext:value-type="currency">
            <text:p>50.00 RON</text:p>
          </table:table-cell>
          <table:table-cell table:formula="of:=IF([Carcasă.C5]; [Carcasă.C5] * [Carcasă.D5]; &quot;&quot;)" office:value-type="currency" office:currency="RON" office:value="100" calcext:value-type="currency">
            <text:p>100.00 RON</text:p>
          </table:table-cell>
          <table:table-cell office:value-type="currency" office:currency="g" office:value="200" calcext:value-type="currency">
            <text:p>200.00 g</text:p>
          </table:table-cell>
          <table:table-cell table:style-name="ce219" table:formula="of:=IF([Carcasă.C5]; [Carcasă.C5] * [Carcasă.F5]; &quot;&quot;)" office:value-type="currency" office:currency="g" office:value="400" calcext:value-type="currency">
            <text:p>400.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]; [Carcasă.C6] * [Carcasă.D6]; &quot;&quot;)">
            <text:p/>
          </table:table-cell>
          <table:table-cell/>
          <table:table-cell table:style-name="ce219" table:formula="of:=IF([Carcasă.C6]; [Carcasă.C6] * [Carcasă.F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]; [Carcasă.C7] * [Carcasă.D7]; &quot;&quot;)">
            <text:p/>
          </table:table-cell>
          <table:table-cell/>
          <table:table-cell table:style-name="ce219" table:formula="of:=IF([Carcasă.C7]; [Carcasă.C7] * [Carcasă.F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]; [Carcasă.C8] * [Carcasă.D8]; &quot;&quot;)">
            <text:p/>
          </table:table-cell>
          <table:table-cell/>
          <table:table-cell table:style-name="ce219" table:formula="of:=IF([Carcasă.C8]; [Carcasă.C8] * [Carcasă.F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]; [Carcasă.C9] * [Carcasă.D9]; &quot;&quot;)">
            <text:p/>
          </table:table-cell>
          <table:table-cell/>
          <table:table-cell table:style-name="ce219" table:formula="of:=IF([Carcasă.C9]; [Carcasă.C9] * [Carcasă.F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]; [Carcasă.C10] * [Carcasă.D10]; &quot;&quot;)">
            <text:p/>
          </table:table-cell>
          <table:table-cell/>
          <table:table-cell table:style-name="ce219" table:formula="of:=IF([Carcasă.C10]; [Carcasă.C10] * [Carcasă.F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]; [Carcasă.C11] * [Carcasă.D11]; &quot;&quot;)">
            <text:p/>
          </table:table-cell>
          <table:table-cell/>
          <table:table-cell table:style-name="ce219" table:formula="of:=IF([Carcasă.C11]; [Carcasă.C11] * [Carcasă.F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]; [Carcasă.C12] * [Carcasă.D12]; &quot;&quot;)">
            <text:p/>
          </table:table-cell>
          <table:table-cell/>
          <table:table-cell table:style-name="ce219" table:formula="of:=IF([Carcasă.C12]; [Carcasă.C12] * [Carcasă.F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]; [Carcasă.C13] * [Carcasă.D13]; &quot;&quot;)">
            <text:p/>
          </table:table-cell>
          <table:table-cell/>
          <table:table-cell table:style-name="ce219" table:formula="of:=IF([Carcasă.C13]; [Carcasă.C13] * [Carcasă.F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]; [Carcasă.C14] * [Carcasă.D14]; &quot;&quot;)">
            <text:p/>
          </table:table-cell>
          <table:table-cell/>
          <table:table-cell table:style-name="ce219" table:formula="of:=IF([Carcasă.C14]; [Carcasă.C14] * [Carcasă.F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]; [Carcasă.C15] * [Carcasă.D15]; &quot;&quot;)">
            <text:p/>
          </table:table-cell>
          <table:table-cell/>
          <table:table-cell table:style-name="ce219" table:formula="of:=IF([Carcasă.C15]; [Carcasă.C15] * [Carcasă.F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]; [Carcasă.C16] * [Carcasă.D16]; &quot;&quot;)">
            <text:p/>
          </table:table-cell>
          <table:table-cell/>
          <table:table-cell table:style-name="ce219" table:formula="of:=IF([Carcasă.C16]; [Carcasă.C16] * [Carcasă.F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]; [Carcasă.C17] * [Carcasă.D17]; &quot;&quot;)">
            <text:p/>
          </table:table-cell>
          <table:table-cell/>
          <table:table-cell table:style-name="ce219" table:formula="of:=IF([Carcasă.C17]; [Carcasă.C17] * [Carcasă.F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]; [Carcasă.C18] * [Carcasă.D18]; &quot;&quot;)">
            <text:p/>
          </table:table-cell>
          <table:table-cell/>
          <table:table-cell table:style-name="ce219" table:formula="of:=IF([Carcasă.C18]; [Carcasă.C18] * [Carcasă.F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]; [Carcasă.C19] * [Carcasă.D19]; &quot;&quot;)">
            <text:p/>
          </table:table-cell>
          <table:table-cell/>
          <table:table-cell table:style-name="ce219" table:formula="of:=IF([Carcasă.C19]; [Carcasă.C19] * [Carcasă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0]; [Carcasă.C20] * [Carcasă.D20]; &quot;&quot;)">
            <text:p/>
          </table:table-cell>
          <table:table-cell/>
          <table:table-cell table:style-name="ce219" table:formula="of:=IF([Carcasă.C20]; [Carcasă.C20] * [Carcasă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1]; [Carcasă.C21] * [Carcasă.D21]; &quot;&quot;)">
            <text:p/>
          </table:table-cell>
          <table:table-cell/>
          <table:table-cell table:style-name="ce219" table:formula="of:=IF([Carcasă.C21]; [Carcasă.C21] * [Carcasă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2]; [Carcasă.C22] * [Carcasă.D22]; &quot;&quot;)">
            <text:p/>
          </table:table-cell>
          <table:table-cell/>
          <table:table-cell table:style-name="ce219" table:formula="of:=IF([Carcasă.C22]; [Carcasă.C22] * [Carcasă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3]; [Carcasă.C23] * [Carcasă.D23]; &quot;&quot;)">
            <text:p/>
          </table:table-cell>
          <table:table-cell/>
          <table:table-cell table:style-name="ce219" table:formula="of:=IF([Carcasă.C23]; [Carcasă.C23] * [Carcasă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4]; [Carcasă.C24] * [Carcasă.D24]; &quot;&quot;)">
            <text:p/>
          </table:table-cell>
          <table:table-cell/>
          <table:table-cell table:style-name="ce219" table:formula="of:=IF([Carcasă.C24]; [Carcasă.C24] * [Carcasă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5]; [Carcasă.C25] * [Carcasă.D25]; &quot;&quot;)">
            <text:p/>
          </table:table-cell>
          <table:table-cell/>
          <table:table-cell table:style-name="ce219" table:formula="of:=IF([Carcasă.C25]; [Carcasă.C25] * [Carcas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6]; [Carcasă.C26] * [Carcasă.D26]; &quot;&quot;)">
            <text:p/>
          </table:table-cell>
          <table:table-cell/>
          <table:table-cell table:style-name="ce219" table:formula="of:=IF([Carcasă.C26]; [Carcasă.C26] * [Carcas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7]; [Carcasă.C27] * [Carcasă.D27]; &quot;&quot;)">
            <text:p/>
          </table:table-cell>
          <table:table-cell/>
          <table:table-cell table:style-name="ce219" table:formula="of:=IF([Carcasă.C27]; [Carcasă.C27] * [Carcas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8]; [Carcasă.C28] * [Carcasă.D28]; &quot;&quot;)">
            <text:p/>
          </table:table-cell>
          <table:table-cell/>
          <table:table-cell table:style-name="ce219" table:formula="of:=IF([Carcasă.C28]; [Carcasă.C28] * [Carcas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9]; [Carcasă.C29] * [Carcasă.D29]; &quot;&quot;)">
            <text:p/>
          </table:table-cell>
          <table:table-cell/>
          <table:table-cell table:style-name="ce219" table:formula="of:=IF([Carcasă.C29]; [Carcasă.C29] * [Carcas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0]; [Carcasă.C30] * [Carcasă.D30]; &quot;&quot;)">
            <text:p/>
          </table:table-cell>
          <table:table-cell/>
          <table:table-cell table:style-name="ce219" table:formula="of:=IF([Carcasă.C30]; [Carcasă.C30] * [Carcas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1]; [Carcasă.C31] * [Carcasă.D31]; &quot;&quot;)">
            <text:p/>
          </table:table-cell>
          <table:table-cell/>
          <table:table-cell table:style-name="ce219" table:formula="of:=IF([Carcasă.C31]; [Carcasă.C31] * [Carcas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2]; [Carcasă.C32] * [Carcasă.D32]; &quot;&quot;)">
            <text:p/>
          </table:table-cell>
          <table:table-cell/>
          <table:table-cell table:style-name="ce219" table:formula="of:=IF([Carcasă.C32]; [Carcasă.C32] * [Carcas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3]; [Carcasă.C33] * [Carcasă.D33]; &quot;&quot;)">
            <text:p/>
          </table:table-cell>
          <table:table-cell/>
          <table:table-cell table:style-name="ce219" table:formula="of:=IF([Carcasă.C33]; [Carcasă.C33] * [Carcas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4]; [Carcasă.C34] * [Carcasă.D34]; &quot;&quot;)">
            <text:p/>
          </table:table-cell>
          <table:table-cell/>
          <table:table-cell table:style-name="ce219" table:formula="of:=IF([Carcasă.C34]; [Carcasă.C34] * [Carcas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5]; [Carcasă.C35] * [Carcasă.D35]; &quot;&quot;)">
            <text:p/>
          </table:table-cell>
          <table:table-cell/>
          <table:table-cell table:style-name="ce219" table:formula="of:=IF([Carcasă.C35]; [Carcasă.C35] * [Carcas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6]; [Carcasă.C36] * [Carcasă.D36]; &quot;&quot;)">
            <text:p/>
          </table:table-cell>
          <table:table-cell/>
          <table:table-cell table:style-name="ce219" table:formula="of:=IF([Carcasă.C36]; [Carcasă.C36] * [Carcas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7]; [Carcasă.C37] * [Carcasă.D37]; &quot;&quot;)">
            <text:p/>
          </table:table-cell>
          <table:table-cell/>
          <table:table-cell table:style-name="ce219" table:formula="of:=IF([Carcasă.C37]; [Carcasă.C37] * [Carcas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8]; [Carcasă.C38] * [Carcasă.D38]; &quot;&quot;)">
            <text:p/>
          </table:table-cell>
          <table:table-cell/>
          <table:table-cell table:style-name="ce219" table:formula="of:=IF([Carcasă.C38]; [Carcasă.C38] * [Carcas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9]; [Carcasă.C39] * [Carcasă.D39]; &quot;&quot;)">
            <text:p/>
          </table:table-cell>
          <table:table-cell/>
          <table:table-cell table:style-name="ce219" table:formula="of:=IF([Carcasă.C39]; [Carcasă.C39] * [Carcas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0]; [Carcasă.C40] * [Carcasă.D40]; &quot;&quot;)">
            <text:p/>
          </table:table-cell>
          <table:table-cell/>
          <table:table-cell table:style-name="ce219" table:formula="of:=IF([Carcasă.C40]; [Carcasă.C40] * [Carcas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1]; [Carcasă.C41] * [Carcasă.D41]; &quot;&quot;)">
            <text:p/>
          </table:table-cell>
          <table:table-cell/>
          <table:table-cell table:style-name="ce219" table:formula="of:=IF([Carcasă.C41]; [Carcasă.C41] * [Carcas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2]; [Carcasă.C42] * [Carcasă.D42]; &quot;&quot;)">
            <text:p/>
          </table:table-cell>
          <table:table-cell/>
          <table:table-cell table:style-name="ce219" table:formula="of:=IF([Carcasă.C42]; [Carcasă.C42] * [Carcas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3]; [Carcasă.C43] * [Carcasă.D43]; &quot;&quot;)">
            <text:p/>
          </table:table-cell>
          <table:table-cell/>
          <table:table-cell table:style-name="ce219" table:formula="of:=IF([Carcasă.C43]; [Carcasă.C43] * [Carcas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4]; [Carcasă.C44] * [Carcasă.D44]; &quot;&quot;)">
            <text:p/>
          </table:table-cell>
          <table:table-cell/>
          <table:table-cell table:style-name="ce219" table:formula="of:=IF([Carcasă.C44]; [Carcasă.C44] * [Carcas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5]; [Carcasă.C45] * [Carcasă.D45]; &quot;&quot;)">
            <text:p/>
          </table:table-cell>
          <table:table-cell/>
          <table:table-cell table:style-name="ce219" table:formula="of:=IF([Carcasă.C45]; [Carcasă.C45] * [Carcas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6]; [Carcasă.C46] * [Carcasă.D46]; &quot;&quot;)">
            <text:p/>
          </table:table-cell>
          <table:table-cell/>
          <table:table-cell table:style-name="ce219" table:formula="of:=IF([Carcasă.C46]; [Carcasă.C46] * [Carcas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7]; [Carcasă.C47] * [Carcasă.D47]; &quot;&quot;)">
            <text:p/>
          </table:table-cell>
          <table:table-cell/>
          <table:table-cell table:style-name="ce219" table:formula="of:=IF([Carcasă.C47]; [Carcasă.C47] * [Carcas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8]; [Carcasă.C48] * [Carcasă.D48]; &quot;&quot;)">
            <text:p/>
          </table:table-cell>
          <table:table-cell/>
          <table:table-cell table:style-name="ce219" table:formula="of:=IF([Carcasă.C48]; [Carcasă.C48] * [Carcas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9]; [Carcasă.C49] * [Carcasă.D49]; &quot;&quot;)">
            <text:p/>
          </table:table-cell>
          <table:table-cell/>
          <table:table-cell table:style-name="ce219" table:formula="of:=IF([Carcasă.C49]; [Carcasă.C49] * [Carcas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0]; [Carcasă.C50] * [Carcasă.D50]; &quot;&quot;)">
            <text:p/>
          </table:table-cell>
          <table:table-cell/>
          <table:table-cell table:style-name="ce219" table:formula="of:=IF([Carcasă.C50]; [Carcasă.C50] * [Carcas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1]; [Carcasă.C51] * [Carcasă.D51]; &quot;&quot;)">
            <text:p/>
          </table:table-cell>
          <table:table-cell/>
          <table:table-cell table:style-name="ce219" table:formula="of:=IF([Carcasă.C51]; [Carcasă.C51] * [Carcas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2]; [Carcasă.C52] * [Carcasă.D52]; &quot;&quot;)">
            <text:p/>
          </table:table-cell>
          <table:table-cell/>
          <table:table-cell table:style-name="ce219" table:formula="of:=IF([Carcasă.C52]; [Carcasă.C52] * [Carcas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3]; [Carcasă.C53] * [Carcasă.D53]; &quot;&quot;)">
            <text:p/>
          </table:table-cell>
          <table:table-cell/>
          <table:table-cell table:style-name="ce219" table:formula="of:=IF([Carcasă.C53]; [Carcasă.C53] * [Carcas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4]; [Carcasă.C54] * [Carcasă.D54]; &quot;&quot;)">
            <text:p/>
          </table:table-cell>
          <table:table-cell/>
          <table:table-cell table:style-name="ce219" table:formula="of:=IF([Carcasă.C54]; [Carcasă.C54] * [Carcas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5]; [Carcasă.C55] * [Carcasă.D55]; &quot;&quot;)">
            <text:p/>
          </table:table-cell>
          <table:table-cell/>
          <table:table-cell table:style-name="ce219" table:formula="of:=IF([Carcasă.C55]; [Carcasă.C55] * [Carcas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6]; [Carcasă.C56] * [Carcasă.D56]; &quot;&quot;)">
            <text:p/>
          </table:table-cell>
          <table:table-cell/>
          <table:table-cell table:style-name="ce219" table:formula="of:=IF([Carcasă.C56]; [Carcasă.C56] * [Carcas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7]; [Carcasă.C57] * [Carcasă.D57]; &quot;&quot;)">
            <text:p/>
          </table:table-cell>
          <table:table-cell/>
          <table:table-cell table:style-name="ce219" table:formula="of:=IF([Carcasă.C57]; [Carcasă.C57] * [Carcas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8]; [Carcasă.C58] * [Carcasă.D58]; &quot;&quot;)">
            <text:p/>
          </table:table-cell>
          <table:table-cell/>
          <table:table-cell table:style-name="ce219" table:formula="of:=IF([Carcasă.C58]; [Carcasă.C58] * [Carcas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9]; [Carcasă.C59] * [Carcasă.D59]; &quot;&quot;)">
            <text:p/>
          </table:table-cell>
          <table:table-cell/>
          <table:table-cell table:style-name="ce219" table:formula="of:=IF([Carcasă.C59]; [Carcasă.C59] * [Carcas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0]; [Carcasă.C60] * [Carcasă.D60]; &quot;&quot;)">
            <text:p/>
          </table:table-cell>
          <table:table-cell/>
          <table:table-cell table:style-name="ce219" table:formula="of:=IF([Carcasă.C60]; [Carcasă.C60] * [Carcas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1]; [Carcasă.C61] * [Carcasă.D61]; &quot;&quot;)">
            <text:p/>
          </table:table-cell>
          <table:table-cell/>
          <table:table-cell table:style-name="ce219" table:formula="of:=IF([Carcasă.C61]; [Carcasă.C61] * [Carcas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2]; [Carcasă.C62] * [Carcasă.D62]; &quot;&quot;)">
            <text:p/>
          </table:table-cell>
          <table:table-cell/>
          <table:table-cell table:style-name="ce219" table:formula="of:=IF([Carcasă.C62]; [Carcasă.C62] * [Carcas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3]; [Carcasă.C63] * [Carcasă.D63]; &quot;&quot;)">
            <text:p/>
          </table:table-cell>
          <table:table-cell/>
          <table:table-cell table:style-name="ce219" table:formula="of:=IF([Carcasă.C63]; [Carcasă.C63] * [Carcas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4]; [Carcasă.C64] * [Carcasă.D64]; &quot;&quot;)">
            <text:p/>
          </table:table-cell>
          <table:table-cell/>
          <table:table-cell table:style-name="ce219" table:formula="of:=IF([Carcasă.C64]; [Carcasă.C64] * [Carcas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5]; [Carcasă.C65] * [Carcasă.D65]; &quot;&quot;)">
            <text:p/>
          </table:table-cell>
          <table:table-cell/>
          <table:table-cell table:style-name="ce219" table:formula="of:=IF([Carcasă.C65]; [Carcasă.C65] * [Carcas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6]; [Carcasă.C66] * [Carcasă.D66]; &quot;&quot;)">
            <text:p/>
          </table:table-cell>
          <table:table-cell/>
          <table:table-cell table:style-name="ce219" table:formula="of:=IF([Carcasă.C66]; [Carcasă.C66] * [Carcas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7]; [Carcasă.C67] * [Carcasă.D67]; &quot;&quot;)">
            <text:p/>
          </table:table-cell>
          <table:table-cell/>
          <table:table-cell table:style-name="ce219" table:formula="of:=IF([Carcasă.C67]; [Carcasă.C67] * [Carcas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8]; [Carcasă.C68] * [Carcasă.D68]; &quot;&quot;)">
            <text:p/>
          </table:table-cell>
          <table:table-cell/>
          <table:table-cell table:style-name="ce219" table:formula="of:=IF([Carcasă.C68]; [Carcasă.C68] * [Carcas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9]; [Carcasă.C69] * [Carcasă.D69]; &quot;&quot;)">
            <text:p/>
          </table:table-cell>
          <table:table-cell/>
          <table:table-cell table:style-name="ce219" table:formula="of:=IF([Carcasă.C69]; [Carcasă.C69] * [Carcas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0]; [Carcasă.C70] * [Carcasă.D70]; &quot;&quot;)">
            <text:p/>
          </table:table-cell>
          <table:table-cell/>
          <table:table-cell table:style-name="ce219" table:formula="of:=IF([Carcasă.C70]; [Carcasă.C70] * [Carcas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1]; [Carcasă.C71] * [Carcasă.D71]; &quot;&quot;)">
            <text:p/>
          </table:table-cell>
          <table:table-cell/>
          <table:table-cell table:style-name="ce219" table:formula="of:=IF([Carcasă.C71]; [Carcasă.C71] * [Carcas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2]; [Carcasă.C72] * [Carcasă.D72]; &quot;&quot;)">
            <text:p/>
          </table:table-cell>
          <table:table-cell/>
          <table:table-cell table:style-name="ce219" table:formula="of:=IF([Carcasă.C72]; [Carcasă.C72] * [Carcas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3]; [Carcasă.C73] * [Carcasă.D73]; &quot;&quot;)">
            <text:p/>
          </table:table-cell>
          <table:table-cell/>
          <table:table-cell table:style-name="ce219" table:formula="of:=IF([Carcasă.C73]; [Carcasă.C73] * [Carcas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4]; [Carcasă.C74] * [Carcasă.D74]; &quot;&quot;)">
            <text:p/>
          </table:table-cell>
          <table:table-cell/>
          <table:table-cell table:style-name="ce219" table:formula="of:=IF([Carcasă.C74]; [Carcasă.C74] * [Carcas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5]; [Carcasă.C75] * [Carcasă.D75]; &quot;&quot;)">
            <text:p/>
          </table:table-cell>
          <table:table-cell/>
          <table:table-cell table:style-name="ce219" table:formula="of:=IF([Carcasă.C75]; [Carcasă.C75] * [Carcas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6]; [Carcasă.C76] * [Carcasă.D76]; &quot;&quot;)">
            <text:p/>
          </table:table-cell>
          <table:table-cell/>
          <table:table-cell table:style-name="ce219" table:formula="of:=IF([Carcasă.C76]; [Carcasă.C76] * [Carcas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7]; [Carcasă.C77] * [Carcasă.D77]; &quot;&quot;)">
            <text:p/>
          </table:table-cell>
          <table:table-cell/>
          <table:table-cell table:style-name="ce219" table:formula="of:=IF([Carcasă.C77]; [Carcasă.C77] * [Carcas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8]; [Carcasă.C78] * [Carcasă.D78]; &quot;&quot;)">
            <text:p/>
          </table:table-cell>
          <table:table-cell/>
          <table:table-cell table:style-name="ce219" table:formula="of:=IF([Carcasă.C78]; [Carcasă.C78] * [Carcas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9]; [Carcasă.C79] * [Carcasă.D79]; &quot;&quot;)">
            <text:p/>
          </table:table-cell>
          <table:table-cell/>
          <table:table-cell table:style-name="ce219" table:formula="of:=IF([Carcasă.C79]; [Carcasă.C79] * [Carcas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0]; [Carcasă.C80] * [Carcasă.D80]; &quot;&quot;)">
            <text:p/>
          </table:table-cell>
          <table:table-cell/>
          <table:table-cell table:style-name="ce219" table:formula="of:=IF([Carcasă.C80]; [Carcasă.C80] * [Carcas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1]; [Carcasă.C81] * [Carcasă.D81]; &quot;&quot;)">
            <text:p/>
          </table:table-cell>
          <table:table-cell/>
          <table:table-cell table:style-name="ce219" table:formula="of:=IF([Carcasă.C81]; [Carcasă.C81] * [Carcas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2]; [Carcasă.C82] * [Carcasă.D82]; &quot;&quot;)">
            <text:p/>
          </table:table-cell>
          <table:table-cell/>
          <table:table-cell table:style-name="ce219" table:formula="of:=IF([Carcasă.C82]; [Carcasă.C82] * [Carcas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3]; [Carcasă.C83] * [Carcasă.D83]; &quot;&quot;)">
            <text:p/>
          </table:table-cell>
          <table:table-cell/>
          <table:table-cell table:style-name="ce219" table:formula="of:=IF([Carcasă.C83]; [Carcasă.C83] * [Carcas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4]; [Carcasă.C84] * [Carcasă.D84]; &quot;&quot;)">
            <text:p/>
          </table:table-cell>
          <table:table-cell/>
          <table:table-cell table:style-name="ce219" table:formula="of:=IF([Carcasă.C84]; [Carcasă.C84] * [Carcas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5]; [Carcasă.C85] * [Carcasă.D85]; &quot;&quot;)">
            <text:p/>
          </table:table-cell>
          <table:table-cell/>
          <table:table-cell table:style-name="ce219" table:formula="of:=IF([Carcasă.C85]; [Carcasă.C85] * [Carcas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6]; [Carcasă.C86] * [Carcasă.D86]; &quot;&quot;)">
            <text:p/>
          </table:table-cell>
          <table:table-cell/>
          <table:table-cell table:style-name="ce219" table:formula="of:=IF([Carcasă.C86]; [Carcasă.C86] * [Carcas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7]; [Carcasă.C87] * [Carcasă.D87]; &quot;&quot;)">
            <text:p/>
          </table:table-cell>
          <table:table-cell/>
          <table:table-cell table:style-name="ce219" table:formula="of:=IF([Carcasă.C87]; [Carcasă.C87] * [Carcas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8]; [Carcasă.C88] * [Carcasă.D88]; &quot;&quot;)">
            <text:p/>
          </table:table-cell>
          <table:table-cell/>
          <table:table-cell table:style-name="ce219" table:formula="of:=IF([Carcasă.C88]; [Carcasă.C88] * [Carcas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9]; [Carcasă.C89] * [Carcasă.D89]; &quot;&quot;)">
            <text:p/>
          </table:table-cell>
          <table:table-cell/>
          <table:table-cell table:style-name="ce219" table:formula="of:=IF([Carcasă.C89]; [Carcasă.C89] * [Carcas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0]; [Carcasă.C90] * [Carcasă.D90]; &quot;&quot;)">
            <text:p/>
          </table:table-cell>
          <table:table-cell/>
          <table:table-cell table:style-name="ce219" table:formula="of:=IF([Carcasă.C90]; [Carcasă.C90] * [Carcas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1]; [Carcasă.C91] * [Carcasă.D91]; &quot;&quot;)">
            <text:p/>
          </table:table-cell>
          <table:table-cell/>
          <table:table-cell table:style-name="ce219" table:formula="of:=IF([Carcasă.C91]; [Carcasă.C91] * [Carcas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2]; [Carcasă.C92] * [Carcasă.D92]; &quot;&quot;)">
            <text:p/>
          </table:table-cell>
          <table:table-cell/>
          <table:table-cell table:style-name="ce219" table:formula="of:=IF([Carcasă.C92]; [Carcasă.C92] * [Carcas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3]; [Carcasă.C93] * [Carcasă.D93]; &quot;&quot;)">
            <text:p/>
          </table:table-cell>
          <table:table-cell/>
          <table:table-cell table:style-name="ce219" table:formula="of:=IF([Carcasă.C93]; [Carcasă.C93] * [Carcas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4]; [Carcasă.C94] * [Carcasă.D94]; &quot;&quot;)">
            <text:p/>
          </table:table-cell>
          <table:table-cell/>
          <table:table-cell table:style-name="ce219" table:formula="of:=IF([Carcasă.C94]; [Carcasă.C94] * [Carcas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5]; [Carcasă.C95] * [Carcasă.D95]; &quot;&quot;)">
            <text:p/>
          </table:table-cell>
          <table:table-cell/>
          <table:table-cell table:style-name="ce219" table:formula="of:=IF([Carcasă.C95]; [Carcasă.C95] * [Carcas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6]; [Carcasă.C96] * [Carcasă.D96]; &quot;&quot;)">
            <text:p/>
          </table:table-cell>
          <table:table-cell/>
          <table:table-cell table:style-name="ce219" table:formula="of:=IF([Carcasă.C96]; [Carcasă.C96] * [Carcas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7]; [Carcasă.C97] * [Carcasă.D97]; &quot;&quot;)">
            <text:p/>
          </table:table-cell>
          <table:table-cell/>
          <table:table-cell table:style-name="ce219" table:formula="of:=IF([Carcasă.C97]; [Carcasă.C97] * [Carcas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8]; [Carcasă.C98] * [Carcasă.D98]; &quot;&quot;)">
            <text:p/>
          </table:table-cell>
          <table:table-cell/>
          <table:table-cell table:style-name="ce219" table:formula="of:=IF([Carcasă.C98]; [Carcasă.C98] * [Carcas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9]; [Carcasă.C99] * [Carcasă.D99]; &quot;&quot;)">
            <text:p/>
          </table:table-cell>
          <table:table-cell/>
          <table:table-cell table:style-name="ce219" table:formula="of:=IF([Carcasă.C99]; [Carcasă.C99] * [Carcas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0]; [Carcasă.C100] * [Carcasă.D100]; &quot;&quot;)">
            <text:p/>
          </table:table-cell>
          <table:table-cell/>
          <table:table-cell table:style-name="ce219" table:formula="of:=IF([Carcasă.C100]; [Carcasă.C100] * [Carcas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1]; [Carcasă.C101] * [Carcasă.D101]; &quot;&quot;)">
            <text:p/>
          </table:table-cell>
          <table:table-cell/>
          <table:table-cell table:style-name="ce219" table:formula="of:=IF([Carcasă.C101]; [Carcasă.C101] * [Carcas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2]; [Carcasă.C102] * [Carcasă.D102]; &quot;&quot;)">
            <text:p/>
          </table:table-cell>
          <table:table-cell/>
          <table:table-cell table:style-name="ce219" table:formula="of:=IF([Carcasă.C102]; [Carcasă.C102] * [Carcas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3]; [Carcasă.C103] * [Carcasă.D103]; &quot;&quot;)">
            <text:p/>
          </table:table-cell>
          <table:table-cell/>
          <table:table-cell table:style-name="ce219" table:formula="of:=IF([Carcasă.C103]; [Carcasă.C103] * [Carcas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4]; [Carcasă.C104] * [Carcasă.D104]; &quot;&quot;)">
            <text:p/>
          </table:table-cell>
          <table:table-cell/>
          <table:table-cell table:style-name="ce219" table:formula="of:=IF([Carcasă.C104]; [Carcasă.C104] * [Carcas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5]; [Carcasă.C105] * [Carcasă.D105]; &quot;&quot;)">
            <text:p/>
          </table:table-cell>
          <table:table-cell/>
          <table:table-cell table:style-name="ce219" table:formula="of:=IF([Carcasă.C105]; [Carcasă.C105] * [Carcas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6]; [Carcasă.C106] * [Carcasă.D106]; &quot;&quot;)">
            <text:p/>
          </table:table-cell>
          <table:table-cell/>
          <table:table-cell table:style-name="ce219" table:formula="of:=IF([Carcasă.C106]; [Carcasă.C106] * [Carcas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7]; [Carcasă.C107] * [Carcasă.D107]; &quot;&quot;)">
            <text:p/>
          </table:table-cell>
          <table:table-cell/>
          <table:table-cell table:style-name="ce219" table:formula="of:=IF([Carcasă.C107]; [Carcasă.C107] * [Carcas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8]; [Carcasă.C108] * [Carcasă.D108]; &quot;&quot;)">
            <text:p/>
          </table:table-cell>
          <table:table-cell/>
          <table:table-cell table:style-name="ce219" table:formula="of:=IF([Carcasă.C108]; [Carcasă.C108] * [Carcas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9]; [Carcasă.C109] * [Carcasă.D109]; &quot;&quot;)">
            <text:p/>
          </table:table-cell>
          <table:table-cell/>
          <table:table-cell table:style-name="ce219" table:formula="of:=IF([Carcasă.C109]; [Carcasă.C109] * [Carcas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0]; [Carcasă.C110] * [Carcasă.D110]; &quot;&quot;)">
            <text:p/>
          </table:table-cell>
          <table:table-cell/>
          <table:table-cell table:style-name="ce219" table:formula="of:=IF([Carcasă.C110]; [Carcasă.C110] * [Carcas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1]; [Carcasă.C111] * [Carcasă.D111]; &quot;&quot;)">
            <text:p/>
          </table:table-cell>
          <table:table-cell/>
          <table:table-cell table:style-name="ce219" table:formula="of:=IF([Carcasă.C111]; [Carcasă.C111] * [Carcas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2]; [Carcasă.C112] * [Carcasă.D112]; &quot;&quot;)">
            <text:p/>
          </table:table-cell>
          <table:table-cell/>
          <table:table-cell table:style-name="ce219" table:formula="of:=IF([Carcasă.C112]; [Carcasă.C112] * [Carcas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3]; [Carcasă.C113] * [Carcasă.D113]; &quot;&quot;)">
            <text:p/>
          </table:table-cell>
          <table:table-cell/>
          <table:table-cell table:style-name="ce219" table:formula="of:=IF([Carcasă.C113]; [Carcasă.C113] * [Carcas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4]; [Carcasă.C114] * [Carcasă.D114]; &quot;&quot;)">
            <text:p/>
          </table:table-cell>
          <table:table-cell/>
          <table:table-cell table:style-name="ce219" table:formula="of:=IF([Carcasă.C114]; [Carcasă.C114] * [Carcas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5]; [Carcasă.C115] * [Carcasă.D115]; &quot;&quot;)">
            <text:p/>
          </table:table-cell>
          <table:table-cell/>
          <table:table-cell table:style-name="ce219" table:formula="of:=IF([Carcasă.C115]; [Carcasă.C115] * [Carcas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6]; [Carcasă.C116] * [Carcasă.D116]; &quot;&quot;)">
            <text:p/>
          </table:table-cell>
          <table:table-cell/>
          <table:table-cell table:style-name="ce219" table:formula="of:=IF([Carcasă.C116]; [Carcasă.C116] * [Carcas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7]; [Carcasă.C117] * [Carcasă.D117]; &quot;&quot;)">
            <text:p/>
          </table:table-cell>
          <table:table-cell/>
          <table:table-cell table:style-name="ce219" table:formula="of:=IF([Carcasă.C117]; [Carcasă.C117] * [Carcas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8]; [Carcasă.C118] * [Carcasă.D118]; &quot;&quot;)">
            <text:p/>
          </table:table-cell>
          <table:table-cell/>
          <table:table-cell table:style-name="ce219" table:formula="of:=IF([Carcasă.C118]; [Carcasă.C118] * [Carcas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9]; [Carcasă.C119] * [Carcasă.D119]; &quot;&quot;)">
            <text:p/>
          </table:table-cell>
          <table:table-cell/>
          <table:table-cell table:style-name="ce219" table:formula="of:=IF([Carcasă.C119]; [Carcasă.C119] * [Carcas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0]; [Carcasă.C120] * [Carcasă.D120]; &quot;&quot;)">
            <text:p/>
          </table:table-cell>
          <table:table-cell/>
          <table:table-cell table:style-name="ce219" table:formula="of:=IF([Carcasă.C120]; [Carcasă.C120] * [Carcas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1]; [Carcasă.C121] * [Carcasă.D121]; &quot;&quot;)">
            <text:p/>
          </table:table-cell>
          <table:table-cell/>
          <table:table-cell table:style-name="ce219" table:formula="of:=IF([Carcasă.C121]; [Carcasă.C121] * [Carcas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2]; [Carcasă.C122] * [Carcasă.D122]; &quot;&quot;)">
            <text:p/>
          </table:table-cell>
          <table:table-cell/>
          <table:table-cell table:style-name="ce219" table:formula="of:=IF([Carcasă.C122]; [Carcasă.C122] * [Carcas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3]; [Carcasă.C123] * [Carcasă.D123]; &quot;&quot;)">
            <text:p/>
          </table:table-cell>
          <table:table-cell/>
          <table:table-cell table:style-name="ce219" table:formula="of:=IF([Carcasă.C123]; [Carcasă.C123] * [Carcas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4]; [Carcasă.C124] * [Carcasă.D124]; &quot;&quot;)">
            <text:p/>
          </table:table-cell>
          <table:table-cell/>
          <table:table-cell table:style-name="ce219" table:formula="of:=IF([Carcasă.C124]; [Carcasă.C124] * [Carcas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5]; [Carcasă.C125] * [Carcasă.D125]; &quot;&quot;)">
            <text:p/>
          </table:table-cell>
          <table:table-cell/>
          <table:table-cell table:style-name="ce219" table:formula="of:=IF([Carcasă.C125]; [Carcasă.C125] * [Carcas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6]; [Carcasă.C126] * [Carcasă.D126]; &quot;&quot;)">
            <text:p/>
          </table:table-cell>
          <table:table-cell/>
          <table:table-cell table:style-name="ce219" table:formula="of:=IF([Carcasă.C126]; [Carcasă.C126] * [Carcas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7]; [Carcasă.C127] * [Carcasă.D127]; &quot;&quot;)">
            <text:p/>
          </table:table-cell>
          <table:table-cell/>
          <table:table-cell table:style-name="ce219" table:formula="of:=IF([Carcasă.C127]; [Carcasă.C127] * [Carcas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8]; [Carcasă.C128] * [Carcasă.D128]; &quot;&quot;)">
            <text:p/>
          </table:table-cell>
          <table:table-cell/>
          <table:table-cell table:style-name="ce219" table:formula="of:=IF([Carcasă.C128]; [Carcasă.C128] * [Carcas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9]; [Carcasă.C129] * [Carcasă.D129]; &quot;&quot;)">
            <text:p/>
          </table:table-cell>
          <table:table-cell/>
          <table:table-cell table:style-name="ce219" table:formula="of:=IF([Carcasă.C129]; [Carcasă.C129] * [Carcas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0]; [Carcasă.C130] * [Carcasă.D130]; &quot;&quot;)">
            <text:p/>
          </table:table-cell>
          <table:table-cell/>
          <table:table-cell table:style-name="ce219" table:formula="of:=IF([Carcasă.C130]; [Carcasă.C130] * [Carcas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1]; [Carcasă.C131] * [Carcasă.D131]; &quot;&quot;)">
            <text:p/>
          </table:table-cell>
          <table:table-cell/>
          <table:table-cell table:style-name="ce219" table:formula="of:=IF([Carcasă.C131]; [Carcasă.C131] * [Carcas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2]; [Carcasă.C132] * [Carcasă.D132]; &quot;&quot;)">
            <text:p/>
          </table:table-cell>
          <table:table-cell/>
          <table:table-cell table:style-name="ce219" table:formula="of:=IF([Carcasă.C132]; [Carcasă.C132] * [Carcas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3]; [Carcasă.C133] * [Carcasă.D133]; &quot;&quot;)">
            <text:p/>
          </table:table-cell>
          <table:table-cell/>
          <table:table-cell table:style-name="ce219" table:formula="of:=IF([Carcasă.C133]; [Carcasă.C133] * [Carcas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4]; [Carcasă.C134] * [Carcasă.D134]; &quot;&quot;)">
            <text:p/>
          </table:table-cell>
          <table:table-cell/>
          <table:table-cell table:style-name="ce219" table:formula="of:=IF([Carcasă.C134]; [Carcasă.C134] * [Carcas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5]; [Carcasă.C135] * [Carcasă.D135]; &quot;&quot;)">
            <text:p/>
          </table:table-cell>
          <table:table-cell/>
          <table:table-cell table:style-name="ce219" table:formula="of:=IF([Carcasă.C135]; [Carcasă.C135] * [Carcas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6]; [Carcasă.C136] * [Carcasă.D136]; &quot;&quot;)">
            <text:p/>
          </table:table-cell>
          <table:table-cell/>
          <table:table-cell table:style-name="ce219" table:formula="of:=IF([Carcasă.C136]; [Carcasă.C136] * [Carcas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7]; [Carcasă.C137] * [Carcasă.D137]; &quot;&quot;)">
            <text:p/>
          </table:table-cell>
          <table:table-cell/>
          <table:table-cell table:style-name="ce219" table:formula="of:=IF([Carcasă.C137]; [Carcasă.C137] * [Carcas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8]; [Carcasă.C138] * [Carcasă.D138]; &quot;&quot;)">
            <text:p/>
          </table:table-cell>
          <table:table-cell/>
          <table:table-cell table:style-name="ce219" table:formula="of:=IF([Carcasă.C138]; [Carcasă.C138] * [Carcas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9]; [Carcasă.C139] * [Carcasă.D139]; &quot;&quot;)">
            <text:p/>
          </table:table-cell>
          <table:table-cell/>
          <table:table-cell table:style-name="ce219" table:formula="of:=IF([Carcasă.C139]; [Carcasă.C139] * [Carcas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0]; [Carcasă.C140] * [Carcasă.D140]; &quot;&quot;)">
            <text:p/>
          </table:table-cell>
          <table:table-cell/>
          <table:table-cell table:style-name="ce219" table:formula="of:=IF([Carcasă.C140]; [Carcasă.C140] * [Carcas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1]; [Carcasă.C141] * [Carcasă.D141]; &quot;&quot;)">
            <text:p/>
          </table:table-cell>
          <table:table-cell/>
          <table:table-cell table:style-name="ce219" table:formula="of:=IF([Carcasă.C141]; [Carcasă.C141] * [Carcas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2]; [Carcasă.C142] * [Carcasă.D142]; &quot;&quot;)">
            <text:p/>
          </table:table-cell>
          <table:table-cell/>
          <table:table-cell table:style-name="ce219" table:formula="of:=IF([Carcasă.C142]; [Carcasă.C142] * [Carcas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3]; [Carcasă.C143] * [Carcasă.D143]; &quot;&quot;)">
            <text:p/>
          </table:table-cell>
          <table:table-cell/>
          <table:table-cell table:style-name="ce219" table:formula="of:=IF([Carcasă.C143]; [Carcasă.C143] * [Carcas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4]; [Carcasă.C144] * [Carcasă.D144]; &quot;&quot;)">
            <text:p/>
          </table:table-cell>
          <table:table-cell/>
          <table:table-cell table:style-name="ce219" table:formula="of:=IF([Carcasă.C144]; [Carcasă.C144] * [Carcas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5]; [Carcasă.C145] * [Carcasă.D145]; &quot;&quot;)">
            <text:p/>
          </table:table-cell>
          <table:table-cell/>
          <table:table-cell table:style-name="ce219" table:formula="of:=IF([Carcasă.C145]; [Carcasă.C145] * [Carcas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6]; [Carcasă.C146] * [Carcasă.D146]; &quot;&quot;)">
            <text:p/>
          </table:table-cell>
          <table:table-cell/>
          <table:table-cell table:style-name="ce219" table:formula="of:=IF([Carcasă.C146]; [Carcasă.C146] * [Carcas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7]; [Carcasă.C147] * [Carcasă.D147]; &quot;&quot;)">
            <text:p/>
          </table:table-cell>
          <table:table-cell/>
          <table:table-cell table:style-name="ce219" table:formula="of:=IF([Carcasă.C147]; [Carcasă.C147] * [Carcas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8]; [Carcasă.C148] * [Carcasă.D148]; &quot;&quot;)">
            <text:p/>
          </table:table-cell>
          <table:table-cell/>
          <table:table-cell table:style-name="ce219" table:formula="of:=IF([Carcasă.C148]; [Carcasă.C148] * [Carcas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9]; [Carcasă.C149] * [Carcasă.D149]; &quot;&quot;)">
            <text:p/>
          </table:table-cell>
          <table:table-cell/>
          <table:table-cell table:style-name="ce219" table:formula="of:=IF([Carcasă.C149]; [Carcasă.C149] * [Carcas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0]; [Carcasă.C150] * [Carcasă.D150]; &quot;&quot;)">
            <text:p/>
          </table:table-cell>
          <table:table-cell/>
          <table:table-cell table:style-name="ce219" table:formula="of:=IF([Carcasă.C150]; [Carcasă.C150] * [Carcas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1]; [Carcasă.C151] * [Carcasă.D151]; &quot;&quot;)">
            <text:p/>
          </table:table-cell>
          <table:table-cell/>
          <table:table-cell table:style-name="ce219" table:formula="of:=IF([Carcasă.C151]; [Carcasă.C151] * [Carcas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2]; [Carcasă.C152] * [Carcasă.D152]; &quot;&quot;)">
            <text:p/>
          </table:table-cell>
          <table:table-cell/>
          <table:table-cell table:style-name="ce219" table:formula="of:=IF([Carcasă.C152]; [Carcasă.C152] * [Carcas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3]; [Carcasă.C153] * [Carcasă.D153]; &quot;&quot;)">
            <text:p/>
          </table:table-cell>
          <table:table-cell/>
          <table:table-cell table:style-name="ce219" table:formula="of:=IF([Carcasă.C153]; [Carcasă.C153] * [Carcas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4]; [Carcasă.C154] * [Carcasă.D154]; &quot;&quot;)">
            <text:p/>
          </table:table-cell>
          <table:table-cell/>
          <table:table-cell table:style-name="ce219" table:formula="of:=IF([Carcasă.C154]; [Carcasă.C154] * [Carcas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5]; [Carcasă.C155] * [Carcasă.D155]; &quot;&quot;)">
            <text:p/>
          </table:table-cell>
          <table:table-cell/>
          <table:table-cell table:style-name="ce219" table:formula="of:=IF([Carcasă.C155]; [Carcasă.C155] * [Carcas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6]; [Carcasă.C156] * [Carcasă.D156]; &quot;&quot;)">
            <text:p/>
          </table:table-cell>
          <table:table-cell/>
          <table:table-cell table:style-name="ce219" table:formula="of:=IF([Carcasă.C156]; [Carcasă.C156] * [Carcas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7]; [Carcasă.C157] * [Carcasă.D157]; &quot;&quot;)">
            <text:p/>
          </table:table-cell>
          <table:table-cell/>
          <table:table-cell table:style-name="ce219" table:formula="of:=IF([Carcasă.C157]; [Carcasă.C157] * [Carcas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8]; [Carcasă.C158] * [Carcasă.D158]; &quot;&quot;)">
            <text:p/>
          </table:table-cell>
          <table:table-cell/>
          <table:table-cell table:style-name="ce219" table:formula="of:=IF([Carcasă.C158]; [Carcasă.C158] * [Carcas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9]; [Carcasă.C159] * [Carcasă.D159]; &quot;&quot;)">
            <text:p/>
          </table:table-cell>
          <table:table-cell/>
          <table:table-cell table:style-name="ce219" table:formula="of:=IF([Carcasă.C159]; [Carcasă.C159] * [Carcas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0]; [Carcasă.C160] * [Carcasă.D160]; &quot;&quot;)">
            <text:p/>
          </table:table-cell>
          <table:table-cell/>
          <table:table-cell table:style-name="ce219" table:formula="of:=IF([Carcasă.C160]; [Carcasă.C160] * [Carcas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1]; [Carcasă.C161] * [Carcasă.D161]; &quot;&quot;)">
            <text:p/>
          </table:table-cell>
          <table:table-cell/>
          <table:table-cell table:style-name="ce219" table:formula="of:=IF([Carcasă.C161]; [Carcasă.C161] * [Carcas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2]; [Carcasă.C162] * [Carcasă.D162]; &quot;&quot;)">
            <text:p/>
          </table:table-cell>
          <table:table-cell/>
          <table:table-cell table:style-name="ce219" table:formula="of:=IF([Carcasă.C162]; [Carcasă.C162] * [Carcas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3]; [Carcasă.C163] * [Carcasă.D163]; &quot;&quot;)">
            <text:p/>
          </table:table-cell>
          <table:table-cell/>
          <table:table-cell table:style-name="ce219" table:formula="of:=IF([Carcasă.C163]; [Carcasă.C163] * [Carcas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4]; [Carcasă.C164] * [Carcasă.D164]; &quot;&quot;)">
            <text:p/>
          </table:table-cell>
          <table:table-cell/>
          <table:table-cell table:style-name="ce219" table:formula="of:=IF([Carcasă.C164]; [Carcasă.C164] * [Carcas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5]; [Carcasă.C165] * [Carcasă.D165]; &quot;&quot;)">
            <text:p/>
          </table:table-cell>
          <table:table-cell/>
          <table:table-cell table:style-name="ce219" table:formula="of:=IF([Carcasă.C165]; [Carcasă.C165] * [Carcas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6]; [Carcasă.C166] * [Carcasă.D166]; &quot;&quot;)">
            <text:p/>
          </table:table-cell>
          <table:table-cell/>
          <table:table-cell table:style-name="ce219" table:formula="of:=IF([Carcasă.C166]; [Carcasă.C166] * [Carcas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7]; [Carcasă.C167] * [Carcasă.D167]; &quot;&quot;)">
            <text:p/>
          </table:table-cell>
          <table:table-cell/>
          <table:table-cell table:style-name="ce219" table:formula="of:=IF([Carcasă.C167]; [Carcasă.C167] * [Carcas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8]; [Carcasă.C168] * [Carcasă.D168]; &quot;&quot;)">
            <text:p/>
          </table:table-cell>
          <table:table-cell/>
          <table:table-cell table:style-name="ce219" table:formula="of:=IF([Carcasă.C168]; [Carcasă.C168] * [Carcas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9]; [Carcasă.C169] * [Carcasă.D169]; &quot;&quot;)">
            <text:p/>
          </table:table-cell>
          <table:table-cell/>
          <table:table-cell table:style-name="ce219" table:formula="of:=IF([Carcasă.C169]; [Carcasă.C169] * [Carcas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0]; [Carcasă.C170] * [Carcasă.D170]; &quot;&quot;)">
            <text:p/>
          </table:table-cell>
          <table:table-cell/>
          <table:table-cell table:style-name="ce219" table:formula="of:=IF([Carcasă.C170]; [Carcasă.C170] * [Carcas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1]; [Carcasă.C171] * [Carcasă.D171]; &quot;&quot;)">
            <text:p/>
          </table:table-cell>
          <table:table-cell/>
          <table:table-cell table:style-name="ce219" table:formula="of:=IF([Carcasă.C171]; [Carcasă.C171] * [Carcas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2]; [Carcasă.C172] * [Carcasă.D172]; &quot;&quot;)">
            <text:p/>
          </table:table-cell>
          <table:table-cell/>
          <table:table-cell table:style-name="ce219" table:formula="of:=IF([Carcasă.C172]; [Carcasă.C172] * [Carcas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3]; [Carcasă.C173] * [Carcasă.D173]; &quot;&quot;)">
            <text:p/>
          </table:table-cell>
          <table:table-cell/>
          <table:table-cell table:style-name="ce219" table:formula="of:=IF([Carcasă.C173]; [Carcasă.C173] * [Carcas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4]; [Carcasă.C174] * [Carcasă.D174]; &quot;&quot;)">
            <text:p/>
          </table:table-cell>
          <table:table-cell/>
          <table:table-cell table:style-name="ce219" table:formula="of:=IF([Carcasă.C174]; [Carcasă.C174] * [Carcas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5]; [Carcasă.C175] * [Carcasă.D175]; &quot;&quot;)">
            <text:p/>
          </table:table-cell>
          <table:table-cell/>
          <table:table-cell table:style-name="ce219" table:formula="of:=IF([Carcasă.C175]; [Carcasă.C175] * [Carcas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6]; [Carcasă.C176] * [Carcasă.D176]; &quot;&quot;)">
            <text:p/>
          </table:table-cell>
          <table:table-cell/>
          <table:table-cell table:style-name="ce219" table:formula="of:=IF([Carcasă.C176]; [Carcasă.C176] * [Carcas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7]; [Carcasă.C177] * [Carcasă.D177]; &quot;&quot;)">
            <text:p/>
          </table:table-cell>
          <table:table-cell/>
          <table:table-cell table:style-name="ce219" table:formula="of:=IF([Carcasă.C177]; [Carcasă.C177] * [Carcas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8]; [Carcasă.C178] * [Carcasă.D178]; &quot;&quot;)">
            <text:p/>
          </table:table-cell>
          <table:table-cell/>
          <table:table-cell table:style-name="ce219" table:formula="of:=IF([Carcasă.C178]; [Carcasă.C178] * [Carcas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9]; [Carcasă.C179] * [Carcasă.D179]; &quot;&quot;)">
            <text:p/>
          </table:table-cell>
          <table:table-cell/>
          <table:table-cell table:style-name="ce219" table:formula="of:=IF([Carcasă.C179]; [Carcasă.C179] * [Carcas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0]; [Carcasă.C180] * [Carcasă.D180]; &quot;&quot;)">
            <text:p/>
          </table:table-cell>
          <table:table-cell/>
          <table:table-cell table:style-name="ce219" table:formula="of:=IF([Carcasă.C180]; [Carcasă.C180] * [Carcas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1]; [Carcasă.C181] * [Carcasă.D181]; &quot;&quot;)">
            <text:p/>
          </table:table-cell>
          <table:table-cell/>
          <table:table-cell table:style-name="ce219" table:formula="of:=IF([Carcasă.C181]; [Carcasă.C181] * [Carcas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2]; [Carcasă.C182] * [Carcasă.D182]; &quot;&quot;)">
            <text:p/>
          </table:table-cell>
          <table:table-cell/>
          <table:table-cell table:style-name="ce219" table:formula="of:=IF([Carcasă.C182]; [Carcasă.C182] * [Carcas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3]; [Carcasă.C183] * [Carcasă.D183]; &quot;&quot;)">
            <text:p/>
          </table:table-cell>
          <table:table-cell/>
          <table:table-cell table:style-name="ce219" table:formula="of:=IF([Carcasă.C183]; [Carcasă.C183] * [Carcas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4]; [Carcasă.C184] * [Carcasă.D184]; &quot;&quot;)">
            <text:p/>
          </table:table-cell>
          <table:table-cell/>
          <table:table-cell table:style-name="ce219" table:formula="of:=IF([Carcasă.C184]; [Carcasă.C184] * [Carcas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5]; [Carcasă.C185] * [Carcasă.D185]; &quot;&quot;)">
            <text:p/>
          </table:table-cell>
          <table:table-cell/>
          <table:table-cell table:style-name="ce219" table:formula="of:=IF([Carcasă.C185]; [Carcasă.C185] * [Carcas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6]; [Carcasă.C186] * [Carcasă.D186]; &quot;&quot;)">
            <text:p/>
          </table:table-cell>
          <table:table-cell/>
          <table:table-cell table:style-name="ce219" table:formula="of:=IF([Carcasă.C186]; [Carcasă.C186] * [Carcas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7]; [Carcasă.C187] * [Carcasă.D187]; &quot;&quot;)">
            <text:p/>
          </table:table-cell>
          <table:table-cell/>
          <table:table-cell table:style-name="ce219" table:formula="of:=IF([Carcasă.C187]; [Carcasă.C187] * [Carcas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8]; [Carcasă.C188] * [Carcasă.D188]; &quot;&quot;)">
            <text:p/>
          </table:table-cell>
          <table:table-cell/>
          <table:table-cell table:style-name="ce219" table:formula="of:=IF([Carcasă.C188]; [Carcasă.C188] * [Carcasă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9]; [Carcasă.C189] * [Carcasă.D189]; &quot;&quot;)">
            <text:p/>
          </table:table-cell>
          <table:table-cell/>
          <table:table-cell table:style-name="ce219" table:formula="of:=IF([Carcasă.C189]; [Carcasă.C189] * [Carcasă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0]; [Carcasă.C190] * [Carcasă.D190]; &quot;&quot;)">
            <text:p/>
          </table:table-cell>
          <table:table-cell/>
          <table:table-cell table:style-name="ce219" table:formula="of:=IF([Carcasă.C190]; [Carcasă.C190] * [Carcasă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1]; [Carcasă.C191] * [Carcasă.D191]; &quot;&quot;)">
            <text:p/>
          </table:table-cell>
          <table:table-cell/>
          <table:table-cell table:style-name="ce219" table:formula="of:=IF([Carcasă.C191]; [Carcasă.C191] * [Carcasă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2]; [Carcasă.C192] * [Carcasă.D192]; &quot;&quot;)">
            <text:p/>
          </table:table-cell>
          <table:table-cell/>
          <table:table-cell table:style-name="ce219" table:formula="of:=IF([Carcasă.C192]; [Carcasă.C192] * [Carcasă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3]; [Carcasă.C193] * [Carcasă.D193]; &quot;&quot;)">
            <text:p/>
          </table:table-cell>
          <table:table-cell/>
          <table:table-cell table:style-name="ce219" table:formula="of:=IF([Carcasă.C193]; [Carcasă.C193] * [Carcasă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4]; [Carcasă.C194] * [Carcasă.D194]; &quot;&quot;)">
            <text:p/>
          </table:table-cell>
          <table:table-cell/>
          <table:table-cell table:style-name="ce219" table:formula="of:=IF([Carcasă.C194]; [Carcasă.C194] * [Carcasă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5]; [Carcasă.C195] * [Carcasă.D195]; &quot;&quot;)">
            <text:p/>
          </table:table-cell>
          <table:table-cell/>
          <table:table-cell table:style-name="ce219" table:formula="of:=IF([Carcasă.C195]; [Carcasă.C195] * [Carcasă.F195]; &quot;&quot;)">
            <text:p/>
          </table:table-cell>
          <table:table-cell table:number-columns-repeated="1017"/>
        </table:table-row>
        <table:table-row table:style-name="ro2" table:number-rows-repeated="1048376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i" table:style-name="ta1">
        <table:table-column table:style-name="co25" table:default-cell-style-name="ce241"/>
        <table:table-column table:style-name="co49" table:default-cell-style-name="ce245"/>
        <table:table-column table:style-name="co50" table:default-cell-style-name="ce249"/>
        <table:table-column table:style-name="co51" table:default-cell-style-name="ce252"/>
        <table:table-column table:style-name="co52" table:default-cell-style-name="ce252"/>
        <table:table-column table:style-name="co51" table:default-cell-style-name="ce252"/>
        <table:table-column table:style-name="co52" table:default-cell-style-name="ce252"/>
        <table:table-column table:style-name="co7" table:number-columns-repeated="1017" table:default-cell-style-name="Default"/>
        <table:table-row table:style-name="ro6">
          <table:table-cell table:style-name="ce238" table:formula="of:=4" office:value-type="float" office:value="4" calcext:value-type="float">
            <text:p>4</text:p>
          </table:table-cell>
          <table:table-cell table:style-name="ce242" office:value-type="float" office:value="200" calcext:value-type="float">
            <text:p>200</text:p>
          </table:table-cell>
          <table:table-cell table:style-name="ce246" table:formula="of:=ADDRESS([Pini.$A$1]; COLUMN()) &amp; &quot;:&quot; &amp; ADDRESS([Pini.$A$2]; COLUMN())" office:value-type="string" office:string-value="$C$4:$C$13" calcext:value-type="string">
            <text:p>$C$4:$C$13</text:p>
          </table:table-cell>
          <table:table-cell table:style-name="ce246" table:formula="of:=ADDRESS([Pini.$A$1]; COLUMN()) &amp; &quot;:&quot; &amp; ADDRESS([Pini.$A$2]; COLUMN())" office:value-type="string" office:string-value="$D$4:$D$13" calcext:value-type="string">
            <text:p>$D$4:$D$13</text:p>
          </table:table-cell>
          <table:table-cell table:style-name="ce246" table:formula="of:=ADDRESS([Pini.$A$1]; COLUMN()) &amp; &quot;:&quot; &amp; ADDRESS([Pini.$A$2]; COLUMN())" office:value-type="string" office:string-value="$E$4:$E$13" calcext:value-type="string">
            <text:p>$E$4:$E$13</text:p>
          </table:table-cell>
          <table:table-cell table:style-name="ce246" table:formula="of:=ADDRESS([Pini.$A$1]; COLUMN()) &amp; &quot;:&quot; &amp; ADDRESS([Pini.$A$2]; COLUMN())" office:value-type="string" office:string-value="$F$4:$F$13" calcext:value-type="string">
            <text:p>$F$4:$F$13</text:p>
          </table:table-cell>
          <table:table-cell table:style-name="ce246" table:formula="of:=ADDRESS([Pini.$A$1]; COLUMN()) &amp; &quot;:&quot; &amp; ADDRESS([Pini.$A$2]; COLUMN())" office:value-type="string" office:string-value="$G$4:$G$13" calcext:value-type="string">
            <text:p>$G$4:$G$13</text:p>
          </table:table-cell>
          <table:table-cell table:style-name="ce258"/>
          <table:table-cell table:style-name="ce260" table:number-columns-repeated="1016"/>
        </table:table-row>
        <table:table-row table:style-name="ro1">
          <table:table-cell table:style-name="ce239" table:formula="of:=[Pini.$A$1]+COUNTA(INDIRECT([Pini.$A$3]):INDIRECT([Pini.$A$4]))" office:value-type="float" office:value="13" calcext:value-type="float">
            <text:p>13</text:p>
          </table:table-cell>
          <table:table-cell table:style-name="ce261" office:value-type="string" calcext:value-type="string">
            <text:p>Conexiuni pini</text:p>
          </table:table-cell>
          <table:table-cell table:style-name="ce262" table:formula="of:=IF(SUM(INDIRECT([Pini.C1])); SUM(INDIRECT([Pini.C1])); &quot;&quot;)" office:value-type="float" office:value="22" calcext:value-type="float">
            <text:p>22</text:p>
          </table:table-cell>
          <table:table-cell table:style-name="ce262" table:formula="of:=IF(SUM(INDIRECT([Pini.D1])); SUM(INDIRECT([Pini.D1])); &quot;&quot;)" office:value-type="float" office:value="10" calcext:value-type="float">
            <text:p>10</text:p>
          </table:table-cell>
          <table:table-cell table:style-name="ce275" table:formula="of:=IF(SUM(INDIRECT([Pini.E1])); SUM(INDIRECT([Pini.E1])); &quot;&quot;)" office:value-type="float" office:value="21" calcext:value-type="float">
            <text:p>21</text:p>
          </table:table-cell>
          <table:table-cell table:style-name="ce262" table:formula="of:=IF(SUM(INDIRECT([Pini.F1])); SUM(INDIRECT([Pini.F1])); &quot;&quot;)" office:value-type="float" office:value="8" calcext:value-type="float">
            <text:p>8</text:p>
          </table:table-cell>
          <table:table-cell table:style-name="ce262" table:formula="of:=IF(SUM(INDIRECT([Pini.G1])); SUM(INDIRECT([Pini.G1])); &quot;&quot;)" office:value-type="float" office:value="17" calcext:value-type="float">
            <text:p>17</text:p>
          </table:table-cell>
          <table:table-cell table:style-name="ce259"/>
          <table:table-cell table:number-columns-repeated="1016"/>
        </table:table-row>
        <table:table-row table:style-name="ro7">
          <table:table-cell table:style-name="ce240" table:formula="of:=ADDRESS([Pini.$A$1];2)" office:value-type="string" office:string-value="$B$4" calcext:value-type="string">
            <text:p>$B$4</text:p>
          </table:table-cell>
          <table:table-cell table:style-name="ce244" office:value-type="string" calcext:value-type="string">
            <text:p>Nume componentă</text:p>
          </table:table-cell>
          <table:table-cell table:style-name="ce248" office:value-type="string" calcext:value-type="string">
            <text:p>Număr pini logici</text:p>
          </table:table-cell>
          <table:table-cell table:style-name="ce248" office:value-type="string" calcext:value-type="string">
            <text:p>Număr componente</text:p>
          </table:table-cell>
          <table:table-cell table:style-name="ce248" office:value-type="string" calcext:value-type="string">
            <text:p>Communications</text:p>
          </table:table-cell>
          <table:table-cell table:style-name="ce248" office:value-type="string" calcext:value-type="string">
            <text:p>Număr componente</text:p>
          </table:table-cell>
          <table:table-cell table:style-name="ce248" office:value-type="string" calcext:value-type="string">
            <text:p>Actions</text:p>
          </table:table-cell>
          <table:table-cell table:number-columns-repeated="1017"/>
        </table:table-row>
        <table:table-row table:style-name="ro2">
          <table:table-cell table:formula="of:=ADDRESS([Structură.$B$1];2;4)" office:value-type="string" office:string-value="B200" calcext:value-type="string">
            <text:p>B200</text:p>
          </table:table-cell>
          <table:table-cell office:value-type="string" calcext:value-type="string">
            <text:p>Comunicații serial</text:p>
          </table:table-cell>
          <table:table-cell office:value-type="float" office:value="2" calcext:value-type="float">
            <text:p>2</text:p>
          </table:table-cell>
          <table:table-cell table:style-name="ce274" office:value-type="float" office:value="1" calcext:value-type="float">
            <text:p>1</text:p>
          </table:table-cell>
          <table:table-cell table:style-name="ce274" table:formula="of:=[.D4]*[.C4]" office:value-type="float" office:value="2" calcext:value-type="float">
            <text:p>2</text:p>
          </table:table-cell>
          <table:table-cell table:style-name="ce274" office:value-type="float" office:value="1" calcext:value-type="float">
            <text:p>1</text:p>
          </table:table-cell>
          <table:table-cell table:style-name="ce274" table:formula="of:=[.F4]*[.C4]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D</text:p>
          </table:table-cell>
          <table:table-cell office:value-type="float" office:value="3" calcext:value-type="float">
            <text:p>3</text:p>
          </table:table-cell>
          <table:table-cell table:style-name="ce274" office:value-type="float" office:value="0" calcext:value-type="float">
            <text:p>0</text:p>
          </table:table-cell>
          <table:table-cell table:style-name="ce274" table:formula="of:=[.D5]*[.C5]" office:value-type="float" office:value="0" calcext:value-type="float">
            <text:p>0</text:p>
          </table:table-cell>
          <table:table-cell table:style-name="ce274" office:value-type="float" office:value="1" calcext:value-type="float">
            <text:p>1</text:p>
          </table:table-cell>
          <table:table-cell table:style-name="ce274" table:formula="of:=[.F5]*[.C5]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ul cu atenă NRF 24L01</text:p>
          </table:table-cell>
          <table:table-cell office:value-type="float" office:value="6" calcext:value-type="float">
            <text:p>6</text:p>
          </table:table-cell>
          <table:table-cell table:style-name="ce274" office:value-type="float" office:value="1" calcext:value-type="float">
            <text:p>1</text:p>
          </table:table-cell>
          <table:table-cell table:style-name="ce274" table:formula="of:=[.D6]*[.C6]" office:value-type="float" office:value="6" calcext:value-type="float">
            <text:p>6</text:p>
          </table:table-cell>
          <table:table-cell table:style-name="ce274" office:value-type="float" office:value="0" calcext:value-type="float">
            <text:p>0</text:p>
          </table:table-cell>
          <table:table-cell table:style-name="ce274" table:formula="of:=[.F6]*[.C6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tor HPCB Pololu 50:1 6V</text:p>
          </table:table-cell>
          <table:table-cell office:value-type="float" office:value="2" calcext:value-type="float">
            <text:p>2</text:p>
          </table:table-cell>
          <table:table-cell table:style-name="ce274" office:value-type="float" office:value="0" calcext:value-type="float">
            <text:p>0</text:p>
          </table:table-cell>
          <table:table-cell table:style-name="ce274" table:formula="of:=[.D7]*[.C7]" office:value-type="float" office:value="0" calcext:value-type="float">
            <text:p>0</text:p>
          </table:table-cell>
          <table:table-cell table:style-name="ce274" office:value-type="float" office:value="1" calcext:value-type="float">
            <text:p>1</text:p>
          </table:table-cell>
          <table:table-cell table:style-name="ce274" table:formula="of:=[.F7]*[.C7]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de distanța ultrasonic JSN-SR04T</text:p>
          </table:table-cell>
          <table:table-cell office:value-type="float" office:value="2" calcext:value-type="float">
            <text:p>2</text:p>
          </table:table-cell>
          <table:table-cell table:style-name="ce274" office:value-type="float" office:value="3" calcext:value-type="float">
            <text:p>3</text:p>
          </table:table-cell>
          <table:table-cell table:style-name="ce274" table:formula="of:=[.D8]*[.C8]" office:value-type="float" office:value="6" calcext:value-type="float">
            <text:p>6</text:p>
          </table:table-cell>
          <table:table-cell table:style-name="ce274" office:value-type="float" office:value="0" calcext:value-type="float">
            <text:p>0</text:p>
          </table:table-cell>
          <table:table-cell table:style-name="ce274" table:formula="of:=[.F8]*[.C8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de umiditate</text:p>
          </table:table-cell>
          <table:table-cell office:value-type="float" office:value="1" calcext:value-type="float">
            <text:p>1</text:p>
          </table:table-cell>
          <table:table-cell table:style-name="ce274" office:value-type="float" office:value="3" calcext:value-type="float">
            <text:p>3</text:p>
          </table:table-cell>
          <table:table-cell table:style-name="ce274" table:formula="of:=[.D9]*[.C9]" office:value-type="float" office:value="3" calcext:value-type="float">
            <text:p>3</text:p>
          </table:table-cell>
          <table:table-cell table:style-name="ce274" office:value-type="float" office:value="0" calcext:value-type="float">
            <text:p>0</text:p>
          </table:table-cell>
          <table:table-cell table:style-name="ce274" table:formula="of:=[.F9]*[.C9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inerțial MPU9250</text:p>
          </table:table-cell>
          <table:table-cell office:value-type="float" office:value="2" calcext:value-type="float">
            <text:p>2</text:p>
          </table:table-cell>
          <table:table-cell table:style-name="ce274" office:value-type="float" office:value="1" calcext:value-type="float">
            <text:p>1</text:p>
          </table:table-cell>
          <table:table-cell table:style-name="ce274" table:formula="of:=[.D10]*[.C10]" office:value-type="float" office:value="2" calcext:value-type="float">
            <text:p>2</text:p>
          </table:table-cell>
          <table:table-cell table:style-name="ce274" office:value-type="float" office:value="0" calcext:value-type="float">
            <text:p>0</text:p>
          </table:table-cell>
          <table:table-cell table:style-name="ce274" table:formula="of:=[.F10]*[.C10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motor</text:p>
          </table:table-cell>
          <table:table-cell office:value-type="float" office:value="2" calcext:value-type="float">
            <text:p>2</text:p>
          </table:table-cell>
          <table:table-cell table:style-name="ce274" office:value-type="float" office:value="1" calcext:value-type="float">
            <text:p>1</text:p>
          </table:table-cell>
          <table:table-cell table:style-name="ce274" table:formula="of:=[.D11]*[.C11]" office:value-type="float" office:value="2" calcext:value-type="float">
            <text:p>2</text:p>
          </table:table-cell>
          <table:table-cell table:style-name="ce274" office:value-type="float" office:value="0" calcext:value-type="float">
            <text:p>0</text:p>
          </table:table-cell>
          <table:table-cell table:style-name="ce274" table:formula="of:=[.F11]*[.C11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vomotor</text:p>
          </table:table-cell>
          <table:table-cell office:value-type="float" office:value="2" calcext:value-type="float">
            <text:p>2</text:p>
          </table:table-cell>
          <table:table-cell table:style-name="ce274" office:value-type="float" office:value="0" calcext:value-type="float">
            <text:p>0</text:p>
          </table:table-cell>
          <table:table-cell table:style-name="ce274" table:formula="of:=[.D12]*[.C12]" office:value-type="float" office:value="0" calcext:value-type="float">
            <text:p>0</text:p>
          </table:table-cell>
          <table:table-cell table:style-name="ce274" office:value-type="float" office:value="5" calcext:value-type="float">
            <text:p>5</text:p>
          </table:table-cell>
          <table:table-cell table:style-name="ce274" table:formula="of:=[.F12]*[.C12]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formula="of:=IF([Pini.C13]; [Pini.C13] * [Pini.D1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]; [Pini.C14] * [Pini.D1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]; [Pini.C15] * [Pini.D1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]; [Pini.C16] * [Pini.D1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]; [Pini.C17] * [Pini.D1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]; [Pini.C18] * [Pini.D1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9]; [Pini.C19] * [Pini.D1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0]; [Pini.C20] * [Pini.D2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1]; [Pini.C21] * [Pini.D2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2]; [Pini.C22] * [Pini.D2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3]; [Pini.C23] * [Pini.D2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4]; [Pini.C24] * [Pini.D2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5]; [Pini.C25] * [Pini.D2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6]; [Pini.C26] * [Pini.D2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7]; [Pini.C27] * [Pini.D2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8]; [Pini.C28] * [Pini.D2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9]; [Pini.C29] * [Pini.D2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0]; [Pini.C30] * [Pini.D3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1]; [Pini.C31] * [Pini.D3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2]; [Pini.C32] * [Pini.D3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3]; [Pini.C33] * [Pini.D3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4]; [Pini.C34] * [Pini.D3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5]; [Pini.C35] * [Pini.D3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6]; [Pini.C36] * [Pini.D3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7]; [Pini.C37] * [Pini.D3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8]; [Pini.C38] * [Pini.D3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9]; [Pini.C39] * [Pini.D3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0]; [Pini.C40] * [Pini.D4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1]; [Pini.C41] * [Pini.D4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2]; [Pini.C42] * [Pini.D4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3]; [Pini.C43] * [Pini.D4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4]; [Pini.C44] * [Pini.D4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5]; [Pini.C45] * [Pini.D4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6]; [Pini.C46] * [Pini.D4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7]; [Pini.C47] * [Pini.D4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8]; [Pini.C48] * [Pini.D4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9]; [Pini.C49] * [Pini.D4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0]; [Pini.C50] * [Pini.D5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1]; [Pini.C51] * [Pini.D5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2]; [Pini.C52] * [Pini.D5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3]; [Pini.C53] * [Pini.D5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4]; [Pini.C54] * [Pini.D5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5]; [Pini.C55] * [Pini.D5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6]; [Pini.C56] * [Pini.D5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7]; [Pini.C57] * [Pini.D5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8]; [Pini.C58] * [Pini.D5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9]; [Pini.C59] * [Pini.D5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0]; [Pini.C60] * [Pini.D6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1]; [Pini.C61] * [Pini.D6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2]; [Pini.C62] * [Pini.D6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3]; [Pini.C63] * [Pini.D6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4]; [Pini.C64] * [Pini.D6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5]; [Pini.C65] * [Pini.D6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6]; [Pini.C66] * [Pini.D6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7]; [Pini.C67] * [Pini.D6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8]; [Pini.C68] * [Pini.D6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9]; [Pini.C69] * [Pini.D6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0]; [Pini.C70] * [Pini.D7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1]; [Pini.C71] * [Pini.D7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2]; [Pini.C72] * [Pini.D7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3]; [Pini.C73] * [Pini.D7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4]; [Pini.C74] * [Pini.D7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5]; [Pini.C75] * [Pini.D7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6]; [Pini.C76] * [Pini.D7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7]; [Pini.C77] * [Pini.D7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8]; [Pini.C78] * [Pini.D7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9]; [Pini.C79] * [Pini.D7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0]; [Pini.C80] * [Pini.D8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1]; [Pini.C81] * [Pini.D8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2]; [Pini.C82] * [Pini.D8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3]; [Pini.C83] * [Pini.D8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4]; [Pini.C84] * [Pini.D8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5]; [Pini.C85] * [Pini.D8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6]; [Pini.C86] * [Pini.D8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7]; [Pini.C87] * [Pini.D8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8]; [Pini.C88] * [Pini.D8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9]; [Pini.C89] * [Pini.D8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0]; [Pini.C90] * [Pini.D9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1]; [Pini.C91] * [Pini.D9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2]; [Pini.C92] * [Pini.D9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3]; [Pini.C93] * [Pini.D9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4]; [Pini.C94] * [Pini.D9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5]; [Pini.C95] * [Pini.D9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6]; [Pini.C96] * [Pini.D9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7]; [Pini.C97] * [Pini.D9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8]; [Pini.C98] * [Pini.D9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9]; [Pini.C99] * [Pini.D9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0]; [Pini.C100] * [Pini.D10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1]; [Pini.C101] * [Pini.D10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2]; [Pini.C102] * [Pini.D10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3]; [Pini.C103] * [Pini.D10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4]; [Pini.C104] * [Pini.D10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5]; [Pini.C105] * [Pini.D10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6]; [Pini.C106] * [Pini.D10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7]; [Pini.C107] * [Pini.D10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8]; [Pini.C108] * [Pini.D10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9]; [Pini.C109] * [Pini.D10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0]; [Pini.C110] * [Pini.D11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1]; [Pini.C111] * [Pini.D11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2]; [Pini.C112] * [Pini.D11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3]; [Pini.C113] * [Pini.D11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4]; [Pini.C114] * [Pini.D11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5]; [Pini.C115] * [Pini.D11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6]; [Pini.C116] * [Pini.D11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7]; [Pini.C117] * [Pini.D11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8]; [Pini.C118] * [Pini.D11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9]; [Pini.C119] * [Pini.D11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0]; [Pini.C120] * [Pini.D12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1]; [Pini.C121] * [Pini.D12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2]; [Pini.C122] * [Pini.D12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3]; [Pini.C123] * [Pini.D12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4]; [Pini.C124] * [Pini.D12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5]; [Pini.C125] * [Pini.D12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6]; [Pini.C126] * [Pini.D12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7]; [Pini.C127] * [Pini.D12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8]; [Pini.C128] * [Pini.D12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9]; [Pini.C129] * [Pini.D12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0]; [Pini.C130] * [Pini.D13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1]; [Pini.C131] * [Pini.D13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2]; [Pini.C132] * [Pini.D13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3]; [Pini.C133] * [Pini.D13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4]; [Pini.C134] * [Pini.D13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5]; [Pini.C135] * [Pini.D13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6]; [Pini.C136] * [Pini.D13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7]; [Pini.C137] * [Pini.D13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8]; [Pini.C138] * [Pini.D13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9]; [Pini.C139] * [Pini.D13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0]; [Pini.C140] * [Pini.D14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1]; [Pini.C141] * [Pini.D14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2]; [Pini.C142] * [Pini.D14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3]; [Pini.C143] * [Pini.D14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4]; [Pini.C144] * [Pini.D14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5]; [Pini.C145] * [Pini.D14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6]; [Pini.C146] * [Pini.D14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7]; [Pini.C147] * [Pini.D14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8]; [Pini.C148] * [Pini.D14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9]; [Pini.C149] * [Pini.D14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0]; [Pini.C150] * [Pini.D15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1]; [Pini.C151] * [Pini.D15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2]; [Pini.C152] * [Pini.D15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3]; [Pini.C153] * [Pini.D15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4]; [Pini.C154] * [Pini.D15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5]; [Pini.C155] * [Pini.D15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6]; [Pini.C156] * [Pini.D15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7]; [Pini.C157] * [Pini.D15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8]; [Pini.C158] * [Pini.D15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9]; [Pini.C159] * [Pini.D15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0]; [Pini.C160] * [Pini.D16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1]; [Pini.C161] * [Pini.D16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2]; [Pini.C162] * [Pini.D16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3]; [Pini.C163] * [Pini.D16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4]; [Pini.C164] * [Pini.D16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5]; [Pini.C165] * [Pini.D16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6]; [Pini.C166] * [Pini.D16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7]; [Pini.C167] * [Pini.D16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8]; [Pini.C168] * [Pini.D16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9]; [Pini.C169] * [Pini.D16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0]; [Pini.C170] * [Pini.D17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1]; [Pini.C171] * [Pini.D17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2]; [Pini.C172] * [Pini.D17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3]; [Pini.C173] * [Pini.D17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4]; [Pini.C174] * [Pini.D17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5]; [Pini.C175] * [Pini.D17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6]; [Pini.C176] * [Pini.D17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7]; [Pini.C177] * [Pini.D17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8]; [Pini.C178] * [Pini.D17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9]; [Pini.C179] * [Pini.D17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0]; [Pini.C180] * [Pini.D18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1]; [Pini.C181] * [Pini.D18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2]; [Pini.C182] * [Pini.D18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3]; [Pini.C183] * [Pini.D18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4]; [Pini.C184] * [Pini.D18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5]; [Pini.C185] * [Pini.D18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6]; [Pini.C186] * [Pini.D18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7]; [Pini.C187] * [Pini.D18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8]; [Pini.C188] * [Pini.D18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9]; [Pini.C189] * [Pini.D18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90]; [Pini.C190] * [Pini.D19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91]; [Pini.C191] * [Pini.D19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92]; [Pini.C192] * [Pini.D19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93]; [Pini.C193] * [Pini.D19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94]; [Pini.C194] * [Pini.D194]; &quot;&quot;)">
            <text:p/>
          </table:table-cell>
          <table:table-cell table:number-columns-repeated="1018"/>
        </table:table-row>
        <table:table-row table:style-name="ro2" table:number-rows-repeated="104837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capacityList" table:base-cell-address="$Alimentare.$L$1" table:cell-range-address="$Alimentare.$R$3:.$R$1048576"/>
        <table:named-range table:name="voltageList" table:base-cell-address="$Alimentare.$L$1" table:cell-range-address="$Alimentare.$P$3:.$P$1048576"/>
      </table:named-expressions>
      <table:database-ranges>
        <table:database-range table:name="capacityList" table:target-range-address="Alimentare.R2:Alimentare.R1048576" table:on-update-keep-styles="true" table:on-update-keep-size="false" table:orientation="column"/>
        <table:database-range table:name="voltageList" table:target-range-address="Alimentare.P2:Alimentare.P1048576" table:on-update-keep-styles="true" table:on-update-keep-size="false" table:orientation="column"/>
        <table:database-range table:name="__Anonymous_Sheet_DB__1" table:target-range-address="'Ore lucru'.A1:'Ore lucru'.S7" table:orientation="column"/>
        <table:database-range table:name="__Anonymous_Sheet_DB__3" table:target-range-address="Telecomandă.B3:Telecomandă.G188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Circuit.B3:Circuit.G204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Structură.B3:Structură.G209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Carcasă.B3:Carcasă.G195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Pini.B3:Pini.F1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ro" fo:country="R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>RON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RON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>g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</number:currency-symbol>
      <style:map style:condition="value()&gt;=0" style:apply-style-name="N112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>RON</number:currency-symbol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RON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V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>mAh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mAh</number:currency-symbol>
      <style:map style:condition="value()&gt;=0" style:apply-style-name="N117P0"/>
    </number:currency-style>
    <number:number-style style:name="N118">
      <number:number number:decimal-places="1" loext:min-decimal-places="1" number:min-integer-digits="1" number:grouping="true"/>
    </number:number-style>
    <number:number-style style:name="N119">
      <number:number number:decimal-places="0" loext:min-decimal-places="0" number:min-integer-digits="2">
        <number:embedded-text number:position="2">:</number:embedded-text>
      </number:number>
    </number:number-style>
    <number:number-style style:name="N120">
      <number:number number:decimal-places="2" loext:min-decimal-places="2" number:min-integer-digits="0"/>
    </number:number-style>
    <number:number-style style:name="N121">
      <number:number number:decimal-places="0" loext:min-decimal-places="0" number:min-integer-digits="3">
        <number:embedded-text number:position="2">:</number:embedded-text>
      </number:number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>kg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kg</number:currency-symbol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>m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m</number:currency-symbol>
      <style:map style:condition="value()&gt;=0" style:apply-style-name="N133P0"/>
    </number:currency-style>
    <number:currency-style style:name="N135P0" style:volatile="true">
      <number:number number:decimal-places="2" loext:min-decimal-places="2" number:min-integer-digits="1" number:grouping="true"/>
      <number:text> </number:text>
      <number:currency-symbol>cm^2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m^2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>l</number:currency-symbol>
    </number:currency-style>
    <number:currency-style style:name="N13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l</number:currency-symbol>
      <style:map style:condition="value()&gt;=0" style:apply-style-name="N13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.00.0000</text:date>, <text:time style:data-style-name="N2" text:time-value="17:39:50.834971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7:31:22.401570463</meta:creation-date>
    <meta:generator>LibreOffice/5.1.6.2$Linux_x86 LibreOffice_project/10m0$Build-2</meta:generator>
    <dc:date>2020-02-18T17:40:37.666873540</dc:date>
    <meta:editing-duration>P1DT20M57S</meta:editing-duration>
    <meta:editing-cycles>542</meta:editing-cycles>
    <meta:document-statistic meta:table-count="8" meta:cell-count="2532" meta:object-count="0"/>
  </office:meta>
</office:document-meta>
</file>